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Lucida Grande" svg:font-family="'Lucida Grande'"/>
    <style:font-face style:name="MS Mincho" svg:font-family="'MS Mincho'"/>
    <style:font-face style:name="MingLiU" svg:font-family="MingLiU"/>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Courier" svg:font-family="Courier, 'Courier New'" style:font-family-generic="modern"/>
    <style:font-face style:name="新宋体" svg:font-family="新宋体" style:font-family-generic="modern"/>
    <style:font-face style:name="Times New Roman2" svg:font-family="'Times New Roman'" style:font-family-generic="roman"/>
    <style:font-face style:name="TimesNewRomanPSMT" svg:font-family="TimesNewRomanPSMT" style:font-family-generic="roman"/>
    <style:font-face style:name="Arial1" svg:font-family="Arial" style:font-family-generic="swiss"/>
    <style:font-face style:name="Tahoma" svg:font-family="Tahoma"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_20_left">
      <style:paragraph-properties fo:margin-top="0in" fo:margin-bottom="0.0598in" loext:contextual-spacing="false" fo:text-align="start" style:justify-single-word="false"/>
    </style:style>
    <style:style style:name="P2" style:family="paragraph" style:parent-style-name="Header_20_left">
      <style:paragraph-properties fo:margin-top="0in" fo:margin-bottom="0.0598in" loext:contextual-spacing="false" fo:text-align="start" style:justify-single-word="false"/>
      <style:text-properties officeooo:paragraph-rsid="0855d0f8"/>
    </style:style>
    <style:style style:name="P3" style:family="paragraph" style:parent-style-name="Header_20_left">
      <style:paragraph-properties fo:margin-top="0in" fo:margin-bottom="0.0598in" loext:contextual-spacing="false" fo:text-align="start" style:justify-single-word="false"/>
      <style:text-properties officeooo:paragraph-rsid="0840e040"/>
    </style:style>
    <style:style style:name="P4" style:family="paragraph" style:parent-style-name="Header_20_left">
      <style:paragraph-properties fo:margin-top="0in" fo:margin-bottom="0.0598in" loext:contextual-spacing="false" fo:text-align="start" style:justify-single-word="false"/>
      <style:text-properties officeooo:paragraph-rsid="084044b1"/>
    </style:style>
    <style:style style:name="P5" style:family="paragraph" style:parent-style-name="Header_20_left">
      <style:paragraph-properties fo:margin-top="0in" fo:margin-bottom="0.0598in" loext:contextual-spacing="false" fo:text-align="start" style:justify-single-word="false"/>
      <style:text-properties officeooo:paragraph-rsid="0843256b"/>
    </style:style>
    <style:style style:name="P6" style:family="paragraph" style:parent-style-name="Header_20_left">
      <style:paragraph-properties fo:margin-top="0in" fo:margin-bottom="0.0598in" loext:contextual-spacing="false" fo:text-align="start" style:justify-single-word="false"/>
      <style:text-properties officeooo:paragraph-rsid="0844a6d4"/>
    </style:style>
    <style:style style:name="P7" style:family="paragraph" style:parent-style-name="Header">
      <style:paragraph-properties fo:margin-top="0in" fo:margin-bottom="0.0598in" loext:contextual-spacing="false" fo:text-align="end" style:justify-single-word="false"/>
    </style:style>
    <style:style style:name="P8" style:family="paragraph" style:parent-style-name="Header">
      <style:paragraph-properties fo:margin-top="0in" fo:margin-bottom="0.0598in" loext:contextual-spacing="false" fo:text-align="end" style:justify-single-word="false"/>
      <style:text-properties officeooo:paragraph-rsid="0888cd3b"/>
    </style:style>
    <style:style style:name="P9" style:family="paragraph" style:parent-style-name="Header">
      <style:paragraph-properties fo:margin-top="0in" fo:margin-bottom="0.0598in" loext:contextual-spacing="false" fo:text-align="end" style:justify-single-word="false"/>
      <style:text-properties officeooo:paragraph-rsid="0886e3d5"/>
    </style:style>
    <style:style style:name="P10" style:family="paragraph" style:parent-style-name="Header">
      <style:paragraph-properties fo:margin-top="0in" fo:margin-bottom="0.0598in" loext:contextual-spacing="false" fo:text-align="end" style:justify-single-word="false"/>
      <style:text-properties officeooo:paragraph-rsid="086c4984"/>
    </style:style>
    <style:style style:name="P11" style:family="paragraph" style:parent-style-name="Header">
      <style:paragraph-properties fo:margin-top="0in" fo:margin-bottom="0.0598in" loext:contextual-spacing="false" fo:text-align="end" style:justify-single-word="false"/>
      <style:text-properties officeooo:paragraph-rsid="086b05de"/>
    </style:style>
    <style:style style:name="P12" style:family="paragraph" style:parent-style-name="Header">
      <style:paragraph-properties fo:margin-top="0in" fo:margin-bottom="0.0598in" loext:contextual-spacing="false" fo:text-align="end" style:justify-single-word="false"/>
      <style:text-properties fo:font-weight="bold" style:font-weight-asian="bold" style:font-weight-complex="bold"/>
    </style:style>
    <style:style style:name="P13" style:family="paragraph" style:parent-style-name="Header_20_left">
      <style:text-properties officeooo:paragraph-rsid="0886e3d5"/>
    </style:style>
    <style:style style:name="P14" style:family="paragraph" style:parent-style-name="First_20_line_20_indent">
      <style:text-properties fo:font-style="normal" officeooo:rsid="08ca94cd" officeooo:paragraph-rsid="0a4ea502" style:font-name-asian="Times New Roman2" style:font-style-asian="normal" style:font-name-complex="Times New Roman2" style:font-style-complex="normal"/>
    </style:style>
    <style:style style:name="P15" style:family="paragraph" style:parent-style-name="First_20_line_20_indent">
      <style:text-properties fo:font-style="normal" officeooo:rsid="08ca94cd" officeooo:paragraph-rsid="0a4fb7fb" style:font-name-asian="Times New Roman2" style:font-style-asian="normal" style:font-name-complex="Times New Roman2" style:font-style-complex="normal"/>
    </style:style>
    <style:style style:name="P16" style:family="paragraph" style:parent-style-name="First_20_line_20_indent">
      <style:text-properties fo:font-style="normal" officeooo:rsid="08ca94cd" officeooo:paragraph-rsid="0a7673ee" style:font-name-asian="Times New Roman2" style:font-style-asian="normal" style:font-name-complex="Times New Roman2" style:font-style-complex="normal"/>
    </style:style>
    <style:style style:name="P17" style:family="paragraph" style:parent-style-name="First_20_line_20_indent">
      <style:text-properties fo:font-style="normal" officeooo:rsid="08ca94cd" officeooo:paragraph-rsid="0a8a1bcf" style:font-name-asian="Times New Roman2" style:font-style-asian="normal" style:font-name-complex="Times New Roman2" style:font-style-complex="normal"/>
    </style:style>
    <style:style style:name="P18" style:family="paragraph" style:parent-style-name="First_20_line_20_indent">
      <style:text-properties fo:font-style="normal" officeooo:rsid="08ca94cd" officeooo:paragraph-rsid="0a94a3f6" style:font-name-asian="Times New Roman2" style:font-style-asian="normal" style:font-name-complex="Times New Roman2" style:font-style-complex="normal"/>
    </style:style>
    <style:style style:name="P19" style:family="paragraph" style:parent-style-name="First_20_line_20_indent">
      <style:text-properties fo:font-style="normal" officeooo:rsid="08ca94cd" officeooo:paragraph-rsid="0a997aa5" style:font-name-asian="Times New Roman2" style:font-style-asian="normal" style:font-name-complex="Times New Roman2" style:font-style-complex="normal"/>
    </style:style>
    <style:style style:name="P20" style:family="paragraph" style:parent-style-name="First_20_line_20_indent">
      <style:text-properties fo:font-style="normal" officeooo:rsid="08ca94cd" officeooo:paragraph-rsid="0b0fdbc1" style:font-name-asian="Times New Roman2" style:font-style-asian="normal" style:font-name-complex="Times New Roman2" style:font-style-complex="normal"/>
    </style:style>
    <style:style style:name="P21" style:family="paragraph" style:parent-style-name="First_20_line_20_indent">
      <style:text-properties fo:font-style="normal" officeooo:rsid="0a4ea502" officeooo:paragraph-rsid="0a4ea502" style:font-name-asian="Times New Roman2" style:font-style-asian="normal" style:font-name-complex="Times New Roman2" style:font-style-complex="normal"/>
    </style:style>
    <style:style style:name="P22" style:family="paragraph" style:parent-style-name="First_20_line_20_indent">
      <style:text-properties fo:font-style="normal" officeooo:rsid="0a4ea502" officeooo:paragraph-rsid="0a53e6fd" style:font-name-asian="Times New Roman2" style:font-style-asian="normal" style:font-name-complex="Times New Roman2" style:font-style-complex="normal"/>
    </style:style>
    <style:style style:name="P23" style:family="paragraph" style:parent-style-name="First_20_line_20_indent">
      <style:text-properties fo:font-style="normal" officeooo:rsid="0a4ea502" officeooo:paragraph-rsid="0a5567e3" style:font-name-asian="Times New Roman2" style:font-style-asian="normal" style:font-name-complex="Times New Roman2" style:font-style-complex="normal"/>
    </style:style>
    <style:style style:name="P24" style:family="paragraph" style:parent-style-name="First_20_line_20_indent">
      <style:text-properties fo:font-style="normal" officeooo:rsid="0a4ea502" officeooo:paragraph-rsid="0a56f563" style:font-name-asian="Times New Roman2" style:font-style-asian="normal" style:font-name-complex="Times New Roman2" style:font-style-complex="normal"/>
    </style:style>
    <style:style style:name="P25" style:family="paragraph" style:parent-style-name="First_20_line_20_indent">
      <style:text-properties fo:font-style="normal" officeooo:rsid="0a4ea502" officeooo:paragraph-rsid="0a570f54" style:font-name-asian="Times New Roman2" style:font-style-asian="normal" style:font-name-complex="Times New Roman2" style:font-style-complex="normal"/>
    </style:style>
    <style:style style:name="P26" style:family="paragraph" style:parent-style-name="First_20_line_20_indent">
      <style:text-properties fo:font-style="normal" officeooo:rsid="0a4ea502" officeooo:paragraph-rsid="0a717c89" style:font-name-asian="Times New Roman2" style:font-style-asian="normal" style:font-name-complex="Times New Roman2" style:font-style-complex="normal"/>
    </style:style>
    <style:style style:name="P27" style:family="paragraph" style:parent-style-name="First_20_line_20_indent">
      <style:text-properties fo:font-style="normal" officeooo:rsid="0a4ea502" officeooo:paragraph-rsid="0a82096c" style:font-name-asian="Times New Roman2" style:font-style-asian="normal" style:font-name-complex="Times New Roman2" style:font-style-complex="normal"/>
    </style:style>
    <style:style style:name="P28" style:family="paragraph" style:parent-style-name="First_20_line_20_indent">
      <style:text-properties fo:font-style="normal" officeooo:rsid="0a4ea502" officeooo:paragraph-rsid="0a84d48b" style:font-name-asian="Times New Roman2" style:font-style-asian="normal" style:font-name-complex="Times New Roman2" style:font-style-complex="normal"/>
    </style:style>
    <style:style style:name="P29" style:family="paragraph" style:parent-style-name="First_20_line_20_indent">
      <style:text-properties fo:font-style="normal" officeooo:rsid="0a4ea502" officeooo:paragraph-rsid="0a8f6a3c" style:font-name-asian="Times New Roman2" style:font-style-asian="normal" style:font-name-complex="Times New Roman2" style:font-style-complex="normal"/>
    </style:style>
    <style:style style:name="P30" style:family="paragraph" style:parent-style-name="First_20_line_20_indent">
      <style:text-properties fo:font-style="normal" officeooo:rsid="0a4ea502" officeooo:paragraph-rsid="0a904618" style:font-name-asian="Times New Roman2" style:font-style-asian="normal" style:font-name-complex="Times New Roman2" style:font-style-complex="normal"/>
    </style:style>
    <style:style style:name="P31" style:family="paragraph" style:parent-style-name="First_20_line_20_indent">
      <style:text-properties fo:font-style="normal" officeooo:rsid="0a4ea502" officeooo:paragraph-rsid="0a92eac7" style:font-name-asian="Times New Roman2" style:font-style-asian="normal" style:font-name-complex="Times New Roman2" style:font-style-complex="normal"/>
    </style:style>
    <style:style style:name="P32" style:family="paragraph" style:parent-style-name="First_20_line_20_indent">
      <style:text-properties fo:font-style="normal" officeooo:rsid="0a4ea502" officeooo:paragraph-rsid="0aab1205" style:font-name-asian="Times New Roman2" style:font-style-asian="normal" style:font-name-complex="Times New Roman2" style:font-style-complex="normal"/>
    </style:style>
    <style:style style:name="P33" style:family="paragraph" style:parent-style-name="First_20_line_20_indent">
      <style:text-properties fo:font-style="normal" officeooo:rsid="0a4ea502" officeooo:paragraph-rsid="0aaf5692" style:font-name-asian="Times New Roman2" style:font-style-asian="normal" style:font-name-complex="Times New Roman2" style:font-style-complex="normal"/>
    </style:style>
    <style:style style:name="P34" style:family="paragraph" style:parent-style-name="First_20_line_20_indent">
      <style:text-properties fo:font-style="normal" officeooo:rsid="0a4ea502" officeooo:paragraph-rsid="0ac34a5f" style:font-name-asian="Times New Roman2" style:font-style-asian="normal" style:font-name-complex="Times New Roman2" style:font-style-complex="normal"/>
    </style:style>
    <style:style style:name="P35" style:family="paragraph" style:parent-style-name="First_20_line_20_indent">
      <style:text-properties fo:font-style="normal" officeooo:rsid="0a4ea502" officeooo:paragraph-rsid="0ae5ec48" style:font-name-asian="Times New Roman2" style:font-style-asian="normal" style:font-name-complex="Times New Roman2" style:font-style-complex="normal"/>
    </style:style>
    <style:style style:name="P36" style:family="paragraph" style:parent-style-name="First_20_line_20_indent">
      <style:text-properties fo:font-style="normal" officeooo:rsid="0a4ea502" officeooo:paragraph-rsid="0a6ba818" style:font-name-asian="Times New Roman2" style:font-style-asian="normal" style:font-name-complex="Times New Roman2" style:font-style-complex="normal"/>
    </style:style>
    <style:style style:name="P37" style:family="paragraph" style:parent-style-name="First_20_line_20_indent">
      <style:text-properties fo:font-style="normal" officeooo:rsid="0a4ea502" officeooo:paragraph-rsid="0b01c73d" style:font-name-asian="Times New Roman2" style:font-style-asian="normal" style:font-name-complex="Times New Roman2" style:font-style-complex="normal"/>
    </style:style>
    <style:style style:name="P38" style:family="paragraph" style:parent-style-name="First_20_line_20_indent">
      <style:text-properties fo:font-style="normal" officeooo:rsid="0a4ea502" officeooo:paragraph-rsid="0b1719fe" style:font-name-asian="Times New Roman2" style:font-style-asian="normal" style:font-name-complex="Times New Roman2" style:font-style-complex="normal"/>
    </style:style>
    <style:style style:name="P39" style:family="paragraph" style:parent-style-name="First_20_line_20_indent">
      <style:text-properties fo:font-style="normal" officeooo:rsid="0a4ea502" officeooo:paragraph-rsid="0b18be75" style:font-name-asian="Times New Roman2" style:font-style-asian="normal" style:font-name-complex="Times New Roman2" style:font-style-complex="normal"/>
    </style:style>
    <style:style style:name="P40" style:family="paragraph" style:parent-style-name="First_20_line_20_indent">
      <style:text-properties fo:font-style="normal" officeooo:rsid="0a4ea502" officeooo:paragraph-rsid="0b0efd2b" style:font-name-asian="Times New Roman2" style:font-style-asian="normal" style:font-name-complex="Times New Roman2" style:font-style-complex="normal"/>
    </style:style>
    <style:style style:name="P41" style:family="paragraph" style:parent-style-name="First_20_line_20_indent">
      <style:text-properties fo:font-style="normal" officeooo:rsid="0a4ea502" officeooo:paragraph-rsid="0b318ef0" style:font-name-asian="Times New Roman2" style:font-style-asian="normal" style:font-name-complex="Times New Roman2" style:font-style-complex="normal"/>
    </style:style>
    <style:style style:name="P42" style:family="paragraph" style:parent-style-name="First_20_line_20_indent">
      <style:text-properties fo:font-style="normal" officeooo:rsid="0a4ea502" officeooo:paragraph-rsid="0b35fc84" style:font-name-asian="Times New Roman2" style:font-style-asian="normal" style:font-name-complex="Times New Roman2" style:font-style-complex="normal"/>
    </style:style>
    <style:style style:name="P43" style:family="paragraph" style:parent-style-name="First_20_line_20_indent">
      <style:text-properties fo:font-style="normal" officeooo:rsid="0a4ea502" officeooo:paragraph-rsid="0b384f41" style:font-name-asian="Times New Roman2" style:font-style-asian="normal" style:font-name-complex="Times New Roman2" style:font-style-complex="normal"/>
    </style:style>
    <style:style style:name="P44" style:family="paragraph" style:parent-style-name="First_20_line_20_indent">
      <style:text-properties fo:font-style="normal" officeooo:rsid="0a4ea502" officeooo:paragraph-rsid="0b4af373" style:font-name-asian="Times New Roman2" style:font-style-asian="normal" style:font-name-complex="Times New Roman2" style:font-style-complex="normal"/>
    </style:style>
    <style:style style:name="P45" style:family="paragraph" style:parent-style-name="First_20_line_20_indent">
      <style:text-properties fo:font-style="normal" officeooo:rsid="0a4ea502" officeooo:paragraph-rsid="0b4e3542" style:font-name-asian="Times New Roman2" style:font-style-asian="normal" style:font-name-complex="Times New Roman2" style:font-style-complex="normal"/>
    </style:style>
    <style:style style:name="P46" style:family="paragraph" style:parent-style-name="First_20_line_20_indent">
      <style:text-properties fo:font-style="normal" officeooo:rsid="0a4ea502" officeooo:paragraph-rsid="0b551cc4" style:font-name-asian="Times New Roman2" style:font-style-asian="normal" style:font-name-complex="Times New Roman2" style:font-style-complex="normal"/>
    </style:style>
    <style:style style:name="P47" style:family="paragraph" style:parent-style-name="First_20_line_20_indent">
      <style:text-properties fo:font-style="normal" officeooo:rsid="0a4ea502" officeooo:paragraph-rsid="0b577d37" style:font-name-asian="Times New Roman2" style:font-style-asian="normal" style:font-name-complex="Times New Roman2" style:font-style-complex="normal"/>
    </style:style>
    <style:style style:name="P48" style:family="paragraph" style:parent-style-name="First_20_line_20_indent">
      <style:text-properties fo:font-style="normal" officeooo:rsid="0a4ea502" officeooo:paragraph-rsid="0be3c826" style:font-name-asian="Times New Roman2" style:font-style-asian="normal" style:font-name-complex="Times New Roman2" style:font-style-complex="normal"/>
    </style:style>
    <style:style style:name="P49" style:family="paragraph" style:parent-style-name="First_20_line_20_indent">
      <style:text-properties fo:font-style="normal" officeooo:rsid="0a4ea502" officeooo:paragraph-rsid="0c222afb" style:font-name-asian="Times New Roman2" style:font-style-asian="normal" style:font-name-complex="Times New Roman2" style:font-style-complex="normal"/>
    </style:style>
    <style:style style:name="P50" style:family="paragraph" style:parent-style-name="First_20_line_20_indent">
      <style:text-properties fo:font-style="normal" officeooo:rsid="0a4ea502" officeooo:paragraph-rsid="0c3a35ff" style:font-name-asian="Times New Roman2" style:font-style-asian="normal" style:font-name-complex="Times New Roman2" style:font-style-complex="normal"/>
    </style:style>
    <style:style style:name="P51" style:family="paragraph" style:parent-style-name="First_20_line_20_indent">
      <style:text-properties fo:font-style="normal" officeooo:rsid="0a4ea502" officeooo:paragraph-rsid="0c544b8e" style:font-name-asian="Times New Roman2" style:font-style-asian="normal" style:font-name-complex="Times New Roman2" style:font-style-complex="normal"/>
    </style:style>
    <style:style style:name="P52" style:family="paragraph" style:parent-style-name="First_20_line_20_indent">
      <style:text-properties fo:font-style="normal" officeooo:rsid="0a4fb7fb" officeooo:paragraph-rsid="0a4fb7fb" style:font-name-asian="Times New Roman2" style:font-style-asian="normal" style:font-name-complex="Times New Roman2" style:font-style-complex="normal"/>
    </style:style>
    <style:style style:name="P53" style:family="paragraph" style:parent-style-name="First_20_line_20_indent">
      <style:text-properties fo:font-style="normal" officeooo:rsid="0a61773e" officeooo:paragraph-rsid="0a61773e" style:font-name-asian="Times New Roman2" style:font-style-asian="normal" style:font-name-complex="Times New Roman2" style:font-style-complex="normal"/>
    </style:style>
    <style:style style:name="P54" style:family="paragraph" style:parent-style-name="First_20_line_20_indent">
      <style:text-properties fo:font-style="normal" officeooo:rsid="0a5ab2f4" officeooo:paragraph-rsid="0a717c89" style:font-name-asian="Times New Roman2" style:font-style-asian="normal" style:font-name-complex="Times New Roman2" style:font-style-complex="normal"/>
    </style:style>
    <style:style style:name="P55" style:family="paragraph" style:parent-style-name="First_20_line_20_indent">
      <style:text-properties fo:font-style="normal" officeooo:rsid="0a5ab2f4" officeooo:paragraph-rsid="0a8339c8" style:font-name-asian="Times New Roman2" style:font-style-asian="normal" style:font-name-complex="Times New Roman2" style:font-style-complex="normal"/>
    </style:style>
    <style:style style:name="P56" style:family="paragraph" style:parent-style-name="First_20_line_20_indent">
      <style:text-properties fo:font-style="normal" officeooo:rsid="0a5ab2f4" officeooo:paragraph-rsid="0a9b53ca" style:font-name-asian="Times New Roman2" style:font-style-asian="normal" style:font-name-complex="Times New Roman2" style:font-style-complex="normal"/>
    </style:style>
    <style:style style:name="P57" style:family="paragraph" style:parent-style-name="First_20_line_20_indent">
      <style:text-properties fo:font-style="normal" officeooo:rsid="0a5ab2f4" officeooo:paragraph-rsid="0ad6ba2a" style:font-name-asian="Times New Roman2" style:font-style-asian="normal" style:font-name-complex="Times New Roman2" style:font-style-complex="normal"/>
    </style:style>
    <style:style style:name="P58" style:family="paragraph" style:parent-style-name="First_20_line_20_indent">
      <style:text-properties fo:font-style="normal" officeooo:rsid="0a5ab2f4" officeooo:paragraph-rsid="0aef800a" style:font-name-asian="Times New Roman2" style:font-style-asian="normal" style:font-name-complex="Times New Roman2" style:font-style-complex="normal"/>
    </style:style>
    <style:style style:name="P59" style:family="paragraph" style:parent-style-name="First_20_line_20_indent">
      <style:text-properties fo:font-style="normal" officeooo:rsid="0a5ab2f4" officeooo:paragraph-rsid="0af40884" style:font-name-asian="Times New Roman2" style:font-style-asian="normal" style:font-name-complex="Times New Roman2" style:font-style-complex="normal"/>
    </style:style>
    <style:style style:name="P60" style:family="paragraph" style:parent-style-name="First_20_line_20_indent">
      <style:text-properties fo:font-style="normal" officeooo:rsid="0a5ab2f4" officeooo:paragraph-rsid="0b2683c5" style:font-name-asian="Times New Roman2" style:font-style-asian="normal" style:font-name-complex="Times New Roman2" style:font-style-complex="normal"/>
    </style:style>
    <style:style style:name="P61" style:family="paragraph" style:parent-style-name="First_20_line_20_indent">
      <style:text-properties fo:font-style="normal" officeooo:rsid="0a5ab2f4" officeooo:paragraph-rsid="0b26d6bb" style:font-name-asian="Times New Roman2" style:font-style-asian="normal" style:font-name-complex="Times New Roman2" style:font-style-complex="normal"/>
    </style:style>
    <style:style style:name="P62" style:family="paragraph" style:parent-style-name="First_20_line_20_indent">
      <style:text-properties fo:font-style="normal" officeooo:rsid="0a5ab2f4" officeooo:paragraph-rsid="0b284206" style:font-name-asian="Times New Roman2" style:font-style-asian="normal" style:font-name-complex="Times New Roman2" style:font-style-complex="normal"/>
    </style:style>
    <style:style style:name="P63" style:family="paragraph" style:parent-style-name="First_20_line_20_indent">
      <style:text-properties fo:font-style="normal" officeooo:rsid="0a9d34ff" officeooo:paragraph-rsid="0c24e922" style:font-name-asian="Times New Roman2" style:font-style-asian="normal" style:font-name-complex="Times New Roman2" style:font-style-complex="normal"/>
    </style:style>
    <style:style style:name="P64" style:family="paragraph" style:parent-style-name="First_20_line_20_indent">
      <style:text-properties fo:font-style="normal" officeooo:rsid="0a766bbf" officeooo:paragraph-rsid="0ad3a2cc" style:font-name-asian="Times New Roman2" style:font-style-asian="normal" style:font-name-complex="Times New Roman2" style:font-style-complex="normal"/>
    </style:style>
    <style:style style:name="P65" style:family="paragraph" style:parent-style-name="First_20_line_20_indent">
      <style:text-properties fo:font-style="normal" officeooo:rsid="0a9d178d" officeooo:paragraph-rsid="0ad6ba2a" style:font-name-asian="Times New Roman2" style:font-style-asian="normal" style:font-name-complex="Times New Roman2" style:font-style-complex="normal"/>
    </style:style>
    <style:style style:name="P66" style:family="paragraph" style:parent-style-name="First_20_line_20_indent">
      <style:text-properties fo:font-style="normal" officeooo:rsid="0a9d178d" officeooo:paragraph-rsid="0af0ba86" style:font-name-asian="Times New Roman2" style:font-style-asian="normal" style:font-name-complex="Times New Roman2" style:font-style-complex="normal"/>
    </style:style>
    <style:style style:name="P67" style:family="paragraph" style:parent-style-name="First_20_line_20_indent">
      <style:text-properties fo:font-style="normal" officeooo:rsid="0af40884" officeooo:paragraph-rsid="0af40884" style:font-name-asian="Times New Roman2" style:font-style-asian="normal" style:font-name-complex="Times New Roman2" style:font-style-complex="normal"/>
    </style:style>
    <style:style style:name="P68" style:family="paragraph" style:parent-style-name="First_20_line_20_indent">
      <style:text-properties fo:font-style="normal" officeooo:rsid="0a9cdf17" officeooo:paragraph-rsid="0c24e922" style:font-name-asian="Times New Roman2" style:font-style-asian="normal" style:font-name-complex="Times New Roman2" style:font-style-complex="normal"/>
    </style:style>
    <style:style style:name="P69" style:family="paragraph" style:parent-style-name="First_20_line_20_indent">
      <style:text-properties fo:font-style="normal" officeooo:rsid="0a994b87" officeooo:paragraph-rsid="0af9ca2f" style:font-name-asian="Times New Roman2" style:font-style-asian="normal" style:font-name-complex="Times New Roman2" style:font-style-complex="normal"/>
    </style:style>
    <style:style style:name="P70" style:family="paragraph" style:parent-style-name="First_20_line_20_indent">
      <style:text-properties fo:font-style="normal" officeooo:rsid="0af0ba86" officeooo:paragraph-rsid="0af40884" style:font-name-asian="Times New Roman2" style:font-style-asian="normal" style:font-name-complex="Times New Roman2" style:font-style-complex="normal"/>
    </style:style>
    <style:style style:name="P71" style:family="paragraph" style:parent-style-name="First_20_line_20_indent">
      <style:text-properties fo:font-style="normal" officeooo:rsid="0a6ba818" officeooo:paragraph-rsid="0ad24f95" style:font-name-asian="Times New Roman2" style:font-style-asian="normal" style:font-name-complex="Times New Roman2" style:font-style-complex="normal"/>
    </style:style>
    <style:style style:name="P72" style:family="paragraph" style:parent-style-name="First_20_line_20_indent">
      <style:text-properties fo:font-style="normal" officeooo:rsid="0a7455f4" officeooo:paragraph-rsid="0b0efd2b" style:font-name-asian="Times New Roman2" style:font-style-asian="normal" style:font-name-complex="Times New Roman2" style:font-style-complex="normal"/>
    </style:style>
    <style:style style:name="P73" style:family="paragraph" style:parent-style-name="First_20_line_20_indent">
      <style:text-properties fo:font-style="normal" officeooo:rsid="0aa29f9f" officeooo:paragraph-rsid="0b1719fe" style:font-name-asian="Times New Roman2" style:font-style-asian="normal" style:font-name-complex="Times New Roman2" style:font-style-complex="normal"/>
    </style:style>
    <style:style style:name="P74" style:family="paragraph" style:parent-style-name="First_20_line_20_indent">
      <style:text-properties fo:font-style="normal" officeooo:rsid="0afc4f5b" officeooo:paragraph-rsid="0c24e922" style:font-name-asian="Times New Roman2" style:font-style-asian="normal" style:font-name-complex="Times New Roman2" style:font-style-complex="normal"/>
    </style:style>
    <style:style style:name="P75" style:family="paragraph" style:parent-style-name="First_20_line_20_indent">
      <style:text-properties fo:font-style="normal" officeooo:rsid="0ad8910f" officeooo:paragraph-rsid="0c24e922" style:font-name-asian="Times New Roman2" style:font-style-asian="normal" style:font-name-complex="Times New Roman2" style:font-style-complex="normal"/>
    </style:style>
    <style:style style:name="P76" style:family="paragraph" style:parent-style-name="First_20_line_20_indent">
      <style:text-properties fo:font-style="normal" officeooo:rsid="090635ef" officeooo:paragraph-rsid="0b536b08" style:font-name-asian="Times New Roman2" style:font-style-asian="normal" style:font-name-complex="Times New Roman2" style:font-style-complex="normal"/>
    </style:style>
    <style:style style:name="P77" style:family="paragraph" style:parent-style-name="First_20_line_20_indent">
      <style:text-properties fo:font-style="normal" officeooo:rsid="0b536b08" officeooo:paragraph-rsid="0b536b08" style:font-name-asian="Times New Roman2" style:font-style-asian="normal" style:font-name-complex="Times New Roman2" style:font-style-complex="normal"/>
    </style:style>
    <style:style style:name="P78" style:family="paragraph" style:parent-style-name="First_20_line_20_indent">
      <style:text-properties fo:font-style="normal" officeooo:rsid="0b536b08" officeooo:paragraph-rsid="0b551cc4" style:font-name-asian="Times New Roman2" style:font-style-asian="normal" style:font-name-complex="Times New Roman2" style:font-style-complex="normal"/>
    </style:style>
    <style:style style:name="P79" style:family="paragraph" style:parent-style-name="First_20_line_20_indent">
      <style:text-properties fo:font-style="normal" officeooo:rsid="0b536b08" officeooo:paragraph-rsid="0b76f273" style:font-name-asian="Times New Roman2" style:font-style-asian="normal" style:font-name-complex="Times New Roman2" style:font-style-complex="normal"/>
    </style:style>
    <style:style style:name="P80" style:family="paragraph" style:parent-style-name="First_20_line_20_indent">
      <style:text-properties fo:font-style="normal" officeooo:rsid="0b536b08" officeooo:paragraph-rsid="0b77fa4f" style:font-name-asian="Times New Roman2" style:font-style-asian="normal" style:font-name-complex="Times New Roman2" style:font-style-complex="normal"/>
    </style:style>
    <style:style style:name="P81" style:family="paragraph" style:parent-style-name="First_20_line_20_indent">
      <style:text-properties fo:font-style="normal" officeooo:rsid="0b551cc4" officeooo:paragraph-rsid="0b551cc4" style:font-name-asian="Times New Roman2" style:font-style-asian="normal" style:font-name-complex="Times New Roman2" style:font-style-complex="normal"/>
    </style:style>
    <style:style style:name="P82" style:family="paragraph" style:parent-style-name="First_20_line_20_indent">
      <style:text-properties fo:font-style="normal" officeooo:rsid="0b551cc4" officeooo:paragraph-rsid="0b77fa4f" style:font-name-asian="Times New Roman2" style:font-style-asian="normal" style:font-name-complex="Times New Roman2" style:font-style-complex="normal"/>
    </style:style>
    <style:style style:name="P83" style:family="paragraph" style:parent-style-name="First_20_line_20_indent">
      <style:text-properties fo:font-style="normal" officeooo:rsid="0b577d37" officeooo:paragraph-rsid="0b796941" style:font-name-asian="Times New Roman2" style:font-style-asian="normal" style:font-name-complex="Times New Roman2" style:font-style-complex="normal"/>
    </style:style>
    <style:style style:name="P84" style:family="paragraph" style:parent-style-name="First_20_line_20_indent">
      <style:text-properties fo:font-style="normal" officeooo:rsid="0b698d7a" officeooo:paragraph-rsid="0b698d7a" style:font-name-asian="Times New Roman2" style:font-style-asian="normal" style:font-name-complex="Times New Roman2" style:font-style-complex="normal"/>
    </style:style>
    <style:style style:name="P85" style:family="paragraph" style:parent-style-name="First_20_line_20_indent">
      <style:text-properties fo:font-style="normal" officeooo:rsid="0b698d7a" officeooo:paragraph-rsid="0b738647" style:font-name-asian="Times New Roman2" style:font-style-asian="normal" style:font-name-complex="Times New Roman2" style:font-style-complex="normal"/>
    </style:style>
    <style:style style:name="P86" style:family="paragraph" style:parent-style-name="First_20_line_20_indent">
      <style:text-properties fo:font-style="normal" officeooo:rsid="0b698d7a" officeooo:paragraph-rsid="0b796941" style:font-name-asian="Times New Roman2" style:font-style-asian="normal" style:font-name-complex="Times New Roman2" style:font-style-complex="normal"/>
    </style:style>
    <style:style style:name="P87" style:family="paragraph" style:parent-style-name="First_20_line_20_indent">
      <style:text-properties fo:font-style="normal" officeooo:rsid="0b698d7a" officeooo:paragraph-rsid="0bdf5e06" style:font-name-asian="Times New Roman2" style:font-style-asian="normal" style:font-name-complex="Times New Roman2" style:font-style-complex="normal"/>
    </style:style>
    <style:style style:name="P88" style:family="paragraph" style:parent-style-name="First_20_line_20_indent">
      <style:text-properties fo:font-style="normal" officeooo:rsid="0b6f3f56" officeooo:paragraph-rsid="0b7129be" style:font-name-asian="Times New Roman2" style:font-style-asian="normal" style:font-name-complex="Times New Roman2" style:font-style-complex="normal"/>
    </style:style>
    <style:style style:name="P89" style:family="paragraph" style:parent-style-name="First_20_line_20_indent">
      <style:text-properties fo:font-style="normal" officeooo:rsid="0b7548b9" officeooo:paragraph-rsid="0b7548b9" style:font-name-asian="Times New Roman2" style:font-style-asian="normal" style:font-name-complex="Times New Roman2" style:font-style-complex="normal"/>
    </style:style>
    <style:style style:name="P90" style:family="paragraph" style:parent-style-name="First_20_line_20_indent">
      <style:text-properties fo:font-style="normal" officeooo:rsid="0b7548b9" officeooo:paragraph-rsid="0b796941" style:font-name-asian="Times New Roman2" style:font-style-asian="normal" style:font-name-complex="Times New Roman2" style:font-style-complex="normal"/>
    </style:style>
    <style:style style:name="P91" style:family="paragraph" style:parent-style-name="First_20_line_20_indent">
      <style:text-properties fo:font-style="normal" officeooo:rsid="0b7548b9" officeooo:paragraph-rsid="0be1d07a" style:font-name-asian="Times New Roman2" style:font-style-asian="normal" style:font-name-complex="Times New Roman2" style:font-style-complex="normal"/>
    </style:style>
    <style:style style:name="P92" style:family="paragraph" style:parent-style-name="First_20_line_20_indent">
      <style:text-properties fo:font-style="normal" officeooo:rsid="0a2b814f" officeooo:paragraph-rsid="0c238956" style:font-name-asian="Times New Roman2" style:font-style-asian="normal" style:font-name-complex="Times New Roman2" style:font-style-complex="normal"/>
    </style:style>
    <style:style style:name="P93" style:family="paragraph" style:parent-style-name="First_20_line_20_indent">
      <style:text-properties fo:font-style="normal" officeooo:rsid="0a2b814f" officeooo:paragraph-rsid="0c25fb3b" style:font-name-asian="Times New Roman2" style:font-style-asian="normal" style:font-name-complex="Times New Roman2" style:font-style-complex="normal"/>
    </style:style>
    <style:style style:name="P94" style:family="paragraph" style:parent-style-name="First_20_line_20_indent">
      <style:text-properties fo:font-style="normal" officeooo:rsid="0a28eaab" officeooo:paragraph-rsid="0bb86692" style:font-name-asian="Times New Roman2" style:font-style-asian="normal" style:font-name-complex="Times New Roman2" style:font-style-complex="normal"/>
    </style:style>
    <style:style style:name="P95" style:family="paragraph" style:parent-style-name="First_20_line_20_indent">
      <style:text-properties fo:font-style="normal" officeooo:rsid="0b4fc68e" officeooo:paragraph-rsid="0bc48741" style:font-name-asian="Times New Roman2" style:font-style-asian="normal" style:font-name-complex="Times New Roman2" style:font-style-complex="normal"/>
    </style:style>
    <style:style style:name="P96" style:family="paragraph" style:parent-style-name="First_20_line_20_indent">
      <style:text-properties fo:font-style="normal" officeooo:rsid="0b98885a" officeooo:paragraph-rsid="0be75072" style:font-name-asian="Times New Roman2" style:font-style-asian="normal" style:font-name-complex="Times New Roman2" style:font-style-complex="normal"/>
    </style:style>
    <style:style style:name="P97" style:family="paragraph" style:parent-style-name="First_20_line_20_indent">
      <style:text-properties fo:font-style="normal" officeooo:rsid="0b98885a" officeooo:paragraph-rsid="0bb86692" style:font-name-asian="Times New Roman2" style:font-style-asian="normal" style:font-name-complex="Times New Roman2" style:font-style-complex="normal"/>
    </style:style>
    <style:style style:name="P98" style:family="paragraph" style:parent-style-name="First_20_line_20_indent">
      <style:text-properties fo:font-style="normal" officeooo:rsid="0babd0a3" officeooo:paragraph-rsid="0bbf76ab" style:font-name-asian="Times New Roman2" style:font-style-asian="normal" style:font-name-complex="Times New Roman2" style:font-style-complex="normal"/>
    </style:style>
    <style:style style:name="P99" style:family="paragraph" style:parent-style-name="First_20_line_20_indent">
      <style:text-properties fo:font-style="normal" officeooo:rsid="0bf8b7ea" officeooo:paragraph-rsid="0bf8b7ea" style:font-name-asian="Times New Roman2" style:font-style-asian="normal" style:font-name-complex="Times New Roman2" style:font-style-complex="normal"/>
    </style:style>
    <style:style style:name="P100" style:family="paragraph" style:parent-style-name="First_20_line_20_indent">
      <style:text-properties fo:font-style="normal" officeooo:rsid="0abc62e6" officeooo:paragraph-rsid="0c05bd55" style:font-name-asian="Times New Roman2" style:font-style-asian="normal" style:font-name-complex="Times New Roman2" style:font-style-complex="normal"/>
    </style:style>
    <style:style style:name="P101" style:family="paragraph" style:parent-style-name="First_20_line_20_indent">
      <style:text-properties fo:font-style="normal" officeooo:rsid="0abc62e6" officeooo:paragraph-rsid="0c15b074" style:font-name-asian="Times New Roman2" style:font-style-asian="normal" style:font-name-complex="Times New Roman2" style:font-style-complex="normal"/>
    </style:style>
    <style:style style:name="P102" style:family="paragraph" style:parent-style-name="First_20_line_20_indent">
      <style:text-properties fo:font-style="normal" officeooo:rsid="0c05bd55" officeooo:paragraph-rsid="0c05bd55" style:font-name-asian="Times New Roman2" style:font-style-asian="normal" style:font-name-complex="Times New Roman2" style:font-style-complex="normal"/>
    </style:style>
    <style:style style:name="P103" style:family="paragraph" style:parent-style-name="First_20_line_20_indent">
      <style:text-properties fo:font-style="normal" officeooo:rsid="0abd66be" officeooo:paragraph-rsid="0c06b772" style:font-name-asian="Times New Roman2" style:font-style-asian="normal" style:font-name-complex="Times New Roman2" style:font-style-complex="normal"/>
    </style:style>
    <style:style style:name="P104" style:family="paragraph" style:parent-style-name="First_20_line_20_indent">
      <style:text-properties fo:font-style="normal" officeooo:rsid="0b66c51f" officeooo:paragraph-rsid="0c16d379" style:font-name-asian="Times New Roman2" style:font-style-asian="normal" style:font-name-complex="Times New Roman2" style:font-style-complex="normal"/>
    </style:style>
    <style:style style:name="P105" style:family="paragraph" style:parent-style-name="First_20_line_20_indent">
      <style:text-properties fo:font-style="normal" officeooo:rsid="0b66c51f" officeooo:paragraph-rsid="0c77b128" style:font-name-asian="Times New Roman2" style:font-style-asian="normal" style:font-name-complex="Times New Roman2" style:font-style-complex="normal"/>
    </style:style>
    <style:style style:name="P106" style:family="paragraph" style:parent-style-name="First_20_line_20_indent">
      <style:text-properties fo:font-style="normal" officeooo:rsid="08ba084d" officeooo:paragraph-rsid="0c18cc5b" style:font-name-asian="Times New Roman2" style:font-style-asian="normal" style:font-name-complex="Times New Roman2" style:font-style-complex="normal"/>
    </style:style>
    <style:style style:name="P107" style:family="paragraph" style:parent-style-name="First_20_line_20_indent">
      <style:text-properties fo:font-style="normal" officeooo:rsid="0b9b3eb0" officeooo:paragraph-rsid="0c1adf71" style:font-name-asian="Times New Roman2" style:font-style-asian="normal" style:font-name-complex="Times New Roman2" style:font-style-complex="normal"/>
    </style:style>
    <style:style style:name="P108" style:family="paragraph" style:parent-style-name="First_20_line_20_indent">
      <style:text-properties fo:font-style="normal" officeooo:rsid="0ae4b031" officeooo:paragraph-rsid="0c24e922" style:font-name-asian="Times New Roman2" style:font-style-asian="normal" style:font-name-complex="Times New Roman2" style:font-style-complex="normal"/>
    </style:style>
    <style:style style:name="P109" style:family="paragraph" style:parent-style-name="First_20_line_20_indent">
      <style:text-properties fo:font-style="normal" officeooo:rsid="0c1adf71" officeooo:paragraph-rsid="0c1adf71" style:font-name-asian="Times New Roman2" style:font-style-asian="normal" style:font-name-complex="Times New Roman2" style:font-style-complex="normal"/>
    </style:style>
    <style:style style:name="P110" style:family="paragraph" style:parent-style-name="First_20_line_20_indent">
      <style:text-properties fo:font-style="normal" officeooo:rsid="0c25f1cc" officeooo:paragraph-rsid="0c25f1cc" style:font-name-asian="Times New Roman2" style:font-style-asian="normal" style:font-name-complex="Times New Roman2" style:font-style-complex="normal"/>
    </style:style>
    <style:style style:name="P111" style:family="paragraph" style:parent-style-name="First_20_line_20_indent">
      <style:text-properties fo:font-style="normal" officeooo:rsid="0c27a64b" officeooo:paragraph-rsid="0c27ed57" style:font-name-asian="Times New Roman2" style:font-style-asian="normal" style:font-name-complex="Times New Roman2" style:font-style-complex="normal"/>
    </style:style>
    <style:style style:name="P112" style:family="paragraph" style:parent-style-name="First_20_line_20_indent">
      <style:text-properties fo:font-style="normal" officeooo:rsid="0c27a64b" officeooo:paragraph-rsid="0c4f5d28" style:font-name-asian="Times New Roman2" style:font-style-asian="normal" style:font-name-complex="Times New Roman2" style:font-style-complex="normal"/>
    </style:style>
    <style:style style:name="P113" style:family="paragraph" style:parent-style-name="First_20_line_20_indent">
      <style:text-properties fo:font-style="normal" officeooo:rsid="0c27a64b" officeooo:paragraph-rsid="0c4f7350" style:font-name-asian="Times New Roman2" style:font-style-asian="normal" style:font-name-complex="Times New Roman2" style:font-style-complex="normal"/>
    </style:style>
    <style:style style:name="P114" style:family="paragraph" style:parent-style-name="First_20_line_20_indent">
      <style:text-properties fo:font-style="normal" officeooo:rsid="0c27ed57" officeooo:paragraph-rsid="0c27ed57" style:font-name-asian="Times New Roman2" style:font-style-asian="normal" style:font-name-complex="Times New Roman2" style:font-style-complex="normal"/>
    </style:style>
    <style:style style:name="P115" style:family="paragraph" style:parent-style-name="First_20_line_20_indent">
      <style:text-properties fo:font-style="normal" officeooo:rsid="0ba34b3f" officeooo:paragraph-rsid="0c2ae24e" style:font-name-asian="Times New Roman2" style:font-style-asian="normal" style:font-name-complex="Times New Roman2" style:font-style-complex="normal"/>
    </style:style>
    <style:style style:name="P116" style:family="paragraph" style:parent-style-name="First_20_line_20_indent">
      <style:text-properties fo:font-style="normal" officeooo:rsid="0a669b68" officeooo:paragraph-rsid="0c2ae24e" style:font-name-asian="Times New Roman2" style:font-style-asian="normal" style:font-name-complex="Times New Roman2" style:font-style-complex="normal"/>
    </style:style>
    <style:style style:name="P117" style:family="paragraph" style:parent-style-name="First_20_line_20_indent">
      <style:text-properties fo:font-style="normal" officeooo:rsid="0a26f0fa" officeooo:paragraph-rsid="0c2ae24e" style:font-name-asian="Times New Roman2" style:font-style-asian="normal" style:font-name-complex="Times New Roman2" style:font-style-complex="normal"/>
    </style:style>
    <style:style style:name="P118" style:family="paragraph" style:parent-style-name="First_20_line_20_indent">
      <style:text-properties fo:font-style="normal" officeooo:rsid="0c25fb3b" officeooo:paragraph-rsid="0c25fb3b" style:font-name-asian="Times New Roman2" style:font-style-asian="normal" style:font-name-complex="Times New Roman2" style:font-style-complex="normal"/>
    </style:style>
    <style:style style:name="P119" style:family="paragraph" style:parent-style-name="First_20_line_20_indent">
      <style:text-properties fo:font-style="normal" officeooo:rsid="0c2ae24e" officeooo:paragraph-rsid="0c2ae24e" style:font-name-asian="Times New Roman2" style:font-style-asian="normal" style:font-name-complex="Times New Roman2" style:font-style-complex="normal"/>
    </style:style>
    <style:style style:name="P120" style:family="paragraph" style:parent-style-name="First_20_line_20_indent">
      <style:text-properties fo:font-style="normal" officeooo:rsid="0c33df9a" officeooo:paragraph-rsid="0c33df9a" style:font-name-asian="Times New Roman2" style:font-style-asian="normal" style:font-name-complex="Times New Roman2" style:font-style-complex="normal"/>
    </style:style>
    <style:style style:name="P121" style:family="paragraph" style:parent-style-name="First_20_line_20_indent">
      <style:text-properties fo:font-style="normal" officeooo:rsid="0c407f87" officeooo:paragraph-rsid="0c407f87" style:font-name-asian="Times New Roman2" style:font-style-asian="normal" style:font-name-complex="Times New Roman2" style:font-style-complex="normal"/>
    </style:style>
    <style:style style:name="P122" style:family="paragraph" style:parent-style-name="First_20_line_20_indent">
      <style:text-properties fo:font-style="normal" officeooo:rsid="0c407f87" officeooo:paragraph-rsid="0c6bde2f" style:font-name-asian="Times New Roman2" style:font-style-asian="normal" style:font-name-complex="Times New Roman2" style:font-style-complex="normal"/>
    </style:style>
    <style:style style:name="P123" style:family="paragraph" style:parent-style-name="First_20_line_20_indent">
      <style:text-properties fo:font-style="normal" officeooo:rsid="0c5c0a64" officeooo:paragraph-rsid="0c5c0a64" style:font-name-asian="Times New Roman2" style:font-style-asian="normal" style:font-name-complex="Times New Roman2" style:font-style-complex="normal"/>
    </style:style>
    <style:style style:name="P124" style:family="paragraph" style:parent-style-name="First_20_line_20_indent">
      <style:text-properties fo:font-style="normal" officeooo:rsid="0c5aee3b" officeooo:paragraph-rsid="0c5aee3b" style:font-name-asian="Times New Roman2" style:font-style-asian="normal" style:font-name-complex="Times New Roman2" style:font-style-complex="normal"/>
    </style:style>
    <style:style style:name="P125" style:family="paragraph" style:parent-style-name="First_20_line_20_indent">
      <style:text-properties fo:font-style="normal" officeooo:rsid="0c15b074" officeooo:paragraph-rsid="0c05bd55" style:font-name-asian="Times New Roman2" style:font-style-asian="normal" style:font-name-complex="Times New Roman2" style:font-style-complex="normal"/>
    </style:style>
    <style:style style:name="P126" style:family="paragraph" style:parent-style-name="First_20_line_20_indent">
      <style:text-properties officeooo:rsid="0a4085a4" officeooo:paragraph-rsid="0a4085a4"/>
    </style:style>
    <style:style style:name="P127" style:family="paragraph" style:parent-style-name="First_20_line_20_indent">
      <style:text-properties officeooo:rsid="0a4085a4" officeooo:paragraph-rsid="0a5c9b17"/>
    </style:style>
    <style:style style:name="P128" style:family="paragraph" style:parent-style-name="First_20_line_20_indent">
      <style:text-properties officeooo:rsid="0a4085a4" officeooo:paragraph-rsid="0a58da0d"/>
    </style:style>
    <style:style style:name="P129" style:family="paragraph" style:parent-style-name="First_20_line_20_indent">
      <style:text-properties officeooo:rsid="0a4d9e4c" officeooo:paragraph-rsid="0a4d9e4c"/>
    </style:style>
    <style:style style:name="P130" style:family="paragraph" style:parent-style-name="First_20_line_20_indent">
      <style:text-properties officeooo:rsid="0a4d9e4c" officeooo:paragraph-rsid="0a51f22d"/>
    </style:style>
    <style:style style:name="P131" style:family="paragraph" style:parent-style-name="First_20_line_20_indent">
      <style:text-properties officeooo:rsid="0a4d9e4c" officeooo:paragraph-rsid="0a669b68"/>
    </style:style>
    <style:style style:name="P132" style:family="paragraph" style:parent-style-name="First_20_line_20_indent">
      <style:text-properties officeooo:paragraph-rsid="0a58da0d"/>
    </style:style>
    <style:style style:name="P133" style:family="paragraph" style:parent-style-name="First_20_line_20_indent">
      <style:text-properties officeooo:rsid="0a491fbb" officeooo:paragraph-rsid="0a58da0d"/>
    </style:style>
    <style:style style:name="P134" style:family="paragraph" style:parent-style-name="First_20_line_20_indent">
      <style:text-properties officeooo:rsid="0a7110c8" officeooo:paragraph-rsid="0a7110c8"/>
    </style:style>
    <style:style style:name="P135" style:family="paragraph" style:parent-style-name="First_20_line_20_indent">
      <style:text-properties officeooo:rsid="0a7110c8" officeooo:paragraph-rsid="0a714c4f"/>
    </style:style>
    <style:style style:name="P136" style:family="paragraph" style:parent-style-name="First_20_line_20_indent">
      <style:text-properties officeooo:rsid="0a7110c8" officeooo:paragraph-rsid="0a766bbf"/>
    </style:style>
    <style:style style:name="P137" style:family="paragraph" style:parent-style-name="First_20_line_20_indent">
      <style:text-properties officeooo:rsid="0a7110c8" officeooo:paragraph-rsid="0a92eac7"/>
    </style:style>
    <style:style style:name="P138" style:family="paragraph" style:parent-style-name="First_20_line_20_indent">
      <style:text-properties officeooo:rsid="0a7110c8" officeooo:paragraph-rsid="0a94a3f6"/>
    </style:style>
    <style:style style:name="P139" style:family="paragraph" style:parent-style-name="First_20_line_20_indent">
      <style:text-properties officeooo:rsid="0a7110c8" officeooo:paragraph-rsid="0b028c01"/>
    </style:style>
    <style:style style:name="P140" style:family="paragraph" style:parent-style-name="First_20_line_20_indent">
      <style:text-properties officeooo:rsid="0a714c4f" officeooo:paragraph-rsid="0a714c4f"/>
    </style:style>
    <style:style style:name="P141" style:family="paragraph" style:parent-style-name="First_20_line_20_indent">
      <style:text-properties officeooo:rsid="0a714c4f" officeooo:paragraph-rsid="0a766bbf"/>
    </style:style>
    <style:style style:name="P142" style:family="paragraph" style:parent-style-name="First_20_line_20_indent">
      <style:text-properties officeooo:rsid="08ba084d" officeooo:paragraph-rsid="0abb4fbb"/>
    </style:style>
    <style:style style:name="P143" style:family="paragraph" style:parent-style-name="First_20_line_20_indent">
      <style:text-properties officeooo:rsid="08ba084d" officeooo:paragraph-rsid="0bf310cd"/>
    </style:style>
    <style:style style:name="P144" style:family="paragraph" style:parent-style-name="First_20_line_20_indent">
      <style:text-properties officeooo:rsid="08ba084d" officeooo:paragraph-rsid="0bffb682"/>
    </style:style>
    <style:style style:name="P145" style:family="paragraph" style:parent-style-name="First_20_line_20_indent">
      <style:text-properties officeooo:rsid="08ba084d" officeooo:paragraph-rsid="0c17f6aa"/>
    </style:style>
    <style:style style:name="P146" style:family="paragraph" style:parent-style-name="First_20_line_20_indent">
      <style:text-properties officeooo:rsid="0a8a1bcf" officeooo:paragraph-rsid="0a8a1bcf"/>
    </style:style>
    <style:style style:name="P147" style:family="paragraph" style:parent-style-name="First_20_line_20_indent">
      <style:text-properties officeooo:rsid="0a94a3f6" officeooo:paragraph-rsid="0a94a3f6"/>
    </style:style>
    <style:style style:name="P148" style:family="paragraph" style:parent-style-name="First_20_line_20_indent">
      <style:text-properties officeooo:rsid="096b1fa5" officeooo:paragraph-rsid="0abb4fbb"/>
    </style:style>
    <style:style style:name="P149" style:family="paragraph" style:parent-style-name="First_20_line_20_indent">
      <style:text-properties officeooo:rsid="09423cbe" officeooo:paragraph-rsid="0abb4fbb"/>
    </style:style>
    <style:style style:name="P150" style:family="paragraph" style:parent-style-name="First_20_line_20_indent">
      <style:text-properties officeooo:rsid="0ac8c901" officeooo:paragraph-rsid="0ac8c901"/>
    </style:style>
    <style:style style:name="P151" style:family="paragraph" style:parent-style-name="First_20_line_20_indent">
      <style:text-properties officeooo:rsid="0ac8c901" officeooo:paragraph-rsid="0b4fc68e"/>
    </style:style>
    <style:style style:name="P152" style:family="paragraph" style:parent-style-name="First_20_line_20_indent">
      <style:text-properties officeooo:paragraph-rsid="0b0efd2b"/>
    </style:style>
    <style:style style:name="P153" style:family="paragraph" style:parent-style-name="First_20_line_20_indent">
      <style:text-properties officeooo:rsid="0a954dc7" officeooo:paragraph-rsid="0b442db5"/>
    </style:style>
    <style:style style:name="P154" style:family="paragraph" style:parent-style-name="First_20_line_20_indent">
      <style:text-properties officeooo:paragraph-rsid="0b4fc68e"/>
    </style:style>
    <style:style style:name="P155" style:family="paragraph" style:parent-style-name="First_20_line_20_indent">
      <style:text-properties officeooo:rsid="090635ef" officeooo:paragraph-rsid="0b508176"/>
    </style:style>
    <style:style style:name="P156" style:family="paragraph" style:parent-style-name="First_20_line_20_indent">
      <style:text-properties officeooo:paragraph-rsid="0abb4fbb"/>
    </style:style>
    <style:style style:name="P157" style:family="paragraph" style:parent-style-name="First_20_line_20_indent">
      <style:text-properties officeooo:rsid="0b76f273" officeooo:paragraph-rsid="0b76f273"/>
    </style:style>
    <style:style style:name="P158" style:family="paragraph" style:parent-style-name="First_20_line_20_indent">
      <style:text-properties officeooo:rsid="0b88cbb3" officeooo:paragraph-rsid="0b8918a5"/>
    </style:style>
    <style:style style:name="P159" style:family="paragraph" style:parent-style-name="First_20_line_20_indent">
      <style:text-properties officeooo:rsid="0b88cbb3" officeooo:paragraph-rsid="0b90a226"/>
    </style:style>
    <style:style style:name="P160" style:family="paragraph" style:parent-style-name="First_20_line_20_indent">
      <style:text-properties officeooo:rsid="0b88cbb3" officeooo:paragraph-rsid="0b91c4df"/>
    </style:style>
    <style:style style:name="P161" style:family="paragraph" style:parent-style-name="First_20_line_20_indent">
      <style:text-properties officeooo:rsid="0b88cbb3" officeooo:paragraph-rsid="0b926e2a"/>
    </style:style>
    <style:style style:name="P162" style:family="paragraph" style:parent-style-name="First_20_line_20_indent">
      <style:text-properties officeooo:rsid="0b88cbb3" officeooo:paragraph-rsid="0b9638c2"/>
    </style:style>
    <style:style style:name="P163" style:family="paragraph" style:parent-style-name="First_20_line_20_indent">
      <style:text-properties officeooo:rsid="0b88cbb3" officeooo:paragraph-rsid="0b98885a"/>
    </style:style>
    <style:style style:name="P164" style:family="paragraph" style:parent-style-name="First_20_line_20_indent">
      <style:text-properties officeooo:rsid="0b88cbb3" officeooo:paragraph-rsid="0bef29ab"/>
    </style:style>
    <style:style style:name="P165" style:family="paragraph" style:parent-style-name="First_20_line_20_indent">
      <style:text-properties officeooo:rsid="0b88cbb3" officeooo:paragraph-rsid="0bf28792"/>
    </style:style>
    <style:style style:name="P166" style:family="paragraph" style:parent-style-name="First_20_line_20_indent">
      <style:text-properties officeooo:rsid="0b98885a" officeooo:paragraph-rsid="0bb62e6f"/>
    </style:style>
    <style:style style:name="P167" style:family="paragraph" style:parent-style-name="First_20_line_20_indent">
      <style:text-properties officeooo:rsid="0a491394" officeooo:paragraph-rsid="0bb86692"/>
    </style:style>
    <style:style style:name="P168" style:family="paragraph" style:parent-style-name="First_20_line_20_indent">
      <style:text-properties officeooo:rsid="0ab30f94" officeooo:paragraph-rsid="0bc64f1e"/>
    </style:style>
    <style:style style:name="P169" style:family="paragraph" style:parent-style-name="First_20_line_20_indent">
      <style:text-properties officeooo:rsid="0ab30f94" officeooo:paragraph-rsid="0bcb7d99"/>
    </style:style>
    <style:style style:name="P170" style:family="paragraph" style:parent-style-name="First_20_line_20_indent">
      <style:text-properties officeooo:rsid="0bc4f935" officeooo:paragraph-rsid="0bcb7d99"/>
    </style:style>
    <style:style style:name="P171" style:family="paragraph" style:parent-style-name="First_20_line_20_indent">
      <style:text-properties officeooo:rsid="0abc55e2" officeooo:paragraph-rsid="0bcea17e"/>
    </style:style>
    <style:style style:name="P172" style:family="paragraph" style:parent-style-name="First_20_line_20_indent">
      <style:text-properties officeooo:paragraph-rsid="0bd14065"/>
    </style:style>
    <style:style style:name="P173" style:family="paragraph" style:parent-style-name="First_20_line_20_indent">
      <style:text-properties officeooo:rsid="0a9e4f86" officeooo:paragraph-rsid="0bd14065"/>
    </style:style>
    <style:style style:name="P174" style:family="paragraph" style:parent-style-name="First_20_line_20_indent">
      <style:text-properties officeooo:paragraph-rsid="0bf12d95"/>
    </style:style>
    <style:style style:name="P175" style:family="paragraph" style:parent-style-name="First_20_line_20_indent">
      <style:text-properties officeooo:rsid="0afcbb3e" officeooo:paragraph-rsid="0bd77d29"/>
    </style:style>
    <style:style style:name="P176" style:family="paragraph" style:parent-style-name="First_20_line_20_indent">
      <style:text-properties officeooo:rsid="0bf3913e" officeooo:paragraph-rsid="0bf3913e"/>
    </style:style>
    <style:style style:name="P177" style:family="paragraph" style:parent-style-name="First_20_line_20_indent">
      <style:text-properties officeooo:paragraph-rsid="0bfc8461"/>
    </style:style>
    <style:style style:name="P178" style:family="paragraph" style:parent-style-name="First_20_line_20_indent">
      <style:text-properties officeooo:rsid="0c05bd55" officeooo:paragraph-rsid="0c05bd55"/>
    </style:style>
    <style:style style:name="P179" style:family="paragraph" style:parent-style-name="First_20_line_20_indent">
      <style:text-properties officeooo:rsid="0c0165dd" officeooo:paragraph-rsid="0abb4fbb"/>
    </style:style>
    <style:style style:name="P180" style:family="paragraph" style:parent-style-name="First_20_line_20_indent">
      <style:text-properties officeooo:rsid="0bfe1bcf"/>
    </style:style>
    <style:style style:name="P181" style:family="paragraph" style:parent-style-name="First_20_line_20_indent">
      <style:text-properties officeooo:rsid="0c1c9c39" officeooo:paragraph-rsid="0c1c9c39"/>
    </style:style>
    <style:style style:name="P182" style:family="paragraph" style:parent-style-name="First_20_line_20_indent">
      <style:text-properties officeooo:rsid="0c1fcbd7" officeooo:paragraph-rsid="0c1fcbd7"/>
    </style:style>
    <style:style style:name="P183" style:family="paragraph" style:parent-style-name="First_20_line_20_indent">
      <style:text-properties officeooo:rsid="0a26f0fa" officeooo:paragraph-rsid="0c2ae24e"/>
    </style:style>
    <style:style style:name="P184" style:family="paragraph" style:parent-style-name="First_20_line_20_indent">
      <style:text-properties officeooo:paragraph-rsid="0c35ca95"/>
    </style:style>
    <style:style style:name="P185" style:family="paragraph" style:parent-style-name="First_20_line_20_indent">
      <style:text-properties officeooo:paragraph-rsid="0c49287e"/>
    </style:style>
    <style:style style:name="P186" style:family="paragraph" style:parent-style-name="First_20_line_20_indent">
      <style:text-properties officeooo:rsid="0c49287e" officeooo:paragraph-rsid="0c49287e"/>
    </style:style>
    <style:style style:name="P187" style:family="paragraph" style:parent-style-name="First_20_line_20_indent">
      <style:text-properties officeooo:rsid="0c35ca95" officeooo:paragraph-rsid="0c527e93"/>
    </style:style>
    <style:style style:name="P188" style:family="paragraph" style:parent-style-name="First_20_line_20_indent">
      <style:text-properties officeooo:paragraph-rsid="0c53789f"/>
    </style:style>
    <style:style style:name="P189" style:family="paragraph" style:parent-style-name="First_20_line_20_indent">
      <style:text-properties officeooo:paragraph-rsid="0c594c11"/>
    </style:style>
    <style:style style:name="P190" style:family="paragraph" style:parent-style-name="First_20_line_20_indent">
      <style:text-properties officeooo:paragraph-rsid="0c689bdc"/>
    </style:style>
    <style:style style:name="P191" style:family="paragraph" style:parent-style-name="First_20_line_20_indent">
      <style:text-properties officeooo:rsid="0c6f2a95" officeooo:paragraph-rsid="0c6f2a95"/>
    </style:style>
    <style:style style:name="P192" style:family="paragraph" style:parent-style-name="First_20_line_20_indent">
      <style:text-properties officeooo:paragraph-rsid="0c77b128"/>
    </style:style>
    <style:style style:name="P193" style:family="paragraph" style:parent-style-name="First_20_line_20_indent">
      <style:text-properties officeooo:rsid="0c7ad30d" officeooo:paragraph-rsid="0c7e4b81"/>
    </style:style>
    <style:style style:name="P194" style:family="paragraph" style:parent-style-name="First_20_line_20_indent">
      <style:text-properties officeooo:rsid="0c7e4b81" officeooo:paragraph-rsid="0c7e4b81"/>
    </style:style>
    <style:style style:name="P195" style:family="paragraph" style:parent-style-name="First_20_line_20_indent">
      <style:text-properties officeooo:rsid="0c7e4b81" officeooo:paragraph-rsid="0c7f603b"/>
    </style:style>
    <style:style style:name="P196" style:family="paragraph" style:parent-style-name="First_20_line_20_indent">
      <style:text-properties officeooo:rsid="0c7e4b81" officeooo:paragraph-rsid="0c850922"/>
    </style:style>
    <style:style style:name="P197" style:family="paragraph" style:parent-style-name="Text_20_body">
      <style:text-properties officeooo:paragraph-rsid="0b01c73d"/>
    </style:style>
    <style:style style:name="P198" style:family="paragraph" style:parent-style-name="Text_20_body">
      <style:text-properties officeooo:rsid="0a26f0fa" officeooo:paragraph-rsid="0b8439d4"/>
    </style:style>
    <style:style style:name="P199" style:family="paragraph" style:parent-style-name="Text_20_body">
      <style:text-properties officeooo:rsid="0b5fbe07" officeooo:paragraph-rsid="0b76f273"/>
    </style:style>
    <style:style style:name="P200" style:family="paragraph" style:parent-style-name="Text_20_body">
      <style:text-properties officeooo:rsid="0bcf7e69" officeooo:paragraph-rsid="0bcf7e69"/>
    </style:style>
    <style:style style:name="P201" style:family="paragraph" style:parent-style-name="Text_20_body">
      <style:text-properties officeooo:paragraph-rsid="0be5b74c"/>
    </style:style>
    <style:style style:name="P202" style:family="paragraph" style:parent-style-name="Text_20_body">
      <style:text-properties officeooo:rsid="0bbcb68c" officeooo:paragraph-rsid="0be5b74c"/>
    </style:style>
    <style:style style:name="P203" style:family="paragraph" style:parent-style-name="Text_20_body">
      <style:text-properties officeooo:rsid="0ba9418c" officeooo:paragraph-rsid="0be79d21"/>
    </style:style>
    <style:style style:name="P204" style:family="paragraph" style:parent-style-name="Text_20_body">
      <style:text-properties officeooo:rsid="0bf9b8dd" officeooo:paragraph-rsid="0bf9b8dd"/>
    </style:style>
    <style:style style:name="P205" style:family="paragraph" style:parent-style-name="Text_20_body">
      <style:text-properties officeooo:paragraph-rsid="0bfc8461"/>
    </style:style>
    <style:style style:name="P206" style:family="paragraph" style:parent-style-name="Text_20_body">
      <style:text-properties officeooo:paragraph-rsid="0c17ba9a"/>
    </style:style>
    <style:style style:name="P207" style:family="paragraph" style:parent-style-name="Text_20_body">
      <style:text-properties officeooo:rsid="0c49287e" officeooo:paragraph-rsid="0c49287e"/>
    </style:style>
    <style:style style:name="P208" style:family="paragraph" style:parent-style-name="Text_20_body">
      <style:text-properties officeooo:rsid="0c74cb45" officeooo:paragraph-rsid="0c7f603b"/>
    </style:style>
    <style:style style:name="P209" style:family="paragraph" style:parent-style-name="Text_20_body">
      <style:paragraph-properties fo:margin-top="0.1in" fo:margin-bottom="0.1in" loext:contextual-spacing="false"/>
      <style:text-properties officeooo:rsid="0a4085a4" officeooo:paragraph-rsid="0a4085a4"/>
    </style:style>
    <style:style style:name="P210" style:family="paragraph" style:parent-style-name="Chat-Line_20_last">
      <style:text-properties officeooo:paragraph-rsid="0a6d219b"/>
    </style:style>
    <style:style style:name="P211" style:family="paragraph" style:parent-style-name="Chat-Line_20_last">
      <style:text-properties officeooo:rsid="0a30f87d"/>
    </style:style>
    <style:style style:name="P212" style:family="paragraph" style:parent-style-name="Chat-Line_20_last">
      <style:text-properties officeooo:paragraph-rsid="0abb4fbb"/>
    </style:style>
    <style:style style:name="P213" style:family="paragraph" style:parent-style-name="Chat-Line_20_last">
      <style:text-properties fo:font-style="normal" officeooo:rsid="0a867a15" officeooo:paragraph-rsid="0b442db5" style:font-name-asian="Times New Roman2" style:font-style-asian="normal" style:font-name-complex="Times New Roman2" style:font-style-complex="normal"/>
    </style:style>
    <style:style style:name="P214" style:family="paragraph" style:parent-style-name="Chat-Line_20_last">
      <style:text-properties officeooo:paragraph-rsid="0b4cda59"/>
    </style:style>
    <style:style style:name="P215" style:family="paragraph" style:parent-style-name="Chat-Line_20_last">
      <style:text-properties officeooo:paragraph-rsid="0b4fc68e"/>
    </style:style>
    <style:style style:name="P216" style:family="paragraph" style:parent-style-name="Chat-Line_20_last">
      <style:text-properties officeooo:paragraph-rsid="0c29634e"/>
    </style:style>
    <style:style style:name="P217" style:family="paragraph" style:parent-style-name="Chat-Line">
      <style:text-properties officeooo:paragraph-rsid="0a867a15"/>
    </style:style>
    <style:style style:name="P218" style:family="paragraph" style:parent-style-name="Chat-Line">
      <style:text-properties officeooo:rsid="0978adfa" officeooo:paragraph-rsid="0a867a15"/>
    </style:style>
    <style:style style:name="P219" style:family="paragraph" style:parent-style-name="Chat-Line">
      <style:text-properties officeooo:rsid="09668952" officeooo:paragraph-rsid="0abb4fbb"/>
    </style:style>
    <style:style style:name="P220" style:family="paragraph" style:parent-style-name="Chat-Line">
      <style:text-properties officeooo:rsid="096b1fa5" officeooo:paragraph-rsid="0abb4fbb"/>
    </style:style>
    <style:style style:name="P221" style:family="paragraph" style:parent-style-name="Chat-Line">
      <style:text-properties officeooo:paragraph-rsid="0abb4fbb"/>
    </style:style>
    <style:style style:name="P222" style:family="paragraph" style:parent-style-name="Chat-Line">
      <style:text-properties officeooo:rsid="0b492b64" officeooo:paragraph-rsid="0b492b64"/>
    </style:style>
    <style:style style:name="P223" style:family="paragraph" style:parent-style-name="Chat-Line">
      <style:text-properties officeooo:paragraph-rsid="0b4cda59"/>
    </style:style>
    <style:style style:name="P224" style:family="paragraph" style:parent-style-name="Chat-Line">
      <style:text-properties officeooo:paragraph-rsid="0b4fc68e"/>
    </style:style>
    <style:style style:name="P225" style:family="paragraph" style:parent-style-name="Chat-Line">
      <style:text-properties officeooo:paragraph-rsid="0b5df879"/>
    </style:style>
    <style:style style:name="P226" style:family="paragraph" style:parent-style-name="Chat-Line">
      <style:text-properties officeooo:rsid="0b45d260" officeooo:paragraph-rsid="0b45d260"/>
    </style:style>
    <style:style style:name="P227" style:family="paragraph" style:parent-style-name="Chat-Line">
      <style:text-properties officeooo:rsid="0be82a0a" officeooo:paragraph-rsid="0be82a0a"/>
    </style:style>
    <style:style style:name="P228" style:family="paragraph" style:parent-style-name="Chat-Line">
      <style:text-properties officeooo:paragraph-rsid="0c028c81"/>
    </style:style>
    <style:style style:name="P229" style:family="paragraph" style:parent-style-name="Chat-Line">
      <style:text-properties officeooo:paragraph-rsid="0c06b772"/>
    </style:style>
    <style:style style:name="P230" style:family="paragraph" style:parent-style-name="Chat-Line">
      <style:text-properties officeooo:rsid="0c07b551" officeooo:paragraph-rsid="0c07b551"/>
    </style:style>
    <style:style style:name="P231" style:family="paragraph" style:parent-style-name="Chat-Line">
      <style:text-properties officeooo:rsid="0c0994fb" officeooo:paragraph-rsid="0c0af836"/>
    </style:style>
    <style:style style:name="P232" style:family="paragraph" style:parent-style-name="Chat-Line">
      <style:text-properties officeooo:rsid="0c0af836" officeooo:paragraph-rsid="0c0af836"/>
    </style:style>
    <style:style style:name="P233" style:family="paragraph" style:parent-style-name="Chat-Line">
      <style:text-properties officeooo:rsid="0c0af836" officeooo:paragraph-rsid="0c103f86"/>
    </style:style>
    <style:style style:name="P234" style:family="paragraph" style:parent-style-name="Chat-Line">
      <style:text-properties officeooo:rsid="0c0b5c51" officeooo:paragraph-rsid="0c0b5c51"/>
    </style:style>
    <style:style style:name="P235" style:family="paragraph" style:parent-style-name="Chat-Line">
      <style:text-properties officeooo:rsid="0c0bd419" officeooo:paragraph-rsid="0c0bd419"/>
    </style:style>
    <style:style style:name="P236" style:family="paragraph" style:parent-style-name="Chat-Line">
      <style:text-properties officeooo:rsid="0c0bd419" officeooo:paragraph-rsid="0c1fcbd7"/>
    </style:style>
    <style:style style:name="P237" style:family="paragraph" style:parent-style-name="Chat-Line">
      <style:text-properties officeooo:rsid="0c0bd419" officeooo:paragraph-rsid="0c206ae9"/>
    </style:style>
    <style:style style:name="P238" style:family="paragraph" style:parent-style-name="Chat-Line">
      <style:text-properties officeooo:rsid="0c0bd419" officeooo:paragraph-rsid="0c0efe6c"/>
    </style:style>
    <style:style style:name="P239" style:family="paragraph" style:parent-style-name="Chat-Line">
      <style:text-properties officeooo:rsid="0c0efe6c" officeooo:paragraph-rsid="0c0efe6c"/>
    </style:style>
    <style:style style:name="P240" style:family="paragraph" style:parent-style-name="Chat-Line">
      <style:text-properties officeooo:rsid="0c0efe6c" officeooo:paragraph-rsid="0c1c9c39"/>
    </style:style>
    <style:style style:name="P241" style:family="paragraph" style:parent-style-name="Chat-Line">
      <style:text-properties officeooo:rsid="0c0efe6c" officeooo:paragraph-rsid="0c206ae9"/>
    </style:style>
    <style:style style:name="P242" style:family="paragraph" style:parent-style-name="Chat-Line">
      <style:text-properties officeooo:rsid="0c0efe6c" officeooo:paragraph-rsid="0c7a50b9"/>
    </style:style>
    <style:style style:name="P243" style:family="paragraph" style:parent-style-name="Chat-Line">
      <style:text-properties officeooo:rsid="0c103f86" officeooo:paragraph-rsid="0c103f86"/>
    </style:style>
    <style:style style:name="P244" style:family="paragraph" style:parent-style-name="Chat-Line">
      <style:text-properties officeooo:rsid="0c10ab4d" officeooo:paragraph-rsid="0c0af836"/>
    </style:style>
    <style:style style:name="P245" style:family="paragraph" style:parent-style-name="Chat-Line">
      <style:text-properties officeooo:rsid="0c10ab4d" officeooo:paragraph-rsid="0c10ab4d"/>
    </style:style>
    <style:style style:name="P246" style:family="paragraph" style:parent-style-name="Chat-Line">
      <style:text-properties officeooo:rsid="0c10ab4d" officeooo:paragraph-rsid="0c206ae9"/>
    </style:style>
    <style:style style:name="P247" style:family="paragraph" style:parent-style-name="Chat-Line">
      <style:text-properties officeooo:rsid="0c13f089" officeooo:paragraph-rsid="0c13f089"/>
    </style:style>
    <style:style style:name="P248" style:family="paragraph" style:parent-style-name="Chat-Line">
      <style:text-properties officeooo:rsid="0c13f089" officeooo:paragraph-rsid="0c77b128"/>
    </style:style>
    <style:style style:name="P249" style:family="paragraph" style:parent-style-name="Chat-Line">
      <style:text-properties officeooo:rsid="0c1c9c39" officeooo:paragraph-rsid="0c1c9c39"/>
    </style:style>
    <style:style style:name="P250" style:family="paragraph" style:parent-style-name="Chat-Line">
      <style:text-properties officeooo:rsid="0c206ae9" officeooo:paragraph-rsid="0c206ae9"/>
    </style:style>
    <style:style style:name="P251" style:family="paragraph" style:parent-style-name="Standard">
      <style:paragraph-properties fo:margin-left="0in" fo:margin-right="0in" fo:margin-top="0in" fo:margin-bottom="0.0598in" loext:contextual-spacing="false" fo:line-height="100%" fo:text-align="justify" style:justify-single-word="false" fo:text-indent="0.1965in" style:auto-text-indent="false" style:writing-mode="lr-tb"/>
      <style:text-properties officeooo:paragraph-rsid="0bccdfb1"/>
    </style:style>
    <style:style style:name="P252" style:family="paragraph" style:parent-style-name="Chat-Ref-Single">
      <style:text-properties officeooo:rsid="0861b150" officeooo:paragraph-rsid="0bccdfb1"/>
    </style:style>
    <style:style style:name="P253" style:family="paragraph" style:parent-style-name="Chat-Ref-Single">
      <style:text-properties officeooo:paragraph-rsid="0bccdfb1"/>
    </style:style>
    <style:style style:name="P254" style:family="paragraph" style:parent-style-name="Standard">
      <style:text-properties fo:font-style="normal" officeooo:rsid="08ba084d" officeooo:paragraph-rsid="0c74cb45" style:font-name-asian="Times New Roman2" style:font-style-asian="normal" style:font-name-complex="Times New Roman2" style:font-style-complex="normal"/>
    </style:style>
    <style:style style:name="P255" style:family="paragraph" style:parent-style-name="Heading_20_2">
      <style:text-properties officeooo:rsid="0b698d7a" officeooo:paragraph-rsid="0b698d7a"/>
    </style:style>
    <style:style style:name="P256" style:family="paragraph" style:parent-style-name="Heading_20_2">
      <style:text-properties officeooo:rsid="0bbcb68c" officeooo:paragraph-rsid="0bbcb68c"/>
    </style:style>
    <style:style style:name="P257" style:family="paragraph" style:parent-style-name="Heading_20_2" style:master-page-name="Standard">
      <style:paragraph-properties style:page-number="auto" fo:break-before="page"/>
      <style:text-properties officeooo:rsid="0ac7f7be"/>
    </style:style>
    <style:style style:name="P258" style:family="paragraph" style:parent-style-name="Heading_20_2">
      <style:paragraph-properties fo:margin-left="0in" fo:margin-right="0in" fo:text-indent="0in" style:auto-text-indent="false">
        <style:tab-stops>
          <style:tab-stop style:position="0in"/>
        </style:tab-stops>
      </style:paragraph-properties>
      <style:text-properties officeooo:paragraph-rsid="0c8989a0"/>
    </style:style>
    <style:style style:name="P259" style:family="paragraph" style:parent-style-name="Heading_20_1">
      <style:text-properties fo:font-style="normal" officeooo:rsid="0a57a9e0" officeooo:paragraph-rsid="0ad8910f" style:font-name-asian="Times New Roman2" style:font-style-asian="normal" style:font-name-complex="Times New Roman2" style:font-style-complex="normal"/>
    </style:style>
    <style:style style:name="P260" style:family="paragraph" style:parent-style-name="Heading_20_1">
      <style:text-properties officeooo:rsid="0b990c00" officeooo:paragraph-rsid="0b990c00"/>
    </style:style>
    <style:style style:name="P261" style:family="paragraph" style:parent-style-name="Heading_20_1">
      <style:text-properties officeooo:rsid="0a84d48b" officeooo:paragraph-rsid="0b98885a"/>
    </style:style>
    <style:style style:name="P262" style:family="paragraph" style:parent-style-name="Heading_20_1">
      <style:text-properties officeooo:rsid="0b536b08" officeooo:paragraph-rsid="0b536b08"/>
    </style:style>
    <style:style style:name="P263" style:family="paragraph" style:parent-style-name="Heading_20_1">
      <style:text-properties officeooo:rsid="0c5e7036" officeooo:paragraph-rsid="0c5cfdc0"/>
    </style:style>
    <style:style style:name="P264" style:family="paragraph" style:parent-style-name="Heading_20_1">
      <style:text-properties officeooo:rsid="0c04738d" officeooo:paragraph-rsid="0c04738d"/>
    </style:style>
    <style:style style:name="P265" style:family="paragraph" style:parent-style-name="Heading_20_1">
      <style:text-properties officeooo:rsid="0ada325d" officeooo:paragraph-rsid="0ada325d"/>
    </style:style>
    <style:style style:name="P266" style:family="paragraph" style:parent-style-name="Heading_20_1">
      <style:text-properties officeooo:rsid="0c03a977" officeooo:paragraph-rsid="0abd66be"/>
    </style:style>
    <style:style style:name="P267" style:family="paragraph" style:parent-style-name="Heading_20_1">
      <style:text-properties officeooo:rsid="0c7ed0fb" officeooo:paragraph-rsid="0c7ed0fb"/>
    </style:style>
    <style:style style:name="P268" style:family="paragraph" style:parent-style-name="Heading_20_1">
      <style:text-properties officeooo:rsid="0c74cb45" officeooo:paragraph-rsid="0c77b128"/>
    </style:style>
    <style:style style:name="P269" style:family="paragraph" style:parent-style-name="Heading_20_1">
      <style:text-properties officeooo:rsid="0c77b128" officeooo:paragraph-rsid="0c77b128"/>
    </style:style>
    <style:style style:name="P270" style:family="paragraph" style:parent-style-name="Heading_20_1">
      <style:text-properties officeooo:rsid="0b028c01" officeooo:paragraph-rsid="0b028c01"/>
    </style:style>
    <style:style style:name="P271" style:family="paragraph" style:parent-style-name="Heading_20_1">
      <style:text-properties officeooo:rsid="0c781fd0" officeooo:paragraph-rsid="0c781fd0"/>
    </style:style>
    <style:style style:name="P272" style:family="paragraph" style:parent-style-name="Heading_20_1">
      <style:paragraph-properties>
        <style:tab-stops>
          <style:tab-stop style:position="0in"/>
        </style:tab-stops>
      </style:paragraph-properties>
      <style:text-properties officeooo:paragraph-rsid="0c8989a0"/>
    </style:style>
    <style:style style:name="P273" style:family="paragraph" style:parent-style-name="Heading_20_1">
      <style:paragraph-properties>
        <style:tab-stops>
          <style:tab-stop style:position="0in"/>
        </style:tab-stops>
      </style:paragraph-properties>
      <style:text-properties fo:font-size="36pt" officeooo:paragraph-rsid="0c8989a0" style:font-size-asian="36pt" style:font-size-complex="36pt"/>
    </style:style>
    <style:style style:name="P274" style:family="paragraph" style:parent-style-name="Heading_20_1">
      <style:paragraph-properties>
        <style:tab-stops>
          <style:tab-stop style:position="0in"/>
        </style:tab-stops>
      </style:paragraph-properties>
      <style:text-properties fo:font-size="36pt" officeooo:paragraph-rsid="0c8989a0" style:font-name-asian="Times New Roman2" style:font-size-asian="36pt" style:font-name-complex="Times New Roman" style:font-size-complex="36pt"/>
    </style:style>
    <style:style style:name="P275" style:family="paragraph" style:parent-style-name="Heading_20_1" style:list-style-name="">
      <style:paragraph-properties fo:margin-left="0in" fo:margin-right="0in" fo:text-indent="0in" style:auto-text-indent="false"/>
      <style:text-properties officeooo:paragraph-rsid="0c8989a0" style:font-name-complex="Times New Roman"/>
    </style:style>
    <style:style style:name="P276" style:family="paragraph" style:parent-style-name="Heading_20_1" style:list-style-name="">
      <style:paragraph-properties fo:margin-left="0in" fo:margin-right="0in" fo:text-indent="0in" style:auto-text-indent="false"/>
      <style:text-properties officeooo:paragraph-rsid="0c8989a0"/>
    </style:style>
    <style:style style:name="P277" style:family="paragraph" style:parent-style-name="Heading_20_1" style:master-page-name="Convert_20_3">
      <style:paragraph-properties style:page-number="auto" fo:break-before="page">
        <style:tab-stops>
          <style:tab-stop style:position="0in"/>
        </style:tab-stops>
      </style:paragraph-properties>
      <style:text-properties style:font-name="Times New Roman" officeooo:paragraph-rsid="0c8989a0" style:font-name-complex="Times New Roman"/>
    </style:style>
    <style:style style:name="P278" style:family="paragraph" style:parent-style-name="First_20_line_20_indent">
      <style:text-properties fo:font-style="normal" officeooo:rsid="0bf9b8dd" officeooo:paragraph-rsid="0bf9b8dd" style:font-name-asian="Times New Roman2" style:font-style-asian="normal" style:font-name-complex="Times New Roman2" style:font-style-complex="normal"/>
    </style:style>
    <style:style style:name="P279" style:family="paragraph" style:parent-style-name="First_20_line_20_indent">
      <style:text-properties fo:font-style="normal" officeooo:rsid="0a4ea502" officeooo:paragraph-rsid="0b4e3542" style:font-name-asian="Times New Roman2" style:font-style-asian="normal" style:font-name-complex="Times New Roman2" style:font-style-complex="normal"/>
    </style:style>
    <style:style style:name="P280" style:family="paragraph" style:parent-style-name="First_20_line_20_indent">
      <style:text-properties fo:font-style="normal" officeooo:rsid="0c87eba0" officeooo:paragraph-rsid="0c87eba0" style:font-name-asian="Times New Roman2" style:font-style-asian="normal" style:font-name-complex="Times New Roman2" style:font-style-complex="normal"/>
    </style:style>
    <style:style style:name="P281" style:family="paragraph" style:parent-style-name="First_20_line_20_indent">
      <style:paragraph-properties fo:text-align="start" style:justify-single-word="false"/>
      <style:text-properties officeooo:rsid="0c7e4b81" officeooo:paragraph-rsid="0c8989a0"/>
    </style:style>
    <style:style style:name="P282" style:family="paragraph" style:parent-style-name="First_20_line_20_indent">
      <style:paragraph-properties fo:text-align="start" style:justify-single-word="false" fo:padding="0.0291in" fo:border-left="none" fo:border-right="none" fo:border-top="none" fo:border-bottom="0.99pt solid #000000" style:join-border="false"/>
      <style:text-properties officeooo:rsid="0c7e4b81" officeooo:paragraph-rsid="0c8989a0"/>
    </style:style>
    <style:style style:name="P283" style:family="paragraph" style:parent-style-name="Standard">
      <style:paragraph-properties fo:text-align="justify" style:justify-single-word="false" style:text-autospace="none"/>
      <style:text-properties fo:font-size="14pt" officeooo:paragraph-rsid="0c8989a0" style:font-name-asian="Times New Roman2" style:font-size-asian="14pt" style:font-name-complex="Times New Roman2" style:font-size-complex="14pt"/>
    </style:style>
    <style:style style:name="P284" style:family="paragraph" style:parent-style-name="Standard" style:list-style-name="WW8Num2">
      <style:paragraph-properties fo:text-align="justify" style:justify-single-word="false" style:text-autospace="none"/>
      <style:text-properties fo:font-size="14pt" officeooo:paragraph-rsid="0c8989a0" style:font-name-asian="Times New Roman2" style:font-size-asian="14pt" style:font-name-complex="Times New Roman2" style:font-size-complex="14pt"/>
    </style:style>
    <style:style style:name="P285" style:family="paragraph" style:parent-style-name="Standard">
      <style:paragraph-properties fo:text-align="justify" style:justify-single-word="false" style:text-autospace="none"/>
      <style:text-properties fo:font-size="14pt" officeooo:paragraph-rsid="0c8989a0" style:font-name-asian="Courier" style:font-size-asian="14pt" style:font-name-complex="Courier" style:font-size-complex="14pt"/>
    </style:style>
    <style:style style:name="P286" style:family="paragraph" style:parent-style-name="Standard">
      <style:paragraph-properties fo:text-align="justify" style:justify-single-word="false" style:text-autospace="none"/>
      <style:text-properties fo:font-style="normal" officeooo:paragraph-rsid="0c8989a0" style:font-style-asian="normal" style:font-style-complex="normal"/>
    </style:style>
    <style:style style:name="P287" style:family="paragraph" style:parent-style-name="Standard">
      <style:text-properties fo:color="#ffffff" fo:font-size="24pt" fo:font-style="italic" fo:font-weight="bold" officeooo:paragraph-rsid="0c8989a0" style:font-name-asian="Arial1" style:font-size-asian="24pt" style:font-style-asian="italic" style:font-weight-asian="bold" style:font-name-complex="Arial1" style:font-size-complex="24pt" style:font-style-complex="italic" style:font-weight-complex="bold"/>
    </style:style>
    <style:style style:name="P288" style:family="paragraph" style:parent-style-name="Standard">
      <style:paragraph-properties fo:text-align="justify" style:justify-single-word="false" style:text-autospace="none">
        <style:tab-stops>
          <style:tab-stop style:position="0.8299in"/>
        </style:tab-stops>
      </style:paragraph-properties>
      <style:text-properties fo:font-size="12pt" officeooo:paragraph-rsid="0c8989a0" style:font-name-asian="Courier" style:font-size-asian="12pt" style:font-name-complex="Courier" style:font-size-complex="12pt"/>
    </style:style>
    <style:style style:name="P289" style:family="paragraph" style:parent-style-name="Standard">
      <style:paragraph-properties fo:margin-left="0in" fo:margin-right="0in" fo:text-align="justify" style:justify-single-word="false" fo:text-indent="0in" style:auto-text-indent="false" style:text-autospace="none"/>
      <style:text-properties fo:font-size="14pt" fo:font-style="normal" officeooo:rsid="0c87eba0" officeooo:paragraph-rsid="0c8989a0" style:font-name-asian="Times New Roman2" style:font-size-asian="14pt" style:font-style-asian="normal" style:font-name-complex="Times New Roman2" style:font-size-complex="14pt" style:font-style-complex="normal"/>
    </style:style>
    <style:style style:name="P290" style:family="paragraph" style:parent-style-name="Standard">
      <style:paragraph-properties fo:margin-left="0in" fo:margin-right="0in" fo:text-align="justify" style:justify-single-word="false" fo:text-indent="0in" style:auto-text-indent="false" style:text-autospace="none"/>
      <style:text-properties fo:font-size="14pt" fo:font-style="normal" officeooo:paragraph-rsid="0c8989a0" style:font-name-asian="Times New Roman2" style:font-size-asian="14pt" style:font-style-asian="normal" style:font-name-complex="Times New Roman2" style:font-size-complex="14pt" style:font-style-complex="normal"/>
    </style:style>
    <style:style style:name="P291" style:family="paragraph" style:parent-style-name="Standard">
      <style:paragraph-properties fo:margin-left="0in" fo:margin-right="0in" fo:text-align="justify" style:justify-single-word="false" fo:text-indent="0in" style:auto-text-indent="false" style:text-autospace="none"/>
      <style:text-properties fo:font-size="14pt" fo:font-style="normal" officeooo:paragraph-rsid="0c8989a0" style:font-size-asian="14pt" style:font-style-asian="normal" style:font-size-complex="14pt" style:font-style-complex="normal"/>
    </style:style>
    <style:style style:name="P292" style:family="paragraph" style:parent-style-name="Standard">
      <style:paragraph-properties fo:margin-left="0in" fo:margin-right="0in" fo:text-align="justify" style:justify-single-word="false" fo:text-indent="0in" style:auto-text-indent="false" style:text-autospace="none"/>
      <style:text-properties fo:font-size="14pt" officeooo:paragraph-rsid="0c8989a0" style:font-name-asian="Times New Roman2" style:font-size-asian="14pt" style:font-name-complex="Times New Roman2" style:font-size-complex="14pt"/>
    </style:style>
    <style:style style:name="P293" style:family="paragraph" style:parent-style-name="Standard">
      <style:paragraph-properties fo:margin-left="0in" fo:margin-right="0in" fo:text-align="justify" style:justify-single-word="false" fo:text-indent="0in" style:auto-text-indent="false" style:text-autospace="none"/>
      <style:text-properties fo:font-size="14pt" officeooo:paragraph-rsid="0c8989a0" style:font-size-asian="14pt" style:font-size-complex="14pt"/>
    </style:style>
    <style:style style:name="P294" style:family="paragraph" style:parent-style-name="Standard">
      <style:paragraph-properties fo:margin-left="0in" fo:margin-right="0in" fo:text-align="justify" style:justify-single-word="false" fo:text-indent="0in" style:auto-text-indent="false" style:text-autospace="none"/>
      <style:text-properties fo:font-size="14pt" fo:font-style="italic" officeooo:paragraph-rsid="0c8989a0" style:font-size-asian="14pt" style:font-style-asian="italic" style:font-size-complex="14pt" style:font-style-complex="italic"/>
    </style:style>
    <style:style style:name="P295" style:family="paragraph" style:parent-style-name="Standard">
      <style:paragraph-properties fo:margin-left="0in" fo:margin-right="0in" fo:text-align="justify" style:justify-single-word="false" fo:text-indent="0in" style:auto-text-indent="false" style:text-autospace="none"/>
      <style:text-properties fo:font-size="14pt" fo:font-style="italic" officeooo:paragraph-rsid="0c8989a0" style:font-name-asian="Times New Roman2" style:font-size-asian="14pt" style:font-style-asian="italic" style:font-name-complex="Times New Roman2" style:font-size-complex="14pt" style:font-style-complex="italic"/>
    </style:style>
    <style:style style:name="P296" style:family="paragraph" style:parent-style-name="Standard">
      <style:paragraph-properties fo:margin-left="0in" fo:margin-right="0in" fo:text-align="justify" style:justify-single-word="false" fo:text-indent="0in" style:auto-text-indent="false" style:text-autospace="none"/>
      <style:text-properties fo:font-size="14pt" officeooo:paragraph-rsid="0c8989a0" style:font-name-asian="Courier" style:font-size-asian="14pt" style:font-name-complex="Courier" style:font-size-complex="14pt"/>
    </style:style>
    <style:style style:name="P297" style:family="paragraph" style:parent-style-name="Standard">
      <style:paragraph-properties fo:margin-left="0in" fo:margin-right="0in" fo:text-align="justify" style:justify-single-word="false" fo:text-indent="0in" style:auto-text-indent="false" style:text-autospace="none"/>
      <style:text-properties officeooo:paragraph-rsid="0c8989a0"/>
    </style:style>
    <style:style style:name="P298" style:family="paragraph" style:parent-style-name="Standard">
      <style:paragraph-properties fo:margin-left="0in" fo:margin-right="0in" fo:text-align="justify" style:justify-single-word="false" fo:text-indent="0in" style:auto-text-indent="false" style:text-autospace="none"/>
      <style:text-properties fo:font-size="12pt" officeooo:paragraph-rsid="0c8989a0" style:font-name-asian="Times New Roman2" style:font-size-asian="12pt" style:font-name-complex="Times New Roman2" style:font-size-complex="12pt"/>
    </style:style>
    <style:style style:name="P299" style:family="paragraph" style:parent-style-name="Standard">
      <style:paragraph-properties fo:margin-left="0in" fo:margin-right="0in" fo:text-align="justify" style:justify-single-word="false" fo:text-indent="0in" style:auto-text-indent="false" style:text-autospace="none"/>
      <style:text-properties fo:font-size="12pt" officeooo:paragraph-rsid="0c8989a0" style:font-name-asian="Courier" style:font-size-asian="12pt" style:font-name-complex="Courier" style:font-size-complex="12pt"/>
    </style:style>
    <style:style style:name="P300" style:family="paragraph" style:parent-style-name="Standard">
      <style:paragraph-properties fo:margin-left="0in" fo:margin-right="0in" fo:text-align="justify" style:justify-single-word="false" fo:text-indent="0in" style:auto-text-indent="false" style:text-autospace="none"/>
      <style:text-properties fo:font-size="12pt" fo:font-style="italic" officeooo:paragraph-rsid="0c8989a0" style:font-size-asian="12pt" style:font-style-asian="italic" style:font-size-complex="12pt" style:font-style-complex="italic"/>
    </style:style>
    <style:style style:name="P301" style:family="paragraph" style:parent-style-name="Standard">
      <style:paragraph-properties fo:margin-left="0in" fo:margin-right="0in" fo:text-align="justify" style:justify-single-word="false" fo:text-indent="0in" style:auto-text-indent="false" style:text-autospace="none"/>
      <style:text-properties fo:font-size="12pt" officeooo:paragraph-rsid="0c8989a0" style:font-size-asian="12pt" style:font-size-complex="12pt"/>
    </style:style>
    <style:style style:name="P302" style:family="paragraph" style:parent-style-name="Standard">
      <style:paragraph-properties fo:margin-left="0in" fo:margin-right="0in" fo:text-align="justify" style:justify-single-word="false" fo:text-indent="0in" style:auto-text-indent="false" style:text-autospace="none"/>
      <style:text-properties fo:font-size="10pt" officeooo:paragraph-rsid="0c8989a0" style:font-name-asian="Courier" style:font-size-asian="10pt" style:font-name-complex="Courier" style:font-size-complex="10pt"/>
    </style:style>
    <style:style style:name="P303" style:family="paragraph" style:parent-style-name="Standard">
      <style:paragraph-properties fo:margin-left="0in" fo:margin-right="0in" fo:text-align="justify" style:justify-single-word="false" fo:text-indent="0in" style:auto-text-indent="false" style:text-autospace="none"/>
      <style:text-properties fo:font-style="normal" officeooo:paragraph-rsid="0c8989a0" style:font-style-asian="normal" style:font-style-complex="normal"/>
    </style:style>
    <style:style style:name="P304" style:family="paragraph" style:parent-style-name="Standard">
      <style:paragraph-properties fo:margin-left="0in" fo:margin-right="0in" fo:text-align="justify" style:justify-single-word="false" fo:text-indent="0in" style:auto-text-indent="false" style:text-autospace="none"/>
      <style:text-properties style:font-name="TimesNewRomanPSMT" fo:font-size="14pt" officeooo:paragraph-rsid="0c8989a0" style:font-size-asian="14pt" style:font-name-complex="TimesNewRomanPSMT" style:font-size-complex="14pt"/>
    </style:style>
    <style:style style:name="P305" style:family="paragraph" style:parent-style-name="Standard">
      <style:paragraph-properties fo:margin-left="0in" fo:margin-right="0in" fo:text-align="justify" style:justify-single-word="false" fo:text-indent="0in" style:auto-text-indent="false" style:text-autospace="none"/>
      <style:text-properties style:font-name="TimesNewRomanPSMT" fo:font-size="14pt" officeooo:paragraph-rsid="0c8989a0" style:font-name-asian="TimesNewRomanPSMT" style:font-size-asian="14pt" style:font-name-complex="TimesNewRomanPSMT" style:font-size-complex="14pt"/>
    </style:style>
    <style:style style:name="P306" style:family="paragraph" style:parent-style-name="Heading_20_3">
      <style:text-properties officeooo:rsid="0bf68309" officeooo:paragraph-rsid="0bf68309"/>
    </style:style>
    <style:style style:name="P307" style:family="paragraph" style:parent-style-name="Header">
      <style:paragraph-properties fo:text-align="end" style:justify-single-word="false"/>
    </style:style>
    <style:style style:name="P308" style:family="paragraph" style:parent-style-name="Text_20_body">
      <style:text-properties officeooo:rsid="0b877c80" officeooo:paragraph-rsid="0be5b74c"/>
    </style:style>
    <style:style style:name="T1" style:family="text">
      <style:text-properties fo:font-weight="bold" style:font-weight-asian="bold" style:font-weight-complex="bold"/>
    </style:style>
    <style:style style:name="T2" style:family="text">
      <style:text-properties fo:font-weight="bold" style:font-name-asian="Times New Roman" style:font-weight-asian="bold" style:font-name-complex="Times New Roman" style:font-weight-complex="bold"/>
    </style:style>
    <style:style style:name="T3" style:family="text">
      <style:text-properties officeooo:rsid="0a2e841a"/>
    </style:style>
    <style:style style:name="T4" style:family="text">
      <style:text-properties officeooo:rsid="0a30f87d"/>
    </style:style>
    <style:style style:name="T5" style:family="text">
      <style:text-properties fo:font-style="normal" style:font-name-asian="Times New Roman2" style:font-style-asian="normal" style:font-name-complex="Times New Roman2" style:font-style-complex="normal"/>
    </style:style>
    <style:style style:name="T6" style:family="text">
      <style:text-properties fo:font-style="normal" officeooo:rsid="08ca94cd" style:font-name-asian="Times New Roman2" style:font-style-asian="normal" style:font-name-complex="Times New Roman2" style:font-style-complex="normal"/>
    </style:style>
    <style:style style:name="T7" style:family="text">
      <style:text-properties fo:font-style="normal" officeooo:rsid="0a3c5a03" style:font-name-asian="Times New Roman2" style:font-style-asian="normal" style:font-name-complex="Times New Roman2" style:font-style-complex="normal"/>
    </style:style>
    <style:style style:name="T8" style:family="text">
      <style:text-properties fo:font-style="normal" officeooo:rsid="0a494c36" style:font-name-asian="Times New Roman2" style:font-style-asian="normal" style:font-name-complex="Times New Roman2" style:font-style-complex="normal"/>
    </style:style>
    <style:style style:name="T9" style:family="text">
      <style:text-properties fo:font-style="normal" officeooo:rsid="0a472268" style:font-name-asian="Times New Roman2" style:font-style-asian="normal" style:font-name-complex="Times New Roman2" style:font-style-complex="normal"/>
    </style:style>
    <style:style style:name="T10" style:family="text">
      <style:text-properties fo:font-style="normal" officeooo:rsid="0a2d7aed" style:font-name-asian="Times New Roman2" style:font-style-asian="normal" style:font-name-complex="Times New Roman2" style:font-style-complex="normal"/>
    </style:style>
    <style:style style:name="T11" style:family="text">
      <style:text-properties fo:font-style="normal" officeooo:rsid="0a3d362e" style:font-name-asian="Times New Roman2" style:font-style-asian="normal" style:font-name-complex="Times New Roman2" style:font-style-complex="normal"/>
    </style:style>
    <style:style style:name="T12" style:family="text">
      <style:text-properties fo:font-style="normal" officeooo:rsid="0a5dcc25" style:font-name-asian="Times New Roman2" style:font-style-asian="normal" style:font-name-complex="Times New Roman2" style:font-style-complex="normal"/>
    </style:style>
    <style:style style:name="T13" style:family="text">
      <style:text-properties fo:font-style="normal" officeooo:rsid="0a61773e" style:font-name-asian="Times New Roman2" style:font-style-asian="normal" style:font-name-complex="Times New Roman2" style:font-style-complex="normal"/>
    </style:style>
    <style:style style:name="T14" style:family="text">
      <style:text-properties fo:font-style="normal" officeooo:rsid="0a92eac7" style:font-name-asian="Times New Roman2" style:font-style-asian="normal" style:font-name-complex="Times New Roman2" style:font-style-complex="normal"/>
    </style:style>
    <style:style style:name="T15" style:family="text">
      <style:text-properties fo:font-style="normal" officeooo:rsid="0ab38ef5" style:font-name-asian="Times New Roman2" style:font-style-asian="normal" style:font-name-complex="Times New Roman2" style:font-style-complex="normal"/>
    </style:style>
    <style:style style:name="T16" style:family="text">
      <style:text-properties fo:font-style="normal" officeooo:rsid="0ac8c901" style:font-name-asian="Times New Roman2" style:font-style-asian="normal" style:font-name-complex="Times New Roman2" style:font-style-complex="normal"/>
    </style:style>
    <style:style style:name="T17" style:family="text">
      <style:text-properties fo:font-style="normal" officeooo:rsid="0acc6dd5" style:font-name-asian="Times New Roman2" style:font-style-asian="normal" style:font-name-complex="Times New Roman2" style:font-style-complex="normal"/>
    </style:style>
    <style:style style:name="T18" style:family="text">
      <style:text-properties fo:font-style="normal" officeooo:rsid="0a3e8163" style:font-name-asian="Times New Roman2" style:font-style-asian="normal" style:font-name-complex="Times New Roman2" style:font-style-complex="normal"/>
    </style:style>
    <style:style style:name="T19" style:family="text">
      <style:text-properties fo:font-style="normal" officeooo:rsid="0adbf479" style:font-name-asian="Times New Roman2" style:font-style-asian="normal" style:font-name-complex="Times New Roman2" style:font-style-complex="normal"/>
    </style:style>
    <style:style style:name="T20" style:family="text">
      <style:text-properties fo:font-style="normal" officeooo:rsid="0adc2565" style:font-name-asian="Times New Roman2" style:font-style-asian="normal" style:font-name-complex="Times New Roman2" style:font-style-complex="normal"/>
    </style:style>
    <style:style style:name="T21" style:family="text">
      <style:text-properties fo:font-style="normal" officeooo:rsid="0add4de0" style:font-name-asian="Times New Roman2" style:font-style-asian="normal" style:font-name-complex="Times New Roman2" style:font-style-complex="normal"/>
    </style:style>
    <style:style style:name="T22" style:family="text">
      <style:text-properties fo:font-style="normal" officeooo:rsid="0ae074be" style:font-name-asian="Times New Roman2" style:font-style-asian="normal" style:font-name-complex="Times New Roman2" style:font-style-complex="normal"/>
    </style:style>
    <style:style style:name="T23" style:family="text">
      <style:text-properties fo:font-style="normal" officeooo:rsid="0b06abc1" style:font-name-asian="Times New Roman2" style:font-style-asian="normal" style:font-name-complex="Times New Roman2" style:font-style-complex="normal"/>
    </style:style>
    <style:style style:name="T24" style:family="text">
      <style:text-properties fo:font-style="normal" officeooo:rsid="0b08a460" style:font-name-asian="Times New Roman2" style:font-style-asian="normal" style:font-name-complex="Times New Roman2" style:font-style-complex="normal"/>
    </style:style>
    <style:style style:name="T25" style:family="text">
      <style:text-properties fo:font-style="normal" officeooo:rsid="0b0a61c1" style:font-name-asian="Times New Roman2" style:font-style-asian="normal" style:font-name-complex="Times New Roman2" style:font-style-complex="normal"/>
    </style:style>
    <style:style style:name="T26" style:family="text">
      <style:text-properties fo:font-style="normal" officeooo:rsid="0b0c329a" style:font-name-asian="Times New Roman2" style:font-style-asian="normal" style:font-name-complex="Times New Roman2" style:font-style-complex="normal"/>
    </style:style>
    <style:style style:name="T27" style:family="text">
      <style:text-properties fo:font-style="normal" officeooo:rsid="0a6ba818" style:font-name-asian="Times New Roman2" style:font-style-asian="normal" style:font-name-complex="Times New Roman2" style:font-style-complex="normal"/>
    </style:style>
    <style:style style:name="T28" style:family="text">
      <style:text-properties fo:font-style="normal" officeooo:rsid="0b2d5552" style:font-name-asian="Times New Roman2" style:font-style-asian="normal" style:font-name-complex="Times New Roman2" style:font-style-complex="normal"/>
    </style:style>
    <style:style style:name="T29" style:family="text">
      <style:text-properties fo:font-style="normal" officeooo:rsid="0b4fc68e" style:font-name-asian="Times New Roman2" style:font-style-asian="normal" style:font-name-complex="Times New Roman2" style:font-style-complex="normal"/>
    </style:style>
    <style:style style:name="T30" style:family="text">
      <style:text-properties fo:font-style="normal" officeooo:rsid="0b45d260" style:font-name-asian="Times New Roman2" style:font-style-asian="normal" style:font-name-complex="Times New Roman2" style:font-style-complex="normal"/>
    </style:style>
    <style:style style:name="T31" style:family="text">
      <style:text-properties fo:font-style="normal" officeooo:rsid="0b536b08" style:font-name-asian="Times New Roman2" style:font-style-asian="normal" style:font-name-complex="Times New Roman2" style:font-style-complex="normal"/>
    </style:style>
    <style:style style:name="T32" style:family="text">
      <style:text-properties fo:font-style="normal" officeooo:rsid="0b658455" style:font-name-asian="Times New Roman2" style:font-style-asian="normal" style:font-name-complex="Times New Roman2" style:font-style-complex="normal"/>
    </style:style>
    <style:style style:name="T33" style:family="text">
      <style:text-properties fo:font-style="normal" officeooo:rsid="0abc62e6" style:font-name-asian="Times New Roman2" style:font-style-asian="normal" style:font-name-complex="Times New Roman2" style:font-style-complex="normal"/>
    </style:style>
    <style:style style:name="T34" style:family="text">
      <style:text-properties fo:font-style="normal" officeooo:rsid="08fee8e0" style:font-name-asian="Times New Roman2" style:font-style-asian="normal" style:font-name-complex="Times New Roman2" style:font-style-complex="normal"/>
    </style:style>
    <style:style style:name="T35" style:family="text">
      <style:text-properties fo:font-style="normal" officeooo:rsid="090635ef" style:font-name-asian="Times New Roman2" style:font-style-asian="normal" style:font-name-complex="Times New Roman2" style:font-style-complex="normal"/>
    </style:style>
    <style:style style:name="T36" style:family="text">
      <style:text-properties fo:font-style="normal" officeooo:rsid="0b7b68af" style:font-name-asian="Times New Roman2" style:font-style-asian="normal" style:font-name-complex="Times New Roman2" style:font-style-complex="normal"/>
    </style:style>
    <style:style style:name="T37" style:family="text">
      <style:text-properties fo:font-style="normal" officeooo:rsid="0b7ceaef" style:font-name-asian="Times New Roman2" style:font-style-asian="normal" style:font-name-complex="Times New Roman2" style:font-style-complex="normal"/>
    </style:style>
    <style:style style:name="T38" style:family="text">
      <style:text-properties fo:font-style="normal" officeooo:rsid="0a26f0fa" style:font-name-asian="Times New Roman2" style:font-style-asian="normal" style:font-name-complex="Times New Roman2" style:font-style-complex="normal"/>
    </style:style>
    <style:style style:name="T39" style:family="text">
      <style:text-properties fo:font-style="normal" officeooo:rsid="0b88cbb3" style:font-name-asian="Times New Roman2" style:font-style-asian="normal" style:font-name-complex="Times New Roman2" style:font-style-complex="normal"/>
    </style:style>
    <style:style style:name="T40" style:family="text">
      <style:text-properties fo:font-style="normal" officeooo:rsid="0b88e3d2" style:font-name-asian="Times New Roman2" style:font-style-asian="normal" style:font-name-complex="Times New Roman2" style:font-style-complex="normal"/>
    </style:style>
    <style:style style:name="T41" style:family="text">
      <style:text-properties fo:font-style="normal" officeooo:rsid="0b8b084f" style:font-name-asian="Times New Roman2" style:font-style-asian="normal" style:font-name-complex="Times New Roman2" style:font-style-complex="normal"/>
    </style:style>
    <style:style style:name="T42" style:family="text">
      <style:text-properties fo:font-style="normal" officeooo:rsid="0b8c5270" style:font-name-asian="Times New Roman2" style:font-style-asian="normal" style:font-name-complex="Times New Roman2" style:font-style-complex="normal"/>
    </style:style>
    <style:style style:name="T43" style:family="text">
      <style:text-properties fo:font-style="normal" officeooo:rsid="0b8c57e7" style:font-name-asian="Times New Roman2" style:font-style-asian="normal" style:font-name-complex="Times New Roman2" style:font-style-complex="normal"/>
    </style:style>
    <style:style style:name="T44" style:family="text">
      <style:text-properties fo:font-style="normal" officeooo:rsid="0b8eb8c7" style:font-name-asian="Times New Roman2" style:font-style-asian="normal" style:font-name-complex="Times New Roman2" style:font-style-complex="normal"/>
    </style:style>
    <style:style style:name="T45" style:family="text">
      <style:text-properties fo:font-style="normal" officeooo:rsid="0b926e2a" style:font-name-asian="Times New Roman2" style:font-style-asian="normal" style:font-name-complex="Times New Roman2" style:font-style-complex="normal"/>
    </style:style>
    <style:style style:name="T46" style:family="text">
      <style:text-properties fo:font-style="normal" officeooo:rsid="0b9638c2" style:font-name-asian="Times New Roman2" style:font-style-asian="normal" style:font-name-complex="Times New Roman2" style:font-style-complex="normal"/>
    </style:style>
    <style:style style:name="T47" style:family="text">
      <style:text-properties fo:font-style="normal" officeooo:rsid="0b98885a" style:font-name-asian="Times New Roman2" style:font-style-asian="normal" style:font-name-complex="Times New Roman2" style:font-style-complex="normal"/>
    </style:style>
    <style:style style:name="T48" style:family="text">
      <style:text-properties fo:font-style="normal" officeooo:rsid="0b8bba1f" style:font-name-asian="Times New Roman2" style:font-style-asian="normal" style:font-name-complex="Times New Roman2" style:font-style-complex="normal"/>
    </style:style>
    <style:style style:name="T49" style:family="text">
      <style:text-properties fo:font-style="normal" officeooo:rsid="0b9d7dc1" style:font-name-asian="Times New Roman2" style:font-style-asian="normal" style:font-name-complex="Times New Roman2" style:font-style-complex="normal"/>
    </style:style>
    <style:style style:name="T50" style:family="text">
      <style:text-properties fo:font-style="normal" officeooo:rsid="0ba48c7e" style:font-name-asian="Times New Roman2" style:font-style-asian="normal" style:font-name-complex="Times New Roman2" style:font-style-complex="normal"/>
    </style:style>
    <style:style style:name="T51" style:family="text">
      <style:text-properties fo:font-style="normal" officeooo:rsid="0ba5b9db" style:font-name-asian="Times New Roman2" style:font-style-asian="normal" style:font-name-complex="Times New Roman2" style:font-style-complex="normal"/>
    </style:style>
    <style:style style:name="T52" style:family="text">
      <style:text-properties fo:font-style="normal" officeooo:rsid="0ba9418c" style:font-name-asian="Times New Roman2" style:font-style-asian="normal" style:font-name-complex="Times New Roman2" style:font-style-complex="normal"/>
    </style:style>
    <style:style style:name="T53" style:family="text">
      <style:text-properties fo:font-style="normal" officeooo:rsid="0baa40e8" style:font-name-asian="Times New Roman2" style:font-style-asian="normal" style:font-name-complex="Times New Roman2" style:font-style-complex="normal"/>
    </style:style>
    <style:style style:name="T54" style:family="text">
      <style:text-properties fo:font-style="normal" officeooo:rsid="0bab8a98" style:font-name-asian="Times New Roman2" style:font-style-asian="normal" style:font-name-complex="Times New Roman2" style:font-style-complex="normal"/>
    </style:style>
    <style:style style:name="T55" style:family="text">
      <style:text-properties fo:font-style="normal" officeooo:rsid="0bb39722" style:font-name-asian="Times New Roman2" style:font-style-asian="normal" style:font-name-complex="Times New Roman2" style:font-style-complex="normal"/>
    </style:style>
    <style:style style:name="T56" style:family="text">
      <style:text-properties fo:font-style="normal" officeooo:rsid="0bb56c67" style:font-name-asian="Times New Roman2" style:font-style-asian="normal" style:font-name-complex="Times New Roman2" style:font-style-complex="normal"/>
    </style:style>
    <style:style style:name="T57" style:family="text">
      <style:text-properties fo:font-style="normal" officeooo:rsid="0bb6be1f" style:font-name-asian="Times New Roman2" style:font-style-asian="normal" style:font-name-complex="Times New Roman2" style:font-style-complex="normal"/>
    </style:style>
    <style:style style:name="T58" style:family="text">
      <style:text-properties fo:font-style="normal" officeooo:rsid="0bb86692" style:font-name-asian="Times New Roman2" style:font-style-asian="normal" style:font-name-complex="Times New Roman2" style:font-style-complex="normal"/>
    </style:style>
    <style:style style:name="T59" style:family="text">
      <style:text-properties fo:font-style="normal" officeooo:rsid="0bbb1857" style:font-name-asian="Times New Roman2" style:font-style-asian="normal" style:font-name-complex="Times New Roman2" style:font-style-complex="normal"/>
    </style:style>
    <style:style style:name="T60" style:family="text">
      <style:text-properties fo:font-style="normal" officeooo:rsid="0be75072" style:font-name-asian="Times New Roman2" style:font-style-asian="normal" style:font-name-complex="Times New Roman2" style:font-style-complex="normal"/>
    </style:style>
    <style:style style:name="T61" style:family="text">
      <style:text-properties fo:font-style="normal" officeooo:rsid="0bf12d95" style:font-name-asian="Times New Roman2" style:font-style-asian="normal" style:font-name-complex="Times New Roman2" style:font-style-complex="normal"/>
    </style:style>
    <style:style style:name="T62" style:family="text">
      <style:text-properties fo:font-style="normal" officeooo:rsid="0bf1a9bc" style:font-name-asian="Times New Roman2" style:font-style-asian="normal" style:font-name-complex="Times New Roman2" style:font-style-complex="normal"/>
    </style:style>
    <style:style style:name="T63" style:family="text">
      <style:text-properties fo:font-style="normal" officeooo:rsid="0bf28792" style:font-name-asian="Times New Roman2" style:font-style-asian="normal" style:font-name-complex="Times New Roman2" style:font-style-complex="normal"/>
    </style:style>
    <style:style style:name="T64" style:family="text">
      <style:text-properties fo:font-style="normal" officeooo:rsid="0bf310cd" style:font-name-asian="Times New Roman2" style:font-style-asian="normal" style:font-name-complex="Times New Roman2" style:font-style-complex="normal"/>
    </style:style>
    <style:style style:name="T65" style:family="text">
      <style:text-properties fo:font-style="normal" officeooo:rsid="0bfc8461" style:font-name-asian="Times New Roman2" style:font-style-asian="normal" style:font-name-complex="Times New Roman2" style:font-style-complex="normal"/>
    </style:style>
    <style:style style:name="T66" style:family="text">
      <style:text-properties fo:font-style="normal" officeooo:rsid="0b66c51f" style:font-name-asian="Times New Roman2" style:font-style-asian="normal" style:font-name-complex="Times New Roman2" style:font-style-complex="normal"/>
    </style:style>
    <style:style style:name="T67" style:family="text">
      <style:text-properties fo:font-style="normal" officeooo:rsid="0c05bd55" style:font-name-asian="Times New Roman2" style:font-style-asian="normal" style:font-name-complex="Times New Roman2" style:font-style-complex="normal"/>
    </style:style>
    <style:style style:name="T68" style:family="text">
      <style:text-properties fo:font-style="normal" officeooo:rsid="0c25f1cc" style:font-name-asian="Times New Roman2" style:font-style-asian="normal" style:font-name-complex="Times New Roman2" style:font-style-complex="normal"/>
    </style:style>
    <style:style style:name="T69" style:family="text">
      <style:text-properties fo:font-style="normal" officeooo:rsid="0b551cc4" style:font-name-asian="Times New Roman2" style:font-style-asian="normal" style:font-name-complex="Times New Roman2" style:font-style-complex="normal"/>
    </style:style>
    <style:style style:name="T70" style:family="text">
      <style:text-properties fo:font-style="normal" officeooo:rsid="0c33df9a" style:font-name-asian="Times New Roman2" style:font-style-asian="normal" style:font-name-complex="Times New Roman2" style:font-style-complex="normal"/>
    </style:style>
    <style:style style:name="T71" style:family="text">
      <style:text-properties fo:font-style="normal" officeooo:rsid="0c33f90b" style:font-name-asian="Times New Roman2" style:font-style-asian="normal" style:font-name-complex="Times New Roman2" style:font-style-complex="normal"/>
    </style:style>
    <style:style style:name="T72" style:family="text">
      <style:text-properties fo:font-style="normal" officeooo:rsid="0c35ca95" style:font-name-asian="Times New Roman2" style:font-style-asian="normal" style:font-name-complex="Times New Roman2" style:font-style-complex="normal"/>
    </style:style>
    <style:style style:name="T73" style:family="text">
      <style:text-properties fo:font-style="normal" officeooo:rsid="0c37223d" style:font-name-asian="Times New Roman2" style:font-style-asian="normal" style:font-name-complex="Times New Roman2" style:font-style-complex="normal"/>
    </style:style>
    <style:style style:name="T74" style:family="text">
      <style:text-properties fo:font-style="normal" officeooo:rsid="0c527e93" style:font-name-asian="Times New Roman2" style:font-style-asian="normal" style:font-name-complex="Times New Roman2" style:font-style-complex="normal"/>
    </style:style>
    <style:style style:name="T75" style:family="text">
      <style:text-properties fo:font-style="normal" officeooo:rsid="0c664280" style:font-name-asian="Times New Roman2" style:font-style-asian="normal" style:font-name-complex="Times New Roman2" style:font-style-complex="normal"/>
    </style:style>
    <style:style style:name="T76" style:family="text">
      <style:text-properties fo:font-style="normal" officeooo:rsid="0c6d99b0" style:font-name-asian="Times New Roman2" style:font-style-asian="normal" style:font-name-complex="Times New Roman2" style:font-style-complex="normal"/>
    </style:style>
    <style:style style:name="T77" style:family="text">
      <style:text-properties fo:font-style="normal" officeooo:rsid="0c77b128" style:font-name-asian="Times New Roman2" style:font-style-asian="normal" style:font-name-complex="Times New Roman2" style:font-style-complex="normal"/>
    </style:style>
    <style:style style:name="T78" style:family="text">
      <style:text-properties fo:font-style="normal" officeooo:rsid="0af570cb" style:font-style-asian="normal" style:font-style-complex="normal"/>
    </style:style>
    <style:style style:name="T79" style:family="text">
      <style:text-properties fo:font-style="normal" officeooo:rsid="0afc4f5b" style:font-style-asian="normal" style:font-style-complex="normal"/>
    </style:style>
    <style:style style:name="T80" style:family="text">
      <style:text-properties officeooo:rsid="0a4ea502"/>
    </style:style>
    <style:style style:name="T81" style:family="text">
      <style:text-properties officeooo:rsid="0a4fb7fb"/>
    </style:style>
    <style:style style:name="T82" style:family="text">
      <style:text-properties officeooo:rsid="0a51f22d"/>
    </style:style>
    <style:style style:name="T83" style:family="text">
      <style:text-properties officeooo:rsid="0a521455"/>
    </style:style>
    <style:style style:name="T84" style:family="text">
      <style:text-properties officeooo:rsid="0a53e6fd"/>
    </style:style>
    <style:style style:name="T85" style:family="text">
      <style:text-properties officeooo:rsid="0a5567e3"/>
    </style:style>
    <style:style style:name="T86" style:family="text">
      <style:text-properties officeooo:rsid="0a56f563"/>
    </style:style>
    <style:style style:name="T87" style:family="text">
      <style:text-properties officeooo:rsid="0a570d65"/>
    </style:style>
    <style:style style:name="T88" style:family="text">
      <style:text-properties officeooo:rsid="0a570f54"/>
    </style:style>
    <style:style style:name="T89" style:family="text">
      <style:text-properties officeooo:rsid="0a5751c5"/>
    </style:style>
    <style:style style:name="T90" style:family="text">
      <style:text-properties officeooo:rsid="0a58da0d"/>
    </style:style>
    <style:style style:name="T91" style:family="text">
      <style:text-properties officeooo:rsid="0a5c9b17"/>
    </style:style>
    <style:style style:name="T92" style:family="text">
      <style:text-properties officeooo:rsid="0a5dcc25"/>
    </style:style>
    <style:style style:name="T93" style:family="text">
      <style:text-properties officeooo:rsid="0a61773e"/>
    </style:style>
    <style:style style:name="T94" style:family="text">
      <style:text-properties officeooo:rsid="0a62a7b5"/>
    </style:style>
    <style:style style:name="T95" style:family="text">
      <style:text-properties officeooo:rsid="0a63c3b5"/>
    </style:style>
    <style:style style:name="T96" style:family="text">
      <style:text-properties officeooo:rsid="0a669b68"/>
    </style:style>
    <style:style style:name="T97" style:family="text">
      <style:text-properties officeooo:rsid="0a6879ce"/>
    </style:style>
    <style:style style:name="T98" style:family="text">
      <style:text-properties officeooo:rsid="0a69b951"/>
    </style:style>
    <style:style style:name="T99" style:family="text">
      <style:text-properties officeooo:rsid="0a6ba818"/>
    </style:style>
    <style:style style:name="T100" style:family="text">
      <style:text-properties officeooo:rsid="0a6d219b"/>
    </style:style>
    <style:style style:name="T101" style:family="text">
      <style:text-properties officeooo:rsid="0a6e09e5"/>
    </style:style>
    <style:style style:name="T102" style:family="text">
      <style:text-properties officeooo:rsid="0a6f93d0"/>
    </style:style>
    <style:style style:name="T103" style:family="text">
      <style:text-properties officeooo:rsid="0a714c4f"/>
    </style:style>
    <style:style style:name="T104" style:family="text">
      <style:text-properties officeooo:rsid="0a717c89"/>
    </style:style>
    <style:style style:name="T105" style:family="text">
      <style:text-properties officeooo:rsid="0a754b81"/>
    </style:style>
    <style:style style:name="T106" style:family="text">
      <style:text-properties officeooo:rsid="0a766bbf"/>
    </style:style>
    <style:style style:name="T107" style:family="text">
      <style:text-properties fo:font-weight="normal" officeooo:rsid="0a766bbf" style:font-weight-asian="normal" style:font-weight-complex="normal"/>
    </style:style>
    <style:style style:name="T108" style:family="text">
      <style:text-properties fo:font-style="italic" style:font-style-asian="italic" style:font-style-complex="italic"/>
    </style:style>
    <style:style style:name="T109" style:family="text">
      <style:text-properties fo:font-style="italic" officeooo:rsid="0a84d48b" style:font-style-asian="italic" style:font-style-complex="italic"/>
    </style:style>
    <style:style style:name="T110" style:family="text">
      <style:text-properties fo:font-style="italic" officeooo:rsid="0a867a15" style:font-style-asian="italic" style:font-style-complex="italic"/>
    </style:style>
    <style:style style:name="T111" style:family="text">
      <style:text-properties fo:font-style="italic" officeooo:rsid="0a87fbf7" style:font-style-asian="italic" style:font-style-complex="italic"/>
    </style:style>
    <style:style style:name="T112" style:family="text">
      <style:text-properties fo:font-style="italic" officeooo:rsid="0a94a3f6" style:font-style-asian="italic" style:font-style-complex="italic"/>
    </style:style>
    <style:style style:name="T113" style:family="text">
      <style:text-properties fo:font-style="italic" officeooo:rsid="0a9e4f86" style:font-style-asian="italic" style:font-style-complex="italic"/>
    </style:style>
    <style:style style:name="T114" style:family="text">
      <style:text-properties fo:font-style="italic" officeooo:rsid="0b01c73d" style:font-style-asian="italic" style:font-style-complex="italic"/>
    </style:style>
    <style:style style:name="T115" style:family="text">
      <style:text-properties fo:font-style="italic" officeooo:rsid="0afc4f5b" style:font-style-asian="italic" style:font-style-complex="italic"/>
    </style:style>
    <style:style style:name="T116" style:family="text">
      <style:text-properties fo:font-style="italic" officeooo:rsid="0af570cb" style:font-style-asian="italic" style:font-style-complex="italic"/>
    </style:style>
    <style:style style:name="T117" style:family="text">
      <style:text-properties fo:font-style="italic" officeooo:rsid="0b040117" style:font-style-asian="italic" style:font-style-complex="italic"/>
    </style:style>
    <style:style style:name="T118" style:family="text">
      <style:text-properties fo:font-style="italic" officeooo:rsid="0bc33bd0" style:font-style-asian="italic" style:font-style-complex="italic"/>
    </style:style>
    <style:style style:name="T119" style:family="text">
      <style:text-properties fo:font-style="italic" officeooo:rsid="0b91c4df" style:font-style-asian="italic" style:font-style-complex="italic"/>
    </style:style>
    <style:style style:name="T120" style:family="text">
      <style:text-properties fo:font-style="italic" officeooo:rsid="0a9154a8" style:font-style-asian="italic" style:font-style-complex="italic"/>
    </style:style>
    <style:style style:name="T121" style:family="text">
      <style:text-properties fo:font-style="italic" officeooo:rsid="0b577ef6" style:font-style-asian="italic" style:font-style-complex="italic"/>
    </style:style>
    <style:style style:name="T122" style:family="text">
      <style:text-properties fo:font-style="italic" officeooo:rsid="0befefd9" style:font-style-asian="italic" style:font-style-complex="italic"/>
    </style:style>
    <style:style style:name="T123" style:family="text">
      <style:text-properties officeooo:rsid="0a7673ee"/>
    </style:style>
    <style:style style:name="T124" style:family="text">
      <style:text-properties officeooo:rsid="0a7af076"/>
    </style:style>
    <style:style style:name="T125" style:family="text">
      <style:text-properties officeooo:rsid="0a7b4fcb"/>
    </style:style>
    <style:style style:name="T126" style:family="text">
      <style:text-properties officeooo:rsid="0a7d274c"/>
    </style:style>
    <style:style style:name="T127" style:family="text">
      <style:text-properties officeooo:rsid="0a7db592"/>
    </style:style>
    <style:style style:name="T128" style:family="text">
      <style:text-properties officeooo:rsid="0a7e626a"/>
    </style:style>
    <style:style style:name="T129" style:family="text">
      <style:text-properties officeooo:rsid="0a8085bf"/>
    </style:style>
    <style:style style:name="T130" style:family="text">
      <style:text-properties officeooo:rsid="0a82096c"/>
    </style:style>
    <style:style style:name="T131" style:family="text">
      <style:text-properties officeooo:rsid="0a8339c8"/>
    </style:style>
    <style:style style:name="T132" style:family="text">
      <style:text-properties officeooo:rsid="0a84d48b"/>
    </style:style>
    <style:style style:name="T133" style:family="text">
      <style:text-properties officeooo:rsid="0a867a15"/>
    </style:style>
    <style:style style:name="T134" style:family="text">
      <style:text-properties officeooo:rsid="0959d5c1"/>
    </style:style>
    <style:style style:name="T135" style:family="text">
      <style:text-properties officeooo:rsid="09ee6026"/>
    </style:style>
    <style:style style:name="T136" style:family="text">
      <style:text-properties officeooo:rsid="0975b155"/>
    </style:style>
    <style:style style:name="T137" style:family="text">
      <style:text-properties officeooo:rsid="0955391a"/>
    </style:style>
    <style:style style:name="T138" style:family="text">
      <style:text-properties officeooo:rsid="09793c0a"/>
    </style:style>
    <style:style style:name="T139" style:family="text">
      <style:text-properties officeooo:rsid="09582d48"/>
    </style:style>
    <style:style style:name="T140" style:family="text">
      <style:text-properties officeooo:rsid="09587d0b"/>
    </style:style>
    <style:style style:name="T141" style:family="text">
      <style:text-properties officeooo:rsid="097cfcb9"/>
    </style:style>
    <style:style style:name="T142" style:family="text">
      <style:text-properties officeooo:rsid="0a8a1bcf"/>
    </style:style>
    <style:style style:name="T143" style:family="text">
      <style:text-properties officeooo:rsid="0a8aff29"/>
    </style:style>
    <style:style style:name="T144" style:family="text">
      <style:text-properties officeooo:rsid="0a8f6a3c"/>
    </style:style>
    <style:style style:name="T145" style:family="text">
      <style:text-properties officeooo:rsid="0a904618"/>
    </style:style>
    <style:style style:name="T146" style:family="text">
      <style:text-properties officeooo:rsid="0a9154a8"/>
    </style:style>
    <style:style style:name="T147" style:family="text">
      <style:text-properties officeooo:rsid="0a92eac7"/>
    </style:style>
    <style:style style:name="T148" style:family="text">
      <style:text-properties officeooo:rsid="0a94a3f6"/>
    </style:style>
    <style:style style:name="T149" style:family="text">
      <style:text-properties officeooo:rsid="0a973515"/>
    </style:style>
    <style:style style:name="T150" style:family="text">
      <style:text-properties officeooo:rsid="0a994b87"/>
    </style:style>
    <style:style style:name="T151" style:family="text">
      <style:text-properties officeooo:rsid="0a997aa5"/>
    </style:style>
    <style:style style:name="T152" style:family="text">
      <style:text-properties officeooo:rsid="0a9d178d"/>
    </style:style>
    <style:style style:name="T153" style:family="text">
      <style:text-properties officeooo:rsid="0a9d34ff"/>
    </style:style>
    <style:style style:name="T154" style:family="text">
      <style:text-properties officeooo:rsid="0a9e4f86"/>
    </style:style>
    <style:style style:name="T155" style:family="text">
      <style:text-properties officeooo:rsid="0a9f7357"/>
    </style:style>
    <style:style style:name="T156" style:family="text">
      <style:text-properties officeooo:rsid="0aa29f9f"/>
    </style:style>
    <style:style style:name="T157" style:family="text">
      <style:text-properties officeooo:rsid="0aa40ade"/>
    </style:style>
    <style:style style:name="T158" style:family="text">
      <style:text-properties officeooo:rsid="0aa6dd40"/>
    </style:style>
    <style:style style:name="T159" style:family="text">
      <style:text-properties officeooo:rsid="0aa9f859"/>
    </style:style>
    <style:style style:name="T160" style:family="text">
      <style:text-properties officeooo:rsid="0aaf5692"/>
    </style:style>
    <style:style style:name="T161" style:family="text">
      <style:text-properties officeooo:rsid="0ab30f94"/>
    </style:style>
    <style:style style:name="T162" style:family="text">
      <style:text-properties officeooo:rsid="0ab67f24"/>
    </style:style>
    <style:style style:name="T163" style:family="text">
      <style:text-properties officeooo:rsid="0ab6b008"/>
    </style:style>
    <style:style style:name="T164" style:family="text">
      <style:text-properties officeooo:rsid="0abb4fbb"/>
    </style:style>
    <style:style style:name="T165" style:family="text">
      <style:text-properties officeooo:rsid="08e08e62"/>
    </style:style>
    <style:style style:name="T166" style:family="text">
      <style:text-properties officeooo:rsid="09468d9e"/>
    </style:style>
    <style:style style:name="T167" style:family="text">
      <style:text-properties officeooo:rsid="096477ce"/>
    </style:style>
    <style:style style:name="T168" style:family="text">
      <style:text-properties officeooo:rsid="091a38bd"/>
    </style:style>
    <style:style style:name="T169" style:family="text">
      <style:text-properties officeooo:rsid="091b6210"/>
    </style:style>
    <style:style style:name="T170" style:family="text">
      <style:text-properties officeooo:rsid="0964b1a6"/>
    </style:style>
    <style:style style:name="T171" style:family="text">
      <style:text-properties officeooo:rsid="08f065ec"/>
    </style:style>
    <style:style style:name="T172" style:family="text">
      <style:text-properties officeooo:rsid="09359095"/>
    </style:style>
    <style:style style:name="T173" style:family="text">
      <style:text-properties officeooo:rsid="09ea58c5"/>
    </style:style>
    <style:style style:name="T174" style:family="text">
      <style:text-properties officeooo:rsid="09683dd2"/>
    </style:style>
    <style:style style:name="T175" style:family="text">
      <style:text-properties officeooo:rsid="093aed61"/>
    </style:style>
    <style:style style:name="T176" style:family="text">
      <style:text-properties officeooo:rsid="0969283d"/>
    </style:style>
    <style:style style:name="T177" style:family="text">
      <style:text-properties officeooo:rsid="096b1fa5"/>
    </style:style>
    <style:style style:name="T178" style:family="text">
      <style:text-properties officeooo:rsid="093b773b"/>
    </style:style>
    <style:style style:name="T179" style:family="text">
      <style:text-properties officeooo:rsid="096be0b0"/>
    </style:style>
    <style:style style:name="T180" style:family="text">
      <style:text-properties officeooo:rsid="08f26169"/>
    </style:style>
    <style:style style:name="T181" style:family="text">
      <style:text-properties officeooo:rsid="08f44b36"/>
    </style:style>
    <style:style style:name="T182" style:family="text">
      <style:text-properties officeooo:rsid="099f75fe"/>
    </style:style>
    <style:style style:name="T183" style:family="text">
      <style:text-properties officeooo:rsid="08dbe2cb"/>
    </style:style>
    <style:style style:name="T184" style:family="text">
      <style:text-properties officeooo:rsid="096cb488"/>
    </style:style>
    <style:style style:name="T185" style:family="text">
      <style:text-properties officeooo:rsid="096d2fce"/>
    </style:style>
    <style:style style:name="T186" style:family="text">
      <style:text-properties officeooo:rsid="08f65c99"/>
    </style:style>
    <style:style style:name="T187" style:family="text">
      <style:text-properties officeooo:rsid="08dcc7d3"/>
    </style:style>
    <style:style style:name="T188" style:family="text">
      <style:text-properties officeooo:rsid="096e4c6c"/>
    </style:style>
    <style:style style:name="T189" style:family="text">
      <style:text-properties officeooo:rsid="08ded56b"/>
    </style:style>
    <style:style style:name="T190" style:family="text">
      <style:text-properties officeooo:rsid="08f79538"/>
    </style:style>
    <style:style style:name="T191" style:family="text">
      <style:text-properties officeooo:rsid="096feabd"/>
    </style:style>
    <style:style style:name="T192" style:family="text">
      <style:text-properties officeooo:rsid="0abbfec2"/>
    </style:style>
    <style:style style:name="T193" style:family="text">
      <style:text-properties officeooo:rsid="0abd66be"/>
    </style:style>
    <style:style style:name="T194" style:family="text">
      <style:text-properties officeooo:rsid="0ac15f0f"/>
    </style:style>
    <style:style style:name="T195" style:family="text">
      <style:text-properties officeooo:rsid="0ac19572"/>
    </style:style>
    <style:style style:name="T196" style:family="text">
      <style:text-properties officeooo:rsid="0ac34a5f"/>
    </style:style>
    <style:style style:name="T197" style:family="text">
      <style:text-properties officeooo:rsid="0ac8c901"/>
    </style:style>
    <style:style style:name="T198" style:family="text">
      <style:text-properties officeooo:rsid="0ad24f95"/>
    </style:style>
    <style:style style:name="T199" style:family="text">
      <style:text-properties officeooo:rsid="0ad3a2cc"/>
    </style:style>
    <style:style style:name="T200" style:family="text">
      <style:text-properties officeooo:rsid="0ad4dc69"/>
    </style:style>
    <style:style style:name="T201" style:family="text">
      <style:text-properties officeooo:rsid="0ad5ef0c"/>
    </style:style>
    <style:style style:name="T202" style:family="text">
      <style:text-properties officeooo:rsid="0ad6ba2a"/>
    </style:style>
    <style:style style:name="T203" style:family="text">
      <style:text-properties officeooo:rsid="0ad7bedb"/>
    </style:style>
    <style:style style:name="T204" style:family="text">
      <style:text-properties officeooo:rsid="0ad8910f"/>
    </style:style>
    <style:style style:name="T205" style:family="text">
      <style:text-properties officeooo:rsid="0ad94b85"/>
    </style:style>
    <style:style style:name="T206" style:family="text">
      <style:text-properties officeooo:rsid="0ae074be"/>
    </style:style>
    <style:style style:name="T207" style:family="text">
      <style:text-properties officeooo:rsid="0ae22cb5"/>
    </style:style>
    <style:style style:name="T208" style:family="text">
      <style:text-properties officeooo:rsid="0ae5ec48"/>
    </style:style>
    <style:style style:name="T209" style:family="text">
      <style:text-properties officeooo:rsid="0ae7565b"/>
    </style:style>
    <style:style style:name="T210" style:family="text">
      <style:text-properties officeooo:rsid="0aeb6a7c"/>
    </style:style>
    <style:style style:name="T211" style:family="text">
      <style:text-properties officeooo:rsid="0aed2fae"/>
    </style:style>
    <style:style style:name="T212" style:family="text">
      <style:text-properties officeooo:rsid="0aef800a"/>
    </style:style>
    <style:style style:name="T213" style:family="text">
      <style:text-properties officeooo:rsid="0af570cb"/>
    </style:style>
    <style:style style:name="T214" style:family="text">
      <style:text-properties officeooo:rsid="0af631f2"/>
    </style:style>
    <style:style style:name="T215" style:family="text">
      <style:text-properties officeooo:rsid="0af8601d"/>
    </style:style>
    <style:style style:name="T216" style:family="text">
      <style:text-properties officeooo:rsid="0af9ca2f"/>
    </style:style>
    <style:style style:name="T217" style:family="text">
      <style:text-properties officeooo:rsid="0afaca19"/>
    </style:style>
    <style:style style:name="T218" style:family="text">
      <style:text-properties officeooo:rsid="0afc4f5b"/>
    </style:style>
    <style:style style:name="T219" style:family="text">
      <style:text-properties officeooo:rsid="0affe692"/>
    </style:style>
    <style:style style:name="T220" style:family="text">
      <style:text-properties officeooo:rsid="0b01c73d"/>
    </style:style>
    <style:style style:name="T221" style:family="text">
      <style:text-properties officeooo:rsid="0b028c01"/>
    </style:style>
    <style:style style:name="T222" style:family="text">
      <style:text-properties officeooo:rsid="0b040117"/>
    </style:style>
    <style:style style:name="T223" style:family="text">
      <style:text-properties officeooo:rsid="0b0a61c1"/>
    </style:style>
    <style:style style:name="T224" style:family="text">
      <style:text-properties officeooo:rsid="0b0dd638"/>
    </style:style>
    <style:style style:name="T225" style:family="text">
      <style:text-properties officeooo:rsid="0b0efd2b"/>
    </style:style>
    <style:style style:name="T226" style:family="text">
      <style:text-properties officeooo:rsid="0b0fdbc1"/>
    </style:style>
    <style:style style:name="T227" style:family="text">
      <style:text-properties officeooo:rsid="0b112cce"/>
    </style:style>
    <style:style style:name="T228" style:family="text">
      <style:text-properties officeooo:rsid="0b13281f"/>
    </style:style>
    <style:style style:name="T229" style:family="text">
      <style:text-properties officeooo:rsid="0b14e12b"/>
    </style:style>
    <style:style style:name="T230" style:family="text">
      <style:text-properties officeooo:rsid="0b15730e"/>
    </style:style>
    <style:style style:name="T231" style:family="text">
      <style:text-properties officeooo:rsid="0b1661bf"/>
    </style:style>
    <style:style style:name="T232" style:family="text">
      <style:text-properties officeooo:rsid="0b1719fe"/>
    </style:style>
    <style:style style:name="T233" style:family="text">
      <style:text-properties officeooo:rsid="0b18be75"/>
    </style:style>
    <style:style style:name="T234" style:family="text">
      <style:text-properties officeooo:rsid="0b1b4b9a"/>
    </style:style>
    <style:style style:name="T235" style:family="text">
      <style:text-properties officeooo:rsid="0b23047f"/>
    </style:style>
    <style:style style:name="T236" style:family="text">
      <style:text-properties officeooo:rsid="0b24fcae"/>
    </style:style>
    <style:style style:name="T237" style:family="text">
      <style:text-properties officeooo:rsid="0b287819"/>
    </style:style>
    <style:style style:name="T238" style:family="text">
      <style:text-properties officeooo:rsid="0b2d5552"/>
    </style:style>
    <style:style style:name="T239" style:family="text">
      <style:text-properties officeooo:rsid="0b2f3ba0"/>
    </style:style>
    <style:style style:name="T240" style:family="text">
      <style:text-properties officeooo:rsid="0b3182dd"/>
    </style:style>
    <style:style style:name="T241" style:family="text">
      <style:text-properties officeooo:rsid="0b318ef0"/>
    </style:style>
    <style:style style:name="T242" style:family="text">
      <style:text-properties officeooo:rsid="0b33f546"/>
    </style:style>
    <style:style style:name="T243" style:family="text">
      <style:text-properties officeooo:rsid="0b35cef1"/>
    </style:style>
    <style:style style:name="T244" style:family="text">
      <style:text-properties officeooo:rsid="0b36ce5a"/>
    </style:style>
    <style:style style:name="T245" style:family="text">
      <style:text-properties officeooo:rsid="0b3a482c"/>
    </style:style>
    <style:style style:name="T246" style:family="text">
      <style:text-properties officeooo:rsid="0b3b5727"/>
    </style:style>
    <style:style style:name="T247" style:family="text">
      <style:text-properties officeooo:rsid="0b3c5c7d"/>
    </style:style>
    <style:style style:name="T248" style:family="text">
      <style:text-properties officeooo:rsid="0b3d4ade"/>
    </style:style>
    <style:style style:name="T249" style:family="text">
      <style:text-properties officeooo:rsid="0b442db5"/>
    </style:style>
    <style:style style:name="T250" style:family="text">
      <style:text-properties officeooo:rsid="0b45d260"/>
    </style:style>
    <style:style style:name="T251" style:family="text">
      <style:text-properties officeooo:rsid="0b475570"/>
    </style:style>
    <style:style style:name="T252" style:family="text">
      <style:text-properties officeooo:rsid="0b492b64"/>
    </style:style>
    <style:style style:name="T253" style:family="text">
      <style:text-properties officeooo:rsid="0b4fc68e"/>
    </style:style>
    <style:style style:name="T254" style:family="text">
      <style:text-properties officeooo:rsid="0b508176"/>
    </style:style>
    <style:style style:name="T255" style:family="text">
      <style:text-properties officeooo:rsid="0b524674"/>
    </style:style>
    <style:style style:name="T256" style:family="text">
      <style:text-properties officeooo:rsid="0b536b08"/>
    </style:style>
    <style:style style:name="T257" style:family="text">
      <style:text-properties officeooo:rsid="0b551cc4"/>
    </style:style>
    <style:style style:name="T258" style:family="text">
      <style:text-properties officeooo:rsid="0b577d37"/>
    </style:style>
    <style:style style:name="T259" style:family="text">
      <style:text-properties officeooo:rsid="0b577ef6"/>
    </style:style>
    <style:style style:name="T260" style:family="text">
      <style:text-properties officeooo:rsid="0b593e6d"/>
    </style:style>
    <style:style style:name="T261" style:family="text">
      <style:text-properties officeooo:rsid="0b5add6e"/>
    </style:style>
    <style:style style:name="T262" style:family="text">
      <style:text-properties officeooo:rsid="0b5df879"/>
    </style:style>
    <style:style style:name="T263" style:family="text">
      <style:text-properties officeooo:rsid="0b60077c"/>
    </style:style>
    <style:style style:name="T264" style:family="text">
      <style:text-properties officeooo:rsid="0b636ff7"/>
    </style:style>
    <style:style style:name="T265" style:family="text">
      <style:text-properties officeooo:rsid="0b641b3a"/>
    </style:style>
    <style:style style:name="T266" style:family="text">
      <style:text-properties officeooo:rsid="0b679dba"/>
    </style:style>
    <style:style style:name="T267" style:family="text">
      <style:text-properties officeooo:rsid="0b67d1be"/>
    </style:style>
    <style:style style:name="T268" style:family="text">
      <style:text-properties officeooo:rsid="0b698d7a"/>
    </style:style>
    <style:style style:name="T269" style:family="text">
      <style:text-properties officeooo:rsid="0b6f3f56"/>
    </style:style>
    <style:style style:name="T270" style:family="text">
      <style:text-properties officeooo:rsid="0b7129be"/>
    </style:style>
    <style:style style:name="T271" style:family="text">
      <style:text-properties officeooo:rsid="0b738647"/>
    </style:style>
    <style:style style:name="T272" style:family="text">
      <style:text-properties officeooo:rsid="0b7548b9"/>
    </style:style>
    <style:style style:name="T273" style:family="text">
      <style:text-properties officeooo:rsid="0b76f273"/>
    </style:style>
    <style:style style:name="T274" style:family="text">
      <style:text-properties officeooo:rsid="0b77fa4f"/>
    </style:style>
    <style:style style:name="T275" style:family="text">
      <style:text-properties officeooo:rsid="0b7830bd"/>
    </style:style>
    <style:style style:name="T276" style:family="text">
      <style:text-properties officeooo:rsid="0b796941"/>
    </style:style>
    <style:style style:name="T277" style:family="text">
      <style:text-properties officeooo:rsid="0b7b68af"/>
    </style:style>
    <style:style style:name="T278" style:family="text">
      <style:text-properties officeooo:rsid="0b7ceaef"/>
    </style:style>
    <style:style style:name="T279" style:family="text">
      <style:text-properties officeooo:rsid="0b800010"/>
    </style:style>
    <style:style style:name="T280" style:family="text">
      <style:text-properties officeooo:rsid="0b8439d4"/>
    </style:style>
    <style:style style:name="T281" style:family="text">
      <style:text-properties officeooo:rsid="0b8918a5"/>
    </style:style>
    <style:style style:name="T282" style:family="text">
      <style:text-properties officeooo:rsid="0b8bba1f"/>
    </style:style>
    <style:style style:name="T283" style:family="text">
      <style:text-properties officeooo:rsid="0b8c57e7"/>
    </style:style>
    <style:style style:name="T284" style:family="text">
      <style:text-properties officeooo:rsid="0b91c4df"/>
    </style:style>
    <style:style style:name="T285" style:family="text">
      <style:text-properties officeooo:rsid="0b98885a"/>
    </style:style>
    <style:style style:name="T286" style:family="text">
      <style:text-properties officeooo:rsid="0a28eaab"/>
    </style:style>
    <style:style style:name="T287" style:family="text">
      <style:text-properties officeooo:rsid="0b9b3eb0"/>
    </style:style>
    <style:style style:name="T288" style:family="text">
      <style:text-properties officeooo:rsid="0b9bdb04"/>
    </style:style>
    <style:style style:name="T289" style:family="text">
      <style:text-properties officeooo:rsid="0ba9418c"/>
    </style:style>
    <style:style style:name="T290" style:family="text">
      <style:text-properties officeooo:rsid="0babd0a3"/>
    </style:style>
    <style:style style:name="T291" style:family="text">
      <style:text-properties officeooo:rsid="0bad0fa6"/>
    </style:style>
    <style:style style:name="T292" style:family="text">
      <style:text-properties officeooo:rsid="0baf2918"/>
    </style:style>
    <style:style style:name="T293" style:family="text">
      <style:text-properties officeooo:rsid="0bb0e317"/>
    </style:style>
    <style:style style:name="T294" style:family="text">
      <style:text-properties officeooo:rsid="0bb2c5bf"/>
    </style:style>
    <style:style style:name="T295" style:family="text">
      <style:text-properties officeooo:rsid="0bb2d420"/>
    </style:style>
    <style:style style:name="T296" style:family="text">
      <style:text-properties officeooo:rsid="0bb2e652"/>
    </style:style>
    <style:style style:name="T297" style:family="text">
      <style:text-properties officeooo:rsid="0bb60a20"/>
    </style:style>
    <style:style style:name="T298" style:family="text">
      <style:text-properties officeooo:rsid="0bb62e6f"/>
    </style:style>
    <style:style style:name="T299" style:family="text">
      <style:text-properties officeooo:rsid="0bbe3fbc"/>
    </style:style>
    <style:style style:name="T300" style:family="text">
      <style:text-properties officeooo:rsid="0bc48741"/>
    </style:style>
    <style:style style:name="T301" style:family="text">
      <style:text-properties officeooo:rsid="0bc4f935"/>
    </style:style>
    <style:style style:name="T302" style:family="text">
      <style:text-properties officeooo:rsid="0bc5046f"/>
    </style:style>
    <style:style style:name="T303" style:family="text">
      <style:text-properties officeooo:rsid="0bc64f1e"/>
    </style:style>
    <style:style style:name="T304" style:family="text">
      <style:text-properties style:font-name="Times New Roman"/>
    </style:style>
    <style:style style:name="T305" style:family="text">
      <style:text-properties style:font-name="Times New Roman" fo:font-size="12pt" fo:font-weight="normal" officeooo:rsid="0481a46b" style:font-name-asian="Times New Roman" style:font-size-asian="12pt" style:font-weight-asian="normal" style:font-name-complex="Times New Roman" style:font-size-complex="12pt" style:font-weight-complex="normal"/>
    </style:style>
    <style:style style:name="T306" style:family="text">
      <style:text-properties style:font-name="Times New Roman" fo:font-size="12pt" fo:font-weight="normal" officeooo:rsid="0bccdfb1" style:font-name-asian="Times New Roman" style:font-size-asian="12pt" style:font-weight-asian="normal" style:font-name-complex="Times New Roman" style:font-size-complex="12pt" style:font-weight-complex="normal"/>
    </style:style>
    <style:style style:name="T307" style:family="text">
      <style:text-properties style:font-name="Times New Roman" fo:font-size="12pt" fo:font-weight="normal" officeooo:rsid="0ab30f94" style:font-name-asian="Times New Roman" style:font-size-asian="12pt" style:font-weight-asian="normal" style:font-name-complex="Times New Roman" style:font-size-complex="12pt" style:font-weight-complex="normal"/>
    </style:style>
    <style:style style:name="T308" style:family="text">
      <style:text-properties style:font-name="Times New Roman" fo:font-size="12pt" fo:font-weight="normal" officeooo:rsid="0bd9cef7" style:font-name-asian="Times New Roman" style:font-size-asian="12pt" style:font-weight-asian="normal" style:font-name-complex="Times New Roman" style:font-size-complex="12pt" style:font-weight-complex="normal"/>
    </style:style>
    <style:style style:name="T309" style:family="text">
      <style:text-properties style:font-name="Times New Roman" fo:font-size="12pt" fo:font-weight="normal" officeooo:rsid="0bda711e" style:font-name-asian="Times New Roman" style:font-size-asian="12pt" style:font-weight-asian="normal" style:font-name-complex="Times New Roman" style:font-size-complex="12pt" style:font-weight-complex="normal"/>
    </style:style>
    <style:style style:name="T310" style:family="text">
      <style:text-properties style:font-name="Times New Roman" style:font-name-complex="Times New Roman"/>
    </style:style>
    <style:style style:name="T311" style:family="text">
      <style:text-properties officeooo:rsid="08620d46"/>
    </style:style>
    <style:style style:name="T312" style:family="text">
      <style:text-properties officeooo:rsid="01a95687"/>
    </style:style>
    <style:style style:name="T313" style:family="text">
      <style:text-properties officeooo:rsid="0bcdcad9"/>
    </style:style>
    <style:style style:name="T314" style:family="text">
      <style:text-properties officeooo:rsid="0bce0844"/>
    </style:style>
    <style:style style:name="T315" style:family="text">
      <style:text-properties officeooo:rsid="0bce56a0"/>
    </style:style>
    <style:style style:name="T316" style:family="text">
      <style:text-properties officeooo:rsid="0bd14065"/>
    </style:style>
    <style:style style:name="T317" style:family="text">
      <style:text-properties officeooo:rsid="0bd336d2"/>
    </style:style>
    <style:style style:name="T318" style:family="text">
      <style:text-properties officeooo:rsid="0bd54797"/>
    </style:style>
    <style:style style:name="T319" style:family="text">
      <style:text-properties officeooo:rsid="0bd63e9d"/>
    </style:style>
    <style:style style:name="T320" style:family="text">
      <style:text-properties officeooo:rsid="0bd7e00c"/>
    </style:style>
    <style:style style:name="T321" style:family="text">
      <style:text-properties officeooo:rsid="0bdb20c8"/>
    </style:style>
    <style:style style:name="T322" style:family="text">
      <style:text-properties officeooo:rsid="0bdcf6af"/>
    </style:style>
    <style:style style:name="T323" style:family="text">
      <style:text-properties officeooo:rsid="0bddef79"/>
    </style:style>
    <style:style style:name="T324" style:family="text">
      <style:text-properties officeooo:rsid="0be11c59"/>
    </style:style>
    <style:style style:name="T325" style:family="text">
      <style:text-properties officeooo:rsid="0be1582a"/>
    </style:style>
    <style:style style:name="T326" style:family="text">
      <style:text-properties officeooo:rsid="0be1d07a"/>
    </style:style>
    <style:style style:name="T327" style:family="text">
      <style:text-properties officeooo:rsid="0be75072"/>
    </style:style>
    <style:style style:name="T328" style:family="text">
      <style:text-properties officeooo:rsid="0be79d21"/>
    </style:style>
    <style:style style:name="T329" style:family="text">
      <style:text-properties officeooo:rsid="0be82a0a"/>
    </style:style>
    <style:style style:name="T330" style:family="text">
      <style:text-properties officeooo:rsid="0bea130b"/>
    </style:style>
    <style:style style:name="T331" style:family="text">
      <style:text-properties officeooo:rsid="0bea76e3"/>
    </style:style>
    <style:style style:name="T332" style:family="text">
      <style:text-properties officeooo:rsid="0beb62d1"/>
    </style:style>
    <style:style style:name="T333" style:family="text">
      <style:text-properties officeooo:rsid="0beeb9e1"/>
    </style:style>
    <style:style style:name="T334" style:family="text">
      <style:text-properties officeooo:rsid="0bf35657"/>
    </style:style>
    <style:style style:name="T335" style:family="text">
      <style:text-properties officeooo:rsid="0bf4a076"/>
    </style:style>
    <style:style style:name="T336" style:family="text">
      <style:text-properties officeooo:rsid="0bf68309"/>
    </style:style>
    <style:style style:name="T337" style:family="text">
      <style:text-properties officeooo:rsid="0bf83649"/>
    </style:style>
    <style:style style:name="T338" style:family="text">
      <style:text-properties officeooo:rsid="0bfa8484"/>
    </style:style>
    <style:style style:name="T339" style:family="text">
      <style:text-properties officeooo:rsid="0bfc8461"/>
    </style:style>
    <style:style style:name="T340" style:family="text">
      <style:text-properties officeooo:rsid="0bfcd2da"/>
    </style:style>
    <style:style style:name="T341" style:family="text">
      <style:text-properties officeooo:rsid="0bffb682"/>
    </style:style>
    <style:style style:name="T342" style:family="text">
      <style:text-properties officeooo:rsid="0c001e2f"/>
    </style:style>
    <style:style style:name="T343" style:family="text">
      <style:text-properties officeooo:rsid="0c0165dd"/>
    </style:style>
    <style:style style:name="T344" style:family="text">
      <style:text-properties officeooo:rsid="0c028c81"/>
    </style:style>
    <style:style style:name="T345" style:family="text">
      <style:text-properties officeooo:rsid="0c03a977"/>
    </style:style>
    <style:style style:name="T346" style:family="text">
      <style:text-properties officeooo:rsid="0c05dcd6"/>
    </style:style>
    <style:style style:name="T347" style:family="text">
      <style:text-properties officeooo:rsid="0c07b551"/>
    </style:style>
    <style:style style:name="T348" style:family="text">
      <style:text-properties officeooo:rsid="0c0af836"/>
    </style:style>
    <style:style style:name="T349" style:family="text">
      <style:text-properties officeooo:rsid="0c0b5c51"/>
    </style:style>
    <style:style style:name="T350" style:family="text">
      <style:text-properties officeooo:rsid="0c0d9790"/>
    </style:style>
    <style:style style:name="T351" style:family="text">
      <style:text-properties officeooo:rsid="0c123e3f"/>
    </style:style>
    <style:style style:name="T352" style:family="text">
      <style:text-properties officeooo:rsid="0c15b074"/>
    </style:style>
    <style:style style:name="T353" style:family="text">
      <style:text-properties officeooo:rsid="0c17ba9a"/>
    </style:style>
    <style:style style:name="T354" style:family="text">
      <style:text-properties officeooo:rsid="0c17f6aa"/>
    </style:style>
    <style:style style:name="T355" style:family="text">
      <style:text-properties officeooo:rsid="0c18cc5b"/>
    </style:style>
    <style:style style:name="T356" style:family="text">
      <style:text-properties officeooo:rsid="0c1985a2"/>
    </style:style>
    <style:style style:name="T357" style:family="text">
      <style:text-properties officeooo:rsid="0c1e8dd9"/>
    </style:style>
    <style:style style:name="T358" style:family="text">
      <style:text-properties officeooo:rsid="0c1fcbd7"/>
    </style:style>
    <style:style style:name="T359" style:family="text">
      <style:text-properties officeooo:rsid="0c206ae9"/>
    </style:style>
    <style:style style:name="T360" style:family="text">
      <style:text-properties officeooo:rsid="0c0efe6c"/>
    </style:style>
    <style:style style:name="T361" style:family="text">
      <style:text-properties officeooo:rsid="0c21494b"/>
    </style:style>
    <style:style style:name="T362" style:family="text">
      <style:text-properties officeooo:rsid="0c21f4ba"/>
    </style:style>
    <style:style style:name="T363" style:family="text">
      <style:text-properties officeooo:rsid="0c25f1cc"/>
    </style:style>
    <style:style style:name="T364" style:family="text">
      <style:text-properties officeooo:rsid="0c25fb3b"/>
    </style:style>
    <style:style style:name="T365" style:family="text">
      <style:text-properties officeooo:rsid="0c27ed57"/>
    </style:style>
    <style:style style:name="T366" style:family="text">
      <style:text-properties officeooo:rsid="0c286661"/>
    </style:style>
    <style:style style:name="T367" style:family="text">
      <style:text-properties officeooo:rsid="0c2cb436"/>
    </style:style>
    <style:style style:name="T368" style:family="text">
      <style:text-properties officeooo:rsid="0c30d46f"/>
    </style:style>
    <style:style style:name="T369" style:family="text">
      <style:text-properties officeooo:rsid="0c33df9a"/>
    </style:style>
    <style:style style:name="T370" style:family="text">
      <style:text-properties officeooo:rsid="0c35ca95"/>
    </style:style>
    <style:style style:name="T371" style:family="text">
      <style:text-properties officeooo:rsid="0c37223d"/>
    </style:style>
    <style:style style:name="T372" style:family="text">
      <style:text-properties officeooo:rsid="0c38a719"/>
    </style:style>
    <style:style style:name="T373" style:family="text">
      <style:text-properties officeooo:rsid="0c38df5b"/>
    </style:style>
    <style:style style:name="T374" style:family="text">
      <style:text-properties officeooo:rsid="0c40fc25"/>
    </style:style>
    <style:style style:name="T375" style:family="text">
      <style:text-properties officeooo:rsid="0c43ab0d"/>
    </style:style>
    <style:style style:name="T376" style:family="text">
      <style:text-properties officeooo:rsid="0c49287e"/>
    </style:style>
    <style:style style:name="T377" style:family="text">
      <style:text-properties officeooo:rsid="0c4c816b"/>
    </style:style>
    <style:style style:name="T378" style:family="text">
      <style:text-properties officeooo:rsid="0c4d3156"/>
    </style:style>
    <style:style style:name="T379" style:family="text">
      <style:text-properties officeooo:rsid="0c4d8179"/>
    </style:style>
    <style:style style:name="T380" style:family="text">
      <style:text-properties officeooo:rsid="0c4f5d28"/>
    </style:style>
    <style:style style:name="T381" style:family="text">
      <style:text-properties officeooo:rsid="0c4f7350"/>
    </style:style>
    <style:style style:name="T382" style:family="text">
      <style:text-properties officeooo:rsid="0c544b8e"/>
    </style:style>
    <style:style style:name="T383" style:family="text">
      <style:text-properties officeooo:rsid="0c562acd"/>
    </style:style>
    <style:style style:name="T384" style:family="text">
      <style:text-properties officeooo:rsid="0c57d4e4"/>
    </style:style>
    <style:style style:name="T385" style:family="text">
      <style:text-properties officeooo:rsid="0c594c11"/>
    </style:style>
    <style:style style:name="T386" style:family="text">
      <style:text-properties officeooo:rsid="0c5aee3b"/>
    </style:style>
    <style:style style:name="T387" style:family="text">
      <style:text-properties officeooo:rsid="0c5cfdc0"/>
    </style:style>
    <style:style style:name="T388" style:family="text">
      <style:text-properties officeooo:rsid="0c5f4ae3"/>
    </style:style>
    <style:style style:name="T389" style:family="text">
      <style:text-properties officeooo:rsid="0c645c4b"/>
    </style:style>
    <style:style style:name="T390" style:family="text">
      <style:text-properties officeooo:rsid="0c689bdc"/>
    </style:style>
    <style:style style:name="T391" style:family="text">
      <style:text-properties officeooo:rsid="0c6e2be3"/>
    </style:style>
    <style:style style:name="T392" style:family="text">
      <style:text-properties officeooo:rsid="0c70d371"/>
    </style:style>
    <style:style style:name="T393" style:family="text">
      <style:text-properties officeooo:rsid="0c7285b9"/>
    </style:style>
    <style:style style:name="T394" style:family="text">
      <style:text-properties officeooo:rsid="0c73790d"/>
    </style:style>
    <style:style style:name="T395" style:family="text">
      <style:text-properties officeooo:rsid="0c75fe16"/>
    </style:style>
    <style:style style:name="T396" style:family="text">
      <style:text-properties officeooo:rsid="0c77b128"/>
    </style:style>
    <style:style style:name="T397" style:family="text">
      <style:text-properties officeooo:rsid="0c781fd0"/>
    </style:style>
    <style:style style:name="T398" style:family="text">
      <style:text-properties officeooo:rsid="0c79df09"/>
    </style:style>
    <style:style style:name="T399" style:family="text">
      <style:text-properties officeooo:rsid="0c7a5733"/>
    </style:style>
    <style:style style:name="T400" style:family="text">
      <style:text-properties officeooo:rsid="0c7ad30d"/>
    </style:style>
    <style:style style:name="T401" style:family="text">
      <style:text-properties officeooo:rsid="0c7bd22f"/>
    </style:style>
    <style:style style:name="T402" style:family="text">
      <style:text-properties officeooo:rsid="0c7e4b81"/>
    </style:style>
    <style:style style:name="T403" style:family="text">
      <style:text-properties officeooo:rsid="0c7f603b"/>
    </style:style>
    <style:style style:name="T404" style:family="text">
      <style:text-properties officeooo:rsid="0c7f7f46"/>
    </style:style>
    <style:style style:name="T405" style:family="text">
      <style:text-properties officeooo:rsid="0c80337d"/>
    </style:style>
    <style:style style:name="T406" style:family="text">
      <style:text-properties officeooo:rsid="0c819393"/>
    </style:style>
    <style:style style:name="T407" style:family="text">
      <style:text-properties officeooo:rsid="0c850922"/>
    </style:style>
    <style:style style:name="T408" style:family="text">
      <style:text-properties officeooo:rsid="0c86dbfb"/>
    </style:style>
    <style:style style:name="T409" style:family="text">
      <style:text-properties fo:font-size="14pt" style:font-name-asian="Times New Roman2" style:font-size-asian="14pt" style:font-name-complex="Times New Roman2" style:font-size-complex="14pt"/>
    </style:style>
    <style:style style:name="T410" style:family="text">
      <style:text-properties fo:font-size="14pt" fo:font-style="italic" style:font-name-asian="Times New Roman2" style:font-size-asian="14pt" style:font-style-asian="italic" style:font-name-complex="Times New Roman2" style:font-size-complex="14pt" style:font-style-complex="italic"/>
    </style:style>
    <style:style style:name="T411" style:family="text">
      <style:text-properties fo:font-size="14pt" fo:font-style="italic" style:font-size-asian="14pt" style:font-style-asian="italic" style:font-size-complex="14pt" style:font-style-complex="italic"/>
    </style:style>
    <style:style style:name="T412" style:family="text">
      <style:text-properties fo:font-size="14pt" fo:font-style="italic" style:font-name-asian="Courier" style:font-size-asian="14pt" style:font-style-asian="italic" style:font-name-complex="Courier" style:font-size-complex="14pt" style:font-style-complex="italic"/>
    </style:style>
    <style:style style:name="T413" style:family="text">
      <style:text-properties fo:font-size="14pt" style:font-size-asian="14pt" style:font-size-complex="14pt"/>
    </style:style>
    <style:style style:name="T414" style:family="text">
      <style:text-properties fo:font-size="14pt" style:font-name-asian="Times New Roman" style:font-size-asian="14pt" style:font-name-complex="Times New Roman" style:font-size-complex="14pt"/>
    </style:style>
    <style:style style:name="T415" style:family="text">
      <style:text-properties fo:font-size="14pt" fo:font-style="normal" style:font-size-asian="14pt" style:font-style-asian="normal" style:font-size-complex="14pt" style:font-style-complex="normal"/>
    </style:style>
    <style:style style:name="T416" style:family="text">
      <style:text-properties fo:font-size="14pt" fo:font-style="normal" style:font-name-asian="Times New Roman" style:font-size-asian="14pt" style:font-style-asian="normal" style:font-name-complex="Times New Roman" style:font-size-complex="14pt" style:font-style-complex="normal"/>
    </style:style>
    <style:style style:name="T417" style:family="text">
      <style:text-properties fo:font-size="14pt" fo:font-style="normal" style:font-name-asian="Times New Roman2" style:font-size-asian="14pt" style:font-style-asian="normal" style:font-name-complex="Times New Roman2" style:font-size-complex="14pt" style:font-style-complex="normal"/>
    </style:style>
    <style:style style:name="T418" style:family="text">
      <style:text-properties fo:font-size="14pt" style:font-name-asian="Courier" style:font-size-asian="14pt" style:font-name-complex="Courier" style:font-size-complex="14pt"/>
    </style:style>
    <style:style style:name="T419" style:family="text">
      <style:text-properties fo:font-variant="normal" fo:text-transform="none" fo:color="#000000" fo:font-size="10.5pt" fo:letter-spacing="normal" fo:font-style="normal" fo:font-weight="normal" style:font-name-asian="Lucida Grande" style:font-size-asian="10.5pt" style:font-style-asian="normal" style:font-weight-asian="normal"/>
    </style:style>
    <style:style style:name="T420" style:family="text">
      <style:text-properties fo:font-variant="normal" fo:text-transform="none" fo:color="#000000" style:font-name="Lucida Grande" fo:font-size="10.5pt" fo:letter-spacing="normal" fo:font-style="normal" fo:font-weight="normal" style:font-size-asian="10.5pt" style:font-style-asian="normal" style:font-weight-asian="normal" style:font-name-complex="Lucida Grande"/>
    </style:style>
    <style:style style:name="T421" style:family="text">
      <style:text-properties fo:font-variant="normal" fo:text-transform="none" fo:color="#000000" style:font-name="Times New Roman" fo:font-size="10.5pt" fo:letter-spacing="normal" fo:font-style="normal" fo:font-weight="normal" style:font-name-asian="Lucida Grande" style:font-size-asian="10.5pt" style:font-style-asian="normal" style:font-weight-asian="normal" style:font-name-complex="Times New Roman2" style:font-size-complex="14pt"/>
    </style:style>
    <style:style style:name="T422" style:family="text">
      <style:text-properties fo:font-size="12pt" fo:font-style="italic" style:font-name-asian="Times New Roman2" style:font-size-asian="12pt" style:font-style-asian="italic" style:font-name-complex="Times New Roman2" style:font-size-complex="12pt" style:font-style-complex="italic"/>
    </style:style>
    <style:style style:name="T423" style:family="text">
      <style:text-properties fo:color="#000000" style:font-name="Times New Roman"/>
    </style:style>
    <style:style style:name="T424" style:family="text">
      <style:text-properties fo:color="#000000" style:font-name="Times New Roman" fo:font-size="36pt" style:font-name-asian="Times New Roman2" style:font-size-asian="36pt" style:font-name-complex="Times New Roman" style:font-size-complex="36pt"/>
    </style:style>
    <style:style style:name="T425" style:family="text">
      <style:text-properties fo:color="#000000" style:font-name="Times New Roman" style:font-name-asian="Times New Roman2" style:font-name-complex="Times New Roman"/>
    </style:style>
    <style:style style:name="T426" style:family="text">
      <style:text-properties officeooo:rsid="0c8989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7" text:outline-level="2">Author: Stacy David</text:h>
      <text:p text:style-name="Heading_20_4">Notes <text:span text:style-name="T336">fr</text:span>o<text:span text:style-name="T336">m the</text:span> Modesto writer readers</text:p>
      <text:p text:style-name="P209"><text:span text:style-name="T91">Here are the comments from the July meeting</text:span> <text:span text:style-name="T90">on my Singapore story titled, Travel Muse.</text:span></text:p>
      <text:p text:style-name="P133">* The <text:span text:style-name="T90">character's internet </text:span>profiles are not compiling.</text:p>
      <text:p text:style-name="P127">* <text:span text:style-name="T90">One of the attendees</text:span> wondered if Jenny was a man.</text:p>
      <text:p text:style-name="P132">* The Filipinos are religious.</text:p>
      <text:p text:style-name="P126">* I don't see the motivation for the woman <text:span text:style-name="T90">going to Singapore to stay with a man she only knows from the internet</text:span>. <text:span text:style-name="T91">Is it because she is poor?</text:span></text:p>
      <text:p text:style-name="P128">* <text:span text:style-name="T90">In the story, the main character, Rick,</text:span> giv<text:span text:style-name="T90">es</text:span> money <text:span text:style-name="T90">to</text:span> <text:span text:style-name="T90">the main woman in the story, Jenny</text:span>. <text:span text:style-name="T90">Rebecca thought Jenny may be a prostitute.</text:span></text:p>
      <text:h text:style-name="Heading_20_3" text:outline-level="3">Talking with Drac</text:h>
      <text:p text:style-name="P200">Rewrite as Drac is Rick's cat?</text:p>
      <text:p text:style-name="Text_20_body">Key points:</text:p>
      <text:p text:style-name="P98">Rick looked around his crumby, cluttered, little apartment.</text:p>
      <text:h text:style-name="P306" text:outline-level="3">Cinderella Ang<text:span text:style-name="T337">el</text:span></text:h>
      <text:p text:style-name="P204">Points</text:p>
      <text:p text:style-name="P99">European folk tale embodying a myth-element of unjust oppression.</text:p>
      <text:p text:style-name="P99">Sister having her work all the time, without pay.</text:p>
      <text:p text:style-name="P278">The father has died, <text:span text:style-name="T338">she is left with her step-mother.</text:span></text:p>
      <text:h text:style-name="P256" text:outline-level="2">Earlier Chapter summary</text:h>
      <text:p text:style-name="P201">Rick helps a colleague, Rose, a woman from the Philippines, order flowers for their colleague, Bob, who had a heart attack.</text:p>
      <text:p text:style-name="P201">Rick and Randy talk about women from the office and Filipino <text:soft-page-break/>women. Randy gets Rick to set up a date with Wendy, who is a colleague of his Filipino girlfriend.</text:p>
      <text:p text:style-name="P202">At their date-lunch, Wendy asks Rick if there are any job openings for her where he works. He does know of any. When he asks her to join him for dinner, she says she has other plans. The lunch was okay, but, there is no emotional connection between the two.</text:p>
      <text:h text:style-name="P255" text:outline-level="2">Character <text:span text:style-name="T299">Summary</text:span></text:h>
      <text:p text:style-name="P201">Rick lives in San Jose, CA. His job is phone support at the New York International accounting firm.</text:p>
      <text:p text:style-name="P201">Randy is Rick's best friend and colleague.</text:p>
      <text:p text:style-name="P201">Anna: Randy's girlfriend, a Filipina, born in the Philippines, lives in the Bay Area.</text:p>
      <text:p text:style-name="P201">Wendy, middle class white American woman, lives near San Jose.</text:p>
      <text:p text:style-name="P201">Linda, Wendy's sister and best friend</text:p>
      <text:p text:style-name="P201">Rose: a Filipina, born in the Philippines, <text:bookmark-start text:name="__DdeLink__14821_116849065"/>works<text:bookmark-end text:name="__DdeLink__14821_116849065"/> in same department as Rick and Randy</text:p>
      <text:p text:style-name="P201">Bob: works in same department as Rick. He went to the Philippines where he met a Filipina, brought her back to the California and married her. Rose is Bob's wife's friend.</text:p>
      <text:p text:style-name="P201">Dick: director of the department Rick works in.</text:p>
      <text:p text:style-name="P308">Drac: an imaginary person in Rick's mind.</text:p>
      <text:p text:style-name="P308"/>
      <text:p text:style-name="P308"/>
      <text:p text:style-name="P308"/>
      <text:p text:style-name="P308"/>
      <text:p text:style-name="P308"/>
      <text:p text:style-name="P308"/>
      <text:h text:style-name="P270" text:outline-level="1"><text:soft-page-break/>An Uncommon Day</text:h>
      <text:p text:style-name="P197"><text:span text:style-name="T220">The director, Dick,</text:span> kick<text:span text:style-name="T99">ed </text:span>off <text:span text:style-name="T102">the Monday morning office meeting by saying</text:span>, “Welcome everyone.” His voice double<text:span text:style-name="T99">d</text:span> in volume, and <text:span text:style-name="T102">he </text:span>sa<text:span text:style-name="T99">id</text:span> with a <text:span text:style-name="T99">frown</text:span>, “Where’s Bob?” <text:span text:style-name="T207">He shook his head.</text:span> “<text:span text:style-name="T220">He</text:span> <text:span text:style-name="T99">wa</text:span>s to <text:span text:style-name="T99">present</text:span> the budget.” <text:span text:style-name="T224">W</text:span>ith a <text:span text:style-name="T99">frown, he added, </text:span>“I told him to be on time, not to be late.”</text:p>
      <text:p text:style-name="P72">The room had windows on one side, <text:span text:style-name="T224">the blinds were turned down to keep the light out. The audience was </text:span>ten people. Rick sat farthest away from <text:span text:style-name="T126">the director as he could</text:span>. Across from him was <text:span text:style-name="T147">Rose, </text:span>Bob's wife's <text:span text:style-name="T80">friend.</text:span></text:p>
      <text:p text:style-name="P40">“Bob had a heart attack,” she softly said. “He’s in intensive care. His wife said he will survive. But—she said—the doctors said—they don’t know the extent of the damage.”</text:p>
      <text:p text:style-name="P36">“I’m sorry,” <text:span text:style-name="T105">was Dick's response.</text:span></text:p>
      <text:p text:style-name="P48">“<text:span text:style-name="T220">He's alive!” Rose corrected Dick. “Bob is not late. He is not the late Bob Smith.”</text:span></text:p>
      <text:p text:style-name="P37">Rick sa<text:span text:style-name="T99">id</text:span> to himself, <text:span text:style-name="T114">good call Rose</text:span><text:span text:style-name="T220">. Dick will be careful to never call anyone late, ever again. The manager beside Rick wondered if Director Dick</text:span> pressured <text:span text:style-name="T220">Bob</text:span> into the heart attack. <text:span text:style-name="T225">The woman next to Rose, hoped that in the future, Dick would</text:span> give <text:span text:style-name="T225">a</text:span> <text:span text:style-name="T198">person the</text:span> benefit of the doubt before criticizing<text:span text:style-name="T198">. Dicks right hand man, sitting next to Dick, moved his chair back from the table.</text:span></text:p>
      <text:p text:style-name="P31">“My prayers are with him and his family,” <text:span text:style-name="T220">the director</text:span> <text:span text:style-name="T225">said while surveying the room</text:span>. “<text:span text:style-name="T147">Rose</text:span>, <text:span text:style-name="T235">please</text:span> arrange to send flowers <text:span text:style-name="T198">on behalf of our team</text:span>.”</text:p>
      <text:p text:style-name="P71">After the meeting, Rick asked Rose if she knew a florist website. She was flustered. He walked her to her desk. She guided <text:span text:style-name="T225">him</text:span> while he placed the order. She knew the appropriate flower arrangement to send, <text:span text:style-name="T225">extra large, billed to Dick's department</text:span>.</text:p>
      <text:p text:style-name="P152"><text:span text:style-name="T102">As lunch time approached</text:span>, <text:span text:style-name="T27">Rick</text:span><text:span text:style-name="T106"> felt the need for a pick-me-up. He sent a text to his </text:span>colleague <text:span text:style-name="T198">and friend, </text:span>Randy<text:span text:style-name="T13">,</text:span></text:p>
      <text:p text:style-name="P210"><text:span text:style-name="T100">Lunch</text:span> at the sandwich place?</text:p>
      <text:p text:style-name="P53">Randy replied,</text:p>
      <text:p text:style-name="P211"><text:soft-page-break/>I'll swing by</text:p>
      <text:p text:style-name="P134"><text:span text:style-name="T198">Walking outside to the sandwich shop</text:span>, Rick <text:span text:style-name="T103">asked</text:span>, “<text:span text:style-name="T106">H</text:span>ear about Bob's heart attack?”</text:p>
      <text:p text:style-name="P137">“<text:span text:style-name="T106">I heard </text:span><text:span text:style-name="T14">Rose</text:span><text:span text:style-name="T106"> brought it up at the status meeting,” he</text:span> said<text:span text:style-name="T106">. “</text:span><text:span text:style-name="T107">Bob</text:span>'s not that old.”</text:p>
      <text:p text:style-name="P134">“<text:span text:style-name="T221">He's ab</text:span>out our age. <text:span text:style-name="T194">Make's ya think.</text:span>”</text:p>
      <text:p text:style-name="P139">“<text:span text:style-name="T103">It's better to burn out than to fade away,” </text:span>Randy<text:span text:style-name="T103"> said with a swoosh of his hand.</text:span></text:p>
      <text:p text:style-name="P135">“<text:span text:style-name="T103">Good quote. A Neil Young song, eh?”</text:span></text:p>
      <text:p text:style-name="P136">“<text:span text:style-name="T103">Yup, and Kurt Cobain wrote it in his suicide note.”</text:span></text:p>
      <text:p text:style-name="P141">“I d<text:span text:style-name="T149">idn</text:span>'t think Bob was a burn-the-candle at both ends kinda guy.”</text:p>
      <text:p text:style-name="P136">“<text:span text:style-name="T147">You don't know Bob</text:span>,” <text:span text:style-name="T106">Randy said chuckling. “His wife is Filipina, straight from the Philippines.”</text:span></text:p>
      <text:p text:style-name="P18">“<text:span text:style-name="T106">Filipina?” Rick asked. “You mean Filipino?”</text:span></text:p>
      <text:p text:style-name="P64">“Filipina. It's the word Anna uses for Filipino women. Anna was born in the Philippines. Bob met <text:span text:style-name="T210">his wife</text:span> over there. He's told me wild stories about Angeles City. <text:span text:style-name="T199">It's north of Manila. It'</text:span>s a crazy ass place for <text:span text:style-name="T150">hookers</text:span>. <text:span text:style-name="T199">If you </text:span>go there, <text:span text:style-name="T199">y</text:span>ou want to <text:span text:style-name="T194">be careful</text:span>.”</text:p>
      <text:p text:style-name="P138">“<text:span text:style-name="T236">I don't think I'll be going there. But Bob? He's so quiet.”</text:span></text:p>
      <text:p text:style-name="P147">“As women say, it's the quiet ones you gotta watch out for.”</text:p>
      <text:p text:style-name="P146">To which they both laughed.</text:p>
      <text:p text:style-name="P140">At the restaurant they sat down, ordered, ate and drank.</text:p>
      <text:p text:style-name="P129">“You look like shit,” <text:span text:style-name="T93">Randy</text:span> s<text:span text:style-name="T80">aid</text:span>.</text:p>
      <text:p text:style-name="P131">“Yeah? Well, <text:span text:style-name="T96">s</text:span>ame to you.”</text:p>
      <text:p text:style-name="P130">“I got a good reason. <text:span text:style-name="T93">I was</text:span> with <text:span text:style-name="T6">Anna</text:span> <text:span text:style-name="T96">Saturday</text:span> night. That woman does not know when to stop.”</text:p>
      <text:p text:style-name="P129">“<text:span text:style-name="T82">When to stop t</text:span>alking?”</text:p>
      <text:p text:style-name="P129">“That too,” he <text:span text:style-name="T93">grinned</text:span>.</text:p>
      <text:p text:style-name="P15">“Did you go to <text:span text:style-name="T225">Santana Row</text:span>?”</text:p>
      <text:p text:style-name="P17">“Yeah<text:span text:style-name="T124">,” Randy said. “That Anna</text:span> <text:span text:style-name="T93">sure </text:span>can move that ass of hers around the dance floor.”</text:p>
      <text:p text:style-name="P14"><text:soft-page-break/>“And after the bar?”</text:p>
      <text:p text:style-name="P15">“Straight to her place <text:span text:style-name="T81">where—</text:span>”</text:p>
      <text:p text:style-name="P14">“Where she moved that ass of her<text:span text:style-name="T142">s</text:span>, yeah yeah yeah.”</text:p>
      <text:p text:style-name="P14">“You need to get out <text:span text:style-name="T93">more</text:span>,” Randy <text:span text:style-name="T106">said looking sideways at him</text:span>. “Wendy was there. <text:span text:style-name="T82">B</text:span>ig tits and all. She asked about you.”</text:p>
      <text:p text:style-name="P14">“Maybe I should give her a call.”</text:p>
      <text:p text:style-name="P14">“Go for it.”</text:p>
      <text:p text:style-name="P14">“I don't think I'll have much luck with her,” <text:span text:style-name="T200">Rick said. “Anna friends with Wendy?”</text:span></text:p>
      <text:p text:style-name="P14">“<text:span text:style-name="T128">They work together. Give</text:span> Wendy a call.”</text:p>
      <text:p text:style-name="P14">Rick <text:span text:style-name="T97">had</text:span> a drink. “I don’t know if I have her number.”</text:p>
      <text:p text:style-name="P14">Randy pick<text:span text:style-name="T97">ed</text:span> up h<text:span text:style-name="T81">is</text:span> phone, <text:span text:style-name="T81">click, click, and </text:span>hand<text:span text:style-name="T142">ed</text:span> <text:span text:style-name="T142">it</text:span> <text:span text:style-name="T106">to</text:span> <text:span text:style-name="T142">him</text:span>. “There, talk.”</text:p>
      <text:p text:style-name="P14"><text:span text:style-name="T81">His eyes went wide. He</text:span> hear<text:span text:style-name="T103">d</text:span>, “Hello, <text:span text:style-name="T81">Randy?</text:span>”</text:p>
      <text:p text:style-name="P14">“<text:span text:style-name="T81">It'</text:span>s Rick. <text:span text:style-name="T81">I'm using Randy's phone.</text:span>”</text:p>
      <text:p text:style-name="P14">“Rick, <text:span text:style-name="T94">h</text:span>ow are you?”</text:p>
      <text:p text:style-name="P14">“<text:span text:style-name="T81">Good</text:span>. Hey, <text:span text:style-name="T81">I'm meeting Randy and Anna for </text:span>drink<text:span text:style-name="T106">s</text:span> Friday after work. <text:span text:style-name="T81">You like to join us?</text:span>”</text:p>
      <text:p text:style-name="P52">Randy was shaking his head and said, “No can do.”</text:p>
      <text:p text:style-name="P52">Rick put <text:span text:style-name="T151">up </text:span>his hand and wave<text:span text:style-name="T129">d</text:span> <text:span text:style-name="T108">no</text:span> to Randy. He expect<text:span text:style-name="T97">ed</text:span> <text:span text:style-name="T95">her </text:span>to say <text:span text:style-name="T97">no</text:span>.</text:p>
      <text:p text:style-name="P19">“No, I’m going to my moms for dinner,” <text:span text:style-name="T81">she said. </text:span>“I<text:span text:style-name="T123">'m open</text:span> Saturday <text:span text:style-name="T81">for</text:span> lunch.”</text:p>
      <text:p text:style-name="P14">“<text:span text:style-name="T200">Good,</text:span> I can pick you up.”</text:p>
      <text:p text:style-name="P16">“I<text:span text:style-name="T151">'ll</text:span> meet <text:span text:style-name="T201">you there. I'm seeing</text:span> <text:span text:style-name="T123">Sharon</text:span> in the afternoon. <text:span text:style-name="T123">Do </text:span>you know Danny Ray’s in <text:span text:style-name="T226">Palo Alto</text:span>?”</text:p>
      <text:p text:style-name="P20">“Danny Ray<text:span text:style-name="T98">'s in</text:span> <text:span text:style-name="T226">Palo Alto</text:span>,” Rick <text:span text:style-name="T95">said while </text:span>look<text:span text:style-name="T95">ing</text:span> at Randy.</text:p>
      <text:p text:style-name="P15">“I know the place,” Randy sa<text:span text:style-name="T81">id.</text:span></text:p>
      <text:p text:style-name="P14">“I know the place. <text:span text:style-name="T84">M</text:span>eet you at twelve,” <text:span text:style-name="T81">Rick said.</text:span></text:p>
      <text:p text:style-name="P14">“One, I don’t get up early weekend<text:span text:style-name="T84">s. </text:span>I take my time, have a coffee. I can’t do anything until I’ve had my coffee. One o’clock.”</text:p>
      <text:p text:style-name="P14"><text:soft-page-break/>“I’ll see you there.”</text:p>
      <text:p text:style-name="P14">Rick put the phone down. “That was easy.”</text:p>
      <text:p text:style-name="P14">“<text:span text:style-name="T84">Maybe she is easy.”</text:span></text:p>
      <text:p text:style-name="P55">“<text:span text:style-name="T131">Maybe I should try a Filipina. Anna have any single friends?”</text:span></text:p>
      <text:p text:style-name="P60">“<text:span text:style-name="T162">None I know of, but I'll ask. You should try the real thing. Go to the Philippines, meet one there.”</text:span></text:p>
      <text:p text:style-name="P61">“<text:span text:style-name="T227">I don't know anyone in the Philippines. You know anyone Philippines?”</text:span></text:p>
      <text:p text:style-name="P55">“<text:span text:style-name="T194">Yes, but you don't need to know anyone. You're white, American, the women will find you.”</text:span></text:p>
      <text:p text:style-name="P55">“<text:span text:style-name="T162">None of them found me in Singapore and Hong Kong when I went there for work. Maybe I'll go to Manila for work. I'll have a look on the company website, see whose in Manila.”</text:span></text:p>
      <text:p text:style-name="P55">“<text:span text:style-name="T131">Try Date In Asia, there's a website that'll get you a date in Manila. Hundreds of friendly young things on that site.”</text:span></text:p>
      <text:p text:style-name="P55">“<text:span text:style-name="T131">If Wendy doesn't work out,” he said, “I'll think about it.”</text:span></text:p>
      <text:p text:style-name="P56">“<text:span text:style-name="T162">Some of Anna's friends met their American husbands in the Philippines. The women moved here and married them.”</text:span></text:p>
      <text:p text:style-name="P54">“<text:span text:style-name="T150">Really?”</text:span></text:p>
      <text:p text:style-name="P54">“<text:span text:style-name="T162">Yes.”</text:span></text:p>
      <text:p text:style-name="P54">“<text:span text:style-name="T150">Well, I'm not that desperate for a date.”</text:span></text:p>
      <text:p text:style-name="P58">“<text:span text:style-name="T150">It's not desperation. The women are better. Their nice, pleasant, fun. They dress like women. American women look and dress like men. Look around our office.”</text:span></text:p>
      <text:p text:style-name="P58">“<text:span text:style-name="T212">They do wear pants a lot.”</text:span></text:p>
      <text:p text:style-name="P69">“They're proud of their jobs. They want work equality, they want to be equal to men. They're known for being strong and independent.”</text:p>
      <text:p text:style-name="P57">“<text:span text:style-name="T211">What's wrong with that?” Rick asked.</text:span></text:p>
      <text:p text:style-name="P62">“<text:span text:style-name="T211">Saturday night do you want to date a manly business woman?” Randy asked. “Another thing, American women complain about politics, work, their boyfriends, husbands. They complain about everything.”</text:span></text:p>
      <text:p text:style-name="P65"><text:soft-page-break/>“<text:span text:style-name="T228">Rose is from the Philippines. I've heard her complain.”</text:span></text:p>
      <text:p text:style-name="P66">“<text:span text:style-name="T237">After hanging around American women they become Americanized,” he said, looked down at his plate, chuckled, “It's sad.”</text:span></text:p>
      <text:p text:style-name="P65">“<text:span text:style-name="T212">The Philippines women don't work and complain?</text:span>”</text:p>
      <text:p text:style-name="P59">“<text:span text:style-name="T228">It's a poor country, really poor. Tough to find jobs. They're happy to find anything. And why complain? Complain to a guy and he'll get another woman. They prefer to look on the bright side of life. They'll bend over backwards for you. And I don't mean doggy style. Well, yeah, that too.”</text:span></text:p>
      <text:p text:style-name="P67">Rick chuckled.</text:p>
      <text:p text:style-name="P70">“American women are selfish,” Randy continued. “If a man doesn't fit into their plans, he can go fuck himself.”</text:p>
      <text:p text:style-name="P67"><text:span text:style-name="T215">T</text:span>hinking of his conversation with Wendy, <text:span text:style-name="T215">s</text:span>he <text:span text:style-name="T215">had </text:span>set the date, time, <text:span text:style-name="T217">and place</text:span>. Either he fit in, or tough luck.</text:p>
      <text:p text:style-name="P67">“<text:span text:style-name="T214">American women are the sour lemon of cars,” Randy said. “Philippines women are finely tuned Italian sports cars.”</text:span></text:p>
      <text:p text:style-name="P67">“<text:span text:style-name="T214">You should write an article for Car and Drive Her.”</text:span></text:p>
      <text:h text:style-name="P259" text:outline-level="1">Meeting <text:span text:style-name="T99">Date</text:span></text:h>
      <text:p text:style-name="Text_20_body">Saturday <text:span text:style-name="T153">afternoon</text:span> <text:span text:style-name="T153">Rick</text:span> <text:span text:style-name="T195">was </text:span>play<text:span text:style-name="T195">ing</text:span> lively summertime music <text:span text:style-name="T205">and singing as</text:span> <text:span text:style-name="T239">he </text:span>dr<text:span text:style-name="T239">ove</text:span> up <text:span text:style-name="T230">101,</text:span> <text:span text:style-name="T231">from his home in San Jose, </text:span>to <text:span text:style-name="T230">meet his lunch date in Palo Alto</text:span>. <text:span text:style-name="T80">He found Danny Ray's, then parked a distance away on a side street. The restaurant host wore black pants, suit vest, and white shirt. Rick felt out of place dressed in jeans. At least he wore a Polo shirt.</text:span></text:p>
      <text:p text:style-name="P26">“How many?” the <text:span text:style-name="T144">guy</text:span> asked.</text:p>
      <text:p text:style-name="P22">“A table for <text:span text:style-name="T83">two,</text:span>” <text:s/><text:span text:style-name="T84">Rick said.</text:span></text:p>
      <text:p text:style-name="P26"><text:span text:style-name="T144">Once seated, a waiter came over and asked, </text:span>“<text:span text:style-name="T84">Would you like a drink while you wait</text:span>?”</text:p>
      <text:p text:style-name="P21">“<text:span text:style-name="T84">I</text:span>ce tea, please.”</text:p>
      <text:p text:style-name="P21">The tea c<text:span text:style-name="T85">a</text:span>me, Wendy d<text:span text:style-name="T85">id</text:span>n<text:span text:style-name="T85">'</text:span>t. <text:span text:style-name="T85">H</text:span>e watch<text:span text:style-name="T85">ed</text:span> the entrance. He <text:soft-page-break/><text:span text:style-name="T85">checked his phone messages</text:span>. <text:span text:style-name="T231">He checked Facebook news feed.</text:span></text:p>
      <text:p text:style-name="P21">“Hello,” <text:span text:style-name="T101">a woman said.</text:span></text:p>
      <text:p text:style-name="P23"><text:span text:style-name="T101">He looked up to see </text:span>Wendy <text:span text:style-name="T104">in</text:span> black pants, white knit v-neck <text:span text:style-name="T101">top, stylish short blonde hair</text:span>. <text:span text:style-name="T101">He stood up to meet her. They stood eye to eye in height.</text:span> <text:span text:style-name="T85">H</text:span>e had forgotten how good she look<text:span text:style-name="T85">ed</text:span> dressed up <text:span text:style-name="T101">and</text:span> ma<text:span text:style-name="T101">d</text:span>e up.</text:p>
      <text:p text:style-name="P23">“Hi,” <text:span text:style-name="T85">he said.</text:span></text:p>
      <text:p text:style-name="P21">“You look lost,” <text:span text:style-name="T101">she said </text:span>as she s<text:span text:style-name="T101">at</text:span> down. “Did you order?”</text:p>
      <text:p text:style-name="P30">“<text:span text:style-name="T85">No, not yet.” Lost? He wondered why she would say that. Lost in thought, he supposed. “</text:span>How are you?”</text:p>
      <text:p text:style-name="P21">“It took forever to find parking, I had to go around and around before I found something.”</text:p>
      <text:p text:style-name="P21">“I just parked a ways away and walked. <text:span text:style-name="T143">I</text:span>t’s quite nice out.”</text:p>
      <text:p text:style-name="P29">“<text:span text:style-name="T240">It's getting hot out. </text:span>What are you drinking?” Wendy ask<text:span text:style-name="T144">ed.</text:span></text:p>
      <text:p text:style-name="P21">“Ice tea,” he ask<text:span text:style-name="T143">ed</text:span>.</text:p>
      <text:p text:style-name="P41">“I’m ready for another coffee. Linda, my sister was at my moms last night, and we went down to <text:span text:style-name="T241">Santana Row</text:span>. <text:span text:style-name="T231">It was a l</text:span>ate <text:span text:style-name="T143">night</text:span>. What did you do?”</text:p>
      <text:p text:style-name="P27">“Watched a movie,” <text:span text:style-name="T130">he said.</text:span> <text:span text:style-name="T241">To himself he said, at home with my bartender named Nobody, because you choose to meet me for lunch instead of Santana Row.</text:span></text:p>
      <text:p text:style-name="P21"><text:span text:style-name="T132">S</text:span>he waved to the waiter, <text:span text:style-name="T132">who</text:span> came <text:span text:style-name="T130">over. S</text:span>he said, “I’ll have a coffee and a menu.” She face<text:span text:style-name="T86">d</text:span> Rick, “Sometimes I drink four, five cups a day. Starbucks loves <text:span text:style-name="T86">me</text:span>. <text:span text:style-name="T86">Y</text:span>ou<text:span text:style-name="T86">'re not having</text:span> coffee?”</text:p>
      <text:p text:style-name="P21">“<text:span text:style-name="T86">I</text:span>t causes me trouble sleeping.”</text:p>
      <text:p text:style-name="P24">“Not me,” <text:span text:style-name="T86">s</text:span>he <text:span text:style-name="T86">said</text:span>. “How<text:span text:style-name="T86">'</text:span>s work? You still at th<text:span text:style-name="T232">e</text:span> <text:span text:style-name="T144">accounting</text:span> company?”</text:p>
      <text:p text:style-name="P29">“<text:span text:style-name="T144">New York International Accountants</text:span>. Where you working?”</text:p>
      <text:p text:style-name="P38">“No where. My contract finished yesterday. I sent my resume every <text:span text:style-name="T232">where. Anyway, t</text:span>he temp agency keeps me busy. I need the money to keep my apartment. My rent is going up next month.” <text:span text:style-name="T87">S</text:span>he <text:span text:style-name="T87">glared at him and asked</text:span>, “Are there any job openings at <text:span text:style-name="T144">New York International</text:span>?”</text:p>
      <text:p text:style-name="P21"><text:soft-page-break/>“Not in my group.”</text:p>
      <text:p text:style-name="P21">“Can you ask <text:span text:style-name="T83">around</text:span>? I would like to get a full time job. How big is <text:span text:style-name="T145">the company</text:span>?”</text:p>
      <text:p text:style-name="P21">“<text:span text:style-name="T242">Over fifty</text:span> thousand. You want to work for a big company?”</text:p>
      <text:p text:style-name="P21">“Yes, they pay better. <text:span text:style-name="T232">A company that size has a large</text:span> legal department. When I worked for HP, I was in the legal department supporting contracts. I should have stayed but I wanted <text:span text:style-name="T232">a shot at the</text:span> big money at a startup. That was a disaster. I'd like to get in another big company and stay <text:span text:style-name="T145">put</text:span>.”</text:p>
      <text:p text:style-name="P30">“<text:span text:style-name="T232">A </text:span>legal secretary, that's cool.”</text:p>
      <text:p text:style-name="P25">“<text:span text:style-name="T88">A</text:span>dministration. I was the leader of our group. We arrange<text:span text:style-name="T156">d</text:span> meetings, print<text:span text:style-name="T156">ed</text:span> contracts, sen<text:span text:style-name="T156">t</text:span> contracts <text:span text:style-name="T156">out </text:span>to <text:span text:style-name="T88">be signed, <text:s/>manged documents</text:span>. <text:span text:style-name="T88">As</text:span> the leader, <text:span text:style-name="T88">I also</text:span> trained the new girls <text:span text:style-name="T88">and supervised</text:span>.”</text:p>
      <text:p text:style-name="P25">They order<text:span text:style-name="T130">ed and ate</text:span>. <text:span text:style-name="T88">He</text:span> <text:span text:style-name="T88">felt the lunch was</text:span> more like another day at the office. <text:span text:style-name="T88">She</text:span> went on and on. <text:span text:style-name="T89">He</text:span> listened—as he does when <text:span text:style-name="T243">the other</text:span> goes on and on—nodding at times, glancing at <text:span text:style-name="T89">the</text:span> <text:span text:style-name="T89">curves</text:span> <text:span text:style-name="T89">in her shirt when she was absorbed in her speech and he was too bored to listen</text:span>.</text:p>
      <text:p text:style-name="P42">The meal end<text:span text:style-name="T89">ed</text:span> and the final phase of th<text:span text:style-name="T89">e</text:span> business date approach<text:span text:style-name="T89">ed.</text:span> <text:span text:style-name="T89">H</text:span>e need<text:span text:style-name="T89">ed</text:span> to conclude <text:span text:style-name="T89">with an action plan.</text:span> <text:span text:style-name="T89">His strategy was to talk more personal in hopes of having a more personal meeting that evening</text:span>.</text:p>
      <text:p text:style-name="P73">“Randy said he met you last Saturday night.” he said. “<text:span text:style-name="T244">He was with Anna. </text:span>You worked with Anna<text:span text:style-name="T196">?</text:span></text:p>
      <text:p text:style-name="P73">“Anna's one of the newer staff<text:span text:style-name="T232">ers</text:span>, a full-time junior administrator.”</text:p>
      <text:p text:style-name="P34">“<text:span text:style-name="T196">She's from the Philippines. Have you ever traveled to Asia?”</text:span></text:p>
      <text:p text:style-name="P33">“<text:span text:style-name="T160">No,” she said. “I'd like to go to Japan.”</text:span></text:p>
      <text:p text:style-name="P33">“Hawaii?”</text:p>
      <text:p text:style-name="P43">“I love Hawaii. I <text:span text:style-name="T156">went</text:span> <text:span text:style-name="T208">once to Maui, and twice to the Big Island. I prefer the Big Island to go. </text:span>The hotels are awesome, next to the ocean is only place to stay. I went with <text:span text:style-name="T245">Linda</text:span>. <text:span text:style-name="T157">We</text:span> love<text:span text:style-name="T157">d</text:span> the beaches and <text:span text:style-name="T157">the clubs at night</text:span>.”</text:p>
      <text:p text:style-name="P21"><text:soft-page-break/>“Did y<text:span text:style-name="T156">ou</text:span> meet some of the locals?”</text:p>
      <text:p text:style-name="P32">“Of course, they're everywhere.<text:span text:style-name="T158"> </text:span>Hawaiians helped us with tour arrangements. <text:span text:style-name="T158">They knew</text:span> the best places to go. I got to know the Hawaiian bar tender quite well. <text:span text:style-name="T158">He made the best tropical drinks.</text:span>”</text:p>
      <text:p text:style-name="P21">“Would you like to join me for <text:span text:style-name="T159">drinks and </text:span>dinner tonight?” <text:span text:style-name="T232">he offered.</text:span></text:p>
      <text:p text:style-name="P21">“Can’t, I promised Linda I would take her back to San<text:span text:style-name="T209">tana</text:span> <text:span text:style-name="T246">R</text:span>o<text:span text:style-name="T209">w</text:span>. <text:span text:style-name="T89">S</text:span>he met a guy there. <text:span text:style-name="T247">H</text:span>e said he would be back tonight. You want to meet us?”</text:p>
      <text:p text:style-name="P21">The waiter <text:span text:style-name="T89">took</text:span> the plates away <text:span text:style-name="T89">and asked,</text:span> “Can I get you any dessert? Coffee?”</text:p>
      <text:p text:style-name="P21">“No,” <text:span text:style-name="T89">she said.</text:span></text:p>
      <text:p text:style-name="P35">“<text:span text:style-name="T208">Just t</text:span>he bill <text:span text:style-name="T208">thanks</text:span>,” <text:span text:style-name="T89">he said to the waiter. To the woman across the table, </text:span>“<text:span text:style-name="T233">Maybe, I'll see.</text:span>”</text:p>
      <text:p text:style-name="P21">She <text:span text:style-name="T89">shrugged.</text:span> “Give me a call, <text:span text:style-name="T209">w</text:span>e'll set something up <text:span text:style-name="T208">next week</text:span>.”</text:p>
      <text:p text:style-name="P21">“Yeah, sure.”</text:p>
      <text:p text:style-name="P21">The waiter put the bill on the table. Rick t<text:span text:style-name="T160">oo</text:span>k out his wallet.</text:p>
      <text:p text:style-name="P21">“<text:span text:style-name="T248">How much is it?</text:span>,” <text:span text:style-name="T89">his business date said.</text:span></text:p>
      <text:p text:style-name="P21">“<text:span text:style-name="T89">N</text:span>o problem, I’m the one working.” As they g<text:span text:style-name="T208">o</text:span>t up he sa<text:span text:style-name="T160">id</text:span>, “Good luck with finding a <text:span text:style-name="T160">full time </text:span>job.”</text:p>
      <text:p text:style-name="P21">“Let me know if there is anything at your company.”</text:p>
      <text:p text:style-name="P39">Outside, as she turn<text:span text:style-name="T89">ed</text:span> to go, <text:span text:style-name="T233">she</text:span> sa<text:span text:style-name="T132">id</text:span>, “I<text:span text:style-name="T233">'m going this way</text:span>. <text:span text:style-name="T160">Give me a call, bye.</text:span>”</text:p>
      <text:p text:style-name="P45"><text:span text:style-name="T208">He watched her w</text:span>alk away, <text:span text:style-name="T208">wondering if she really wanted him to call about anything other than a job. She had said, “no,” to seeing the previous night, and then went with Linda to Santana Row. She also said no for dinner. They could have had dinner before going to the bar. He took the hint. “No,” means no interest.</text:span></text:p>
      <text:p text:style-name="P45"/>
      <text:h text:style-name="P260" text:outline-level="1"><text:soft-page-break/>Talk<text:span text:style-name="T288">ing</text:span> with Drac</text:h>
      <text:p text:style-name="P198"><text:span text:style-name="T279">That night, Rick laid</text:span> in bed <text:span text:style-name="T279">thinking over his failed attempt at securing a dinner date with Wendy</text:span>. <text:span text:style-name="T317">Since he couldn't sleep, he sat up and turned his bedside table lamp on.</text:span></text:p>
      <text:p text:style-name="P174">“What<text:span text:style-name="T327">'</text:span>s wrong with you?” <text:span text:style-name="T280">Drac, Rick's imaginary demon, asked. In his mind, Rick pictured Drac as a young man dressed in 1800's black formal wear, with a red lined black cape. Drac, was a Dracula, with the mouth of a modern rebel teenager.</text:span><text:span text:style-name="T38"> </text:span><text:span text:style-name="T46">Rick imagined Drac pacing from side to side at the end of bed. Stop</text:span><text:span text:style-name="T61">ping, </text:span><text:span text:style-name="T46">Drac eyes narrowed </text:span><text:span text:style-name="T61">and</text:span><text:span text:style-name="T46"> raised his voice, “</text:span><text:span text:style-name="T39">What is wrong!</text:span><text:span text:style-name="T46">”</text:span></text:p>
      <text:p text:style-name="P164"><text:span text:style-name="T46">Rick sat up </text:span><text:span text:style-name="T51">straight</text:span><text:span text:style-name="T46">. </text:span><text:span text:style-name="T38">“</text:span><text:span text:style-name="T41">Wendy has no interest in me—except </text:span><text:span text:style-name="T42">to help her find a job</text:span><text:span text:style-name="T5">,” </text:span><text:span text:style-name="T40">he </text:span><text:span text:style-name="T44">said</text:span><text:span text:style-name="T40"> himself, </text:span><text:span text:style-name="T46">to the empty room</text:span><text:span text:style-name="T40">.</text:span></text:p>
      <text:p text:style-name="P162"><text:span text:style-name="T40">“</text:span><text:span text:style-name="T38">T</text:span><text:span text:style-name="T5">he women at work ha</text:span><text:span text:style-name="T40">ve</text:span><text:span text:style-name="T5"> no interest in </text:span><text:span text:style-name="T40">me</text:span><text:span text:style-name="T5"> outside the office.” </text:span><text:span text:style-name="T46">Rick </text:span><text:span text:style-name="T62">l</text:span><text:span text:style-name="T56">ower</text:span><text:span text:style-name="T62">ed his</text:span><text:span text:style-name="T56"> head,</text:span><text:span text:style-name="T40"> “</text:span><text:span text:style-name="T43">I'm</text:span><text:span text:style-name="T40"> nothing but a stupid, lowly, phone support person. </text:span><text:span text:style-name="T46">I'm at the bottom of the office food chain.</text:span><text:span text:style-name="T40">”</text:span></text:p>
      <text:p text:style-name="P159">“<text:span text:style-name="T283">You got that right,” Drac agreed. He raised his hand, one finger pointed up. “Women want to marry up.” Head down, finger pointed at Rick, he said, “Not down to your level. You're not a manager. You're not a man in power. You're nothing in the office but a worker bee. Take Wendy as an example. If you were a manager that could hire her, she'd be after you like a snake after a baby rat. And then, she wouldn't date you anyway because that would be a law suit. As Randy told you, forget the office women. They are not going to date the low man on the bottom of the office totem pole.”</text:span></text:p>
      <text:p text:style-name="P161">“<text:span text:style-name="T284">Yeah, I gotta look somewhere else,” Rick conceded.</text:span></text:p>
      <text:p text:style-name="P160">“<text:span text:style-name="T284">You know San Francisco is the gay capital of the US. And, you're in Silicon Valley, home of computer engineers, who are mostly men. Most women your age are married. The odds are </text:span><text:span text:style-name="T119">not</text:span><text:span text:style-name="T284"> in your favor.”</text:span></text:p>
      <text:p text:style-name="P158">“<text:span text:style-name="T281">Thanks Drac, I needed another kick in the head while I'm down.”</text:span></text:p>
      <text:p text:style-name="P166">Rick got out of bed, <text:span text:style-name="T297">walked over to his desk, turned over his hour glass and watched the sand fall as time passed him by</text:span>. <text:span text:style-name="T298">He </text:span><text:soft-page-break/><text:span text:style-name="T298">walked to window, opened the shade and looked out at the apartment buildings across the way. When he turned around, Drac was in his face,</text:span> <text:span text:style-name="T318">yellow</text:span> eyes<text:span text:style-name="T298"> </text:span>wide <text:span text:style-name="T298">open.</text:span></text:p>
      <text:p text:style-name="P166">“Here<text:span text:style-name="T327">'</text:span>s a<text:span text:style-name="T319">nother</text:span> kick,” <text:span text:style-name="T298">Drac said</text:span>. “The <text:span text:style-name="T327">single </text:span><text:span text:style-name="T45">women </text:span><text:span text:style-name="T53">a</text:span><text:span text:style-name="T39">t the bars </text:span><text:span text:style-name="T53">are </text:span><text:span text:style-name="T45">too</text:span><text:span text:style-name="T39"> young </text:span><text:span text:style-name="T60">for </text:span><text:span text:style-name="T39">a middle aged man </text:span><text:span text:style-name="T60">such as yourself. You are</text:span><text:span text:style-name="T39"> </text:span><text:span text:style-name="T49">too old </text:span><text:span text:style-name="T60">t</text:span><text:span text:style-name="T39">o </text:span><text:span text:style-name="T53">be </text:span><text:span text:style-name="T60">of </text:span><text:span text:style-name="T39">interest </text:span><text:span text:style-name="T60">to them</text:span><text:span text:style-name="T49">.</text:span><text:span text:style-name="T39">”</text:span></text:p>
      <text:p text:style-name="P165"><text:span text:style-name="T63">H</text:span><text:span text:style-name="T47">is eyes </text:span><text:span text:style-name="T60">downcast, </text:span><text:span text:style-name="T47">Rick slouched</text:span><text:span text:style-name="T57"> </text:span><text:span text:style-name="T63">as </text:span><text:span text:style-name="T57">he remembered his l</text:span><text:span text:style-name="T47">ast time on Santana Row. </text:span><text:span text:style-name="T57">I</text:span><text:span text:style-name="T5">t</text:span><text:span text:style-name="T45"> </text:span><text:span text:style-name="T57">was </text:span><text:span text:style-name="T5">depress</text:span><text:span text:style-name="T57">ing for</text:span><text:span text:style-name="T47"> him</text:span><text:span text:style-name="T5"> to see the pretty young things he had a chance with twenty years ago, whi</text:span><text:span text:style-name="T60">le</text:span><text:span text:style-name="T5"> now, </text:span><text:span text:style-name="T57">in his middle years, he had no chance</text:span><text:span text:style-name="T5">.</text:span></text:p>
      <text:p text:style-name="P163"><text:span text:style-name="T48">“</text:span><text:span text:style-name="T282">Yep, you're screwed,” Drac said shaking his head. “Follow me.”</text:span></text:p>
      <text:p text:style-name="P94"><text:span text:style-name="T285">In the kitchen, Drac</text:span> pour<text:span text:style-name="T285">ed</text:span> a drink. <text:span text:style-name="T285">Rick sat at his flimsy table.</text:span></text:p>
      <text:p text:style-name="P97">“Cheers,” Rick said. He raised his glass, “Here's to Saturday night. Here's to living my way.” He downed his shot of Jack Daniels and poured another on ice with water.</text:p>
      <text:p text:style-name="P167"><text:span text:style-name="T54">Drac </text:span><text:span text:style-name="T58">sa</text:span><text:span text:style-name="T54">t across from </text:span><text:span text:style-name="T58">him</text:span><text:span text:style-name="T54">, drinking a bloody Mary, </text:span><text:span text:style-name="T59">as Dracula would</text:span><text:span text:style-name="T54">.</text:span></text:p>
      <text:p text:style-name="P167"><text:span text:style-name="T5">“</text:span><text:span text:style-name="T52">Randy suggested you date a Philippines woman,” </text:span><text:span text:style-name="T58">Drac said</text:span><text:span text:style-name="T52">. “Why not </text:span><text:span text:style-name="T53">have a look</text:span><text:span text:style-name="T52">?”</text:span></text:p>
      <text:p text:style-name="P96"><text:span text:style-name="T290">Rick looked around his crumby, cluttered, little apartment. </text:span><text:span text:style-name="T52">He knew Drac was only in his mind.</text:span><text:span text:style-name="T290"> He was quite alone.</text:span><text:span text:style-name="T52"> </text:span><text:span text:style-name="T327">He was drinking alone.</text:span></text:p>
      <text:h text:style-name="P261" text:outline-level="1"><text:span text:style-name="T285">Hello</text:span> <text:span text:style-name="T255">Filipinas</text:span></text:h>
      <text:p text:style-name="P203">Sitting at the kitchen table, Rick started up his laptop. “Why not have <text:span text:style-name="T328">a </text:span>look at the Philippines.” <text:span text:style-name="T328">W</text:span>hen his image searched displayed photos of green tropical islands with beautiful sandy beaches and clear blue waters, <text:span text:style-name="T328">he leaned forward, eyes scanning</text:span>.</text:p>
      <text:p text:style-name="P172"><text:span text:style-name="T289">He Searched for images of </text:span><text:span text:style-name="T112">Angeles City, Philippines</text:span>, <text:span text:style-name="T291">the place Randy called wild.</text:span> “<text:span text:style-name="T148">Whoa,” he gasped as photos of <text:s/>bikini clad bar room dancers were displayed. “This can't be right,” he said to himself, and thought, I should see Angeles City sites.</text:span></text:p>
      <text:p text:style-name="P172"><text:soft-page-break/><text:span text:style-name="T316">His </text:span><text:span text:style-name="T113">San Francisco, California</text:span><text:span text:style-name="T154"> image search did show city sites: the Golden Gate Bridge, Pier 39, downtown buildings.</text:span></text:p>
      <text:p text:style-name="P173">He reasoned, the Philippines was known for islands and beaches, San Francisco was known for city scenic <text:span text:style-name="T148">sites</text:span>, and Angeles City was known for bar girls.</text:p>
      <text:p text:style-name="P153"><text:span text:style-name="T154">His </text:span><text:span text:style-name="T113">American </text:span><text:span text:style-name="T122">W</text:span><text:span text:style-name="T113">oman</text:span><text:span text:style-name="T154"> search listed blogs and websites that confirmed Randy's comment that they were political conversationalists. Then there was the </text:span><text:span text:style-name="T115">Guess Who</text:span><text:span text:style-name="T218">, a Canadian band singing about avoiding American Women. The next site in the search list was titled, </text:span><text:span text:style-name="T115">Boycott </text:span><text:span text:style-name="T116">American </text:span><text:span text:style-name="T115">Wo</text:span><text:span text:style-name="T116">m</text:span><text:span text:style-name="T115">e</text:span><text:span text:style-name="T116">n</text:span><text:span text:style-name="T218">. That blog had comments by a number of men upset with </text:span><text:span text:style-name="T78">American</text:span><text:span text:style-name="T79"> </text:span><text:span text:style-name="T218">women. One fellow recommended dating and marrying foreign women. Not surprising to Rick, someone recommended Filipino women.</text:span></text:p>
      <text:p text:style-name="P175"><text:span text:style-name="T222">His </text:span><text:span text:style-name="T117">Filipino women</text:span><text:span text:style-name="T222"> search </text:span>yielded <text:span text:style-name="T292">websites</text:span> with tag lines such as,<text:span text:style-name="T213"> </text:span><text:span text:style-name="T108">Meet thousands of beautiful single women online</text:span>. <text:span text:style-name="T253">He did an images search comparison of </text:span><text:span text:style-name="T113">Manila women</text:span><text:span text:style-name="T154"> and </text:span><text:span text:style-name="T113">San </text:span><text:span text:style-name="T118">Jose California</text:span><text:span text:style-name="T113"> women</text:span><text:span text:style-name="T154">. Manila won his attractive-women vote.</text:span></text:p>
      <text:p text:style-name="P176">He reasoned, American women were known for politics and being difficult. <text:span text:style-name="T335">Filipino</text:span> women were known as date desirable.</text:p>
      <text:p text:style-name="P154"><text:span text:style-name="T148">He searched for </text:span><text:span text:style-name="T109">dat</text:span><text:span text:style-name="T110">e</text:span><text:span text:style-name="T109"> in </text:span><text:span text:style-name="T111">A</text:span><text:span text:style-name="T109">sia</text:span><text:span text:style-name="T132">, as his friend had advised. The Date-In-Asia website had an option to: </text:span><text:span text:style-name="T110">Take a Look</text:span><text:span text:style-name="T133">. When he clicked, his eyes went wide, he grinned.</text:span></text:p>
      <text:p text:style-name="P95"><text:span text:style-name="T300">While finishing his JD on the rocks, h</text:span>e created his own profile:</text:p>
      <text:p text:style-name="Chat-Line_20_last"><text:span text:style-name="T197">Relationship s</text:span>tatus: <text:span text:style-name="T197">Single</text:span></text:p>
      <text:p text:style-name="P151"><text:span text:style-name="T29">He t</text:span><text:span text:style-name="T31">h</text:span><text:span text:style-name="T29">ought a</text:span><text:span text:style-name="T5">ny </text:span><text:span text:style-name="T23">o</text:span><text:span text:style-name="T5">ther choice—separated, divorced, widowed, it's complicated—</text:span><text:span text:style-name="T29">would </text:span><text:span text:style-name="T5">lead to questions he d</text:span><text:span text:style-name="T23">id</text:span><text:span text:style-name="T5">n't want to </text:span><text:span text:style-name="T23">answer</text:span><text:span text:style-name="T5">. </text:span></text:p>
      <text:p text:style-name="P151"><text:span text:style-name="T64">H</text:span><text:span text:style-name="T29">is</text:span> basic information was truthful,</text:p>
      <text:p text:style-name="P217">Lives in: <text:span text:style-name="T249">San Jose</text:span>, California, USA.</text:p>
      <text:p text:style-name="P217">Education: <text:span text:style-name="T250">college graduate.</text:span></text:p>
      <text:p text:style-name="P217">Occupation: <text:span text:style-name="T250">c</text:span>omputers.</text:p>
      <text:p text:style-name="Chat-Line_20_last">Appearance: <text:span text:style-name="T320">athletic</text:span>.</text:p>
      <text:p text:style-name="P168"><text:span text:style-name="T293">For the </text:span><text:span text:style-name="T108">About myself</text:span> <text:span text:style-name="T293">information</text:span>, <text:span text:style-name="T192">he considered what</text:span> Randy <text:span text:style-name="T253">had told him—the Philippines</text:span> <text:span text:style-name="T249">wa</text:span>s a<text:span text:style-name="T302">n economically</text:span> poor countr<text:span text:style-name="T249">y</text:span>. <text:span text:style-name="T303">He searched to compare US office pay to the Philippines office </text:span><text:soft-page-break/><text:span text:style-name="T303">pay. The World Salaries site showed that an accountant's average US salary was ten times what an accountant made in the Philippines. Rick felt safe to think that he made at least five times what someone in his position would make in the Philippines.</text:span></text:p>
      <text:p text:style-name="First_20_line_20_indent"><text:span text:style-name="T308">He compared the US and other countries to</text:span><text:span text:style-name="T306"> the Philippines </text:span><text:span text:style-name="T308">based on </text:span><text:span text:style-name="T305">the CIA's standard of living (GDP per capita) </text:span><text:span text:style-name="T308">list</text:span><text:span text:style-name="T305">:</text:span></text:p>
      <text:p text:style-name="P253">1 – Qatar</text:p>
      <text:p text:style-name="P252">5 – Singapore</text:p>
      <text:p text:style-name="P253">1<text:span text:style-name="T311">0</text:span> – United States</text:p>
      <text:p text:style-name="P253"><text:span text:style-name="T312">12</text:span> – Canada</text:p>
      <text:p text:style-name="P253"><text:span text:style-name="T311">2</text:span>4 – United Kingdom</text:p>
      <text:p text:style-name="P253"><text:span text:style-name="T311">62</text:span> – M<text:span text:style-name="T311">alaysia</text:span></text:p>
      <text:p text:style-name="P253"><text:span text:style-name="T311">70</text:span> – Mexico</text:p>
      <text:p text:style-name="P253"><text:span text:style-name="T311">95</text:span> – Thailand</text:p>
      <text:p text:style-name="P253"><text:span text:style-name="T311">97</text:span> – China</text:p>
      <text:p text:style-name="P252">1<text:span text:style-name="T311">37</text:span> – Philippines</text:p>
      <text:p text:style-name="P252">140 – Vietnam</text:p>
      <text:p text:style-name="Chat-Ref-S-last">1<text:span text:style-name="T311">41</text:span> – India</text:p>
      <text:p text:style-name="P251"><text:span text:style-name="T307">He knew that Mexico was a poor </text:span><text:span text:style-name="T309">country</text:span><text:span text:style-name="T307">, and yet, </text:span><text:span text:style-name="T306">the Philippines</text:span><text:span text:style-name="T307"> ranked </text:span><text:span text:style-name="T309">twice as </text:span><text:span text:style-name="T307">far below</text:span><text:span text:style-name="T306"> </text:span><text:span text:style-name="T307">Mexico.</text:span></text:p>
      <text:p text:style-name="P170">“Hey, Drac,” he said to himself. “<text:span text:style-name="T321">My pay</text:span> may be at the bottom <text:span text:style-name="T321">of</text:span> my office <text:span text:style-name="T321">pay ranking</text:span>, but I'm at the top end of the Philippines income <text:span text:style-name="T328">scale</text:span>. That makes me a somebody, somewhere.” He smiled.</text:p>
      <text:p text:style-name="P169"><text:span text:style-name="T301">However, he was</text:span> on the other side of the Pacific <text:span text:style-name="T253">from the women</text:span>. <text:span text:style-name="T301">This is what he came up with,</text:span></text:p>
      <text:p text:style-name="P213">About myself: I <text:span text:style-name="T197">have a good job</text:span>. I <text:span text:style-name="T249">enjoy</text:span> travel<text:span text:style-name="T249">ing</text:span> to Asia for business <text:span text:style-name="T249">and pleasure</text:span>. I <text:span text:style-name="T249">spend time watching</text:span> movies <text:span text:style-name="T155">and reading books</text:span>. <text:span text:style-name="T253">I have a cat.</text:span></text:p>
      <text:p text:style-name="P150">Regarding children, he <text:span text:style-name="T249">doesn't want to talk about his son, nor does he want to meet a young woman who is looking for a husband to start a family.</text:span></text:p>
      <text:p text:style-name="P224"><text:span text:style-name="T197">Have children: no</text:span>.</text:p>
      <text:p text:style-name="P224"><text:span text:style-name="T16">Want children: </text:span><text:span text:style-name="T30">n</text:span><text:span text:style-name="T16">o.</text:span></text:p>
      <text:p text:style-name="P215">Wants to: date and looking for friendship.</text:p>
      <text:p text:style-name="P143"><text:soft-page-break/><text:span text:style-name="T146">With such a simple profile, he immediately seen his visitor count (visitors to his profile) go up to 1, then 2. He received a message saying, “Hi.” Then his </text:span><text:span text:style-name="T120">Interested</text:span><text:span text:style-name="T146"> count (women interested in him) went to 1. Such</text:span> <text:span text:style-name="T146">enthusiasm from the Filipinas, surprised him.</text:span> <text:span text:style-name="T161">The best he would say of the</text:span> North American dating site <text:span text:style-name="T161">women</text:span> <text:span text:style-name="T161">was: lukewarm, cautious, busy. With a such a scant profile, he wouldn't have gotten any response from the American white women he had tried to meet. But these Filipino women made he day a little brighter.</text:span></text:p>
      <text:p text:style-name="P171"><text:span text:style-name="T133">He searched and caroused the ladies photos and profiles. He read an incoming message asking, “How are you?” It was from</text:span> Liselle.</text:p>
      <text:p text:style-name="P217">Profile for: Liselle</text:p>
      <text:p text:style-name="P226">Gender: female</text:p>
      <text:p text:style-name="P227">Age: 26</text:p>
      <text:p text:style-name="P218"><text:span text:style-name="T250">Relationship s</text:span>tatus: single</text:p>
      <text:p text:style-name="P217">Education: <text:span text:style-name="T250">h</text:span>igh <text:span text:style-name="T250">s</text:span>chool</text:p>
      <text:p text:style-name="P217">Occupation: factory worker</text:p>
      <text:p text:style-name="P217">Appearance: <text:span text:style-name="T250">v</text:span>ery <text:span text:style-name="T250">a</text:span>ttractive</text:p>
      <text:p text:style-name="Chat-Line">Wants to: date and <text:span text:style-name="T344">get married</text:span></text:p>
      <text:p text:style-name="Chat-Line">About myself: I am a <text:span text:style-name="T137">one</text:span> man woman who loves to cook. I am a caring loving person who prefer to stay at home on my free time. Hopefully I will meet the right man for me to marry.</text:p>
      <text:p text:style-name="P155"><text:span text:style-name="T313">His research showed that Philippines f</text:span>actory worker<text:span text:style-name="T138">s</text:span> <text:span text:style-name="T254">only earn $2/hour, compared to $35/hour in America</text:span>. <text:span text:style-name="T256">Rick liked that </text:span>Liselle <text:span text:style-name="T256">loved to</text:span> cook. <text:span text:style-name="T329">She had posted a sexy selfie of herself, waist up, wearing only a bra. Since this sexy young woman had started the conversation, he join her.</text:span></text:p>
      <text:p text:style-name="P225">Rick: <text:span text:style-name="T262">I'm fine. How are you?</text:span></text:p>
      <text:p text:style-name="P225">Liselle: <text:span text:style-name="T262">good.</text:span></text:p>
      <text:p text:style-name="P225"><text:span text:style-name="T262">Rick: </text:span>I a<text:span text:style-name="T251">m at home</text:span>. Where are you?</text:p>
      <text:p text:style-name="P217">Liselle: <text:span text:style-name="T135">I</text:span>nternet caf<text:span text:style-name="T135">e</text:span>. <text:span text:style-name="T139">Soon go home and cook.</text:span></text:p>
      <text:p text:style-name="P217">Rick: Are you a good cook?</text:p>
      <text:p text:style-name="P217">Liselle: <text:span text:style-name="T295">V</text:span>ery good</text:p>
      <text:p text:style-name="P217">Rick: <text:span text:style-name="T294">I w</text:span>ish <text:span text:style-name="T141">I</text:span> <text:span text:style-name="T140">had</text:span> <text:span text:style-name="T294">someone to cook for me</text:span>.</text:p>
      <text:p text:style-name="Chat-Line_20_last"><text:soft-page-break/>Liselle: <text:span text:style-name="T140">I</text:span> <text:span text:style-name="T140">can </text:span>cook <text:span text:style-name="T140">for you</text:span>. <text:span text:style-name="T134">Y</text:span>ou like <text:span text:style-name="T134">P</text:span>hilippine<text:span text:style-name="T134">s</text:span> food?</text:p>
      <text:p text:style-name="P76"><text:span text:style-name="T314">When he went back to bed, he was wondering whether he would </text:span>like Philippine<text:span text:style-name="T134">s</text:span> food. <text:span text:style-name="T322">Actually, he</text:span> <text:span text:style-name="T322">knew he </text:span>would like any food a woman cook<text:span text:style-name="T334">ed</text:span> for <text:span text:style-name="T255">him</text:span>. <text:span text:style-name="T315">He closed his eyes and slept.</text:span></text:p>
      <text:h text:style-name="P262" text:outline-level="1">Hunting</text:h>
      <text:p text:style-name="P199"><text:span text:style-name="T296">In the middle of the week, after dinner at home, </text:span>R<text:span text:style-name="T296">ick </text:span>answered his cell phone, “Hello.”</text:p>
      <text:p text:style-name="P157">“Ready to <text:span text:style-name="T323">go </text:span>hunt <text:span text:style-name="T323">some </text:span>pussy?” Randy asked.</text:p>
      <text:p text:style-name="P156"><text:span text:style-name="T35">“</text:span><text:span text:style-name="T31">Yeah, I'll be at your house in </text:span><text:span text:style-name="T55">twenty minutes.</text:span><text:span text:style-name="T31">”</text:span></text:p>
      <text:p text:style-name="P79"><text:span text:style-name="T263">After getting Randy, Rick</text:span> drove <text:span text:style-name="T259">them </text:span>to their Sunnyvale office building. They parked <text:span text:style-name="T257">around</text:span> back, <text:span text:style-name="T266">away from the street in a deserted lot</text:span>. <text:span text:style-name="T266">Deserted, except for f</text:span>ive cats milling around. Rick popped the trunk <text:span text:style-name="T266">of his car</text:span>, Randy grabbed the trap.</text:p>
      <text:p text:style-name="P79"><text:span text:style-name="T273">Rick</text:span> <text:span text:style-name="T259">put a bowl</text:span> <text:span text:style-name="T267">of </text:span>food <text:span text:style-name="T259">inside and Randy set the</text:span> trap <text:span text:style-name="T273">close the cats. T</text:span>hey walked back and watched.</text:p>
      <text:p text:style-name="P77">“<text:span text:style-name="T330">We gave them little food </text:span>in <text:span text:style-name="T330">past</text:span> couple days,” Rick said.</text:p>
      <text:p text:style-name="P77">“<text:span text:style-name="T263">W</text:span>e should get lucky tonight,” Randy <text:span text:style-name="T267">cheered</text:span>. “I'm betting on <text:span text:style-name="T274">catching Stripes</text:span> tonight.”</text:p>
      <text:p text:style-name="P79">“I'll take <text:span text:style-name="T257">Midnight and Teddy.”</text:span></text:p>
      <text:p text:style-name="P80">“<text:span text:style-name="T257">Pink is already fixed. That gives me Grey and Stripes,” Randy said. The bet was set.</text:span></text:p>
      <text:p text:style-name="P82">Randy asked, “How did lunch go with Wendy on Saturday?”</text:p>
      <text:p text:style-name="P46">“<text:span text:style-name="T258">It went n</text:span>owhere,” he <text:span text:style-name="T259">answered</text:span>. “<text:span text:style-name="T257">L</text:span>unch <text:span text:style-name="T257">and</text:span> nothing more. She was <text:span text:style-name="T257">just networking,</text:span> asking <text:span text:style-name="T330">about</text:span> <text:span text:style-name="T257">jobs </text:span>at <text:span text:style-name="T257">New York International.</text:span>”</text:p>
      <text:p text:style-name="P44">“<text:span text:style-name="T267">You d</text:span>idn't take her out for <text:span text:style-name="T258">dinner</text:span>?”</text:p>
      <text:p text:style-name="P47">“<text:span text:style-name="T264">S</text:span>he had <text:span text:style-name="T257">other </text:span>plans. <text:span text:style-name="T257">Her and her sister</text:span> <text:span text:style-name="T257">were going to Santana Row to meet some guy they met the other night</text:span>.”</text:p>
      <text:p text:style-name="P47">“<text:span text:style-name="T258">You could've had dinner before she went.”</text:span></text:p>
      <text:p text:style-name="P47">“<text:span text:style-name="T258">I thought so too,” Rick said. “She did ask if I wanted to meet them there.</text:span>”</text:p>
      <text:p text:style-name="P44"><text:soft-page-break/>“<text:span text:style-name="T264">Did y</text:span>ou?”</text:p>
      <text:p text:style-name="P44">“I<text:span text:style-name="T257">'ve</text:span> <text:span text:style-name="T275">already done the</text:span> group thing <text:span text:style-name="T257">with her. We</text:span> drink, <text:span text:style-name="T257">we</text:span> talk, <text:span text:style-name="T257">maybe a dance</text:span>, then go <text:span text:style-name="T259">our separate ways</text:span>. I'm <text:span text:style-name="T257">done</text:span> <text:span text:style-name="T261">with</text:span> that. <text:span text:style-name="T258">She's not really interested in me.</text:span>”</text:p>
      <text:p text:style-name="P78">“<text:span text:style-name="T259">Maybe she's playing hard to get,” Randy suggested.</text:span></text:p>
      <text:p text:style-name="P78">“<text:span text:style-name="T259">I had a look at the </text:span><text:span text:style-name="T121">Date in Asia</text:span><text:span text:style-name="T259"> website. Easy to start up a conversation with those women.”</text:span></text:p>
      <text:p text:style-name="P78">“<text:span text:style-name="T260">Ya got that right,” Randy grinned. “Easy.”</text:span></text:p>
      <text:p text:style-name="P78"><text:span text:style-name="T257">When Midnight, the</text:span> small black short hair<text:span text:style-name="T275">ed</text:span> <text:span text:style-name="T275">cat </text:span>entered <text:span text:style-name="T257">the trapped</text:span>. <text:span text:style-name="T257">They both said, “Yes!”</text:span></text:p>
      <text:p text:style-name="P78">“<text:span text:style-name="T257">Come on,” Rick cheered.</text:span></text:p>
      <text:p text:style-name="P81">Chu-ching, wen<text:span text:style-name="T331">t</text:span> the trapdoor <text:span text:style-name="T331">as it closed and latched</text:span>.</text:p>
      <text:p text:style-name="P81">“Yes, first drinks on you,” Rick said <text:span text:style-name="T258">while walking to the trap</text:span>.</text:p>
      <text:p text:style-name="P81">“Yeah, yeah, yeah. Your lucky night,” Randy said.</text:p>
      <text:p text:style-name="P83">Rick threw a towel over the cage to <text:span text:style-name="T276">hide </text:span>their catch of the day, <text:span text:style-name="T276">which </text:span>settle <text:span text:style-name="T276">the cat </text:span>down. <text:span text:style-name="T268">Randy put food out for the other cats.</text:span></text:p>
      <text:p text:style-name="P87">Driving back to Randy's place, Rick <text:span text:style-name="T276">asked</text:span>, “You can take <text:span text:style-name="T257">Midnight</text:span> to <text:span text:style-name="T332">the </text:span>vet tomorrow <text:span text:style-name="T269">to be fixed</text:span>, right?”</text:p>
      <text:p text:style-name="P84">“Yeah, I don't need to be <text:span text:style-name="T269">at</text:span> work until ten,” Randy confirmed.</text:p>
      <text:p text:style-name="P84">“<text:span text:style-name="T269">I'll get the cat from the vet after work and release it back in the parking lot.”</text:span></text:p>
      <text:p text:style-name="P88">The guys had started <text:span text:style-name="T324">doing </text:span>T.N.R. <text:span text:style-name="T270">(T</text:span>rap, <text:span text:style-name="T270">N</text:span>euter, <text:span text:style-name="T270">R</text:span>elease<text:span text:style-name="T270">)</text:span> after they <text:span text:style-name="T272">had been</text:span> feeding the <text:span text:style-name="T270">feral </text:span>cats at work. <text:span text:style-name="T270">It came up in conversation when they were re-watching their favorite childhood movie, One Hundred and One Dalmatians. During the part when the wicked woman was talking about making a coat of dog fur, Rick had said, “Cats have nicer fur.” Randy had suggested, “We can trap the ones at work and make you a coat.” Rick had said, “Randy, you're a sick man.”</text:span></text:p>
      <text:p text:style-name="P84">“Did you see Anna on the weekend?” <text:span text:style-name="T271">Rick asked.</text:span></text:p>
      <text:p text:style-name="P85">“I did,” <text:span text:style-name="T271">Randy said. “We went to see the new Tom Cruise movie. She likes action more than drama. Keep going and you'll get some action on Date-in-Asia.”</text:span></text:p>
      <text:p text:style-name="P85"><text:soft-page-break/>“<text:span text:style-name="T272">A lot of hot women on that site. You don't like American women do you?” Rick asked Randy.</text:span></text:p>
      <text:p text:style-name="P86">“<text:span text:style-name="T272">No, they're okay. They're Great to work with. I just don't want to date any of them.” Because it was a difficult topic, Randy refrained from saying that he had liked the American woman whom Rick had married.</text:span></text:p>
      <text:p text:style-name="P89">“When it comes to women,” Randy said, “I want action, not drama.”</text:p>
      <text:p text:style-name="P90"><text:span text:style-name="T276">Wh</text:span>e<text:span text:style-name="T276">n</text:span> <text:span text:style-name="T325">they </text:span>arrived at <text:span text:style-name="T333">hi</text:span>s <text:span text:style-name="T333">place</text:span>, Randy jumped out <text:span text:style-name="T276">and</text:span> <text:span text:style-name="T333">pulled</text:span> the cage<text:span text:style-name="T333">d cat</text:span> out of the trunk.</text:p>
      <text:p text:style-name="P89">“<text:span text:style-name="T287">Hurry so we can go get a drink,</text:span>” Rick <text:span text:style-name="T333">called</text:span> out the window.</text:p>
      <text:p text:style-name="P91">With a stupid grin o<text:span text:style-name="T326">n</text:span> his face, Randy<text:span text:style-name="T326"> held up the cage and</text:span> <text:span text:style-name="T333">teased</text:span>, “Thank you for <text:span text:style-name="T333">the </text:span>Chinese takeaway.”</text:p>
      <text:p text:style-name="P107">When Randy <text:span text:style-name="T333">got</text:span> back in the car, <text:span text:style-name="T272">Rick said, laughing and shaking his head, “You are a sick man.”</text:span></text:p>
      <text:h text:style-name="P263" text:outline-level="1">Beauty and the Beast</text:h>
      <text:p text:style-name="P207">Getting ready to go to work, Rick closed the bathroom door.</text:p>
      <text:p text:style-name="P186">“Errrrr,” screamed the cat as it ran ninety miles hour towards the couch.</text:p>
      <text:p text:style-name="P185">“<text:span text:style-name="T376">Sorry Beast,” he said. Jumping after the cat, he kicked a box—stopped, sat, silently mouthed the painful word, “Owww.” He limped over and looked under the couch. “I didn't see you.” Beast, the cat, stared back.</text:span></text:p>
      <text:p text:style-name="P186">Driving, <text:span text:style-name="T389">or, </text:span><text:span text:style-name="T108">crawling to down the freeway</text:span>, <text:span text:style-name="T389">as </text:span>he <text:span text:style-name="T389">called it</text:span>, <text:span text:style-name="T389">he said, </text:span>“Shit, <text:span text:style-name="T389">shit, shit</text:span>.” Checking the car's clock, he estimated a few minutes lost time.</text:p>
      <text:p text:style-name="P185"><text:span text:style-name="T376">Sitting at his office desk, he </text:span><text:span text:style-name="T68">answered </text:span><text:span text:style-name="T75">his first support call </text:span><text:span text:style-name="T76">of </text:span><text:span text:style-name="T68">the </text:span><text:span text:style-name="T75">day</text:span><text:span text:style-name="T68">, “Hello, New York International, Richard Williams speaking.”</text:span></text:p>
      <text:p text:style-name="P109">“<text:span text:style-name="T363">The program doesn't work,” stated the caller. “I need it fixed by next week.”</text:span></text:p>
      <text:p text:style-name="P109"><text:soft-page-break/>“<text:span text:style-name="T363">Let's see what I can do for you,” Rick said. He proceeded to ask questions while attempting zero in on the problem. When he asked, “Have you tried—,” the caller cut him off.</text:span></text:p>
      <text:p text:style-name="P110">“I didn't call to get your <text:span text:style-name="T377">opinion.</text:span> I just want it fixed. I need <text:span text:style-name="T377">it </text:span>to—” <text:span text:style-name="T377">the caller began, while</text:span> lau<text:span text:style-name="T364">n</text:span>ch<text:span text:style-name="T377">ing</text:span> into <text:span text:style-name="T377">an explanation of what and how the accounting program should work.</text:span></text:p>
      <text:p text:style-name="P110">“<text:span text:style-name="T364">Okay, I can help you solve that using a different method,” Rick said.</text:span></text:p>
      <text:p text:style-name="P110">“<text:span text:style-name="T364">I don't want to do it different,” stated the caller. “DO YOU EXPECT ME TO FIX IT MYSELF?”</text:span></text:p>
      <text:p text:style-name="P92"><text:span text:style-name="T92">Rick</text:span> responded appropriately with silence and thought.</text:p>
      <text:p text:style-name="P92">“What the hell is your problem,” <text:span text:style-name="T92">the jackass</text:span> stated, spitting rattle snake venom.</text:p>
      <text:p text:style-name="P92">“Nothing,” <text:span text:style-name="T92">Rick</text:span> offered. “<text:span text:style-name="T364">I'm trying to—”</text:span></text:p>
      <text:p text:style-name="P92">“<text:span text:style-name="T3">NOTHING? </text:span>D<text:span text:style-name="T3">o</text:span> I need to come there and <text:span text:style-name="T92">MAKE</text:span> you <text:span text:style-name="T96">fix</text:span> it! Who do you think you are?”</text:p>
      <text:p text:style-name="P118">Rick's breath<text:span text:style-name="T378">ing</text:span> <text:span text:style-name="T378">became labored</text:span>, he wondered what he had done wrong. Most of his support calls ended with a thank you, but, he knew this would not be the case here.</text:p>
      <text:p text:style-name="P93">“<text:span text:style-name="T364">You're a nobody,” the caller said. “I'm working on an important sales opportunity and I need action, not your stupid opinion.”</text:span></text:p>
      <text:p text:style-name="P93">“<text:span text:style-name="T379">I can help you work through a solution—”</text:span></text:p>
      <text:p text:style-name="P93">“<text:span text:style-name="T364">You? Help me? You don't know what to do. I need someone to make the solution. You're useless.” The caller hung up.</text:span></text:p>
      <text:p text:style-name="P112">Rick <text:span text:style-name="T380">removed</text:span> his head phones. He sat star<text:span text:style-name="T380">r</text:span>ing at his keyboard, avoid<text:span text:style-name="T380">ing</text:span> the phone. He had tried, but failed. Going over the conversation he searched for where he went wrong.</text:p>
      <text:p text:style-name="P113">Head down, avoiding anyone that might talk to him, <text:span text:style-name="T381">h</text:span>e went to get a drink of water. At the counter he wondered what he was doing, then remembered, getting a glass of water. He sat at a table with <text:span text:style-name="T381">half an empty</text:span> glass in front of him.</text:p>
      <text:p text:style-name="P114">Instead of drinking, he went to his supervisor and said, “I had a bad call. The woman was really upset with me.”</text:p>
      <text:p text:style-name="P111">“<text:span text:style-name="T365">What happened,” the super asked.</text:span></text:p>
      <text:p text:style-name="P114"><text:soft-page-break/>Rick explained how the conversation went, and added, “I can't change the programs.”</text:p>
      <text:p text:style-name="P114">“No you can't, it's not your job. If she phones back, forward the call to me, I'll talk to her. Okay?” <text:span text:style-name="T4">his supervisor asked, looking sideways directly into his eyes.</text:span></text:p>
      <text:p text:style-name="P92"><text:span text:style-name="T92">Rick took a breath, his hands were shaking, </text:span>“<text:span text:style-name="T4">Ah, yes.”</text:span></text:p>
      <text:p text:style-name="P92">“<text:span text:style-name="T365">Take a break. We all get calls like that.</text:span>”</text:p>
      <text:p text:style-name="P190"><text:span text:style-name="T368">A</text:span>fter work, <text:span text:style-name="T371">Rick</text:span> <text:span text:style-name="T369">picked up </text:span><text:span text:style-name="T69">Midnight</text:span><text:span text:style-name="T70"> from the vet. The </text:span><text:span text:style-name="T71">assistant said she was a she. Rick paid the special low feral cat fixing rate. They had clipped Midnight's ear so that everyone </text:span><text:span text:style-name="T74">would </text:span><text:span text:style-name="T71">kn</text:span><text:span text:style-name="T74">o</text:span><text:span text:style-name="T71">w she was a fixed feral. </text:span><text:span text:style-name="T72">He put </text:span><text:span text:style-name="T73">her </text:span><text:span text:style-name="T72">in the backseat on top a plastic cover.</text:span></text:p>
      <text:p text:style-name="P187">He knew she would <text:span text:style-name="T371">have a healthier life without </text:span>kitties to take <text:span text:style-name="T390">care </text:span>of while trying to hunt for food. <text:span text:style-name="T371">He remembered the sad appearance of his cat's skinny sick feral mother. That was about the time he started feeding the cats and trapped Beast.</text:span></text:p>
      <text:p text:style-name="P188"><text:span text:style-name="T370">“All good,” he said to himself. He smiled and put a CD in, and drove over to </text:span>Randy’s. <text:span text:style-name="T371">He brought the cat in and set it down on the tiles near the door</text:span>.</text:p>
      <text:p text:style-name="P184"><text:span text:style-name="T382">Randy came over, lifted the cover. </text:span>“<text:span text:style-name="T382">Cute. Male or female?” he asked.</text:span></text:p>
      <text:p text:style-name="P184">“<text:span text:style-name="T382">As we expected, female,” Rick said.</text:span></text:p>
      <text:p text:style-name="P189">Randy <text:span text:style-name="T385">put a bowl of food in the cage. He then </text:span>g<text:span text:style-name="T132">o</text:span>t himself and Rick a beer.</text:p>
      <text:p text:style-name="P49">“<text:span text:style-name="T385">Thanks,</text:span>” <text:span text:style-name="T132">Rick said.</text:span></text:p>
      <text:p text:style-name="P49">“<text:span text:style-name="T372">How's your day</text:span>?”</text:p>
      <text:p text:style-name="P49">“Shitty. I’ve had <text:span text:style-name="T373">it with</text:span> <text:span text:style-name="T164">support</text:span>. <text:span text:style-name="T366">Maybe I</text:span> need a new job. <text:span text:style-name="T366">Or</text:span> a vacation.”</text:p>
      <text:p text:style-name="P49">“<text:span text:style-name="T373">Or, maybe y</text:span>ou need to get laid.”</text:p>
      <text:p text:style-name="P49">“<text:span text:style-name="T367">No, that's not it,” Rick said and had a drink of beer. “Well, yeah, I do need to get laid. But more than that, I need to make some changes.”</text:span></text:p>
      <text:p text:style-name="P51">“<text:span text:style-name="T368">You got a college degree, you can do better than work in support. And you been with International too long.” Randy knew he stayed where he was because it an easy reliable income after he </text:span><text:soft-page-break/><text:span text:style-name="T368">no longer had Lori. “It's time to moved on,” he said with dual meaning, work and his lack of love life. “At least look for something better at International.”</text:span></text:p>
      <text:p text:style-name="P49">“<text:span text:style-name="T374">I should look around. I could do networking, like Wendy,” Rick said and laughed.</text:span></text:p>
      <text:p text:style-name="P49">“<text:span text:style-name="T368">Give her a call,” Randy suggested.</text:span></text:p>
      <text:p text:style-name="P49">“<text:span text:style-name="T368">No. Maybe I should go back home to Modesto and see whose available.”</text:span></text:p>
      <text:p text:style-name="P50">“<text:span text:style-name="T368">Modesto's depressing for huntin' babes. All the good one we know are married.”</text:span></text:p>
      <text:p text:style-name="P49">“<text:span text:style-name="T369">True,” Rick said starring at his beer.</text:span></text:p>
      <text:p text:style-name="P120">Randy knew h<text:span text:style-name="T383">is</text:span> best friend was thinking of Lori. Rick had met her through a <text:span text:style-name="T368">Modesto </text:span>friend. They had married a year later, big wedding and all.</text:p>
      <text:p text:style-name="P120">“Hey, you want to watch a movie? I downloaded a few new ones.”</text:p>
      <text:p text:style-name="P122">They chose one <text:span text:style-name="T375">and </text:span>ordered<text:span text:style-name="T375"> take out</text:span> <text:span text:style-name="T375">Thai food</text:span>. <text:span text:style-name="T383">After the action flick, </text:span>Randy went with Rick to feed the cats. <text:span text:style-name="T384">Rick open the cage</text:span> and Midnight ran like a <text:span text:style-name="T384">c</text:span>at out of <text:span text:style-name="T384">bath water</text:span>, not staying to eat.</text:p>
      <text:p text:style-name="P121">Rick dropped Randy off and went home.</text:p>
      <text:p text:style-name="P124">Stepping in the door, “Where you been?” Drac asked. Then laughed, “Out with the ladies? How is miss Midnight?”</text:p>
      <text:p text:style-name="P124">“Hah, hah, hah,” Rick said. He knelt down and pet Beast. “I'm thinking of getting a new job.”</text:p>
      <text:p text:style-name="P123">Going into the bathroom<text:span text:style-name="T386">, </text:span>he <text:span text:style-name="T386">stumbl</text:span>ed<text:span text:style-name="T386"> over </text:span>the morning's kick<text:span text:style-name="T388">ed</text:span> <text:span text:style-name="T386">box—</text:span>it was<text:span text:style-name="T386"> one </text:span>of Lori's <text:span text:style-name="T388">stuff. He sat on the floor, looked around the apartment they had shared. Beast sat beside him.</text:span></text:p>
      <text:p text:style-name="P123">“<text:span text:style-name="T388">Remember when I brought you home?” he asked his cat. “Lori picked you up.” He remember the smile on her face as she had said, “Beauty and the Beast.”</text:span></text:p>
      <text:p text:style-name="P123">“<text:span text:style-name="T387">Randy's right,” he stated. “Time to change.”</text:span></text:p>
      <text:h text:style-name="P264" text:outline-level="1"><text:soft-page-break/><text:span text:style-name="T346">No</text:span> Money, <text:span text:style-name="T346">No</text:span> Honey</text:h>
      <text:p text:style-name="P205"><text:span text:style-name="T339">Rick liked that there were more women online than men d</text:span>uring California evenings—<text:span text:style-name="T339">Philippines</text:span> <text:span text:style-name="T339">morning</text:span>s. <text:span text:style-name="T339">He had chatted with a num</text:span>ber of <text:span text:style-name="T277">the ladies</text:span><text:span text:style-name="T36"> </text:span><text:span text:style-name="T32">offer</text:span><text:span text:style-name="T37">ing </text:span><text:span text:style-name="T32">to be travel guide </text:span><text:span text:style-name="T33">companion</text:span><text:span text:style-name="T34">s. They were ready to go off to </text:span><text:span text:style-name="T67">a</text:span><text:span text:style-name="T65"> the beautiful</text:span><text:span text:style-name="T34"> Philippines resorts with </text:span><text:span text:style-name="T65">him</text:span><text:span text:style-name="T34">.</text:span></text:p>
      <text:p text:style-name="P177">There <text:span text:style-name="T136">were</text:span> <text:span text:style-name="T278">also</text:span> poor <text:span text:style-name="T339">college </text:span>student<text:span text:style-name="T265">s</text:span> <text:span text:style-name="T265">searching for a sponsor, a benefactor. They were using their boobs as bait, they were fishing for an old guy to send them money. But actually, they weren't even attending school.</text:span></text:p>
      <text:p text:style-name="Chat-Line">Rick: Hello Lizzy.</text:p>
      <text:p text:style-name="P223">Lizzy: <text:span text:style-name="T339">H</text:span>i</text:p>
      <text:p text:style-name="Chat-Line">Rick: I read your profile, you are a student. What courses are you</text:p>
      <text:p text:style-name="Chat-Line">taking?</text:p>
      <text:p text:style-name="P223">Lizzy: <text:span text:style-name="T339">I</text:span> am a student, i am poor.</text:p>
      <text:p text:style-name="Chat-Line">Rick: Your profiles says you are a working student. What <text:span text:style-name="T339">work </text:span>do you do?</text:p>
      <text:p text:style-name="P223">Lizzy: <text:span text:style-name="T339">I</text:span> lost my job i need money to continue my studies</text:p>
      <text:p text:style-name="Chat-Line">Rick: Where do you live?</text:p>
      <text:p text:style-name="P223">Lizzy: <text:span text:style-name="T339">C</text:span>an you send me money?</text:p>
      <text:p text:style-name="Chat-Line">Rick: Why would I do that?</text:p>
      <text:p text:style-name="Chat-Line_20_last">Lizzy: <text:span text:style-name="T339">I </text:span>need money for school.</text:p>
      <text:p text:style-name="P191">Rick had read forums that said there were women available as temporary girlfriends, very friendly and abiding girlfriends. He decided to put it to the test.</text:p>
      <text:p text:style-name="Chat-Line">Rick: Can I see you when I come to the Philippines?</text:p>
      <text:p text:style-name="P223">Lizzy: <text:span text:style-name="T339">Y</text:span>es honey</text:p>
      <text:p text:style-name="Chat-Line">Rick: Will you show me around in the Philippines?</text:p>
      <text:p text:style-name="P223">Lizzy: <text:span text:style-name="T339">Y</text:span>es</text:p>
      <text:p text:style-name="Chat-Line">Rick: Will you stay with me in my hotel?</text:p>
      <text:p text:style-name="P223">Lizzy: <text:span text:style-name="T339">S</text:span>ure why not</text:p>
      <text:p text:style-name="P178"><text:span text:style-name="T392">Rick noticed that s</text:span>he wasn't worried about missing school to go <text:soft-page-break/>to a resort.</text:p>
      <text:p text:style-name="Chat-Line">Rick: <text:span text:style-name="T339">I</text:span> don’t know.</text:p>
      <text:p text:style-name="P223">Lizzy: <text:span text:style-name="T339">Y</text:span>ou send me money <text:span text:style-name="T339">I</text:span> will show you my breasts and pussy</text:p>
      <text:p text:style-name="Chat-Line">Rick: Really?</text:p>
      <text:p text:style-name="Chat-Line_20_last">Lizzy: yes you send me money?</text:p>
      <text:p text:style-name="First_20_line_20_indent">At this point <text:span text:style-name="T339">he was</text:span> thinking she <text:span text:style-name="T278">was</text:span> lying. <text:span text:style-name="T393">But than again,</text:span> <text:span text:style-name="T393">he had also read articles about webcam strippers</text:span>, so <text:span text:style-name="T278">he</text:span> challenge<text:span text:style-name="T278">d</text:span> her.</text:p>
      <text:p text:style-name="Chat-Line">Rick: Can you show me something now?</text:p>
      <text:p text:style-name="P214">Lizzy: <text:span text:style-name="T339">Y</text:span>es</text:p>
      <text:p text:style-name="P100">She <text:span text:style-name="T278">pulled</text:span> a curtain behind her <text:span text:style-name="T278">and there was a</text:span> separators <text:span text:style-name="T278">between people at the internet cafe—it was </text:span>a simple private room. She st<text:span text:style-name="T278">oo</text:span>d up, and sure enough, she lift<text:span text:style-name="T278">ed</text:span> her shirt.</text:p>
      <text:p text:style-name="P102">“Wow, firm young tits,” Drac said, staring over Rick's shoulder.</text:p>
      <text:p text:style-name="P102">“Yeah, well ye<text:span text:style-name="T391">ah</text:span>,” <text:span text:style-name="T352">Rick stammered</text:span>. “But over the internet?”</text:p>
      <text:p text:style-name="P102">“If this was a strip club I would pass her a couple of dollars,” Drac said.</text:p>
      <text:p text:style-name="P125">Rick grinned.</text:p>
      <text:p text:style-name="P100">“<text:span text:style-name="T352">See if you get to show some more,” Drac prompted.</text:span></text:p>
      <text:p text:style-name="P101"><text:span text:style-name="T352">This was </text:span>not <text:span text:style-name="T339">what Rick was looking for</text:span>. <text:span text:style-name="T339">Well, sure, he was looking for a woman with nice breasts, but, not one that shows them over webcam.</text:span></text:p>
      <text:p text:style-name="P192">...</text:p>
      <text:p text:style-name="P192"><text:span text:style-name="T77">The next day at lunch, </text:span><text:span text:style-name="T34">R</text:span><text:span text:style-name="T66">ick asked Randy why? He said, the young women are uneducated and can't find jobs. What are they going to do for money? Their parents don't have much money, and yet, have lots of kids. They hear of some other woman getting money, traveling to nice places. Places they could never dream of going to.</text:span></text:p>
      <text:p text:style-name="P105">Even young American women want to fun. Well, not with us, but with other guys. Their parents give them money or they work at a coffee shop or cloth store to earn some cash. They can go to <text:soft-page-break/>Tahoe and stay in hotels and have fun. The Filipinas can't. The best they can do <text:span text:style-name="T340">is</text:span> karaoke with friends.</text:p>
      <text:p text:style-name="P105">Since they <text:span text:style-name="T340">want</text:span> to laid anyway, <text:span text:style-name="T340">they might as well go</text:span> with an American who's going to <text:span text:style-name="T340">take them to nice places and </text:span>spend money on them.</text:p>
      <text:h text:style-name="P265" text:outline-level="1">Surprise, You're Online</text:h>
      <text:p text:style-name="P206"><text:span text:style-name="T167">As Rick was home exploring Filipina dating sites, Jenny was in a</text:span> <text:span text:style-name="T193">Manila </text:span>internet café <text:span text:style-name="T353">with her daughter,</text:span> <text:span text:style-name="T219">Margie. Margie</text:span> logged into a web site <text:span text:style-name="T168">and said to her mother, </text:span>“You are always talking about women meeting European and American men on the internet. Today it<text:span text:style-name="T169">'</text:span>s your turn.”</text:p>
      <text:p text:style-name="P180">On the computer screen she displayed a Date-In-Asia profile for her mom,</text:p>
      <text:p text:style-name="P221"><text:span text:style-name="T170">P</text:span>rofile <text:span text:style-name="T170">for</text:span>: Jenny</text:p>
      <text:p text:style-name="P219"><text:span text:style-name="T252">Relationship s</text:span>tatus: single</text:p>
      <text:p text:style-name="P221">Lives in: <text:span text:style-name="T169">Manila, Philippines</text:span></text:p>
      <text:p text:style-name="P221">Education: some high school</text:p>
      <text:p text:style-name="P221">Occupation: store clerk</text:p>
      <text:p text:style-name="P221">Appearance: <text:span text:style-name="T252">a</text:span>ttractive</text:p>
      <text:p text:style-name="P228">Wants to: date</text:p>
      <text:p text:style-name="P212">About myself: I am honest, good sense of humor, and caring. I love <text:span text:style-name="T171">pop </text:span>music <text:span text:style-name="T171">and</text:span> singing, reading, and <text:span text:style-name="T171">helping my family</text:span>. <text:span text:style-name="T345">I am looking for my special someone.</text:span></text:p>
      <text:p text:style-name="P142">“Attractive?” <text:span text:style-name="T341">Jenny said.</text:span></text:p>
      <text:p text:style-name="P144">“<text:span text:style-name="T172">M</text:span>ost say they are, even if they are not. You are,” <text:span text:style-name="T341">Margie commented</text:span>. “<text:span text:style-name="T173">Look at this list of</text:span> men <text:span text:style-name="T173">showing</text:span> interest in you.”</text:p>
      <text:p text:style-name="P142">“No. Really?”</text:p>
      <text:p text:style-name="P142">She <text:span text:style-name="T174">clicked one, and man's photo and</text:span> profile displayed.</text:p>
      <text:p text:style-name="P142">“<text:span text:style-name="T175">Show</text:span> the <text:span text:style-name="T176">list</text:span> again,” <text:span text:style-name="T342">Jenny said, </text:span>lean<text:span text:style-name="T342">ing</text:span> forward. “<text:span text:style-name="T178">T</text:span>his one.”</text:p>
      <text:p text:style-name="P148"><text:span text:style-name="T342">Margie</text:span> clicked.</text:p>
      <text:p text:style-name="P221"><text:soft-page-break/>Profile <text:span text:style-name="T177">for:</text:span> Graeme</text:p>
      <text:p text:style-name="P222">Gender: male</text:p>
      <text:p text:style-name="P220"><text:span text:style-name="T252">Relationship s</text:span>tatus: <text:span text:style-name="T179">single</text:span></text:p>
      <text:p text:style-name="P221">Lives in: <text:span text:style-name="T180">Liver</text:span>pool, <text:span text:style-name="T180">England</text:span></text:p>
      <text:p text:style-name="P221">Education: <text:span text:style-name="T252">h</text:span>igh <text:span text:style-name="T252">s</text:span>chool</text:p>
      <text:p text:style-name="P221">Occupation: food wholesaler</text:p>
      <text:p text:style-name="P221">Appearance: <text:span text:style-name="T252">a</text:span>ttractive</text:p>
      <text:p text:style-name="P212">About myself: I’m 39, medium build, caring, honest and romantic. <text:span text:style-name="T181">L</text:span>ooking for that special lady to treat like a princess</text:p>
      <text:p text:style-name="P142">“No one say<text:span text:style-name="T182">s</text:span> 40 or 41,” <text:span text:style-name="T183">Margie said.</text:span> “<text:span text:style-name="T183">T</text:span>hey all say 39, 29, <text:s/>49.”</text:p>
      <text:p text:style-name="P142">“I want to see more.”</text:p>
      <text:p text:style-name="P142">“You can chat with them.”</text:p>
      <text:p text:style-name="P142">“Now?”</text:p>
      <text:p text:style-name="P142">“Yes.”</text:p>
      <text:p text:style-name="P142">“Now?”</text:p>
      <text:p text:style-name="P142">“Yes, now,” <text:span text:style-name="T343">Margie confirmed</text:span>. “You can chat right now.”</text:p>
      <text:p text:style-name="P142">“Oh,” <text:span text:style-name="T343">her mother said</text:span>. “<text:span text:style-name="T184">That one</text:span> is handsome, Scott from New York.”</text:p>
      <text:p text:style-name="P145"><text:span text:style-name="T343">Margie</text:span> click<text:span text:style-name="T185">ed</text:span> and <text:span text:style-name="T354">a </text:span>window pop<text:span text:style-name="T185">ped up</text:span>. She type<text:span text:style-name="T185">d</text:span> <text:span text:style-name="T108">Hello</text:span>.</text:p>
      <text:p text:style-name="P142"><text:span text:style-name="T343">A</text:span>n answer c<text:span text:style-name="T343">a</text:span>me bac<text:span text:style-name="T186">k</text:span>,</text:p>
      <text:p text:style-name="P212">Scott: Hello Jenny.</text:p>
      <text:p text:style-name="P142">Margie <text:span text:style-name="T183">replied,</text:span></text:p>
      <text:p text:style-name="P221">Jenny: How are you?</text:p>
      <text:p text:style-name="P212">Scott: <text:span text:style-name="T186">F</text:span>ine. <text:span text:style-name="T186">I</text:span> like your photo. <text:span text:style-name="T186">H</text:span>ow are you?</text:p>
      <text:p text:style-name="P142"><text:span text:style-name="T343">Daughter</text:span> move<text:span text:style-name="T186">d</text:span> the keyboard <text:span text:style-name="T186">to her mother, </text:span>and sa<text:span text:style-name="T186">id</text:span>, “Here, <text:span text:style-name="T343">chat</text:span>.”</text:p>
      <text:p text:style-name="P142"><text:span text:style-name="T343">Jenny</text:span> look<text:span text:style-name="T187">ed</text:span> at the keyboard, at the screen, at <text:span text:style-name="T343">her</text:span> daughter, back to the screen, “I don<text:span text:style-name="T187">'</text:span>t know him.”</text:p>
      <text:p text:style-name="P142">“Say anything. Answer his question.”</text:p>
      <text:p text:style-name="P142"><text:span text:style-name="T343">Jenny</text:span> typed,</text:p>
      <text:p text:style-name="P221"><text:soft-page-break/>Jenny: <text:span text:style-name="T187">G</text:span>ood</text:p>
      <text:p text:style-name="P149">He responded,</text:p>
      <text:p text:style-name="P221">Scott: <text:span text:style-name="T187">W</text:span>here are you?</text:p>
      <text:p text:style-name="P221">Jenny: In the Philippines. Where are you?</text:p>
      <text:p text:style-name="P221">Scott: <text:span text:style-name="T187">I'm </text:span>in <text:span text:style-name="T188">N</text:span>ew <text:span text:style-name="T188">Y</text:span>ork city <text:span text:style-name="T354">office</text:span>.</text:p>
      <text:p text:style-name="P179">From that day, Jenny was hooked. She became an expert at logging in, checking her messages, sending messages, and managing photos.</text:p>
      <text:p text:style-name="P142"><text:span text:style-name="T343">Her daughter</text:span> <text:span text:style-name="T189">was</text:span> correct, <text:span text:style-name="T343">she</text:span> ha<text:span text:style-name="T189">d</text:span> talk<text:span text:style-name="T189">ed</text:span> <text:span text:style-name="T343">of</text:span> women finding, meeting, and sometimes marrying men <text:span text:style-name="T189">from the internet</text:span>. Some men moved <text:span text:style-name="T343">to the Philippines, some women</text:span> move<text:span text:style-name="T190">d</text:span> t<text:span text:style-name="T191">he man's country</text:span>. Secretly <text:span text:style-name="T343">she</text:span> wish<text:span text:style-name="T355">ed,</text:span> <text:span text:style-name="T343">she</text:span> could be so lucky as to have a man <text:span text:style-name="T343">fly</text:span> to <text:span text:style-name="T343">Manila to </text:span>meet <text:span text:style-name="T343">her</text:span>. But <text:span text:style-name="T343">she wondered,</text:span> who would leave their country and fly thousands of miles to meet <text:span text:style-name="T343">her</text:span>?</text:p>
      <text:p text:style-name="P106"><text:span text:style-name="T343">She</text:span> <text:span text:style-name="T165">discovered</text:span> <text:span text:style-name="T165">s</text:span>ome <text:span text:style-name="T165">men we</text:span>re liars <text:span text:style-name="T166">and talked bad—she</text:span> d<text:span text:style-name="T343">idn'</text:span>t like them. <text:span text:style-name="T355">Others wanted to talk sex, have her show herself naked—she</text:span> d<text:span text:style-name="T343">idn'</text:span>t like them<text:span text:style-name="T355">. With nice guys she chatted for fun. Chatting became her regular morning entertainment.</text:span></text:p>
      <text:h text:style-name="P266" text:outline-level="1">The Special Someone</text:h>
      <text:p text:style-name="Text_20_body"><text:span text:style-name="T193">Rick</text:span> stopped talking to the women in the<text:span text:style-name="T193">ir</text:span> twenties, there was no future in th<text:span text:style-name="T193">o</text:span>se conversations. <text:span text:style-name="T193">C</text:span>hat<text:span text:style-name="T193">ting</text:span> with women more <text:span text:style-name="T193">his</text:span> age, the conversations had substance. Th<text:span text:style-name="T193">at's</text:span> when <text:span text:style-name="T193">he</text:span> meet <text:span text:style-name="T394">a woman of interest.</text:span></text:p>
      <text:p text:style-name="P229">Rick: <text:span text:style-name="T347">Good evening</text:span> Jenny.</text:p>
      <text:p text:style-name="P229">Jenny: <text:span text:style-name="T347">Morning here.</text:span></text:p>
      <text:p text:style-name="P230">Rick: Yes, <text:span text:style-name="T349">I forgot, morning to you.</text:span></text:p>
      <text:p text:style-name="P234">Jenny: Night for you.</text:p>
      <text:p text:style-name="P234"><text:span text:style-name="T347">Rick</text:span>: where are you?</text:p>
      <text:p text:style-name="P234">Jenny: I m at <text:span text:style-name="T356">an internet </text:span>cafe</text:p>
      <text:p text:style-name="P234"><text:span text:style-name="T347">Rick</text:span>: I'm in California, finished work <text:span text:style-name="T394">for the day</text:span>. <text:span text:style-name="T350">Time for you to go to work?</text:span></text:p>
      <text:p text:style-name="Chat-Line_20_last">Jenny: I take sister daughter to school.</text:p>
      <text:p text:style-name="P181"><text:soft-page-break/>He wonders, not working? Another no money, no honey? <text:span text:style-name="T394">Is her profile bogus?</text:span></text:p>
      <text:p text:style-name="P249">Rick: your profile says you are a shop clerk</text:p>
      <text:p text:style-name="P249">Jenny: Yes work soon.</text:p>
      <text:p text:style-name="P249">Rick: What type of store? Cloths? Food?</text:p>
      <text:p text:style-name="P249">Jenny: Little store have food, drinks, <text:span text:style-name="T357">cigarettes</text:span></text:p>
      <text:p text:style-name="P182">Rick sits back, checks her photo and profile again, hopes she is telling the truth.</text:p>
      <text:p text:style-name="P236">Rick: You like Manila?</text:p>
      <text:p text:style-name="P236"><text:span text:style-name="T358">Jenny: I</text:span>ts nice.</text:p>
      <text:p text:style-name="P250">Rick: My friend says the Filipino women are the best.</text:p>
      <text:p text:style-name="P246">Jenny: <text:span text:style-name="T359">Yeah</text:span> most of the <text:span text:style-name="T359">F</text:span>ilipinas are hospitable. <text:span text:style-name="T359">T</text:span>hey <text:span text:style-name="T359">a</text:span>r<text:span text:style-name="T359">e</text:span> very nice. <text:span text:style-name="T359">A</text:span>nd I m one of those hehehe</text:p>
      <text:p text:style-name="P250">Rick: Good, just what I<text:span text:style-name="T394">'m looking for</text:span> :-)</text:p>
      <text:p text:style-name="P250">Jenny: You have <text:span text:style-name="T394">Philippines</text:span> girlfriend?</text:p>
      <text:p text:style-name="P250">Rick: No, but I'm thinking about it. H<text:span text:style-name="T360">owever, </text:span>I<text:span text:style-name="T360"> live far from you.</text:span></text:p>
      <text:p text:style-name="P240">Jenny: <text:span text:style-name="T359">T</text:span>hats your problem. <text:span text:style-name="T359">I</text:span>f u want a real good woman u have to come here.</text:p>
      <text:p text:style-name="P240">Rick: <text:span text:style-name="T359">I</text:span> agree. <text:span text:style-name="T359">I would </text:span>need to fly <text:span text:style-name="T359">across the Pacific </text:span>to <text:span text:style-name="T359">get to </text:span>the <text:span text:style-name="T359">P</text:span>hilippines.</text:p>
      <text:p text:style-name="P240">Jenny: <text:span text:style-name="T359">Not far hehehe</text:span></text:p>
      <text:p text:style-name="P241">Rick: have you meet any man from USA?</text:p>
      <text:p text:style-name="P241">Jenny: <text:span text:style-name="T394">On internet </text:span>but he bullshit <text:span text:style-name="T362">liar</text:span></text:p>
      <text:p text:style-name="P241">Rick: sorry</text:p>
      <text:p text:style-name="P241">Jenny: <text:span text:style-name="T394">I try to find good man.</text:span></text:p>
      <text:p text:style-name="P237"/>
      <text:p text:style-name="P237">... <text:s/><text:span text:style-name="T398">Need to finish this chapter ...</text:span></text:p>
      <text:p text:style-name="P237"/>
      <text:p text:style-name="P241">Jenny: <text:span text:style-name="T359">O</text:span>ld carabao always want to eat young grass hehehehe</text:p>
      <text:p text:style-name="P237"/>
      <text:p text:style-name="P240">Jenny: sometime live in the city sometimes back <text:soft-page-break/>here in the province</text:p>
      <text:p text:style-name="P254"/>
      <text:h text:style-name="P267" text:outline-level="1">The Past Is</text:h>
      <text:p text:style-name="P208"><text:span text:style-name="T402">One </text:span>Saturday morning Rick and Randy loaded <text:span text:style-name="T403">stuff</text:span> from Rick's apartment into their cars. <text:span text:style-name="T400">They drove to the parking lot beside the mall, a temporary</text:span> Salvation Army drop off location. <text:span text:style-name="T405">It was a rather shady place to getting rid of such items, Rick thought.</text:span> <text:span text:style-name="T403">He set a box of clothes on the back of the </text:span>Salvation Army <text:span text:style-name="T405">delivery truck. A guy picked it up as if it was nothing, and placed it farther inside.</text:span></text:p>
      <text:p text:style-name="P193">The<text:span text:style-name="T403">y're</text:span> just clothes, nothing more, Rick reminded himself. <text:span text:style-name="T401">Next was a box of miscellaneous bathroom stuff. “Just stuff, nothing more,” Rick said to himself. Then a bag of coats, “Nevermore,” he said to himself, head down, he repeated, “Nevermore.” There was book in the next box, and so, he started to recite, “Once upon a midnight dreary, while I pondered weak and weary, over many a quaint and curious volume of forgotten lore.”</text:span></text:p>
      <text:p text:style-name="P194">“What's that?” Randy asked.</text:p>
      <text:p text:style-name="P194">“The Raven, Edgar Allan Poe,” Rick said.</text:p>
      <text:p text:style-name="P194">“Ah, <text:span text:style-name="T406">of course</text:span>.” <text:span text:style-name="T403">They had studied the poem in their high school English class.</text:span></text:p>
      <text:p text:style-name="First_20_line_20_indent">With <text:span text:style-name="T399">their </text:span>cars emptied, they drove to the Thai Country restaurant. <text:span text:style-name="T399">They sat near the window.</text:span></text:p>
      <text:p text:style-name="First_20_line_20_indent">“<text:span text:style-name="T395">Your place is looking good,” Randy said. “It'll make moving easier.”</text:span></text:p>
      <text:p text:style-name="First_20_line_20_indent">“<text:span text:style-name="T399">It's about time I did that,” Rick said. “You know. Get rid of her stuff.”</text:span></text:p>
      <text:p text:style-name="P195">“<text:span text:style-name="T403">I know.”</text:span></text:p>
      <text:p text:style-name="P196">When the <text:span text:style-name="T407">Asia waitress brought their</text:span> Thai ice teas, Randy <text:span text:style-name="T407">lifted his glass toward Rick. Rick lifted his glass.</text:span></text:p>
      <text:p text:style-name="P196">“To your lost Lenore,” <text:span text:style-name="T407">Randy said.</text:span></text:p>
      <text:p text:style-name="P195">Rick froze, sta<text:span text:style-name="T407">r</text:span>ed at his friend. He moved his glass forward, <text:soft-page-break/>clink, “Nevermore.”</text:p>
      <text:p text:style-name="P195">“<text:span text:style-name="T403">Nevermore.”</text:span></text:p>
      <text:p text:style-name="P195"><text:span text:style-name="T403">Rick</text:span> put the glass to his lips but the lump in his throat stopped him from drinking. <text:span text:style-name="T403">He</text:span> put <text:span text:style-name="T403">h</text:span>is glass down. “Thanks for coming.”</text:p>
      <text:p text:style-name="P194">“No problem. Anyway, you<text:span text:style-name="T403">'</text:span>r<text:span text:style-name="T403">e</text:span> buying. <text:span text:style-name="T403">W</text:span>here else am I going to get a free lunch?”</text:p>
      <text:p text:style-name="P194">Randy<text:span text:style-name="T403">'s</text:span> smile was so genuine, Rick smiled back.</text:p>
      <text:p text:style-name="P194">“N<text:span text:style-name="T404">ow I gotta find a</text:span> new job,” <text:span text:style-name="T408">Rick said</text:span>. “Thanks again for getting me out looking.”</text:p>
      <text:p text:style-name="P281">“<text:span text:style-name="T404">In the meantime, New York International is sending you to Singapore again. How cool is that?”</text:span></text:p>
      <text:p text:style-name="P282"/>
      <text:h text:style-name="P271" text:outline-level="1">Next Scenes</text:h>
      <text:p text:style-name="First_20_line_20_indent">Rick and Jenny get to know each other over the internet.</text:p>
      <text:p text:style-name="First_20_line_20_indent"><text:span text:style-name="T396">Gets a gig to t</text:span>rain in Singapore. <text:span text:style-name="T397">Arranges a stop over in Manila on the way.</text:span></text:p>
      <text:h text:style-name="P268" text:outline-level="1">Cha<text:span text:style-name="T396">t Samples</text:span></text:h>
      <text:p text:style-name="P247">there are beaches near your home?</text:p>
      <text:p text:style-name="P244"/>
      <text:p text:style-name="P245"><text:span text:style-name="T351">Jenny</text:span>: <text:span text:style-name="T361">Qu</text:span>ezon city, have u been here?</text:p>
      <text:p text:style-name="P232"/>
      <text:p text:style-name="P245">Jenny: <text:span text:style-name="T361">I</text:span>m glad to meet u here</text:p>
      <text:p text:style-name="P245">Rick: <text:span text:style-name="T361">K</text:span>umusta ka?</text:p>
      <text:p text:style-name="P245">Rick: nice to meet you too.</text:p>
      <text:p text:style-name="P245">Jenny: u know how to speak <text:span text:style-name="T361">T</text:span>agalog?</text:p>
      <text:p text:style-name="P245">Rick: little. my friend marry a <text:span text:style-name="T361">F</text:span>ilipino woman.</text:p>
      <text:p text:style-name="P245">Jenny: shes from what place in the <text:span text:style-name="T361">P</text:span>hilippines</text:p>
      <text:p text:style-name="P245">Rick: near <text:span text:style-name="T361">B</text:span>acolod</text:p>
      <text:p text:style-name="P245"><text:soft-page-break/>Rick: she lives with my friend here in <text:span text:style-name="T361">C</text:span>alifornia.</text:p>
      <text:p text:style-name="P245"/>
      <text:p text:style-name="P239">Jenny: have mom dad died</text:p>
      <text:p text:style-name="P239">Rick: oh...</text:p>
      <text:p text:style-name="P239">Rick: my father die this year, my mom in country side</text:p>
      <text:p text:style-name="P238"/>
      <text:p text:style-name="P247">Rick: how do you ask a friend to lunch?</text:p>
      <text:p text:style-name="P247">Jenny: gusto mo bang kumain na kasama ako:trans:would you like to eat lunch with me?</text:p>
      <text:p text:style-name="P247">Rick: let me try...</text:p>
      <text:p text:style-name="P247">Rick: When I am in Manila, gusto mo bang kumain na kasama ako?</text:p>
      <text:p text:style-name="P247">Jenny: oo!</text:p>
      <text:p text:style-name="P247">Rick: salamat </text:p>
      <text:p text:style-name="P247">Rick: Teacher Lorna, am I a good student? </text:p>
      <text:p text:style-name="P247">Jenny: hmm,yeah,sort of..</text:p>
      <text:p text:style-name="P247">Rick: guro Lorna</text:p>
      <text:p text:style-name="P247">Jenny: yeah?</text:p>
      <text:p text:style-name="P247">Jenny: bakit?</text:p>
      <text:p text:style-name="P247">Rick: oo</text:p>
      <text:p text:style-name="P247">Jenny: u are making me laug here!</text:p>
      <text:p text:style-name="P247">Rick: I am smiling to...</text:p>
      <text:p text:style-name="P247">Rick: you go to Manila sometimes?</text:p>
      <text:p text:style-name="P247">Jenny: i a in manila actually, Qiezon city is a part of Metro Manila..</text:p>
      <text:p text:style-name="P235"/>
      <text:p text:style-name="P239">Jenny: i cant go there</text:p>
      <text:p text:style-name="P239">Jenny: without visa</text:p>
      <text:p text:style-name="P239">Jenny: i dont have wings too</text:p>
      <text:p text:style-name="P239">Jenny: not a bird</text:p>
      <text:p text:style-name="P242">Jenny: not a witch</text:p>
      <text:p text:style-name="P239">Jenny: nor an angel</text:p>
      <text:p text:style-name="P239">Jenny: hehehehe</text:p>
      <text:p text:style-name="P239"/>
      <text:p text:style-name="P235"><text:soft-page-break/>Jenny: agricultural</text:p>
      <text:p text:style-name="P235">Rick: and beaches?</text:p>
      <text:p text:style-name="P235">Rick: when i young, i work in farms...i was farm boy </text:p>
      <text:p text:style-name="P232"/>
      <text:p text:style-name="P243">Rick: Jenny, i need to go meet my friend, I'm late</text:p>
      <text:p text:style-name="P243">Jenny: ok thanks for chatting take care</text:p>
      <text:p text:style-name="P243">Rick: it is nice to meet you..</text:p>
      <text:p text:style-name="P233"/>
      <text:p text:style-name="P243">Jenny: come here soon</text:p>
      <text:p text:style-name="P243">Jenny: hope u keep in touch</text:p>
      <text:p text:style-name="P243">Rick: good woman and very pretty</text:p>
      <text:p text:style-name="P243">Jenny: take care</text:p>
      <text:p text:style-name="P243">Rick: salamat god bless</text:p>
      <text:p text:style-name="P243">Jenny: god bless</text:p>
      <text:p text:style-name="P243"/>
      <text:p text:style-name="P232">Rick: Older fellow at work married a young Filipina.</text:p>
      <text:p text:style-name="P231"><text:span text:style-name="T348">Jenny: </text:span>Old Carabao Eat Young Grass</text:p>
      <text:p text:style-name="P231"><text:s/>… <text:s/>Carabao water buffalo.</text:p>
      <text:p text:style-name="P229"/>
      <text:p text:style-name="P103"/>
      <text:p text:style-name="P103"/>
      <text:p text:style-name="P103">They exchanged email address and they exchanged photos. A photo of her dancing in a grass skirt re-awakened my desire for travel and romance. She was a woman from my travel books. She was a pretty woman dancing on a Pacific Island beach from a movie I had watched. She was my dream girl of my teenage years, and here I was, a grown man, chatting with her.</text:p>
      <text:p text:style-name="Chat-Line">Rick: Hello Jenny. How are you this morning?</text:p>
      <text:p text:style-name="Chat-Line">Jenny: Good how are you tonight?</text:p>
      <text:p text:style-name="Chat-Line">Rick: Fine. Yes it is night here. What kind of store</text:p>
      <text:p text:style-name="Chat-Line">do you work at?</text:p>
      <text:p text:style-name="Chat-Line">Jenny: Small food store. What do you do?</text:p>
      <text:p text:style-name="Chat-Line">Rick: I do internet stuff.</text:p>
      <text:p text:style-name="Chat-Line">Jenny: Good for you</text:p>
      <text:p text:style-name="Chat-Line">Rick: Yes, especially when I get to travel for work.</text:p>
      <text:p text:style-name="Chat-Line"><text:soft-page-break/>Jenny: You come to the Philippines?</text:p>
      <text:p text:style-name="Chat-Line">Rick: No but a friend of mine says I should. He says</text:p>
      <text:p text:style-name="Chat-Line">the best women are there.</text:p>
      <text:p text:style-name="Chat-Line">Jenny: Yes the prettiest hahaha</text:p>
      <text:p text:style-name="Chat-Line">We became close virtual friends. Then, an idea came to me,</text:p>
      <text:p text:style-name="Chat-Line">Rick: You like to travel?</text:p>
      <text:p text:style-name="Chat-Line">Jenny: Traveling is exciting but I never travel from</text:p>
      <text:p text:style-name="Chat-Line">Philippines.</text:p>
      <text:p text:style-name="Chat-Line">Rick: If you traveled with me, where would you like</text:p>
      <text:p text:style-name="Chat-Line">to go?</text:p>
      <text:p text:style-name="Chat-Line">Jenny: My friend always joke you are my prince</text:p>
      <text:p text:style-name="Chat-Line">charming.</text:p>
      <text:p text:style-name="Chat-Line">Rick: Your prince wants to take you somewhere.</text:p>
      <text:p text:style-name="Chat-Line">Where you like to go?</text:p>
      <text:p text:style-name="Chat-Line">Jenny: Singapore lol</text:p>
      <text:p text:style-name="Chat-Line">Jenny was my internet girlfriend. She had not pushed me for</text:p>
      <text:p text:style-name="Chat-Line">money nor marriage. I enjoyed her company. I wanted to do</text:p>
      <text:p text:style-name="Chat-Line">something for her.</text:p>
      <text:p text:style-name="P216">Rick: Let’s go Singapore!</text:p>
      <text:h text:style-name="P269" text:outline-level="1">Other materials</text:h>
      <text:p text:style-name="P248"/>
      <text:p text:style-name="P119">— After talking with Jenny, Rick's angel shows up —</text:p>
      <text:p text:style-name="P115">That night, ...</text:p>
      <text:p text:style-name="P183"><text:span text:style-name="T12">h</text:span><text:span text:style-name="T50">e</text:span><text:span text:style-name="T12"> </text:span><text:span text:style-name="T9">analyz</text:span><text:span text:style-name="T50">ed</text:span><text:span text:style-name="T7"> </text:span><text:span text:style-name="T12">his</text:span><text:span text:style-name="T8"> life's </text:span><text:span text:style-name="T20">most </text:span><text:span text:style-name="T7">m</text:span><text:span text:style-name="T5">onumental</text:span><text:span text:style-name="T20">ly</text:span><text:span text:style-name="T5"> </text:span><text:span text:style-name="T12">messed up </text:span><text:span text:style-name="T20">moments. Times when he made bad </text:span><text:span text:style-name="T7">choi</text:span><text:span text:style-name="T5">ce</text:span><text:span text:style-name="T7">s </text:span><text:span text:style-name="T20">which</text:span><text:span text:style-name="T5"> cause</text:span><text:span text:style-name="T10">d</text:span><text:span text:style-name="T5"> </text:span><text:span text:style-name="T8">terrible </text:span><text:span text:style-name="T5">effect</text:span><text:span text:style-name="T10">s</text:span><text:span text:style-name="T5"> </text:span><text:span text:style-name="T10">years later</text:span><text:span text:style-name="T5">. </text:span><text:span text:style-name="T20">His</text:span><text:span text:style-name="T11"> choices</text:span><text:span text:style-name="T5"> </text:span><text:span text:style-name="T15">had </text:span><text:span text:style-name="T5">made sense at the time, </text:span><text:span text:style-name="T24">such as him</text:span><text:span text:style-name="T20"> </text:span><text:span text:style-name="T15">marr</text:span><text:span text:style-name="T22">y</text:span><text:span text:style-name="T15">i</text:span><text:span text:style-name="T20">ng</text:span><text:span text:style-name="T17"> young. </text:span><text:span text:style-name="T20">Years later, th</text:span><text:span text:style-name="T24">e marriage</text:span><text:span text:style-name="T17"> </text:span><text:span text:style-name="T15">ended badly. </text:span><text:span text:style-name="T17">H</text:span><text:span text:style-name="T15">e </text:span><text:span text:style-name="T26">regretted</text:span><text:span text:style-name="T15"> g</text:span><text:span text:style-name="T26">e</text:span><text:span text:style-name="T15">tt</text:span><text:span text:style-name="T26">i</text:span><text:span text:style-name="T15">n</text:span><text:span text:style-name="T26">g</text:span><text:span text:style-name="T15"> married.</text:span></text:p>
      <text:p text:style-name="P183"><text:span text:style-name="T5">“We all make </text:span><text:span text:style-name="T18">mistakes</text:span><text:span text:style-name="T5">,” </text:span><text:span text:style-name="T12">he</text:span><text:span text:style-name="T5"> t</text:span><text:span text:style-name="T15">o</text:span><text:span text:style-name="T5">l</text:span><text:span text:style-name="T15">d</text:span><text:span text:style-name="T5"> </text:span><text:span text:style-name="T12">him</text:span><text:span text:style-name="T5">self.</text:span></text:p>
      <text:p text:style-name="P183"><text:soft-page-break/><text:span text:style-name="T5">“To error is human, to forgive is divine,” </text:span><text:span text:style-name="T18">said his angel. </text:span><text:span text:style-name="T17">His mind's</text:span><text:span text:style-name="T18"> image of his angel </text:span><text:span text:style-name="T17">wa</text:span><text:span text:style-name="T18">s a pretty woman </text:span><text:span text:style-name="T19">dressed in </text:span><text:span text:style-name="T21">a silver,</text:span><text:span text:style-name="T22"> gold,</text:span><text:span text:style-name="T19"> </text:span><text:span text:style-name="T21">silk dress </text:span><text:span text:style-name="T25">with</text:span><text:span text:style-name="T19"> a sunshine glow around her</text:span><text:span text:style-name="T18">. </text:span><text:span text:style-name="T28">He called her, Grace.</text:span></text:p>
      <text:p text:style-name="P116"><text:span text:style-name="T206">He thought it wrong, to b</text:span>lam<text:span text:style-name="T223">e</text:span> <text:span text:style-name="T127">getting </text:span>marr<text:span text:style-name="T125">ied</text:span> <text:span text:style-name="T127">as the fault of his marriage not lasting. That</text:span> was like <text:span text:style-name="T223">saying</text:span> the purchase of <text:span text:style-name="T223">the</text:span> car <text:span text:style-name="T223">was</text:span> the fault of <text:span text:style-name="T125">having the car</text:span> accident. Purchasing the car was no more the fault of the accident, th<text:span text:style-name="T223">a</text:span>n <text:span text:style-name="T125">getting</text:span> marri<text:span text:style-name="T125">ed</text:span> <text:span text:style-name="T125">was</text:span> the fault of <text:span text:style-name="T234">his</text:span> marriage <text:span text:style-name="T206">crashing</text:span>.</text:p>
      <text:p text:style-name="P117"><text:span text:style-name="T96">He forgave himself for marrying and for other choices that ended badly</text:span>. But, <text:span text:style-name="T92">he</text:span> still fel<text:span text:style-name="T3">t</text:span> like <text:span text:style-name="T286">a turd in a meat grinder.</text:span></text:p>
      <text:p text:style-name="P117"/>
      <text:p text:style-name="P68">That night, at home, <text:span text:style-name="T153">while making supper, …</text:span></text:p>
      <text:p text:style-name="P68"/>
      <text:p text:style-name="P68">Rick was thinking<text:span text:style-name="T152"> that Randy</text:span> <text:span text:style-name="T153">had been</text:span> harsh <text:span text:style-name="T153">on</text:span> American women. <text:span text:style-name="T202">Sure, he describe</text:span> <text:span text:style-name="T153">the women in his office fairly well. They were driven, hard working, some became managers and directors. He respected their work ethics. But he wouldn't date any of them. Not that he didn't try, he did. He never got further than being the nice colleague to have lunch with.</text:span></text:p>
      <text:p text:style-name="P68"><text:span text:style-name="T153">But his </text:span>American <text:span text:style-name="T153">wife—when he had one—wasn't like that. She was nice, he had loved her. she gave up her job when they moved to San Jose, California for his job. He didn't remember her complaining. He remembered her talking nice and supporting him.</text:span></text:p>
      <text:p text:style-name="P74">“You will meet another,” <text:span text:style-name="T238">said Grace, </text:span>his mind's angel.</text:p>
      <text:p text:style-name="P63"><text:span text:style-name="T203">After watching TV, as he was getting ready for bed, h</text:span>e wondered if he should consider <text:span text:style-name="T229">Filipino </text:span>wom<text:span text:style-name="T216">e</text:span>n. Anna was fun, Randy like<text:span text:style-name="T163">d</text:span> her. <text:span text:style-name="T163">But </text:span>go to the Philippines for a wife? <text:span text:style-name="T203">W</text:span>hat kind of man would <text:span text:style-name="T203">do that?</text:span></text:p>
      <text:p text:style-name="P63"><text:span text:style-name="T163">“What the—fuck—are you thinking?” the WTF Demon asked. “O</text:span>nly <text:span text:style-name="T204">a </text:span>sad, desperate m<text:span text:style-name="T204">a</text:span>n <text:span text:style-name="T163">would do that</text:span>.”</text:p>
      <text:p text:style-name="P63"><text:span text:style-name="T163">But </text:span>Bob was normal enough, <text:span text:style-name="T163">he reasoned</text:span>. <text:span text:style-name="T204">Randy had been to the Philippines a number of times and recommended them.</text:span></text:p>
      <text:p text:style-name="P75">Rick went into kitchen for a drink of water and sat down at the table. <text:span text:style-name="T230">A</text:span>gain, having a drink with Nobody. He chuckled at himself. </text:p>
      <text:p text:style-name="P75"><text:soft-page-break/>If Wendy doesn't work out, I should go to the Philippines, he thought. Out load, WTF said, “Why not, what the—fuck.”</text:p>
      <text:p text:style-name="P108">But Rick shook his head, said to himself, “You can't be serious.”</text:p>
      <text:p text:style-name="P104"/>
      <text:p text:style-name="First_20_line_20_indent">As Rick does after work on Monday’s, he stop<text:span text:style-name="T132">ped</text:span> off at Randy’s home. Randy g<text:span text:style-name="T132">o</text:span>t himself a beer and ask<text:span text:style-name="T132">ed</text:span> Rick if he want<text:span text:style-name="T132">ed</text:span> one.</text:p>
      <text:p text:style-name="P28">“S<text:span text:style-name="T132">ure,</text:span>” <text:span text:style-name="T132">Rick said.</text:span></text:p>
      <text:p text:style-name="P21">“You’re looking down, what’s up?”</text:p>
      <text:p text:style-name="P21">“Shitty day at work, I’ve had enough of <text:span text:style-name="T164">support</text:span>.”</text:p>
      <text:p text:style-name="P21">“We all have bad days. You’re boss being a shit head again?”</text:p>
      <text:p text:style-name="P21">“A dick head.”</text:p>
      <text:p text:style-name="P21">“Dick head, shit head, you need a new job.”</text:p>
      <text:p text:style-name="P21">“Nah, all I need is a vacation.”</text:p>
      <text:p text:style-name="P21">“You need to get laid.”</text:p>
      <text:p text:style-name="P21">“Now your talking. I’m thinking to go to the Philippines. What do you think?”</text:p>
      <text:p text:style-name="P21">“Think? Why think about it? Just book your flight and go. Some excellent bars there for meeting the ladies.”</text:p>
      <text:p text:style-name="P21">“I’m thinking to see Jenny again, I was talking to her on the phone over the weekend.”</text:p>
      <text:p text:style-name="P21">“You do like her, don’t you?”</text:p>
      <text:p text:style-name="P44">“Yes, way better than Wendy. Wendy’s nothing in comparison, and with her, I'm going no where.”</text:p>
      <text:p text:style-name="P44"/>
      <text:p text:style-name="P21">“I stayed home, phoned Jenny. God she's a sweet lady.”</text:p>
      <text:p text:style-name="P21">“Then book a flight to Manila, go see her.” Randy pauses, “How about next month?”</text:p>
      <text:p text:style-name="P21">“Short notice don’t you think? The month after would be better. Hey wait a minute, I never said I was going. I’m still worried about being in a Third World Country.”</text:p>
      <text:p text:style-name="P21">“That’s what makes the women better, the poorer the country, <text:soft-page-break/>the better looking and younger the women you can get.”</text:p>
      <text:p text:style-name="P21">“What are you talking about?”</text:p>
      <text:p text:style-name="P21">“I’ve had women from Singapore, Malaysia, Thailand, China, and the Philippines. The poorer the country, the better looking and younger the women. I guess the more willingness to make a little money or get a ticket out. The worse the living conditions, the more they want out.”</text:p>
      <text:p text:style-name="P21">“Jenny is pretty, but not young, I don’t think she’s looking for anything.”</text:p>
      <text:p text:style-name="P21">“Come on, she’s a woman, they’re all looking for something.”</text:p>
      <text:p text:style-name="P21">“Yeah maybe.”</text:p>
      <text:p text:style-name="P21">“Maybe a husband.” Randy shakes his head, “Hey, go there for a little fun like you did in Singapore.”</text:p>
      <text:p text:style-name="P21">“Yeah, I could use a good time away. But what if something goes wrong, I get sick or something?”</text:p>
      <text:p text:style-name="P21">“You go to a doctor, get some penicillin, your dick clears up, your fine. No worries.”</text:p>
      <text:p text:style-name="P21">“Is sex the only thing on your mind?” Rick says while laughing, “Don’t answer that. I was thinking something more serious. A guy at work had a heart attack, what would I do if that happened to me in Manila?”</text:p>
      <text:p text:style-name="P21">“If you think about it to much, you’ll never do anything. What if what if what if, just go. Your not going to have a heart attack. Anyway, there’s doctors and hospitals there, nothing <text:s/>to worry about.”</text:p>
      <text:p text:style-name="P21">“Yeah, well, you're probably right, even though it is a Third World Country, I should be OK.” Rick shakes his head, “Yeah, why not?” </text:p>
      <text:p text:style-name="P21">Randy could see Rick thinking about it, considering his options. </text:p>
      <text:p text:style-name="P21">Rick asks, “Is it really safe? You been there.”</text:p>
      <text:p text:style-name="P21">“Hell I been going there since the water was dangerous and the sex was safe. Now the waters safe and the sex can kill ya. The whole world’s turned upside down.”</text:p>
      <text:p text:style-name="P21">“Well that makes me fell better. Not. Let me think about it,” <text:soft-page-break/>Rick laughs, concedes he is being stupid, “I’ll go. What can wrong? Famous last words eh? Yeah, I’ll go.”</text:p>
      <text:p text:style-name="P21">Randy smiles, “Good. You ready for a beer?”</text:p>
      <text:p text:style-name="P21">Rick says, “Sure, if I can go to Manila, I can have a beer.”</text:p>
      <text:p text:style-name="P21">Later that night he prepares to send and email. Last time he met her for a Girlfriend Experience, a GFE. That wasn't really fair for her, but then again, it was a trip she could never afford with herself. Now that he has justified himself to himself, he <text:s/>sends an email:</text:p>
      <text:p text:style-name="P21"/>
      <text:p text:style-name="P280">chào, tomorrow evening I am going for an ice tea after my writer's meeting, before I go home. Be nice if you join me at 9:30pm.</text:p>
      <text:p text:style-name="P282"/>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h text:style-name="P275" text:outline-level="1"><text:soft-page-break/><text:span text:style-name="T304">Landing</text:span></text:h>
      <text:p text:style-name="P292">Yesterday Rick left San Francisco and is now arriving over the Pacific ocean into Singapore’s Changi Airport. From his window seat he sees the cargo ships on the ocean coming and going from the busy sea port, then small islands, the golf course, and the airport. During the flight he has enjoyed the attention and service of the stewardesses of Singapore Airlines in their tight fitting dresses with the slit up the side. However, all will soon be forgotten when he meets up with Jenny.</text:p>
      <text:p text:style-name="P292">Rick thinks of Jenny, and their time online, which was mostly joking and having fun until their conversations grew in depth, and they talked about meeting each other. Jenny surprised Rick by agreeing to travel with him, and she surprised herself by being so daring to do so. She had dreamed of going to Singapore, and he had wished to return to Singapore for sometime. So Rick acted to make their dream and wish come true. He planned, arranged and scheduled, his flight from San Francisco and <text:s/>her flight from Manila, and the hotel they would stay in.</text:p>
      <text:p text:style-name="P292">The plane lands safely, the best kind of landing there is. The airport is spacious, bright, of soft pastel colors. Compared to the San Francisco airport, it is relatively small, easy to get around, and has a friendly feeling. Rick has only carry on luggage, and gets through Immigration and Customs fast, then walks along the shops to the departure area.</text:p>
      <text:p text:style-name="P297"><text:span text:style-name="T409">As he approaches the place he said <text:s/>they would meet he began to wonder, Will he recognize her? He has only viewed her on webcam, but that's only a small window of low quality. She does not own a camera, has not sent any </text:span><text:soft-page-break/><text:span text:style-name="T409">photos. Here he is, in a situation he had not considered, he is in a large public area with many Asian women, and many people are looking for each other. He sees a short slim woman with black hair, is that her? Of course they all have black hair, except the few that use brown dye. Did Jenny dye her hair before she left? It is difficult say over webcam. And he realizes he had not asked her height. He tries to remember, How much does she weigh? She told him she was getting fat, how much weight did she put on? A feeling of panic comes and goes. He continues to walk and look at other women some return the look others turn away. Not that one, nor that one, nor that one. He sees another looking, and walking in his general direction, maybe her, he does not think so, she walks by him. Then another, then, yes, maybe, yes, he thinks, </text:span><text:span text:style-name="T410">That's her, YES</text:span><text:span text:style-name="T409">, his heart jumps, relief and excitement, that's her, it is her.</text:span></text:p>
      <text:p text:style-name="P292">His steps quicken, they come face to face for the first time. “Hello Jenny, how was your -”, she steps right up and embraces him, his arms go around her for a friendly hug. </text:p>
      <text:p text:style-name="P297"><text:span text:style-name="T409">When they separate, Rick thinks to himself, </text:span><text:span text:style-name="T410">You are sweet, and pretty</text:span><text:span text:style-name="T413">.</text:span></text:p>
      <text:p text:style-name="P297"><text:span text:style-name="T414">“</text:span><text:span text:style-name="T413">Thank you,” she says.</text:span></text:p>
      <text:p text:style-name="P297"><text:span text:style-name="T414">“</text:span><text:span text:style-name="T413">Oh, I was thinking out load,” he was, “How was your trip?”</text:span></text:p>
      <text:p text:style-name="P297"><text:span text:style-name="T414">“</text:span><text:span text:style-name="T413">I could not sleep last night, I was very nervous, not know what to expect. I got up early, I was nervous and excited to travel to be here with you.”</text:span></text:p>
      <text:p text:style-name="P297"><text:span text:style-name="T409">She is shorter than him, only coming up to his shoulders; her hair is black, not dyed, skin is nicely tanned, an </text:span><text:soft-page-break/><text:span text:style-name="T409">average color for a Philippines woman. She is slim. He likes her white blouse and tight jeans. </text:span><text:span text:style-name="T413">After months of communications, Rick is here in person with Jenny. </text:span></text:p>
      <text:p text:style-name="P293">He says “Am I ever happy to see you. You look great!” And he means every word of it.</text:p>
      <text:p text:style-name="P293">Jenny says, “Thank you. You are handsome.” Her checks warm. It is not common for Filipina to compliment a man upon meeting him, however this is far from being a common situation for her. In Manila she was feeling a need to travel and meet people from other places, and here she is, her desire to explore more of the world has led her to Singapore to be with this man from the other side of the ocean.</text:p>
      <text:p text:style-name="P297"><text:span text:style-name="T414">“</text:span><text:span text:style-name="T413">Thank you. I was nervous and you told me you are fat. You as slim as can be.”</text:span></text:p>
      <text:p text:style-name="P293">She smiles, she thought her Californian man would be big and heavy, and his not. She likes he his tall and thin, she feels they are a good match for each other.</text:p>
      <text:p text:style-name="P293">He asks, “Are you ready to go see the city?”</text:p>
      <text:p text:style-name="P297"><text:span text:style-name="T414">“</text:span><text:span text:style-name="T413">Oh yes!”</text:span></text:p>
      <text:p text:style-name="P293">They walked close together, as people that are attracted to each other do. They entered the line under the Taxi Services sign and are greeted by a friendly man asking where they would like to go. This is typical of Singapore, signs and friendly people to help. With ease, Rick and Jenny are in a taxi, and on their way to the hotel.</text:p>
      <text:p text:style-name="P293">Jenny said “Such beautiful flowers of pink, red, yellow, and very many green plants everywhere.”</text:p>
      <text:p text:style-name="P293">The taxi driver replies, “The flowers, even the trees are in boxes so they can be moved to create an emergency runway out of this road. Singapore does not have much <text:soft-page-break/>extra land. We make good use of what we have.” He says this with more than a bit national pride.</text:p>
      <text:p text:style-name="P293">Rick sits enjoying the view of the parks, the harbor, the blue sky, and the woman sitting beside him. Within a few minutes, the taxi driver turns off the airport road into the city streets, then off the streets into the enclosed courtyard of their hotel, the Asian Traveler Hotel, one of an upscale chain of hotels in Asia.</text:p>
      <text:p text:style-name="P293">A uniformed man from the hotel opens the taxi door for Jenny. Rick pays the driver and steps outs. The door man gets the luggage and with a clear Singapore accent says “I will take care of these for you sir. The luggage will be brought up to your room.” Jenny looks a little nervous, Rick reassures her the luggage will be safe.</text:p>
      <text:p text:style-name="P293">The hotel entrance is wide, the floor is black and white marble, the walls creamy white. “Are you checking in?” the man at the front desk inquires.</text:p>
      <text:p text:style-name="P297"><text:span text:style-name="T414">“</text:span><text:span text:style-name="T413">Yes, Richard Williams, I have a reservation.”</text:span></text:p>
      <text:p text:style-name="P297"><text:span text:style-name="T414">“</text:span><text:span text:style-name="T413">Very good.”</text:span></text:p>
      <text:p text:style-name="P293">Jenny says “Wow, this is a beautiful hotel.”</text:p>
      <text:p text:style-name="P297"><text:span text:style-name="T414">“</text:span><text:span text:style-name="T413">Yes, very nice, I especially like the excellent service here.” Rick finishes with the front desk and they go up to their room. All the while Jenny is looking around at the furniture, well dressed guests and hotel employees; all very impressive. They enter their room, a small bachelor suite with contemporary furnishing and a carpeted floor.</text:span></text:p>
      <text:p text:style-name="P293">Even though he knows the answer, Rick asks “Do you like it?”</text:p>
      <text:p text:style-name="P297"><text:span text:style-name="T414">“</text:span><text:span text:style-name="T413">Oh, yes! Very big room with nice furnitures.” Then she noticed, “...and one big bed.”</text:span></text:p>
      <text:p text:style-name="P293"><text:soft-page-break/>The way Jenny had said “one big bed”, Rick knew they were not going to get naked and jump right in, no sir, that was not going to happen right now. His sure it will later, anyway he is hoping. “A king size bed. I stayed here when I was teaching for my company called Peersites. The location is good, it's easy to get to the places I want to go, and the hotel is connected to a mall.”</text:p>
      <text:p text:style-name="P293">Jenny was relieved that Rick changed the subject from the bed. She said “Peersites treats employees very well.”</text:p>
      <text:p text:style-name="P297"><text:span text:style-name="T414">“</text:span><text:span text:style-name="T413">Yes they do.” Enough about work, he is ready to get this vacation started, “Would you like to go to Little India and walk around? It’s like a China Town, but Indian. It's only a 2 minute taxi ride from here.”</text:span></text:p>
      <text:p text:style-name="P297"><text:span text:style-name="T414">“</text:span><text:span text:style-name="T413">That sounds like fun, and I want to walk around after sitting on the plane for so long. And besides, I have never been to India.”</text:span></text:p>
      <text:p text:style-name="P297"><text:span text:style-name="T414">“</text:span><text:span text:style-name="T413">I'm going to have shower. Would like to shower as well?”</text:span></text:p>
      <text:p text:style-name="P293">Jenny hesitated before answering “Ummm.”</text:p>
      <text:p text:style-name="P297"><text:span text:style-name="T414">“</text:span><text:span text:style-name="T413">Oh, I don't mean shower together”, although that would likely be interesting, “I mean take turns.”</text:span></text:p>
      <text:p text:style-name="P297"><text:span text:style-name="T414">“</text:span><text:span text:style-name="T413">Yes. I would like to change before we go.”</text:span></text:p>
      <text:p text:style-name="P297"><text:span text:style-name="T414">“</text:span><text:span text:style-name="T413">Jenny. Look, I know we have talked to each other for months, however I realize we have just met. After the luggage arrives, I'm going to go downstairs to the shops and give you some privacy. Then I'll come back up and take my turn in the bathroom”.</text:span></text:p>
      <text:p text:style-name="P297"><text:span text:style-name="T414">“</text:span><text:span text:style-name="T413">That is considerate of you. Thank you.”</text:span></text:p>
      <text:p text:style-name="P293">The luggage arrived and Rick went off to the shops. He had been to this hotel three times before and knows his <text:soft-page-break/>way around. Once down on the ground floor, he is out the side door, and into the mall where there is sunshine from the doors and the windowed ceiling. There are a number of Asians, Indians, and another white guy walking around.</text:p>
      <text:p text:style-name="P293">Out between the stores, down the stairs, and toward the subway Rick finds the food shops. This is similar to the business buildings in Tokyo where food is found in the basement level. It is also convenient for the people taking the subway because they can easily shop for food. Rick picks up a couple sodas and drink boxes of soya milk and a couple of fresh Chinese buns. This is the energy food he needs after a flight and before a walk.</text:p>
      <text:p text:style-name="P293">He finds a place to sit down and eat. He thinks about how pretty Jenny is and how wonderful it is to have traveled thousands of miles to be greeted by her putting her arms around him, she's a nice lady. However, she is nervous and he wonders if she will warm up to him?</text:p>
      <text:p text:style-name="P297"><text:span text:style-name="T413">Back up in the hotel room, Jenny has a shower and changes into light comfortable clothes. She has time to think as well, </text:span><text:span text:style-name="T411">I am attracted to him, and he such a gentleman. There is only one bed.</text:span><text:span text:style-name="T413"> She is excited and nervous at the same time. </text:span><text:span text:style-name="T411">What am I going to do tonight?</text:span></text:p>
      <text:p text:style-name="P291">Rick returns, offers her a soda and bun, and then heads to the shower. A few minutes later he is dressed and they are off to Little India.</text:p>
      <text:p text:style-name="P286"/>
      <text:p text:style-name="P287"/>
      <text:h text:style-name="P277" text:outline-level="1">Little India</text:h>
      <text:p text:style-name="P283">Their taxi went up Serangoon Road to the gateway of Little India, pulled over and stopped. Rick paid the driver, stepped on to the street, and then helped Jenny out. The diversity and small size of Singapore has allowed them to go from their modern hotel into a little Indian town in less than five minutes.</text:p>
      <text:p text:style-name="P292">They start off down the street. </text:p>
      <text:p text:style-name="P292">Rick says, “I like that the stores have open air fronts, open to the street. In California all the stores are inside, in a mall or in a closed building. Here, some of the stores are wide open.”</text:p>
      <text:p text:style-name="P297"><text:span text:style-name="T414">“</text:span><text:span text:style-name="T409">There are places in Philippines like this. The weather is so hot, there is no need to close the store fronts.”</text:span></text:p>
      <text:p text:style-name="P292">They walked down the main street, and down narrow side streets. Some of the buildings are old colonial buildings, most are of the older traditional Asian design like in older areas of Hong Kong, where the store is on the ground level, and a storage or living area is on the second floor. </text:p>
      <text:p text:style-name="P292">As they go from shop to shop, looking here and there, Jenny is laughing and talking fast, “I like this place, there is an amazing number of colors! Yellow, red, green, blue, orange, it all comes together in an interesting mixture.” And to add to the atmosphere, there is the smell of fresh food markets, incense burning in some of the stores, and people talking other languages.</text:p>
      <text:p text:style-name="P292">After a while of being out in the afternoon sun, Rick asks Jenny if she would like find a place to have a drink. She <text:soft-page-break/>picks out an open café with tables shaded from the sun. They sit down to relax and cool off. They both order an ice tea from the waitress.</text:p>
      <text:p text:style-name="P292">They sit for a while watching people walk by.</text:p>
      <text:p text:style-name="P292">Rick asks “Do you like Indian food?”.</text:p>
      <text:p text:style-name="P297"><text:span text:style-name="T414">“</text:span><text:span text:style-name="T409">I never tasted Indian food. I have to taste it first before I say I like it or don’t like it.”</text:span></text:p>
      <text:p text:style-name="P297"><text:span text:style-name="T414">“</text:span><text:span text:style-name="T409">Fair enough. Then we shall have Indian food somewhere around here, and then you will know if you like it.” They receive their ice tea, Rick raises his glass “Cheers, may the sunshine all week.”</text:span></text:p>
      <text:p text:style-name="P292">Jenny clicks her glass to Rick's with a laugh and a splash.</text:p>
      <text:p text:style-name="P297"><text:span text:style-name="T414">“</text:span><text:span text:style-name="T409">Rick, are you happy to be here?”</text:span></text:p>
      <text:p text:style-name="P297"><text:span text:style-name="T414">“</text:span><text:span text:style-name="T409">Oh yes. No work, no worries. I'm here in one of my favorite Asian cities sitting in a café having an ice tea on a warm summer's day. I love summer.” Being next to the equator, Singapore is in a state of perpetual summer. Rick leans forward, sits up straight, puts his elbows on the table, and looks at Jenny, “To top it all off, I'm sitting with a dark exotic, attractive woman from a Pacific Island.” He sits back stretching out his arms with a smile on his face like a California contented cow. “What more could I ask for?”</text:span></text:p>
      <text:p text:style-name="P292">Then asked her, “How 'bout you?”</text:p>
      <text:p text:style-name="P297"><text:span text:style-name="T414">“</text:span><text:span text:style-name="T409">I am thrilled to be here. I've been so bored at work. Not really bored with work, just bored. I needed this, to go away from home and have a vacation. For the first time in my life, I have traveled to another country. I did not know what to do. I had to ask my friends how to get a passport, and now I have my very own. And Singapore is beautiful, lovely, clean.”</text:span></text:p>
      <text:p text:style-name="P297"><text:soft-page-break/><text:span text:style-name="T414">“</text:span><text:span text:style-name="T409">Singapore is the cleanest safest city I've ever been to.”</text:span></text:p>
      <text:p text:style-name="P297"><text:span text:style-name="T414">“</text:span><text:span text:style-name="T409">It is wonderful that you asked me to come here with you.”</text:span></text:p>
      <text:p text:style-name="P297"><text:span text:style-name="T414">“</text:span><text:span text:style-name="T409">My pleasure.” Jenny's company has been a pleasure for Rick. It is fun to be with an inexperienced traveler who has the wonderment of a little child exploring and seeing things for the first time. Her excitement is contagious. “Hey finish up and let's go...But I've had enough of looking in shops.” To this Jenny's face fell. “I'm ready to buy something!” To which Jenny quickly brighten up.</text:span></text:p>
      <text:p text:style-name="P292">They go into a clothes store across the street. Rick spots a nice shirt top with shoulder straps. The shirt is short, short enough to show the wearer’s belly button. “Jenny, this looks like the top we were looking at on the Victoria Secret web site.”</text:p>
      <text:p text:style-name="P297"><text:span text:style-name="T414">“</text:span><text:span text:style-name="T409">I does look like it. And there is the lavender color I like.”</text:span></text:p>
      <text:p text:style-name="P297"><text:span text:style-name="T414">“</text:span><text:span text:style-name="T409">Try it on.”</text:span></text:p>
      <text:p text:style-name="P297"><text:span text:style-name="T414">“</text:span><text:span text:style-name="T409">OK.” Jenny went into the change room, closed the door, removed her blouse and looked at herself in the mirror. </text:span><text:span text:style-name="T410">Still looking good</text:span><text:span text:style-name="T413">, she thinks to herself, </text:span><text:span text:style-name="T411">should I remove my bra, go bra less? I would never go without a bra in my little home town. But I'm not there, and I have come all this way for an adventure. Rick has been a gentleman for me so why not see what it is like to be sexy for this man.</text:span><text:span text:style-name="T413"> Off came the bra, on went the shirt.</text:span></text:p>
      <text:p text:style-name="P293">When she came out of the change room, she had her arms across her breasts. She said, “I like it. It feels good.” She uncrossed her arms, and put them out wide and asked “What do you think?”</text:p>
      <text:p text:style-name="P297"><text:span text:style-name="T413">Rick stood there. </text:span><text:span text:style-name="T411">Wow, what a body! Lovely shoulders </text:span><text:soft-page-break/><text:span text:style-name="T411">and neck line. The shirt is short enough to show a little tummy. Lavender goes so well against her dark smooth skin. Hey, nice tits. Oh yeah, no bra, I can see the outline of her nipples. I never expected this from her.</text:span><text:span text:style-name="T413"> </text:span></text:p>
      <text:p text:style-name="P293">Jenny is a little perplexed, no vocal response from Rick, he is just standing there wearing a stupid grin. When she realizes he likes what he sees, she feels very sexy. She decides to go for it and play it up, have some fun with him.</text:p>
      <text:p text:style-name="P293">She gives him a smirk-frown, “You do not like it.”</text:p>
      <text:p text:style-name="P293">Still nothing from Rick.</text:p>
      <text:p text:style-name="P297"><text:span text:style-name="T414">“</text:span><text:span text:style-name="T413">Hmmm. I will look around for something else.”</text:span></text:p>
      <text:p text:style-name="P297"><text:span text:style-name="T414">“</text:span><text:span text:style-name="T413">No no no, that is the one! You look great!” Rick found his tongue again.</text:span></text:p>
      <text:p text:style-name="P297"><text:span text:style-name="T414">“</text:span><text:span text:style-name="T413">If you want me...want me to get it,” Jenny cannot believe what she is saying however it is exciting her to say it. “Tell what you think. What you really think of the shirt?”</text:span></text:p>
      <text:p text:style-name="P297"><text:span text:style-name="T413">Rick can't say what he is really thinking because the first thing that comes to his mind is </text:span><text:span text:style-name="T411">Nice round breasts...wait that's Jenny, not the shirt. Think man, think about the shirt. Yes that shirt is showing her shoulders, tummy and every curve in between.</text:span><text:span text:style-name="T413"> He looks up and notices her starring at him starring at her boobs. She's waiting for him to say something, “Lavender is your color Jenny. That shirt fits you fine, you may never find another shirt that fits so well anywhere else in Singapore, or on earth. Why if I did not know better, I'd say that shirt was made you.”</text:span></text:p>
      <text:p text:style-name="P297"><text:span text:style-name="T414">“</text:span><text:span text:style-name="T413">OK already.” she says with a sly smile. “I will get it” and she spins around like a supermodel on the catwalk, </text:span><text:soft-page-break/><text:span text:style-name="T413">leaving Rick with a stunning rear view of his own Victoria Secret model.</text:span></text:p>
      <text:p text:style-name="P293">After that episode, the rest of the afternoon was routine, as routine as it gets in the Far East. They bought goods from India and China. In one section of Little India, almost every other store was a gold and jewelry shop. Rick took Jenny into a couple. He seemed to be more interested in gold than she was.</text:p>
      <text:p text:style-name="P293">The sales lady came up to Rick, “Can I help you? Do you see something you like for yourself, or your lady?”</text:p>
      <text:p text:style-name="P293">Rick read her name tag, Rose, “Yes Rose, this white gold necklace for my lady. What length do you recommend?”</text:p>
      <text:p text:style-name="P297"><text:span text:style-name="T414">“</text:span><text:span text:style-name="T413">Oh, very good choice. 22 inches to 26 inches.”</text:span></text:p>
      <text:p text:style-name="P297"><text:span text:style-name="T414">“</text:span><text:span text:style-name="T413">Let’s try 22. Jenny, come here, try on this necklace. I want to see what it looks like on you.”</text:span></text:p>
      <text:p text:style-name="P297"><text:span text:style-name="T414">“</text:span><text:span text:style-name="T413">It is nice. But no, I cannot afford such items.”</text:span></text:p>
      <text:p text:style-name="P297"><text:span text:style-name="T414">“</text:span><text:span text:style-name="T413">I'm not asking you buy it, try it on. I think white gold would go nice against your skin. Maybe I will buy it for me, for me to look at, at you wearing it.” </text:span></text:p>
      <text:p text:style-name="P293">Jenny looked at Rick's innocent smile with his chin down and eyes turned up like a puppy asking to be pet. “No. You have been to kind already paying for my flight here.”</text:p>
      <text:p text:style-name="P297"><text:span text:style-name="T414">“</text:span><text:span text:style-name="T413">We talked about that. You know I did it for us, not just for you. Traveling with someone is better then traveling alone.” The sales woman walked away to give them privacy.</text:span></text:p>
      <text:p text:style-name="P297"><text:span text:style-name="T414">“</text:span><text:span text:style-name="T413">I know. I still feel indebted to you.”</text:span></text:p>
      <text:p text:style-name="P297"><text:span text:style-name="T414">“</text:span><text:span text:style-name="T413">Please don't. The reason I paid for your flight is as much for me, as it is for you.”</text:span></text:p>
      <text:p text:style-name="P293"><text:soft-page-break/>Rick has a good job working in computers in the Silicon Valley of California. It was no problem for him to pay for her flight and to pay for the hotel. Jenny has been an independent woman, paying her own way since her husband had left her with their child.</text:p>
      <text:p text:style-name="P297"><text:span text:style-name="T414">“</text:span><text:span text:style-name="T413">OK. No necklace today.” Rick turn to the sales woman, “Sorry Rose, no thank you”. The sales woman walked back and handed her card to Rick, and said “Let me know if you change your mind, I give you special discount.”</text:span></text:p>
      <text:p text:style-name="P293">He turned to Jenny and said “Let's go. Let’s go have some dinner.” Jenny took his arm in hers as they left the store.</text:p>
      <text:p text:style-name="P293"/>
      <text:p text:style-name="P293">Rick had been watching for a restaurant while they had been shopping around and had spotted a nice one a few blocks back. They strolled together arm in arm, taking their time, talking very little, just being together.</text:p>
      <text:p text:style-name="P293">The smell of plants and food washed over them as they entered the restaurant. The soft lighting, dark green walls, brown furniture and potted plants give the feeling of being in a cozy garden. The air conditioning felt pretty good after a day in the warm, sometimes hot sun. The hostess came over and greeted them, “How many?” Rick answered “Two for dinner,” and they were lead to a table near the window. </text:p>
      <text:p text:style-name="P293">Rick is thinking a beer would top things off perfectly. So when the waitress asked “Would you like to start with drinks?” He did not even wait for Jenny and answered “A beer, a Tiger please,” Tiger being a local brand. Then he thought, where are my manners, “I’m sorry, Jenny?”</text:p>
      <text:p text:style-name="P297"><text:soft-page-break/><text:span text:style-name="T414">“</text:span><text:span text:style-name="T413">A Seven Up please.”</text:span></text:p>
      <text:p text:style-name="P297"><text:span text:style-name="T414">“</text:span><text:span text:style-name="T413">Thank you,” the waitress said leaving them with menus.</text:span></text:p>
      <text:p text:style-name="P293">They opened up the menus. Jenny said “I do not know what to order.”</text:p>
      <text:p text:style-name="P297"><text:span text:style-name="T414">“</text:span><text:span text:style-name="T413">If you like, I'll order a few things for us to share. OK?”</text:span></text:p>
      <text:p text:style-name="P297"><text:span text:style-name="T414">“</text:span><text:span text:style-name="T413">Yes” she said as she closed the menu. “Not to spicy, I prefer mild dishes. Philippines food is not hot.” This reminded Rick of growing up in Upstate New York, in a rural area where the level of a spice in a meal depended on how much salt and pepper you added. Jenny and Rick may have grown up on opposite sides of the earth, however they were both raised on natural food with little spice.</text:span></text:p>
      <text:p text:style-name="P293">The waitress returned with their drinks, took the order, and left. Rick picked up his beer, an ice cold beer in an ice cold glass, and took a drink, “Ahhh. A man always enjoys that first pull.”</text:p>
      <text:p text:style-name="P297"><text:span text:style-name="T414">“</text:span><text:span text:style-name="T413">What?” Jenny was looking at him with wonder, wondering what was so good about a beer?</text:span></text:p>
      <text:p text:style-name="P297"><text:span text:style-name="T414">“</text:span><text:span text:style-name="T413">Oh nothing. It’s just that it feels good to have a cold beer on a hot day. It’s just something we did after working on the farms or on the golf courses. After work we sometimes had a nice cold beer. It did not just taste great, it felt great.”</text:span></text:p>
      <text:p text:style-name="P297"><text:span text:style-name="T414">“</text:span><text:span text:style-name="T413">OK. The sun is hot today.”</text:span></text:p>
      <text:p text:style-name="P293">Rick still had the feeling she did not understand. But, with a cold beer in his hand, he didn’t worry about it.</text:p>
      <text:p text:style-name="P293">The appetizer came on a large plate with pieces naan bread in a retin bowl. The color of the sauce dips made the appetizer look splendid. Jenny and Rick tried each <text:soft-page-break/>sauce with the naan, and agreed the food is delicious, the restaurant is nice and the day is wonderful. Food and drink is like a miracle drug when people are hungry.</text:p>
      <text:p text:style-name="P293"/>
      <text:p text:style-name="P293">It may interest the reader that the first restaurant date between a man and a woman goes through three phases. The first, is nervous talk while deciding on the food and drinks to select, “What do like? Have you tried this? Nice weather today. How is work coming along?” and other typical information exchanges.</text:p>
      <text:p text:style-name="P293">When the food arrives, the second phase begins with the two eating enthusiastically while having a little friendly chit chat, “This is excellent...try some of this...how do you like that?” </text:p>
      <text:p text:style-name="P297"><text:span text:style-name="T413">Then comes the third phase, this where the future of the evening is decided by more personal conversation. Their food requirements have been meet, the man’s mind turns to important questions of life, </text:span><text:span text:style-name="T411">Should I have another beer? Does this woman like me? And where is the washroom?</text:span><text:span text:style-name="T413"> The woman, also has three important questions, </text:span><text:span text:style-name="T411">Should I have dessert? Does this man like me? And is this food going to give me gas?</text:span><text:span text:style-name="T413"> In this final stage, the woman dominates the conversation.</text:span></text:p>
      <text:p text:style-name="P293">Jenny sits back, puts down her fork and spoon and asks “Can I ask you a question?”</text:p>
      <text:p text:style-name="P297"><text:span text:style-name="T413">In their time before Singapore, when Jenny begins a question with </text:span><text:span text:style-name="T411">Can I ask you a question?</text:span><text:span text:style-name="T413">, she follows with a serious personal question which Rick secretly likes because it is a chance to get closer to her. She is nervous about asking an important question because the answer may upset her, and she likes Rick and does not </text:span><text:soft-page-break/><text:span text:style-name="T413">want to be upset. </text:span></text:p>
      <text:p text:style-name="P297"><text:span text:style-name="T414">“</text:span><text:span text:style-name="T413">Yes, please do. Anything.”</text:span></text:p>
      <text:p text:style-name="P297"><text:span text:style-name="T414">“</text:span><text:span text:style-name="T413">What religion are you?”</text:span></text:p>
      <text:p text:style-name="P297"><text:span text:style-name="T414">“</text:span><text:span text:style-name="T413">Hmmm, interesting question,” which he takes it to heart. “In one way, I’m an Indian Buddhist’s, I strive for Nirvana, peace of mind. In another way, I’m a Chinese Taoist's, I live a natural way of life, I go with the flow. In yet another way, I’m Christian because I believe in God, God is good, God is love.”</text:span></text:p>
      <text:p text:style-name="P297"><text:span text:style-name="T414">“</text:span><text:span text:style-name="T413">I think I understand. The most important is we believe in God...You know what? You, are so different.”</text:span></text:p>
      <text:p text:style-name="P293">Rick is not sure what he is different from, he just knows it is good to be different this time. “You are Catholic, correct?”</text:p>
      <text:p text:style-name="P297"><text:span text:style-name="T414">“</text:span><text:span text:style-name="T413">Yes, most everyone in the Philippines is a Catholic. My friends are. On Sundays I sing in the church choir.”</text:span></text:p>
      <text:p text:style-name="P297"><text:span text:style-name="T414">“</text:span><text:span text:style-name="T413">Well then, we must go to a Karaoke bar to hear you sing.”</text:span></text:p>
      <text:p text:style-name="P297"><text:span text:style-name="T414">“</text:span><text:span text:style-name="T413">Nooo.”</text:span></text:p>
      <text:p text:style-name="P297"><text:span text:style-name="T414">“</text:span><text:span text:style-name="T413">Oh yes. I do hope to hear you sing.”</text:span></text:p>
      <text:p text:style-name="P293">He likes to hear her talk, and he is sure he would like to hear her sing.</text:p>
      <text:p text:style-name="P293">Rick is ready to leave, one beer was plenty enough. The waitress comes by, “Any desserts?”</text:p>
      <text:p text:style-name="P293">Rick looks at Jenny, she says “No.”</text:p>
      <text:p text:style-name="P293">There, is the first questions out of the way, no more to drink and no dessert. </text:p>
      <text:p text:style-name="P297"><text:span text:style-name="T414">“</text:span><text:span text:style-name="T413">The bill please.” The waitress hands Rick the bill, he says to his date, “I am out with my girlfriend, I have </text:span><text:soft-page-break/><text:span text:style-name="T413">asked you to join me for these holidays, it is my honor to pay for the meals.”</text:span></text:p>
      <text:p text:style-name="P293">She said, “That is the first time you have called me your girlfriend.”</text:p>
      <text:p text:style-name="P297"><text:span text:style-name="T414">“</text:span><text:span text:style-name="T413">Is that alright? Yeah, I do like you, it’s been a good day, a very good day.”</text:span></text:p>
      <text:p text:style-name="P297"><text:span text:style-name="T414">“</text:span><text:span text:style-name="T413">I like you too. I shall call you my boyfriend.”</text:span></text:p>
      <text:p text:style-name="P293">The second question is now answered; they like each other. This dinner is going very well for Jenny and Rick.</text:p>
      <text:p text:style-name="P297"><text:span text:style-name="T414">“</text:span><text:span text:style-name="T413">Jenny, is there anything else you would like to do tonight?”</text:span></text:p>
      <text:p text:style-name="P297"><text:span text:style-name="T414">“</text:span><text:span text:style-name="T413">No. How are you feeling? You have had a much longer flight than I have had.”</text:span></text:p>
      <text:p text:style-name="P297"><text:span text:style-name="T414">“</text:span><text:span text:style-name="T413">We have both had a long day. Yours started very early from Manila and my day started about 24 hours ago in California. How about we go back to the hotel. There is a bar, no Karaoke,” he smiles at her, “We can have a drink there.” </text:span></text:p>
      <text:p text:style-name="P293">She likes this idea, it’s an excellent way to top off an adventurous day.</text:p>
      <text:p text:style-name="P293">Before they leave, the waitress tells them where the restrooms are and they both go. That closes of the third question for Rick. Since Jenny is now Rick’s girlfriend and girlfriends do not fart until the boyfriend marries them, we can safely assume that the food did not give Jenny gas. And that about wraps it up for the three phases of Jenny and Rick’s first dinner date.</text:p>
      <text:p text:style-name="P293">They leave the restaurant and catch a taxi back to the hotel.</text:p>
      <text:h text:style-name="P276" text:outline-level="1"><text:soft-page-break/><text:span text:style-name="T310">Evening Muse</text:span></text:h>
      <text:p text:style-name="P292">The ride back to the hotel was a quiet ride. Jenny sat next to Rick, the closeness of each other was comforting. They got out of the taxi at the hotel and went in.</text:p>
      <text:p text:style-name="P292">Rick lead the way into a wide open room with many places to sit, a veritable sea of couches. The twenty foot high ceiling with natural light from the windows gives the effect of having the sky within the room. The sun is low and the sunlight is soft, the small table lamps are on, and the room takes on a mystical glow.</text:p>
      <text:p text:style-name="P292">Rick, acting as guide says “This is the lounge, a place to sit and relax. Now let’s go see the bar.” They walk through a door into a room that seemed small after the lounge. The bar's decor and furniture is the color of cherry wood and the room is brightly lit. No band is playing, just recorded music playing over the speakers at a good volume. The bar felt lively, but Rick is feeling meditative, so he and Jenny go back to the lounge.</text:p>
      <text:p text:style-name="P292">He says “I want to go up the room and wash up before I sit down. Do you want to go up with me, or sit down and wait.”</text:p>
      <text:p text:style-name="P297"><text:span text:style-name="T414">“</text:span><text:span text:style-name="T409">I will go up.”</text:span></text:p>
      <text:p text:style-name="P292">On the way up Rick notices that Jenny is not holding his arm as she did in the taxi. Once they entered their room, without turning the light on, he went straight to the bathroom. Jenny looked for the light switch, found it and then sat down to wait. While in the bathroom, he worries whether to try get Jenny into bed. He came out the bathroom and she went in. Because he feels unsure of what to do, he decided to do nothing at this time. The <text:soft-page-break/>choice made him feel relieved, the pressure off, no worries.</text:p>
      <text:p text:style-name="P292">She comes out of the bathroom and they go back down in the lounge. Looking for the right place to sit, Rick lead her into the middle of the couches where there is no one else around. He sat down at the end of the couch, and she sat down in the middle, a good distance from him. He wondered if he has done something wrong?</text:p>
      <text:p text:style-name="P292">The waitress came to them asked if they would like anything. Jenny asked for a soda and Rick a glass of red wine. Jenny turned away from Rick, and looked around the room. He thinks he realizes what he has done wrong, “I'm sorry, I'm feeling the effects of jet lag. A glass of wine will settle me down. I'm also a little nervous about tonight. I apologize for being a bit out of sorts.”</text:p>
      <text:p text:style-name="P292">Jenny turned toward him. “It is OK. Do you want to sleep now?”</text:p>
      <text:p text:style-name="P292">Rick felt better seeing her look at him. “You know, in California it’s early morning, which means I've been up all night. I’m feeling like a teenager at an all night party, sitting beside my new girlfriend.”</text:p>
      <text:p text:style-name="P292">She smiles.</text:p>
      <text:p text:style-name="P292">The drinks come and the waitress quickly leaves them alone. Rick proposed a toast, “To you. For being brave enough to leave your home and travel far away, to be here with me.” That came out pretty good he thought.</text:p>
      <text:p text:style-name="P292">Jenny thought so to, raised her glass and said “To my California boyfriend, Thank you asking me to come with you.”</text:p>
      <text:p text:style-name="P292">They took a drink. She set her glass down and moved a little closer to him. He noticed her moving closer and it <text:soft-page-break/>gave him an idea.</text:p>
      <text:p text:style-name="P292">He asked softly, “Do you like poetry?” </text:p>
      <text:p text:style-name="P297"><text:span text:style-name="T414">“</text:span><text:span text:style-name="T409">Pardon?”</text:span></text:p>
      <text:p text:style-name="P297"><text:span text:style-name="T414">“</text:span><text:span text:style-name="T409">Poetry, do you like poetry?” He said softly without raising his voice.</text:span></text:p>
      <text:p text:style-name="P297"><text:span text:style-name="T414">“</text:span><text:span text:style-name="T409">Poetry? Yes. Sorry, what did you say?” she moved closer to hear him better.</text:span></text:p>
      <text:p text:style-name="P297"><text:span text:style-name="T414">“</text:span><text:span text:style-name="T409">Yes poetry, you like poetry?” he said in clear voice.</text:span></text:p>
      <text:p text:style-name="P297"><text:span text:style-name="T414">“</text:span><text:span text:style-name="T409">Oh yes. I love the poem you wrote for me called Pacific Island Wish.” She then recited the poem.</text:span></text:p>
      <text:p text:style-name="P298"/>
      <text:p text:style-name="P298">From my world,</text:p>
      <text:p text:style-name="P298">I look at you in your world.</text:p>
      <text:p text:style-name="P298">My heart skips a beat and then starts to race,</text:p>
      <text:p text:style-name="P298">You are one of the girls</text:p>
      <text:p text:style-name="P298">In the pages of my picture book,</text:p>
      <text:p text:style-name="P298">You are the Pacific Island woman of my desires,</text:p>
      <text:p text:style-name="P298">You are my wish come true to life.</text:p>
      <text:p text:style-name="P298"/>
      <text:p text:style-name="P292">Rick is no Shakespeare, however his poems are original, and anyway, how often does a man write a poem for a woman these day?</text:p>
      <text:p text:style-name="P292">He says, “I'm impressed, you memorized it.”</text:p>
      <text:p text:style-name="P297"><text:span text:style-name="T414">“</text:span><text:span text:style-name="T409">I love that poem you wrote it for me. I have read it everyday.”</text:span></text:p>
      <text:p text:style-name="P292">He looks into her eyes, she really does like the poem. He goes back to his plan, he asks, “Have you seen the movie the Sixth Sense?”</text:p>
      <text:p text:style-name="P297"><text:span text:style-name="T414">“</text:span><text:span text:style-name="T409">What? The movie? The movie with the little boy who </text:span><text:soft-page-break/><text:span text:style-name="T409">see ghosts.”</text:span></text:p>
      <text:p text:style-name="P297"><text:span text:style-name="T414">“</text:span><text:span text:style-name="T409">Yes, that's the one. There was a scene when the boy told Bruce Willis, the psychologist, that he has a secret. Do you remember that?”</text:span></text:p>
      <text:p text:style-name="P297"><text:span text:style-name="T414">“</text:span><text:span text:style-name="T409">No.” She had seen the movie a long time ago.</text:span></text:p>
      <text:p text:style-name="P297"><text:span text:style-name="T414">“</text:span><text:span text:style-name="T409">Well, the boy's secret is that he can see ghosts.”</text:span></text:p>
      <text:p text:style-name="P297"><text:span text:style-name="T414">“</text:span><text:span text:style-name="T409">Do you see ghosts?”</text:span></text:p>
      <text:p text:style-name="P297"><text:span text:style-name="T414">“</text:span><text:span text:style-name="T409">Oh no. No, that is just a movie. However it inspired me to write poem.” Rick looks around to see if anyone is watching, to confirm no one is near. He leans over to Jenny and whispers, “Would you like to hear it?”</text:span></text:p>
      <text:p text:style-name="P297"><text:span text:style-name="T414">“</text:span><text:span text:style-name="T409">Hear another poem?”</text:span></text:p>
      <text:p text:style-name="P297"><text:span text:style-name="T414">“</text:span><text:span text:style-name="T409">Yes, a mystery poem I wrote?”</text:span></text:p>
      <text:p text:style-name="P297"><text:span text:style-name="T414">“</text:span><text:span text:style-name="T409">Yes, tell me.”</text:span></text:p>
      <text:p text:style-name="P297"><text:span text:style-name="T414">“</text:span><text:span text:style-name="T409">See if you can guess the secret is before the end. The poem is titled, I Have a Secret” He recites the poem for her.</text:span></text:p>
      <text:p text:style-name="P298"/>
      <text:p text:style-name="P298">We sat together at the cinema,</text:p>
      <text:p text:style-name="P298">We sat together in the dark.</text:p>
      <text:p text:style-name="P298">We talked together before the movie,</text:p>
      <text:p text:style-name="P298">We sat together waiting for the start.</text:p>
      <text:p text:style-name="P298"/>
      <text:p text:style-name="P298">I spoke to you,</text:p>
      <text:p text:style-name="P298">You turned to me.</text:p>
      <text:p text:style-name="P298">You spoke to me,</text:p>
      <text:p text:style-name="P298">I listened closely.</text:p>
      <text:p text:style-name="P298"/>
      <text:p text:style-name="P298">I whispered to you,</text:p>
      <text:p text:style-name="P298"><text:soft-page-break/>You moved closer to hear me.</text:p>
      <text:p text:style-name="P298">You whispered back to me,</text:p>
      <text:p text:style-name="P298">I moved closer to hear you.</text:p>
      <text:p text:style-name="P298"/>
      <text:p text:style-name="P298">Your voice is sweet,</text:p>
      <text:p text:style-name="P298">Your face is pretty.</text:p>
      <text:p text:style-name="P298">I feel closer to you now,</text:p>
      <text:p text:style-name="P298">It is good to be next to you.</text:p>
      <text:p text:style-name="P298"/>
      <text:p text:style-name="P298">I am ready to tell you my secret.</text:p>
      <text:p text:style-name="P298">I spoke softer and softer,</text:p>
      <text:p text:style-name="P298">To get you closer and closer.</text:p>
      <text:p text:style-name="P298">To get you closer and closer to me.</text:p>
      <text:p text:style-name="P298"/>
      <text:p text:style-name="P292">The poem finishes and Jenny realizes she was now sitting very close to Rick. They had moved closer together during the recital, just like the two people in the poem. Rick’s plan to get close to Jenny had work. However, he felt a warmth toward her, this was not part of the plan.</text:p>
      <text:p text:style-name="P292">Jenny did not know if it was the poem or this mystical room or being in a far away land with a romantic man...she felt a hot flush wash over her. He puts his arm around her, pulls her to him, softly touches his lips to hers. An intense surge of electricity flows through her body, she feels excited to kiss him. Their lips touch again. She relaxes against him, he breathes deeply and relaxes.</text:p>
      <text:p text:style-name="P292">Rick is surprised at the warmth, and the feeling of being drawn toward her. He says, “Nice. Very nice.”</text:p>
      <text:p text:style-name="P292">She smiles, looks down, looks up at Rick, smiles again almost giggling, “Oh yes, very nice.”</text:p>
      <text:p text:style-name="P292"><text:soft-page-break/>He picks up his glass and has a drink. She has a drink as well. There is silence, a nervous silence just sitting together feeling pretty good and yet not knowing how to proceed.</text:p>
      <text:p text:style-name="P292">She asks “How was you flight today?”</text:p>
      <text:p text:style-name="P297"><text:span text:style-name="T409">Rick thought, </text:span><text:span text:style-name="T410">It has been a busy non stop day, one thing after another.</text:span><text:span text:style-name="T413"> They had been preoccupied getting to know each other, they had yet to talk about the trip here.</text:span></text:p>
      <text:p text:style-name="P293">He says, “It was good. A routine flight, routine flights are the best, I do not need any excitement on a jet flight, I’m happy to get where I’m going safely.”</text:p>
      <text:p text:style-name="P297"><text:span text:style-name="T414">“</text:span><text:span text:style-name="T413">A safe trip is best. Did you watch a movie or read?”</text:span></text:p>
      <text:p text:style-name="P297"><text:span text:style-name="T414">“</text:span><text:span text:style-name="T413">The flight was long enough I watched three movies and I also read.” He had another drink of wine. Talking about the flight is bringing back the feeling of jet lag. “Tell me about your trip here, it is your first time through immigration.”</text:span></text:p>
      <text:p text:style-name="P297"><text:span text:style-name="T414">“</text:span><text:span text:style-name="T413">Last night I was excited I did not sleep much.” as she started to tell her story, Rick was thinking that his last night was two days ago, this night in Singapore, yesterday there was a nighttime on the plane and a morning in San Francisco before leaving. She continued, “I got up early. Later in the day, I went myself to the airport in a taxi.” She talked on and on, he listened to her adventure, her story of leaving home to travel to Singapore.</text:span></text:p>
      <text:p text:style-name="P297"><text:span text:style-name="T413">He is have trouble focusing, he is thinking </text:span><text:span text:style-name="T411">She has such a sweet voice, I could listen to her all night if I could stay awake.</text:span><text:span text:style-name="T413"> He finishes his glass of wine and approaches the issue of going to their hotel room.</text:span></text:p>
      <text:p text:style-name="P297"><text:span text:style-name="T414">“</text:span><text:span text:style-name="T413">Jenny, I really need to go to bed.” Not the smoothest </text:span><text:soft-page-break/><text:span text:style-name="T413">thing to say. “I mean I'm tired and I need to go upstairs.” That was not very tactful, he tries again, “It's been a long day.”</text:span></text:p>
      <text:p text:style-name="P293">Thankfully for Rick, Jenny stepped in to help him out, “You look tired. You should go to sleep.” They were no longer sitting next to each other, Jenny looked down at her soda and picked it up, looked around, set her soda back down.</text:p>
      <text:p text:style-name="P293">Rick noticed her pick up her glass and set it back down without taking a drink. She was no longer looking at him. “Jenny, this morning I gave you time alone in our room to get ready to go out. Do you mind giving me sometime to go up to the room alone to get ready for bed before you come up?”</text:p>
      <text:p text:style-name="P297"><text:span text:style-name="T414">“</text:span><text:span text:style-name="T413">Yes...OK...Yes.”</text:span></text:p>
      <text:p text:style-name="P297"><text:span text:style-name="T414">“</text:span><text:span text:style-name="T413">Thanks. Give me about 30 minutes.” He did not get up right away. After a bit of silence, he asked “Are you nervous about sharing a hotel room?”</text:span></text:p>
      <text:p text:style-name="P293">She picked up her drink and took a drink. “Yes but that is OK. I like you. You are a nice man.”</text:p>
      <text:p text:style-name="P297"><text:span text:style-name="T414">“</text:span><text:span text:style-name="T413">Thank you. I've enjoyed our day together, I've liked being with you. Are you OK with sleeping together?” Rick feels it is better to approach the question now.</text:span></text:p>
      <text:p text:style-name="P297"><text:span text:style-name="T414">“</text:span><text:span text:style-name="T413">Yes. I came here to see Singapore and be with you.”</text:span></text:p>
      <text:p text:style-name="P293">Rick did not feel convinced. “Alright. I will see you in a while.” He gave her a kiss, a nice soft kiss on the check. He got up and went to the waitress and asked her to go over to Jenny with some magazines. He then went to the front desk to ask for room service; he believes he knows what to order to make Jenny's first night more comfortable. He then waves to her and heads up to the <text:soft-page-break/>room.</text:p>
      <text:p text:style-name="P297"><text:span text:style-name="T413">Jenny sat paging through a magazine, put it down picked up another, paged through it, put it down and sat looking here, looking there. When a person has time to wait, a person has time to think and she started thinking, </text:span><text:span text:style-name="T411">I am far from home, no friends, no family, what am I doing here? </text:span><text:span text:style-name="T413">She answers herself</text:span><text:span text:style-name="T411">, Having the vacation I have dreamed of for years with a nice man. It has been an amazing day, the flight, meeting Rick, Little India, the food, this hotel. It is not like me to meet a man and go to his hotel room. He has been a gentleman today and I knew this was going to happen, we are going to share a room. What was I thinking when I decided to come here? I was thinking about Singapore, an exciting time away from the Philippines, meeting Rick after knowing him for many months, having a romantic time. That was on the Internet, and my fantasy. Now I am here for real. And oh my, I went without a bra in the clothes shop today. He is going to think what a sexy woman I am. Why did I do that?</text:span></text:p>
      <text:p text:style-name="P291">After looking at her watch for the hundredth time, she had to face the fact, it was time to go up to the room, time to go to a strange man's hotel room. She finished her soda and started up. What am I going to do? I am sure he expects me to have sex. What else would he expect after that passionate hug and kiss. He is likely waiting for me right now, naked in bed.</text:p>
      <text:p text:style-name="P291">She reached the hotel room door in a state of confusion, opened the door, and walked in to see something which takes her emotional unrest away. A single light is on next to the big bed and there is second bed, a cot next to the wall, with Rick in it. </text:p>
      <text:p text:style-name="P291"><text:soft-page-break/>He is silent and close to falling a sleep, he does not open his eyes, he is tired, such a long day. This evening, he chose to drink a glass of wine because it helps him fall a sleep.</text:p>
      <text:p text:style-name="P291">Her worries vanish, her mind becomes as clear as mountain spring water. The warm feelings of kissing him returned to her, she is with the right man, in the right room. She smiles to herself, she has made the right choice to come here. </text:p>
      <text:p text:style-name="P297"><text:span text:style-name="T415">She got herself ready for bed, walked by Rick. He looks cute, and comfortable, she wants to stop and kiss him good night, but she resists the impulse. Once in the big bed, she feels good, real good. Before falling a sleep, she recounted the days events in her mind. She asked herself, </text:span><text:span text:style-name="T411">What am I doing here?</text:span><text:span text:style-name="T413"> and she answered, </text:span><text:span text:style-name="T411">Having a wonderful time.</text:span></text:p>
      <text:h text:style-name="P276" text:outline-level="1"><text:span text:style-name="T424">When in Rome</text:span></text:h>
      <text:p text:style-name="P297"><text:span text:style-name="T409">Rick’s first thoughts when he wakes up is </text:span><text:span text:style-name="T410">Oh man, the sun is not even up. Hmmm, I wonder if Jenny's awake</text:span><text:span text:style-name="T409">. Rick gets up and walks over to the big bed where Jenny is wrapped up in blankets sound a sleep. She is so cute he would like to, he would love to, crawl into bed with this sleeping beauty. But alas, yesterday was a great day, he is not going to chance upsetting her, spoiling the start of a new day. Anyway, after a little more time, they will both be rested and comfortable with each other. This is going to make the sex good...more than good, excellent, better than excellent, fantastic; at least Rick is hoping and dreaming it will be.</text:span></text:p>
      <text:p text:style-name="P297"><text:soft-page-break/><text:span text:style-name="T413">To get his mind off sex, Rick decides to go for a walk. He puts on his pants, a shirt then stops to think. </text:span><text:span text:style-name="T411">What if she wakes up when I’m away? I'll leave her a note in case she wakes before my return.</text:span><text:span text:style-name="T413"> He writes the note and places it on the bed, and then he is out the door.</text:span></text:p>
      <text:p text:style-name="P293">Once downstairs, he goes to the lobby where a hotel employee at the doorway smiles and says good morning. Rick replies and continues out the door. He slows down when he steps out into the morning air which is fresh, warm, not hot, comfortable, however humid. And it is quite, not a car is moving. This is the way to start the day, up and about before other people are even out of bed, before the sun rises. He walks to the subway entrance and goes down the stairs. He finds what he is looking for, food and drink. Only one shop is open for the early risers. He is happy to be back in an Asian city, everything is convenient here. He grabs a couple Chinese buns, soya milk and scoots back up the stairs to the open air.</text:p>
      <text:p text:style-name="P293">He walks along a row of business buildings. On the other side of the street is an open field big enough to play soccer, or football as they call it here. After a block he turns left, the darkness is giving way to the light, a taxi drives by, people are starting to stir. Most of the buildings are 2 and 3 story modern business building in this part of the city.</text:p>
      <text:p text:style-name="P297"><text:span text:style-name="T413">He stops when he gets to a building which is different. It is an older, colonial building with a wide balcony around the front and sides. In the front is manicured greenery and sign that says it is a hotel. Since Rick finds architecture interesting, he goes in to have a look. The lobby has a wonderful timeless beauty, it is wide with an elegant wooden floor, ceiling fans, a large plant and a </text:span><text:soft-page-break/><text:span text:style-name="T413">waterfall. Chinese believe that nature and water have a positive effect on feng shui (includes psychological feeling). When westerners do business in Asia they often blend in eastern culture with their western ways. This place has a mystical effect on Rick, he feel like he has stepped into an old foreign movie, as if he is Humphrey Bogart entering a hotel during an adventure with an exotic woman. Rick thinks about this, </text:span><text:span text:style-name="T411">hey, that’s just like me and Jenny</text:span><text:span text:style-name="T413">.</text:span></text:p>
      <text:p text:style-name="P293">Rick walks up to the second level and out onto the balcony. It has a wooden floor, and railing painted white; very classic, very classy. He leans on the railing and looks out onto the street. As each minute passes, a few more people, and a few more cars are coming out. In the sky the sun is beginning rise. He is watching the city waking. He wonders if Jenny waking up? He wants to know, so he turns and leaves the hotel to go back to his hotel to see her.</text:p>
      <text:p text:style-name="P297"><text:span text:style-name="T413">He continues to think about her. </text:span><text:span text:style-name="T411">Yes! I have a Pacific Island girl in my hotel room. And last night I was tried, I did not even get in bed with her. I hope she wasn't disappointed when she came up and found me sleeping. Today I'm wide awake and feeling much more like myself.</text:span></text:p>
      <text:p text:style-name="P291">Rick totally enjoyed yesterday which started with the excitement of an international flight to Asia to meeting Jenny for the first time. Meeting her was awesome, he loved her greeting him with an, I'm happy to meet you, hug. All the emails, chats, phone calls and photos did not compare to the reality of Jenny's arms around him, breasts against his chest, perfume in his nose, sweet voice in my ear. In the evening, the first kiss, what a kiss, what passion.</text:p>
      <text:p text:style-name="P291"><text:soft-page-break/>Faster and faster Rick’s feet are moving. He walked in through the lobby barely noticing his surroundings and went up to his and hers hotel room. Before entering the room, he stops and takes a breath. As he enters, Jenny comes out of the bathroom, dressed and ready for the day.</text:p>
      <text:p text:style-name="P297"><text:span text:style-name="T416">“</text:span><text:span text:style-name="T415">Good morning Jenny. Did you sleep well?”</text:span></text:p>
      <text:p text:style-name="P297"><text:span text:style-name="T416">“</text:span><text:span text:style-name="T415">Thank you. I had a good night sleep. Last night I was surprised to see the extra bed. That was nice of you to allow me sometime to get to know you before we share a bed.”</text:span></text:p>
      <text:p text:style-name="P297"><text:span text:style-name="T416">“</text:span><text:span text:style-name="T415">Yeah, well. I was tired last night and I thought you were nervous.”</text:span></text:p>
      <text:p text:style-name="P297"><text:span text:style-name="T416">“</text:span><text:span text:style-name="T415">You are up early. How was your walk?”</text:span></text:p>
      <text:p text:style-name="P291">She has read Rick’s note. He said “The walk was refreshing. It's a beautiful day out. How ya feeling? Ready to see more of the city?”</text:p>
      <text:p text:style-name="P297"><text:span text:style-name="T416">“</text:span><text:span text:style-name="T415">I am ready. What shall we do today?”</text:span></text:p>
      <text:p text:style-name="P297"><text:span text:style-name="T416">“</text:span><text:span text:style-name="T415">Is there anything you want to do?”</text:span></text:p>
      <text:p text:style-name="P297"><text:span text:style-name="T416">“</text:span><text:span text:style-name="T415">I do not know Singapore.” She looked down, looked up with a smile, almost laughing, “What do you suggest?”</text:span></text:p>
      <text:p text:style-name="P297"><text:span text:style-name="T416">“</text:span><text:span text:style-name="T415">When in Roman, do like the Romans.”</text:span></text:p>
      <text:p text:style-name="P297"><text:span text:style-name="T416">“</text:span><text:span text:style-name="T415">What?”</text:span></text:p>
      <text:p text:style-name="P297"><text:span text:style-name="T416">“</text:span><text:span text:style-name="T415">It's an old saying, when in another country, act like the locals. If you’re ready, let's go downtown to work. Not work, but we'll take the subway like all the regular working people. We can grab a bite to eat on our way as though we are late for an appointment, get on the subway, go downtown, walk around, then get some lunch.”</text:span></text:p>
      <text:p text:style-name="P297"><text:soft-page-break/><text:span text:style-name="T416">“</text:span><text:span text:style-name="T415">Sounds wonderful. I have never been on the subway, is it close to here?”</text:span></text:p>
      <text:p text:style-name="P297"><text:span text:style-name="T416">“</text:span><text:span text:style-name="T415">Oh yeah, only a 2 minute walk through the mall.”</text:span></text:p>
      <text:p text:style-name="P297"><text:span text:style-name="T416">“</text:span><text:span text:style-name="T415">A mall? Can we go shopping? I love to go malling. My friends and I go to the malls in Manila.”</text:span></text:p>
      <text:p text:style-name="P291">With a coy smile, Rick said “Jenny, business before pleasure. First we work, then we play. After we go downtown we can go shopping.”</text:p>
      <text:p text:style-name="P291">Jenny replied to no one in particular, “Men. All a like. No understand that shopping is work.” Then she laughs and Rick joins in.</text:p>
      <text:p text:style-name="P291">Before leaving the hotel room Rick is thinking of kissing Jenny. She is looking good, real good. She is happy, smiling, however he came here to do more than have sex with Jenny, he came here to vacation in Singapore. He remembers something a friend told him, “It is easy to not have sex if you if you avoid the opportunities to have it.” Leaving the hotel room quickly is Ricks way of putting off sex for a little longer, and he does want to Singapore, to take the subway to its business center. </text:p>
      <text:p text:style-name="P291">Jenny is thinking how good Rick is looking. He's looking fit, energetic and has an excitement in his voice. The thought of sleeping with this man is becoming a turn on. If he tried to kiss her, she would embrace him and kiss him back. However, there is time later for making love, and she does want to go downtown and to the mall.</text:p>
      <text:p text:style-name="P291"/>
      <text:p text:style-name="P291">Rick leads Jenny down through the hotel and out into the mall. At this time of day there is a number of people hurrying to work. This is a modern mall with modern dressed people, like any other modern city in the world, <text:soft-page-break/>whether Asia, North America or Europe, regular people going to work.</text:p>
      <text:p text:style-name="P291">Jenny looks all around and slows down. “Oh, this is a nice big mall.” She is excited because there are so many things to see and do.</text:p>
      <text:p text:style-name="P297"><text:span text:style-name="T416">“</text:span><text:span text:style-name="T415">Yes. They have some very nice stores. I've bought clothes at that one.” They walked over to have a look. Rick was is no real hurry, he relaxes while Jenny looks around a little; anyway the stores are stilled closed.</text:span></text:p>
      <text:p text:style-name="P291">Looking through the window, Jenny said “We must come back here when the store is open. I like to shop for clothes.”</text:p>
      <text:p text:style-name="P297"><text:span text:style-name="T416">“</text:span><text:span text:style-name="T415">Women. All a like. Shop, shop, shop.” They both laugh and move on.</text:span></text:p>
      <text:p text:style-name="P291">The stairs toward the subway are getting quite busy and they walk faster to keep up with the daily commuters. Jenny reaches out to Rick's hand, and holds on as they to down the escalator. All the food stores are open now.</text:p>
      <text:p text:style-name="P291">Jenny asks “Is this where you went yesterday while I was in the shower?”</text:p>
      <text:p text:style-name="P297"><text:span text:style-name="T416">“</text:span><text:span text:style-name="T415">Yes. Let's get something over there. Pick what you like.”</text:span></text:p>
      <text:p text:style-name="P291">Jenny liked to look at the multitude of colors on the box drinks and bottles. “So many I have not seen before.”</text:p>
      <text:p text:style-name="P297"><text:span text:style-name="T416">“</text:span><text:span text:style-name="T415">Do you like soya drinks? Fruit drinks? Coffee, tea? Cold or hot? I'm going to get a soya drink for now and a Chrysanthemum flower drink for later.”</text:span></text:p>
      <text:p text:style-name="P297"><text:span text:style-name="T416">“</text:span><text:span text:style-name="T415">A flower drink?”</text:span></text:p>
      <text:p text:style-name="P297"><text:span text:style-name="T416">“</text:span><text:span text:style-name="T415">Yes, something like a flower tea. Quite refreshing on a hot day.”</text:span></text:p>
      <text:p text:style-name="P297"><text:span text:style-name="T416">“</text:span><text:span text:style-name="T415">I am going to have cold coffee in a box. I have not had </text:span><text:soft-page-break/><text:span text:style-name="T415">that before.” They walked over to the cashier.</text:span></text:p>
      <text:p text:style-name="P297"><text:span text:style-name="T416">“</text:span><text:span text:style-name="T415">How much?” Rick asked the cashier.</text:span></text:p>
      <text:p text:style-name="P297"><text:span text:style-name="T416">“</text:span><text:span text:style-name="T415">Three-ten” came the rapid reply.</text:span></text:p>
      <text:p text:style-name="P297"><text:span text:style-name="T416">“</text:span><text:span text:style-name="T415">Excuse me?”</text:span></text:p>
      <text:p text:style-name="P297"><text:span text:style-name="T416">“</text:span><text:span text:style-name="T415">Three dollars and ten” came another rapid reply.</text:span></text:p>
      <text:p text:style-name="P291">Rick gives her a five and gets back change.</text:p>
      <text:p text:style-name="P291">Afterwards, Jenny said to Rick “I did not understand her, she was speaking very fast.”</text:p>
      <text:p text:style-name="P297"><text:span text:style-name="T416">“</text:span><text:span text:style-name="T415">The English here is different, it takes time to adjust to it. When I was teaching here, I listened to one of my students order lunch. Because I did not recognize the language, I asked what they were speaking. She said English. I was amazed the did I not recognize my own language. She explained to me that they call it Singlish, Singapore English.”</text:span></text:p>
      <text:p text:style-name="P297"><text:span text:style-name="T416">“</text:span><text:span text:style-name="T415">I will listen closer next time. For now, you can translate for me, Singlish to Flinglish, Filipina English.”</text:span></text:p>
      <text:p text:style-name="P291">They next went to the bakery for fresh buns and muffins. Rick is hungry by now and says “Since we can't eat on the subway, let's sit over there and have something first.” Jenny agreed and walked over and sat down with Rick. They ate in silence watching the people going by.</text:p>
      <text:p text:style-name="P291">After a while Jenny says “The people are mostly Chinese, some Indians, a few Caucasians, and Filipinas.”</text:p>
      <text:p text:style-name="P297"><text:span text:style-name="T416">“</text:span><text:span text:style-name="T415">Ya, and many speak 3 or 4 languages. English, which is the national language, and Malay from Malaysia, Cantonese, a southern Chinese language, Mandarin and some of the Indian languages. The airlines like to have Singaporean stewardesses because they know so many languages.”</text:span></text:p>
      <text:p text:style-name="P297"><text:soft-page-break/><text:span text:style-name="T416">“</text:span><text:span text:style-name="T415">I speak English and Tagalog. Maybe I should work for Philippine Airlines?”</text:span></text:p>
      <text:p text:style-name="P297"><text:span text:style-name="T416">“</text:span><text:span text:style-name="T415">Yes, my little airline stewardess. Are you ready to catch the subway?”</text:span></text:p>
      <text:p text:style-name="P297"><text:span text:style-name="T416">“</text:span><text:span text:style-name="T415">Let us go.”</text:span></text:p>
      <text:p text:style-name="P291">They walked through doors into the subway hallway and out to the subway gates. Rick walked over to a booth and queued up to get a subway pass.</text:p>
      <text:p text:style-name="P291">Jenny asked “Is this where we get our tickets?”</text:p>
      <text:p text:style-name="P297"><text:span text:style-name="T416">“</text:span><text:span text:style-name="T415">Rather than get a single ride ticket, we are going to get subway passes. They work like credit cards. Watch the people coming off the subway and going through the turnstiles. They put the pass in the machine and the machine deducts the cost of the trip. When the money on the card gets low, you pay more and your card is good for a number of more trips. Cool eh?”</text:span></text:p>
      <text:p text:style-name="P297"><text:span text:style-name="T416">“</text:span><text:span text:style-name="T415">Very cool. It is easy to use. We can go all over the city now?”</text:span></text:p>
      <text:p text:style-name="P297"><text:span text:style-name="T416">“</text:span><text:span text:style-name="T415">Everywhere.”</text:span></text:p>
      <text:p text:style-name="P291">Rick paid for the cards and gave one to Jenny. Then they went to catch their train. With their passes, they went through the turnstile, and down the escalator to where the train stops.</text:p>
      <text:p text:style-name="P291">Jenny said “This place is so brightly lit and clean. So many people. How long until the train comes?”</text:p>
      <text:p text:style-name="P297"><text:span text:style-name="T416">“</text:span><text:span text:style-name="T415">The train comes every few minutes. It is faster to take the train downtown then to take a taxi.”</text:span></text:p>
      <text:p text:style-name="P291">There is a rattle and clang of metal on metal and a swoosh as the train came to a stopped. The doors opened and some people from train file off, then we and other <text:soft-page-break/>commuters file on. Rick walked to the center of the car and Jenny stood beside him.</text:p>
      <text:p text:style-name="P291">She said “No pushing or shoving. They wait their turn. Very nice. Singapore people are very polite.”</text:p>
      <text:p text:style-name="P291">At the next stop some people got off, Jenny and Rick sat down. Jenny said “The woman are dressed very well, very formal. The men are in suites. They must all work in businesses. We do not have to dress in uniforms at work, it is casual dress. And when I go to work in my town, I leave my house, five minute walk down the street and I'm at work.”</text:p>
      <text:p text:style-name="P291">Rick smiled and said “Your way sounds very relaxing.”</text:p>
      <text:p text:style-name="P297"><text:span text:style-name="T416">“</text:span><text:span text:style-name="T415">Oh yes, it only takes a few minutes to get dressed and get to work. These women are pretty in their makeup and dresses. It must take long time to get ready for work.”</text:span></text:p>
      <text:p text:style-name="P297"><text:span text:style-name="T416">“</text:span><text:span text:style-name="T415">When I worked in the financial district of Toronto Canada, I also wore a suit to work, and the women were dressed up and made up. It is feels good to look good, but sometimes I wonder if it’s worth the time and money.”</text:span></text:p>
      <text:p text:style-name="P297"><text:span text:style-name="T416">“</text:span><text:span text:style-name="T415">Shop, shop, shop, that is what these people do.”</text:span></text:p>
      <text:p text:style-name="P297"><text:span text:style-name="T416">“</text:span><text:span text:style-name="T415">And before we get back to hotel, we can shop, shop, shop to.”</text:span></text:p>
      <text:p text:style-name="P291">Jenny smiled, “When in Roman, do like the Romans.”</text:p>
      <text:p text:style-name="P297"><text:span text:style-name="T416">“</text:span><text:span text:style-name="T415">Our stop is coming up, let's get ready to get off.”</text:span></text:p>
      <text:p text:style-name="P291">At the stop, they got off. Before the exit turnstile, Rick asked Jenny to watch the machine, it tells you how much is left on your subway card.</text:p>
      <text:p text:style-name="P291">Jenny said “That was fun and easy. I'm now an experienced subway rider, no longer a subway virgin.”</text:p>
      <text:p text:style-name="P291">Interesting choice of words Rick noted.</text:p>
      <text:p text:style-name="P291"><text:soft-page-break/></text:p>
      <text:p text:style-name="P291">Jenny and Rick went out through the doors into the midst of Singapore's business center. The sky is blue with a few fluffy clouds however they are standing in the cool shade of a tall building. All around, people are walking every which way determined to get to their destination. There are the sounds of the city everywhere, people talking on their cell phones, the traffic, cars and trucks. Rick feels an excitement in the air whereas Jenny is overwhelmed.</text:p>
      <text:p text:style-name="P291">She says “Very busy.”</text:p>
      <text:p text:style-name="P291">Rick looks up at the skyscrapers, “Singapore, the business center of South East Asia. Excellent, isn't it? Over there are the tallest buildings in Singapore.” Everybody, except Jenny and Rick are going some where, and Rick is feeling the need to go some where. “Let's walk over there.”</text:p>
      <text:p text:style-name="P297"><text:span text:style-name="T416">“</text:span><text:span text:style-name="T415">OK.”</text:span></text:p>
      <text:p text:style-name="P291">Rick stepped lively and Jenny was left to follow. As she walks quickly to catch up, she wonders where her gentleman has gone. Jenny caught up, walked beside Rick and took his hand in hers. When he felt the warmth of her hand in his, his pace slowed, he looked over to her, she smiled at him, and he smiled back; her gentleman has returned to her.</text:p>
      <text:p text:style-name="P291">He remembered that she grew up in a small town, and later moved into Manila. “Yes, it is busy here. Isn’t Manila busy?”</text:p>
      <text:p text:style-name="P291">At the mention of her home city, her face brightens, she answers, “Not were I live and work. I am in Antipolis, there are no tall buildings. I take the bus to my work building.”</text:p>
      <text:p text:style-name="P297"><text:soft-page-break/><text:span text:style-name="T416">“</text:span><text:span text:style-name="T415">What do you think of downtown Singapore?”</text:span></text:p>
      <text:p text:style-name="P297"><text:span text:style-name="T416">“</text:span><text:span text:style-name="T415">It is nice and clean. The buildings are amazing, big, bright and shinny.”</text:span></text:p>
      <text:p text:style-name="P291">When they reached the two tallest buildings, they both stopped and looked up, way way up. The building is so high it seems to curve into the sky.</text:p>
      <text:p text:style-name="P297"><text:span text:style-name="T416">“</text:span><text:span text:style-name="T415">Wow” was all Jenny could think of saying.</text:span></text:p>
      <text:p text:style-name="P291">Rick leads the way between the buildings. He looks at the bronze statue, something about it, something familiar, it looks like something Deli, the European surrealist would paint. He stops to read the plack, it is a Deli. He gets Jenny to take a photo of himself with the statue.</text:p>
      <text:p text:style-name="P291"/>
      <text:p text:style-name="P291">Jenny says, “There is a river.” She takes his hand and walks him toward the river. Together they leave the business environment onto a wide walkway beside a slow moving river. There are only a few people, people moving slowly, slowly like the river. The building blocks the sound of the city traffic, instead they hear a small commuter boat going by to drop off its passengers on their way to work.</text:p>
      <text:p text:style-name="P291">Jenny lightly takes Rick’s hand and asks with a smile, “Which way?”</text:p>
      <text:p text:style-name="P291">He looks left to see Boat Quay which is a number of older 2 story buildings that have been made into upscale restaurants, nightclubs and shops. To the right, the walkway leads toward a walking bridge which crosses over the river to the other side where there are many trees and old buildings, the Colonial section of Singapore.</text:p>
      <text:p text:style-name="P291">Hand in hand, they walked toward the walking bridge. Now that they are out of the shadow of the tall buildings <text:soft-page-break/>they are in the morning sunshine, and the blue sky is visible over tops the trees on the other side of the river. A woman on her way to work smiles at Jenny who is now holding on to Rick’s arm.</text:p>
      <text:p text:style-name="P291">Pigeons are gathered at the bridge looking for food, Jenny and Rick offer them none as they walk past the bridge. Before crossing, Rich wants to see the big white Merlion on the other side of the Fullerton Hotel. A Merlion is a lion head on the body of a fish, it is the a mascot of Singapore's tourist industry. This Merlion is a fountain spraying water out of its mouth into the river. From here they looked out to see ships coming in and out of the harbor. Looking back they see palm trees in front the old colonial hotel with the modern city towering behind it. Very scenic, very touristy. Rick takes a couple of photos of Jenny with his camera.</text:p>
      <text:p text:style-name="P291">They went back to the bridge and crossed over. On the other side they stopped and sat down under some trees, a river taxi went by with a few people on it.</text:p>
      <text:p text:style-name="P291">Jenny asked “Can I ask you a question?”</text:p>
      <text:p text:style-name="P297"><text:span text:style-name="T416">“</text:span><text:span text:style-name="T415">Yes Jenny, anything.”</text:span></text:p>
      <text:p text:style-name="P297"><text:span text:style-name="T416">“</text:span><text:span text:style-name="T415">Why didn't you sleep in the big bed last night?”</text:span></text:p>
      <text:p text:style-name="P297"><text:span text:style-name="T416">“</text:span><text:span text:style-name="T415">I was tired.”</text:span></text:p>
      <text:p text:style-name="P291">Silence followed. she knew this is not the only reason. </text:p>
      <text:p text:style-name="P291">He continued, “You're a good woman looking for a relationship with man. You're not a bar girl from Manila looking for a good time and money. Do you remember sitting on the couch last night and we had our first kiss?” </text:p>
      <text:p text:style-name="P291">She nodded yes. </text:p>
      <text:p text:style-name="P291">He says, “That kiss was special, it had desire, I wanted to <text:soft-page-break/>keep right on kissing you all night but I was nervous. We've just met and I want this week to go well.”</text:p>
      <text:p text:style-name="P291">She says, “I liked the kiss to. It was wonderful. Kissing in public is something I have not done for many years. I was nervous to.”</text:p>
      <text:p text:style-name="P297"><text:span text:style-name="T416">“</text:span><text:span text:style-name="T415">We were both nervous, and I was feeling the jet lag. Tired and nervous is not the best for first time sex. I’m feeling more comfortable today.”</text:span></text:p>
      <text:p text:style-name="P297"><text:span text:style-name="T416">“</text:span><text:span text:style-name="T415">Me too. Last night, I too was tired, unsure of going to bed with you.” She remembered going up to the hotel room and feeling the relief of having a choice to sleep with Rick, or to sleep alone. “Tonight I want to sleep with you.”</text:span></text:p>
      <text:p text:style-name="P291">This took Rick by surprise, he was speechless.</text:p>
      <text:p text:style-name="P291">Jenny said “Today is a beautiful day, I am in the city I have dreamed of, I am with the man I want to be with.”</text:p>
      <text:p text:style-name="P291">Such a nice thing to say. He could not take his eyes off her, when she is feeling good she is so pretty. He moved beside her put his hand on her shoulder. Rick sat back watching the slow moving river, looked up at the business towers, and then back to Jenny. He felt liked saying something, but his mind is resting, he feels warm and relaxed.</text:p>
      <text:p text:style-name="P291">She looked up at him “What next? Where shall we go next?” <text:s/>She is feeling high on life.</text:p>
      <text:p text:style-name="P297"><text:span text:style-name="T416">“</text:span><text:span text:style-name="T415">Let's go malling, shopping at mall. But let's walk for bit more first.”</text:span></text:p>
      <text:p text:style-name="P297"><text:span text:style-name="T416">“</text:span><text:span text:style-name="T415">Excellent!” She jumped up facing Rick and put her hands out for him to take. He took each of her hands in his as she jumped back pulling him up so fast he almost fell over onto her. He regained his balance, let go of one </text:span><text:soft-page-break/><text:span text:style-name="T415">of her hands and kept hold of the other. Hand in hand they headed off down the river next to the trees and colonial buildings. The green grass and trees are a nice contrast with the white buildings. The world is a wonderful place when you are with the one you are falling in love with.</text:span></text:p>
      <text:p text:style-name="P291">A few small boats past up and down the river as the walked. On the other side is Boat Quay. Rick decides to take Jenny there for dinner some evening. He got pulled a drink out of his bag for Jenny and himself. They drank as they walked along coming to the statue of Sir Stamford Raffles, a British founder of modern Singapore. His big contribution to the growth of Singapore was that he made it a free port, products flowed in and out of the port without taxation. A brilliant idea well received by the business minded Chinese and Malay people. Population grew, the city prospered and is still growing and prospering.</text:p>
      <text:p text:style-name="P291">Rick asked “Have you had a good walk so far?”</text:p>
      <text:p text:style-name="P297"><text:span text:style-name="T416">“</text:span><text:span text:style-name="T415">Yes. I am ready for the mall.”</text:span></text:p>
      <text:p text:style-name="P297"><text:span text:style-name="T416">“</text:span><text:span text:style-name="T415">Let's walk over to the Supreme Court building, the one with the dome, we'll get a taxi from there.”</text:span></text:p>
      <text:p text:style-name="P291">Their taxi took them to the Bugis Junction mall which is attached to their hotel. After leaving the taxi, Jenny and Rick entered the mall. The timing is good, the stores are now all open and not many shoppers to crowd the stores. Jenny suggested starting to shop in the store Rick likes, Bossini.</text:p>
      <text:p text:style-name="P291">The mall is laid out like a street of small shops. The ceiling is made of glass and the sun is shinning through, it is an air conditioned protected environment. Down the <text:soft-page-break/>center of the street are street vendors with trinkets and jewelry for sale. Jenny and Rick walk past it all to Bossini. On the way they were doing some window shopping and making mental notes of which store to come back to.</text:p>
      <text:p text:style-name="P291">The Bossini store is brightly lit, creamy white walls, well laid out shelves and hangers of clothes with plenty of room to walk about and search for the right clothes. Rick likes the light cotton clothes that are suited for this hot equatorial weather. The Bossini clothes are causal, stylish and very reasonably price. More styles and lower prices than what is found in the USA shopping malls.</text:p>
      <text:p text:style-name="P291">Jenny went one way, Rick another.</text:p>
      <text:p text:style-name="P291">A young salesman asked Jenny, “Can help you find something?”</text:p>
      <text:p text:style-name="P291">Jenny turned to face the young man who is in his teens, wearing a neatly pressed shirt and casual pants. His hair is combed and jellied, half of it sticking up in different directions. Very stylish, and cute Jenny noticed.</text:p>
      <text:p text:style-name="P297"><text:span text:style-name="T416">“</text:span><text:span text:style-name="T415">No.” Jenny replied, then quickly changed her mind, as woman does, “Yes you can help me. I'm looking for shorts to go with a lavender top.”</text:span></text:p>
      <text:p text:style-name="P291">The sales-teenager turned and said “Come with me, our shorts are over here. Please. Have a look, I will be right back.”</text:p>
      <text:p text:style-name="P291">Jenny glanced at him as he walked away, nice ass she thought. She looked through the shelves and found a pair of cotton shorts, that are short but not to short. The sales-fellow returned holding a lavender top similar in color to the one she had bought in Little India.</text:p>
      <text:p text:style-name="P297"><text:span text:style-name="T416">“</text:span><text:span text:style-name="T415">I see you have found something. I have a lavender top to </text:span><text:soft-page-break/><text:span text:style-name="T415">help you match the colors.” He held it out to her.</text:span></text:p>
      <text:p text:style-name="P291">Jenny took the shirt and said “How thoughtful. Thank you.” She looked at it, “You have good taste.”</text:p>
      <text:p text:style-name="P291">Jenny's smile and complement made the young man smile. He turned his head slightly because Jenny is an older attractive woman which is making him feel shy. “Would you like to turn them on? I mean try them on?” This time he turned pink in the checks. “We have change rooms down here.”</text:p>
      <text:p text:style-name="P291">Jenny smiles to herself thinking she has such an effect on this young man.</text:p>
      <text:p text:style-name="P291">While Jenny is getting shorts, Rick had chosen a pair of pants. He noticed Jenny going to the back of the store and followed her. He asked her, “Did you find something?”</text:p>
      <text:p text:style-name="P291">Jenny thought, yes, an cute sales-guy and “A pair of shorts. You wait here, I will show you,” the shorts.</text:p>
      <text:p text:style-name="P297"><text:span text:style-name="T416">“</text:span><text:span text:style-name="T415">I shall be here. And while I wait, I'm going to try these on.” He held up the pants for her to see.</text:span></text:p>
      <text:p text:style-name="P291">Each entered a room and came out moments later. Rick looked at Jenny. He looked up and down, up and down. </text:p>
      <text:p text:style-name="P291">Jenny quipped, “Do not just stare. What do you think of the shorts?”</text:p>
      <text:p text:style-name="P297"><text:span text:style-name="T415">As he has done before, he said the first thing that came into mind, “Nice legs.” Oh man, talk first, think second. </text:span><text:span text:style-name="T413">“Nice shorts. Yes, very nice.” He looked Jenny in the face. “I do like the shorts, they go well with the shirt.” The shirt buttoned up the front with a low v-neck. “And the legs, very nice.” He could not help smiling at her. He loved to look at Jenny and compliment her. She is much fun to be with.</text:span></text:p>
      <text:p text:style-name="P297"><text:soft-page-break/><text:span text:style-name="T414">“</text:span><text:span text:style-name="T413">Thank you. Let me see your pants.” Rick stood straight and tall. He always has fine posture. He has a distinguished, manly look. Jenny found herself enjoying the view. “Turn around.” Slowly he turned for her. The pants are loose in the front and tighter in the back. It was Jenny's turn to talk without thinking, “Wow”, she had not noticed before, Rick has a nice muscular firm ass. The sales-boy is cute, but Rick is incredibly hansom. She will take a man over a teenage boy any day.</text:span></text:p>
      <text:p text:style-name="P293">Jenny said to the sales-boy, “I will take the shorts.”</text:p>
      <text:p text:style-name="P293">Rick said “I will take the pants. What about the shirt you are wearing? I like it.”</text:p>
      <text:p text:style-name="P297"><text:span text:style-name="T414">“</text:span><text:span text:style-name="T413">I only put it on to see if the shorts will match with color of the blouse I bought yesterday.” She was impressed that the size is correct. The stylish boy had picked out a stylish shirt for her.</text:span></text:p>
      <text:p text:style-name="P297"><text:span text:style-name="T414">“</text:span><text:span text:style-name="T413">It is a nice shirt for you. Please, let me get the shirt. I like seeing you in it. Please?”</text:span></text:p>
      <text:p text:style-name="P293">Rick looked hopeful, and the sales-teen looked happy with himself. Jenny thought, why not, they like it. “OK.”</text:p>
      <text:p text:style-name="P293">They went to the cash register, paid and left.</text:p>
      <text:p text:style-name="P293">As they were leaving the store, Jenny took Rick's arm and said “That, was fun.” They went up to the next level and mostly window shopped. Rick lead the way into a music store. They each looked at the CD's and then continued on their way in mall.</text:p>
      <text:p text:style-name="P293"/>
      <text:p text:style-name="P293">Rick asked Jenny if she had brought a swim suit with her, she said she did not have one. He suggested they go to the store he had noticed when they first entered the mall. The swim suit would be his treat to her because it was an <text:soft-page-break/>unexpected expense. Since it was going to be hot this afternoon, they would stay at the hotel and go to the pool. Jenny most heartily agreed with the plan.</text:p>
      <text:p text:style-name="P293">They went down to the swim suit store. There are swim suits for women and men. Rick had brought one of his own so they both went to the woman's side of the store. Rick asked, “One piece or 2?”</text:p>
      <text:p text:style-name="P297"><text:span text:style-name="T414">“</text:span><text:span text:style-name="T413">A one piece swim suit. At home, I wear shorts and sexy blouse. I do not have a swim suit.” She started looking through the racks. When it comes to dressing in public, Jenny tends toward conservative.</text:span></text:p>
      <text:p text:style-name="P297"><text:span text:style-name="T413">Rick looked at the swim suites on the manikins. “Jenny, look at this one, it's called a tankini, it is a bikini bottom with a top that looks like a tight fitting shirt. What do you think?” Rick is imagining her in a tight fitting wet tshirt, </text:span><text:span text:style-name="T411">Oh yes, nice</text:span><text:span text:style-name="T413">.</text:span></text:p>
      <text:p text:style-name="P293">She smiled at him, “No. It is looks good for sitting around the pool, but not practical for swimming. I want one that does the bottom does not fall off. A one piece.” She pulled a suit out and said “I like this one and it is on sale. That is good for me and good for you.” It is a solid color, the color of red wine with a low cut v-neck trimmed with what looked like white sea shells.</text:p>
      <text:p text:style-name="P293">Rick said, “Pretty.”</text:p>
      <text:p text:style-name="P293">Jenny went to the change room. She strip off her blouse and bra and thought, second day in Singapore, second time topless. While putting on the swim suit she thought of how terrific Rick looked in his new pants. She started wondering when they would make love. It is not a question of if, it is a question of when, she wanted this man.</text:p>
      <text:p text:style-name="P293"><text:soft-page-break/>She decided the swim suit is right for her and quickly changed back into her clothes and walked out of the change room. “I like it.”</text:p>
      <text:p text:style-name="P297"><text:span text:style-name="T414">“</text:span><text:span text:style-name="T413">Alright.” Rick was holding a swim suit. “I found one I like. I could do with a new one.” Rick bought the suits and they left. “Let's get a quick lunch and then go for a swim.”</text:span></text:p>
      <text:p text:style-name="P293">Jenny said “Lunch is my treat.”</text:p>
      <text:p text:style-name="P297"><text:span text:style-name="T414">“</text:span><text:span text:style-name="T413">Your on. I know a little sandwich place across the street.”</text:span></text:p>
      <text:p text:style-name="P293">They went to the deli, had a quick lunch and left. Once outside, after being in the air conditioning, the heat of day hit them hard. Staying at the hotel and having a swim was sounding better and better.</text:p>
      <text:p text:style-name="P293">At the hotel, they got onto the elevator. Rick pushed the button for the swimming pool floor. Jenny asked if they were not going up to the room first and he said “No, we been out all day and I would like to have swim and then go up to the room and relax afterwards.” Rick wanted to see Jenny in her new swim suit and have a swim. He knows the next time they are alone in the room, he will want to have sex with her. First things first.</text:p>
      <text:p text:style-name="P297"><text:span text:style-name="T414">“</text:span><text:span text:style-name="T413">A nice swim, then a shower and relax. You know how to show a girl a good time.” Jenny is having a great time! She thinks how nice Rick is looking, if they do go up to the room, they may not make it back down here anytime soon.</text:span></text:p>
      <text:p text:style-name="P293">The elevator stopped, they each went to the appropriate change room and exited wearing their new swimsuits. The pool is a large square shape with a classic blue interior color. On the far end, there is a bar, however no <text:soft-page-break/>one is serving at this time. Around the deck is a glass fence to break the wind but does not obstruct the view of the city. The view is spectacular because this is the tenth floor and the pool faces the downtown which is clearly visible this afternoon.</text:p>
      <text:p text:style-name="P293">No one else was in the pool or even sitting beside it, they had it all to themselves. They set their things down beside a chair and walked over to the edge. Rick went down the stairs into the water, it feels as warm as bathtub water. Rick dives forward and begins to swim. Jenny follows swimming up beside him.</text:p>
      <text:p text:style-name="P293">When Jenny is right beside him, Rick says “You look absolutely lovely. The swimsuit is perfect for you.”</text:p>
      <text:p text:style-name="P293">She replies “Thank you.”</text:p>
      <text:p text:style-name="P293">They both felt that the mood of the day had changed because they were no longer in the hectic rush hour traffic, nor shopping, nor going somewhere...They are here, in the pool together, no hurries, no worries.</text:p>
      <text:p text:style-name="P293">Jenny swam to the other end of the pool and Rick followed. Jenny said “Now that I see you without clothes, in your swimsuit, I see you are very good physical shape, very attractive.”</text:p>
      <text:p text:style-name="P297"><text:span text:style-name="T414">“</text:span><text:span text:style-name="T413">Thank you.”</text:span></text:p>
      <text:p text:style-name="P293">Rick and Jenny swam around the pool, each going their own way enjoying the swim. Jenny stopped and leaned back on the edge of the pool. Rick came up from under the water facing her. He looked at her neck down between her breasts, and up into her eyes. He put his hand on her arm then moved it up over her shoulder to her neck, then he leaned forward and stopped very close to her. Jenny moved forward and their lips touched. She <text:soft-page-break/>put a hand on each of side of his hips and kissed him back. Rick moved around beside her, and leaned back looking out over the city.</text:p>
      <text:p text:style-name="P293">The silence was fine, they had reached the point in their relationship where constant conversation is no longer needed, they felt happy together without talking. Rick broke the silence, “You do look fabulous in that swimsuit.”</text:p>
      <text:p text:style-name="P297"><text:span text:style-name="T414">“</text:span><text:span text:style-name="T413">It feels wonderful to wear. I have been to shy to wear one for so many years. I am comfortable here with you.”</text:span></text:p>
      <text:p text:style-name="P297"><text:span text:style-name="T414">“</text:span><text:span text:style-name="T413">Have you had enough swimming? I'm ready to go up to the room for a shower.”</text:span></text:p>
      <text:p text:style-name="P297"><text:span text:style-name="T414">“</text:span><text:span text:style-name="T413">I'm ready to go with you.” And with that simple sentence Jenny felt a twinge of excitement.</text:span></text:p>
      <text:p text:style-name="P293">They left the pool, picked up their things and went to the elevator. Rick pushed the button for their floor, stepped back and stood beside Jenny, both smiling as though ready to burst out laughing at any moment.</text:p>
      <text:h text:style-name="P272" text:outline-level="1"><text:span text:style-name="T424">Together</text:span></text:h>
      <text:p text:style-name="P292">When they entered their room, Jenny put down her shopping bags and selected some clothes. Rick said “Ladies first, I'll wait for you to shower.” She went to the bathroom and closed the door. When Rick heard the shower running, stripped naked and wrapped a towel around his waist. He selected a pair of shorts and T-shirt to wear. No underwear. Then he wondered how to approach Jenny, to touch her, to kiss her, to make love to her? Condoms came to mind. He went to his suit case <text:soft-page-break/>and got some out and put them in the night stand beside the bed. Anything else? He thought. Yes, I'll put on some music and get out a magazine to read while I'm waiting.</text:p>
      <text:p text:style-name="P292">Rick is excited to know that Jenny is in the shower, naked and would soon to be coming to bed with him. He sat on the bed, picked up the magazine, opened it, put it down, picked it up, paged through and put it down again. He heard the shower water stop. He got off the bed, walked around, looked out the window. Closed the curtain, turned on a single light beside the bed. Good lighting he thought.</text:p>
      <text:p text:style-name="P292">She is going to come out soon and he needs to calm down. He tells himself to relax, after all she likes him, he likes her. He is not a teenager, he knows how to behave and what to do with a woman in a bedroom. It is all going to be fine. He wonders, what is she going to be like? </text:p>
      <text:p text:style-name="P292">It has been years since he felt like this, such anticipation. He has missed having these feelings. It was only months ago that he had sex with his ex-wife which was shortly before she left him. However it had been years since he had looked forward to time alone with her. She had been a good faithful wife since they were married, but she lost interest in sex after only a few years of marriage and the passion was long gone.</text:p>
      <text:p text:style-name="P292">Rick sits down in a chair and remembering how happy Jenny was to see him when he met her at the airport, the walk along the river, seeing her in her new swimsuit. These past 2 days have went well, better than well, excellent! Thinking about how wonderful Jenny has been treating him, he settles down.</text:p>
      <text:p text:style-name="P292">Jenny opens the bathroom door and walks out wearing <text:soft-page-break/>the top she bought yesterday; no bra underneath. Seeing her makes all his worries disappear. She sees Rick sitting there wearing only a towel which seems very sexy.</text:p>
      <text:p text:style-name="P292">She says “Your turn.”</text:p>
      <text:p text:style-name="P292">He jumps up and walks by her, stops and turns to have to have a look at the curves of her hips, her nice round bottom. She turns, looks at his muscular legs, strong shoulders. She sees him looking a her and they smile as he enters the bathroom and closes the door.</text:p>
      <text:p text:style-name="P297"><text:span text:style-name="T409">Now it is her turn to pace around the room. She checks her hair and clothes. Everything is looking good! She notices the pop music playing which sounds fine. She sits on the bed, props up the pillows and picks up Rick's magazine. Pages through it and puts it down, looks around the room. Nice room she thinks, good music, handsome man; this is going to be fun. She is getting giddy with the anticipation of her foreign man coming to her. She wonders, what he is going to be like? Will he like me? Is this all he wants? Jenny hopes not, they have been doing Internet chat and talking on the phone for months, she wants a long term relationship, she wants to marry. Is Rick the man for her?</text:span></text:p>
      <text:p text:style-name="P292">It has been years since she was married and she did not have any serious relationships after. The two lovers she did have were lame, not very good nor considerate to her. Rick is a very different man from those Philippines men.</text:p>
      <text:p text:style-name="P292">She is glad he did not come to her bed last night when she was feeling unsure of herself. Today has been wonderful, he has been a friend and a romantic man. Soft warm kiss in the pool, where is he? What is taking him so long, come on. And as though he was listening, the bathroom door opened.</text:p>
      <text:p text:style-name="P292"><text:soft-page-break/>Rick walked to the bed and sat down next to Jenny's bare feet. She is sitting up, leaning back against the pillows pretending to read the magazine. Rick said “We walked a lot today.”</text:p>
      <text:p text:style-name="P292">She calmly responded to him, “Yes we did. I liked going downtown this morning and walking beside the river.” She was wondering what he would do to get things started when he reached down and touch her foot.</text:p>
      <text:p text:style-name="P292">He asked, “Would you like a foot massage? I have been studying how to give a massage.” Without waiting for an answer he lifted her foot onto his lap and with both hands massaged the bottom of her foot.</text:p>
      <text:p text:style-name="P297"><text:span text:style-name="T414">“</text:span><text:span text:style-name="T409">That's nice,” she cooed and slide down to lay more flat on the bed.</text:span></text:p>
      <text:p text:style-name="P292">Rick massaged her foot in small circular motions across the top. He set her one foot down and pickup the other foot to massage. As he finished this foot she let out a sigh, she has a look of relaxed pleasure on her face.</text:p>
      <text:p text:style-name="P292">Rick asked, “More? Would you like me to do your legs?”</text:p>
      <text:p text:style-name="P297"><text:span text:style-name="T414">“</text:span><text:span text:style-name="T409">Yes please.” </text:span></text:p>
      <text:p text:style-name="P297"><text:span text:style-name="T409">She wanted more and liked him offering so</text:span><text:span text:style-name="T413"> he did more for her. They enjoyed their time alone together as lovers; him, giving her satisfying kisses of pleasure, and her, handling him <text:s/>to happy ending.</text:span></text:p>
      <text:p text:style-name="P293">Afterwards, Rick gets out of bed and asks Jenny if she would like a drink to celebrate their first intimate experiences. She said she would and he went to the mini fridge to see what they could have.</text:p>
      <text:p text:style-name="P297"><text:span text:style-name="T414">“</text:span><text:span text:style-name="T413">I'm going to have soda, you want some?”</text:span></text:p>
      <text:p text:style-name="P297"><text:span text:style-name="T414">“</text:span><text:span text:style-name="T413">Yes please.”</text:span></text:p>
      <text:p text:style-name="P293"><text:soft-page-break/>He opened a 7up and poured some in a glass for Jenny. They sat naked on the bed drinking in silence. </text:p>
      <text:p text:style-name="P293">Rick finished his drink. “Would you like to go out for dinner? I'm getting hungry.”</text:p>
      <text:p text:style-name="P297"><text:span text:style-name="T414">“</text:span><text:span text:style-name="T413">Yes, I would something to eat.”</text:span></text:p>
      <text:p text:style-name="P293">They used the washroom, got dressed. Jenny put on a bra and panties, the same shirt she was wearing when Rick had helped get undressed, and light cotton pants. Like Jenny, Rick dressed in the same shirt and put on light cotton pants. They left the room, left the hotel, stepped out into early evening air.</text:p>
      <text:h text:style-name="P273" text:outline-level="1"><text:span text:style-name="T425">Early to Dinner, Early to Bed</text:span></text:h>
      <text:p text:style-name="P292">Rick walks with Jenny on a busy Singapore street. They stop at the light, wait, then cross the street. It is rush hour, people are on their way home from work. One more block, Rick and Jenny turned down a narrow side street, and as they walk, the street noises recede, and there are fewer people. Jenny likes this quiet street. They come to an area with a few restaurants that have tables on the sidewalk, or tables in the restaurant that are open to the sidewalk.</text:p>
      <text:p text:style-name="P292">Rick points to a restaurant across the street, “Last time I was in here, I went to that restaurant over there, the one with the dark green front.”</text:p>
      <text:p text:style-name="P297"><text:span text:style-name="T414">“</text:span><text:span text:style-name="T409">Do you want to go there?” Jenny asks.</text:span></text:p>
      <text:p text:style-name="P297"><text:soft-page-break/><text:span text:style-name="T414">“</text:span><text:span text:style-name="T409">Not tonight. They serve North American food. How about this Italian restaurant?”</text:span></text:p>
      <text:p text:style-name="P297"><text:span text:style-name="T414">“</text:span><text:span text:style-name="T409">Yes, nice.”</text:span></text:p>
      <text:p text:style-name="P292">The large white sign reads Restaurant Italiano, the front is completely open to the street, Italian music is playing over the sound system. The interior has natural lighting which is pleasant at this time of day.</text:p>
      <text:p text:style-name="P292">Rick goes up to the waiter that is standing in the center of the restaurant. He is a middle aged man, slim, stands tall, looks sharp. Rick says, “May we have a table for two in the front please?”</text:p>
      <text:p text:style-name="P292">The waiter replies, “Yes sir,” bows to Jenny, “ma’am.” He picks up 2 menus, walks over to a table, puts his hand out toward the table, “How is this?”</text:p>
      <text:p text:style-name="P297"><text:span text:style-name="T414">“</text:span><text:span text:style-name="T409">Excellent.” Rick replies.</text:span></text:p>
      <text:p text:style-name="P292">The waiter pulls a chair out for Jenny to sit on, she sits down. The waiter hands a menu to Jenny, to Rick and then leaves.</text:p>
      <text:p text:style-name="P292">No sooner has Jenny opened her menu, and the waiter is back, pours them each a glass of water. “Would you like to start with a drink, wine, beer, tea?”</text:p>
      <text:p text:style-name="P292">Rick looks at Jenny and waits for her to answer.</text:p>
      <text:p text:style-name="P297"><text:span text:style-name="T414">“</text:span><text:span text:style-name="T409">Ice tea please.”</text:span></text:p>
      <text:p text:style-name="P292">Rick asks an obvious question, “Is the house wine Italian?”</text:p>
      <text:p text:style-name="P292">The waiter says “Yes, we have a Chianti.”</text:p>
      <text:p text:style-name="P297"><text:span text:style-name="T414">“</text:span><text:span text:style-name="T409">I will have a glass of the red please.”</text:span></text:p>
      <text:p text:style-name="P297"><text:span text:style-name="T414">“</text:span><text:span text:style-name="T409">Very good,” the waiter says and quickly leaves.</text:span></text:p>
      <text:p text:style-name="P292">Jenny asks with a sly smile, “Red wine to help you sleep <text:soft-page-break/>tonight?”</text:p>
      <text:p text:style-name="P297"><text:span text:style-name="T414">“</text:span><text:span text:style-name="T409">I do not think I’m going have any trouble sleeping. Tonight I sleep with you in the big bed.” Then added “Yes?”</text:span></text:p>
      <text:p text:style-name="P297"><text:span text:style-name="T414">“</text:span><text:span text:style-name="T409">Oh yes.” She smiled at Rick, then turns her attention to the menu.</text:span></text:p>
      <text:p text:style-name="P297"><text:span text:style-name="T409">Rick looks around the restaurant, there are dark brown wooden chairs, heavy solid wood tables, pictures of Roman ruins on the walls. He thinks, </text:span><text:span text:style-name="T410">elegant place, and yet not to formal, I like it</text:span><text:span text:style-name="T413">. A man and woman walk by the restaurant, they are talking to each other, they do not look in, Rick think they must be Singaporeans who pass this way regularly. The buildings across the street are mostly restaurants with a few people sitting, some eating.</text:span></text:p>
      <text:p text:style-name="P297"><text:span text:style-name="T413">He looks over the table at Jenny and remembers the times on the Internet when he dreamed of this moment, this moment when he would, be in person sitting across from her over a dinner table rather than sitting across from her over the Internet. This is real, it is really won­derful...He thinks, </text:span><text:span text:style-name="T411">she’s pretty...cute little Asian nose, lovely black hair, tasty red lips, nice naked shoulders</text:span><text:span text:style-name="T413">. He closes his eyes, and feels a shudder of excitement caused by the exoticness of it all, in this Italian restaurant.</text:span></text:p>
      <text:p text:style-name="P293">Before this, Jenny has been to only one Italian restau­rant. She recognizes some of the dishes. She notices Rick has not opened his menu, he is just sitting there.</text:p>
      <text:p text:style-name="P297"><text:span text:style-name="T414">“</text:span><text:span text:style-name="T413">Not hungry?” She asks.</text:span></text:p>
      <text:p text:style-name="P297"><text:span text:style-name="T414">“</text:span><text:span text:style-name="T413">Ah...Yeah. Yes, yes I am.” He snaps out of his daze and opens the menu. Silence ensues as they both focused on their menu.</text:span></text:p>
      <text:p text:style-name="P293">Rick asked, “What you are going to have?”</text:p>
      <text:p text:style-name="P297"><text:soft-page-break/><text:span text:style-name="T414">“</text:span><text:span text:style-name="T413">I like spaghetti.” she answered.</text:span></text:p>
      <text:p text:style-name="P297"><text:span text:style-name="T414">“</text:span><text:span text:style-name="T413">Have you ever tried Linguine?”</text:span></text:p>
      <text:p text:style-name="P297"><text:span text:style-name="T414">“</text:span><text:span text:style-name="T413">No.”</text:span></text:p>
      <text:p text:style-name="P297"><text:span text:style-name="T414">“</text:span><text:span text:style-name="T413">Give it try, I think you will like it.” He goes back to checking out the menu.</text:span></text:p>
      <text:p text:style-name="P293">Jenny looks at the table, clean, quality settings, cloth napkins, no table cloth, elegant, and yet not to formal, she feels comfortable here. The pictures on the wall have scenes of the Italian country side. There is a big shiny bar with bottles of many colors, very colorful. She looks out­side, there are not many people in the restaurants across the street, it is still early for dinner. A young couple walks by, the woman looks in at Jenny sitting with Rick and she smiles, Jenny smiles back.</text:p>
      <text:p text:style-name="P293">The waiter comes back, serves Jenny, “Ice tea for the lady -” and then puts Rick's drink down in front of him, “- red wine for the gentleman,” and puts a basket of sliced bread in the center of the table. Jenny and Rick say thank you.</text:p>
      <text:p text:style-name="P293">The waiter asks, “Are you ready to order?”</text:p>
      <text:p text:style-name="P293">Jenny says “I will have the Clam Linguine.”</text:p>
      <text:p text:style-name="P293">Rick says “The meat Ravioli.”</text:p>
      <text:p text:style-name="P293">The waiter says “Very good. Any appetizers?”</text:p>
      <text:p text:style-name="P293">Rick says “No thanks.”</text:p>
      <text:p text:style-name="P293">With a “Grazie,” the waiter goes off to the kitchen.</text:p>
      <text:p text:style-name="P293">Jenny mostly ignores the waiter.</text:p>
      <text:p text:style-name="P293">Rick says, “He acts very professional. I like that.”</text:p>
      <text:p text:style-name="P293">Jenny says, “Nice restaurant.”</text:p>
      <text:p text:style-name="P293">Rick agrees.</text:p>
      <text:p text:style-name="P297"><text:soft-page-break/><text:span text:style-name="T413">Jenny looks over at Rick and thinks, </text:span><text:span text:style-name="T411">What a wonderful man, thoughtful, and sexy. He has a good job, he is a Caucasian living in the USA, single, he likes me. Why does he like me?</text:span></text:p>
      <text:p text:style-name="P297"><text:span text:style-name="T416">“</text:span><text:span text:style-name="T415">Rick, why me? Why not some other woman?”</text:span></text:p>
      <text:p text:style-name="P297"><text:span text:style-name="T416">“</text:span><text:span text:style-name="T415">What? Why? Why you?” Rick's wonders, </text:span><text:span text:style-name="T411">Where is this coming from?</text:span><text:span text:style-name="T413"> “Jenny, when I first saw your photo on the Internet I thought, hmmm, pretty. On web cam, very attractive and lively. Our chat sessions were fun. I also like that you work, you're not lazy. Some women on the Internet are just looking for money. You, you have a good job, and you raised a little girl into a fine young woman. And you did it mostly by yourself.”</text:span></text:p>
      <text:p text:style-name="P293">He continues, “And when I seen the picture of you in a grass skirt, wow, you are the embodiment of my teenage fantasies, a Pacific island girl, exotic. Jenny, no other woman has impressed me like you...Shall I go on?”</text:p>
      <text:p text:style-name="P293">Jenny sat in silence, looking into Ricks eyes.</text:p>
      <text:p text:style-name="P293">So he goes on, “Now that we have met in person, I see that you are a beautiful woman, sweet, funny, sexy.” He leans forward, “I love what we just did in our room.”</text:p>
      <text:p text:style-name="P293">Rick is on a roll, Jenny leans forward, while he continues to tell all, “When I asked you to join me in Singapore, you said yes. You would be surprised at how American women won’t travel with a man to Asia. I gave up on American women a long time ago. You however, you are my adventurous then them.”</text:p>
      <text:p text:style-name="P297"><text:span text:style-name="T413">More silence from Jenny, Rick says, “Oh, did you want a short answer?” He leans forward again, “Jenny, I really like you. Most of all, you said </text:span><text:span text:style-name="T411">yes</text:span><text:span text:style-name="T413"> when I asked you come here. Why me Jenny, why not some other fellow?”</text:span></text:p>
      <text:p text:style-name="P297"><text:soft-page-break/><text:span text:style-name="T413">It was interesting for Jenny to hear Rick’s thoughts about her. She thinks, </text:span><text:span text:style-name="T411">He likes me, that is a good start</text:span><text:span text:style-name="T413">. She says, “You seemed like a gentleman, and you are willing to pay for me. I have never left my country, I do not have the money to travel, you are my only chance.” She wanted to tell him about her hope that Rick is the man for her, the one for her to marry, and he would move to the Philippines to live with her. “Now that I am here with you, I know you are a good man, a sincere man. Thank you.”</text:span></text:p>
      <text:p text:style-name="P297"><text:span text:style-name="T414">“</text:span><text:span text:style-name="T413">I am sure I made the right choice asking you to come with me,” Rick said. Some how he felt relieved that she did not talk about wanting a husband. Some women from the Philippines are just looking for a ticket to the U.S.</text:span></text:p>
      <text:p text:style-name="P293">Jenny said, “Why do you not have an American woman?”</text:p>
      <text:p text:style-name="P297"><text:span text:style-name="T414">“</text:span><text:span text:style-name="T413">Like I said, no sense of adventure, and attitude,” he said shaking his head, looking down... He looks up, “I don't know, the American women I've met have to many personal issues and excuses. Some say they want to travel, but they never will. Or they just wanted to travel in the U.S. A foreign place for them is Hawaii,” he laughs at this thought, “For God’s sake, it's still in the country. Or she’s worried about what her friends will think, because she’s off on vacation with a man she’s not married to. Or she didn't have the money and will not let me pay because that would make her feel wrong, like a prostitute or something.”</text:span></text:p>
      <text:p text:style-name="P293">Oops, he has said the wrong thing, he put is foot in his mouth. He noticed Jenny look down, and he wonders how to explain this. “Jenny, it is perfectly fine for me to pay your way. I'm not expecting anything from you, I just <text:soft-page-break/>want you to be with me. If my paying your way brings us together, then why not? We are both happier for being here together.” He reached out and takes her hand in his, “That's a good thing.”</text:p>
      <text:p text:style-name="P293">Her face brightened up. Not having anything else to say, Rick reaches for his glass, holds it, looks at it and takes a drink. He selects a slice of bread to eat, she does the same.</text:p>
      <text:p text:style-name="P293">One of the benefits of getting to a restaurant early, is that the service is fast. The waiter brings their food to their table, “Clam Linguine for lady, and Ravioli for the gentleman. Can I get you anything else? A refill of your ice tea?”</text:p>
      <text:p text:style-name="P293">Jenny said “Yes please.”</text:p>
      <text:p text:style-name="P293">Rick added, “I would like an ice tea to.”</text:p>
      <text:p text:style-name="P293">The waiter said “Certainly,” and he was off and back in moment with another glass and jug of ice tea.</text:p>
      <text:p text:style-name="P293">Jenny said, “The food looks wonderful.” She put her napkin on her lap, picked up her fork and gave the Linguine a try. “Mmmm, very good.”</text:p>
      <text:p text:style-name="P293">Rick sat there watching her, he feels he will always enjoy seeing her happy. They ate and talked about the food, and Singapore.</text:p>
      <text:p text:style-name="P293">Near the end of dinner, Rick asked, “What do your friends think about you coming here with me?”</text:p>
      <text:p text:style-name="P297"><text:span text:style-name="T414">“</text:span><text:span text:style-name="T413">When I asked my best friend Marie, she laughed, clapped her hands and asked me when do I leave? She knows all about you, I have told her everything. She is very happy for me. Also, Marie read the poem you wrote for me. She said, oh very romantic, you be good to this man, embrace him when you meet him. I showed other </text:span><text:soft-page-break/><text:span text:style-name="T413">close friends your picture, they say you are handsome, lucky for me. And they are happy for me to have the chance to travel.”</text:span></text:p>
      <text:p text:style-name="P297"><text:span text:style-name="T414">“</text:span><text:span text:style-name="T413">You did embrace me at the airport. Thank you Marie.” This is what Rick loves about Philippines women, they are positive, hopeful, and Jenny has retained the wonderment of childhood. It is refreshing and energizing to be with her.</text:span></text:p>
      <text:p text:style-name="P297"><text:span text:style-name="T414">“</text:span><text:span text:style-name="T413">Marie would like to meet you. She says you should come to the Philippines.”</text:span></text:p>
      <text:p text:style-name="P293">He looks into her eyes, “Is it Marie that wants me to come to the Philippines or you?”</text:p>
      <text:p text:style-name="P293">He said it with such charm and honesty, it made her blush.</text:p>
      <text:p text:style-name="P293">They ate up, and finished dinner, Rick paid the waiter and gave him a generous tip for the good service. Rick and Jenny left the restaurant.</text:p>
      <text:p text:style-name="P293"/>
      <text:p text:style-name="P293">It is a warm night, a few people on the street, mostly couples, happy couples everywhere, or so it seemed to Jenny. Rick felt a need to be close to Jenny and to touch her. While they walked, he put his arm around her, hand on her shoulder.</text:p>
      <text:p text:style-name="P293">She remembered his jet lag from the night before and asked “Are you tired?”</text:p>
      <text:p text:style-name="P297"><text:span text:style-name="T414">“</text:span><text:span text:style-name="T413">I'm OK. Do you want to do something else tonight?”</text:span></text:p>
      <text:p text:style-name="P293">He did not sound to enthusiastic, she asked “Do you?”</text:p>
      <text:p text:style-name="P297"><text:span text:style-name="T414">“</text:span><text:span text:style-name="T413">No, not really.”</text:span></text:p>
      <text:p text:style-name="P293">They continued to walk toward the hotel. When they reached the busy main street, they walked a little faster, <text:soft-page-break/>crossed the street and went to the hotel and up to their room.</text:p>
      <text:p text:style-name="P293">Jenny went to have a shower. Rick turn on the TV. He surfed the channels and settled on the music video station. He laid back on the bed and closed his eyes.</text:p>
      <text:p text:style-name="P297"><text:span text:style-name="T413">After her shower, Jenny stands naked in front of the bathroom mirror. She selects a perfume she bought in Manila before coming here. It was expensive for her, and she is happy to have it now. She sprays it on her neck, the perfume fills her senses, she gets a quick rush from the smell, good stuff. She sprays a little more on, just enough to be noticed and fresh. Next, she selects what to wear, there is no doubt in her mind...a towel. She stands up straight, wraps the towel around herself and secures it above her breasts. She thinks to herself, </text:span><text:span text:style-name="T411">Time to make it with my man</text:span><text:span text:style-name="T413">.</text:span></text:p>
      <text:p text:style-name="P293">When the bathroom door opens, Rick is half a sleep. He opens his eyes to see his dream girl standing there in front of him, his Filipina, his island girl, black hair, tanned skin against a white towel, very exotic, very erotic. He sits there not moving, savoring the moment. He feels lucky to have her here with him, and he is about to get lucky with her. She comes over and sits down beside him. She leaned forward and touches her lips to his check. The smell of the perfume is energizing, he feels an excited tingle where her lips had touched him. She causes his senses to shift into overdrive.</text:p>
      <text:p text:style-name="P293">He says “Wow. Ummm, one moment, I'm just going to, to have a shower. I'll only be a moment.” To her surprise, and his, he feels wide awake, jumps out of bed, runs...no, flew to the bathroom, not thinking to take any clothes with him.</text:p>
      <text:p text:style-name="P297"><text:soft-page-break/><text:span text:style-name="T413">After his shower, he was standing naked in front of the bathroom mirror. He selects a nice smelling body lotion, Darknoir, and puts some on his checks and neck where he has shaved. He wraps a towel around his waist, and thinks to himself, </text:span><text:span text:style-name="T411">YES</text:span><text:span text:style-name="T413">.</text:span></text:p>
      <text:p text:style-name="P293">He walks out of the bathroom to see Jenny lying in bed under the covers; a towel lays on the chair beside the bed. He walks over beside her, removes his towel and throws it over beside hers, and slips under the covers to be beside her.</text:p>
      <text:p text:style-name="P293">She reaches for him, him for her, they kiss, each feeling the warm sensation of a full body embrace. </text:p>
      <text:p text:style-name="P293">Rick asks, “What do you want?”</text:p>
      <text:p text:style-name="P293">She only smiles.</text:p>
      <text:p text:style-name="P293">He wants her, he has her, and she has him.</text:p>
      <text:h text:style-name="P273" text:outline-level="1"><text:span text:style-name="T425">The First, the Last, and the Best</text:span></text:h>
      <text:p text:style-name="P297"><text:span text:style-name="T409">Holding each other, they relax. Rick smiles to himself, </text:span><text:span text:style-name="T410">This is great!</text:span><text:span text:style-name="T409"> He looks into her face, her pretty face, she moves forward they kiss on the lips. She puts her head back on the pillow. </text:span><text:span text:style-name="T413">Rick thinks, </text:span><text:span text:style-name="T411">Great, great, great.</text:span><text:span text:style-name="T413"> His mind is overwhelmed by the physical feelings.</text:span></text:p>
      <text:p text:style-name="P297"><text:span text:style-name="T413">As his body relaxes, his mind starts to function again, he begins to think more clearly, </text:span><text:span text:style-name="T411">This is wonderful. </text:span><text:span text:style-name="T413">OK, he is up to a two word description, great and wonderful. His mind is still at a loss to put this event into words. Is it </text:span><text:soft-page-break/><text:span text:style-name="T413">true what some researchers say? That a man only has enough blood for is head or is his willy, but not both? Right now, the blood from his head has all drained out into his willy. Whatever the reason, men do not think clearly at this point in time.</text:span></text:p>
      <text:p text:style-name="P293">What about women? Are they any better?</text:p>
      <text:p text:style-name="P293">Jenny feels the heat of his body on her, and hugs him putting her check to his, she whispers into his ear, “Do you want to do it again?” she laughs. “I like to.” She feels a closeness to him, an inner passion to keep him. However strong the feeling is, she feels a stronger emotional desire to hold him in her heart.</text:p>
      <text:p text:style-name="P297"><text:span text:style-name="T413">Rick is not yet ready for another round with Jenny, he leans back. This is an emotional moment for both of them, each saying in their minds, </text:span><text:span text:style-name="T411">I’m feeling good</text:span><text:span text:style-name="T413">.</text:span></text:p>
      <text:p text:style-name="P297"><text:span text:style-name="T414">“</text:span><text:span text:style-name="T413">I’m hot, I need to cool off after all that sexual exercise.”</text:span></text:p>
      <text:p text:style-name="P293">A smile comes across her face, “You mean sexercise?”</text:p>
      <text:p text:style-name="P293">They laugh releasing more emotions.</text:p>
      <text:p text:style-name="P293">Rick looks down at her legs, “Nice legs.”</text:p>
      <text:p text:style-name="P293">She says, “They are my best asset. I like to wear shorts for you to see.”</text:p>
      <text:p text:style-name="P293">He says, “I've noticed.”</text:p>
      <text:p text:style-name="P297"><text:span text:style-name="T414">“</text:span><text:span text:style-name="T413">I have noticed you noticing.”</text:span></text:p>
      <text:p text:style-name="P297"><text:span text:style-name="T414">“</text:span><text:span text:style-name="T413">However, I’m more of breast man. I liked it when you modeled for me, no bra. And that top you have with the little straps, sexy.”</text:span></text:p>
      <text:p text:style-name="P297"><text:span text:style-name="T414">“</text:span><text:span text:style-name="T413">The spaghetti straps?”</text:span></text:p>
      <text:p text:style-name="P297"><text:span text:style-name="T414">“</text:span><text:span text:style-name="T413">Spaghetti straps, yes. Then I can see your neck and shoulders,” he reaches out and touches her shoulder, “Such lovely skin.”</text:span></text:p>
      <text:p text:style-name="P297"><text:soft-page-break/><text:span text:style-name="T414">“</text:span><text:span text:style-name="T413">You are handsome man. A gentle man for me. I like to be with you. You like me here with you?” What she really wants to know, is, does he love her?</text:span></text:p>
      <text:p text:style-name="P297"><text:span text:style-name="T414">“</text:span><text:span text:style-name="T413">Jenny, very much.”</text:span></text:p>
      <text:p text:style-name="P297"><text:span text:style-name="T414">“</text:span><text:span text:style-name="T413">When I first see you I am happy, oh handsome man. You take me to this hotel. It is fabulous. I can never afford to be here. And you are good to me, no hurry for sex. When you first meet me, you happy with me? I am not model beautiful.”</text:span></text:p>
      <text:p text:style-name="P297"><text:span text:style-name="T414">“</text:span><text:span text:style-name="T413">You are pretty. I love looking at you.”</text:span></text:p>
      <text:p text:style-name="P293">She comes to him and gives him a kiss.</text:p>
      <text:p text:style-name="P297"><text:span text:style-name="T413">Rick gets up, “I’ll be right back,” and goes into the washroom. He looks at the door, </text:span><text:span text:style-name="T411">Should I close it? We just screwed, do I need privacy in the bathroom? Would she be insulted if I close the door on her? Well, I need to piss.</text:span><text:span text:style-name="T413"> He closes the door.</text:span></text:p>
      <text:p text:style-name="P297"><text:span text:style-name="T413">Jenny is not even thinking about the door, she is think­ing, </text:span><text:span text:style-name="T411">I needed that, it has been to long since I have had a man in me, and what a man! Good on top and good to be on top of.</text:span><text:span text:style-name="T413"> She runs her hand over her body down between her leg, then stretches out, and gets under the covers. </text:span><text:span text:style-name="T411">I still wonder, is this all he has come here for, sex? No, can’t be, he has been wonderful to me when we are in bed and out of bed.</text:span></text:p>
      <text:p text:style-name="P291">Rick puts the used condom in the waste basket, runs water in the sink, looks into the mirror. WOW! She is good. And those kisses...sweet.</text:p>
      <text:p text:style-name="P297"><text:span text:style-name="T415">After washing up, he has a piss, washes again. Looks back into the mirror, he thinks, </text:span><text:span text:style-name="T411">She is a good woman in bed. She's a good woman.</text:span><text:span text:style-name="T413"> He opens the door, and slowly walks back to the bed.</text:span></text:p>
      <text:p text:style-name="P293"><text:soft-page-break/>Jenny jumps up and disappears into the bathroom, closes the door. He lays back, then closes his eyes. She washes up, then comes back bed to see Rick’s eyes are closed. She climbs into bed beside him.</text:p>
      <text:p text:style-name="P293"/>
      <text:p text:style-name="P297"><text:span text:style-name="T414">“</text:span><text:span text:style-name="T413">Tired?” she asks.</text:span></text:p>
      <text:p text:style-name="P293">He says, “Yes, I still need some time to change to Singapore time. I’m going to go have a shower.”</text:p>
      <text:p text:style-name="P297"><text:span text:style-name="T414">“</text:span><text:span text:style-name="T413">After you can go to sleep, right here beside me.”</text:span></text:p>
      <text:p text:style-name="P293">He goes into the bathroom, showers, cleans his teeth, leaves the bathroom, puts on underwear and a t-shirt, gets in bed, puts an arm around her, kisses her on the mouth, and lays back.</text:p>
      <text:p text:style-name="P293">She says, “We have done many things today. What are we going to do tomorrow?”</text:p>
      <text:p text:style-name="P293">He says, “This has been some day. Tomorrow? Let me think. Kiss some more?”</text:p>
      <text:p text:style-name="P297"><text:span text:style-name="T414">“</text:span><text:span text:style-name="T413">Oh yes, many more kisses. Should we stay in bed all day tomorrow? And do this again and again?”</text:span></text:p>
      <text:p text:style-name="P297"><text:span text:style-name="T414">“</text:span><text:span text:style-name="T413">Sounds good to me.”</text:span></text:p>
      <text:p text:style-name="P297"><text:span text:style-name="T414">“</text:span><text:span text:style-name="T413">I did like the walk along the river. You said Boat Quay has good restaurants. Can we go there tomorrow?”</text:span></text:p>
      <text:p text:style-name="P297"><text:span text:style-name="T414">“</text:span><text:span text:style-name="T413">Yes. That is a good idea.” He lays back and closes his eyes, which will just not stay open for him.</text:span></text:p>
      <text:p text:style-name="P297"><text:span text:style-name="T414">“</text:span><text:span text:style-name="T413">Go to sleep. We can talk in the morning.”</text:span></text:p>
      <text:p text:style-name="P293">Rick does not answer, only smiles and drifts off to sleep.</text:p>
      <text:p text:style-name="P297"><text:span text:style-name="T413">She sits beside him, looking at him, </text:span><text:span text:style-name="T411">I want to stay with him, always sleep beside him. </text:span><text:span text:style-name="T413">After a while, she has a shower herself, puts on a sleeping shirt and pantys, gets a </text:span><text:soft-page-break/><text:span text:style-name="T413">book out of her luggage, and comes back to sits down beside her sleeping man.</text:span></text:p>
      <text:p text:style-name="P293">She opens up her book and reads by the light of the lamp on the night table. After a couple chapters, she is feeling sleepy. She smiles to herself and joins him in dreams.</text:p>
      <text:p text:style-name="P293"/>
      <text:p text:style-name="P297"><text:span text:style-name="T413">Early in the morning when the sun begins to lighten up the darkness, Rick wakes. This time, he awakes to his new lover beside him. He is surprised at how soundly he has slept. He snuggles beside her to feel her warmth. He looks at her, he thinks, </text:span><text:span text:style-name="T411">Very nice, feels good.</text:span></text:p>
      <text:p text:style-name="P291">He gets up, goes into the washroom, comes back out, and as he gets back into bed, Jenny wakes up.</text:p>
      <text:p text:style-name="P291">She smiles to see him, “Is it morning?”</text:p>
      <text:p text:style-name="P291">He says, “Not yet, almost.”</text:p>
      <text:p text:style-name="P291">She kisses him, puts a leg over his stomach, kneeling over top of him, she is in control. His eyes get wide as takes him, has her way with him to there mutual satisfaction.</text:p>
      <text:p text:style-name="P291">He says, “I never tried that before. It was real good. Thank you.”</text:p>
      <text:p text:style-name="P297"><text:span text:style-name="T411">Thank you?</text:span><text:span text:style-name="T415"> she thinks, </text:span><text:span text:style-name="T411">Oh, for being on top</text:span><text:span text:style-name="T415">, “I am glad you like it. Your welcome. My pleasure.”</text:span></text:p>
      <text:p text:style-name="P297"><text:span text:style-name="T416">“</text:span><text:span text:style-name="T415">My pleasure to.”</text:span></text:p>
      <text:p text:style-name="P291">He lays there in a bit of wonderment, surprised that she got right up on top. She did that all on her own, he never asked, she made her own decision, she knew what to do. She really wanted me! He can’t remember his wife, his ex-wife, ever wanting him like that. This is new for him.</text:p>
      <text:p text:style-name="P291">She breaks the silence, “Good morning.”</text:p>
      <text:p text:style-name="P291"><text:soft-page-break/>He is wordless for a moment, then speaks, “You are unbelievable, I can’t believe it. You really wanted me.”</text:p>
      <text:p text:style-name="P291">She says, “Yes, I did. You are a wonderful lover.” She is looking into his eyes. She thinks, I’m falling in love with this man. I want him more and more. “I want to stay here all day with you. What do you think of that?”</text:p>
      <text:p text:style-name="P297"><text:span text:style-name="T416">“</text:span><text:span text:style-name="T415">Yeah, well, yeah, sure. All day?”</text:span></text:p>
      <text:p text:style-name="P297"><text:span text:style-name="T416">“</text:span><text:span text:style-name="T415">All day.”</text:span></text:p>
      <text:p text:style-name="P297"><text:span text:style-name="T415">Rick lays back, and just lays there. No cell phone, no business calls, no office to go to today, no bills to pay, no appointments, no traffic to drive in, no responsibilities...Right now there is the sound of Jenny breathing, in...out...in...out, and the warmth of her body next to him, under the covers, in this soft comfortable bed in this hotel room in Singapore.</text:span><text:span text:style-name="T413"> He looks at Jenny, seems to be resting, maybe sleeping.</text:span></text:p>
      <text:p text:style-name="P297"><text:span text:style-name="T413">Jenny is resting</text:span><text:span text:style-name="T415">, no work today, no tropical heat, no breakfast to make, no family around. I am just here with my lover, he is taking care of me, takes me to wonderful restaurants, keeps me with him in this cool air-conditioned luxury room, and I can lay here under the covers all day if I like, maybe go for a swim in the pool later, or for a walk.</text:span></text:p>
      <text:p text:style-name="P291">She opens her eyes to see Rick, “I want to stay her all day with you. I love being here with you.”</text:p>
      <text:p text:style-name="P297"><text:span text:style-name="T415">He hears her say </text:span><text:span text:style-name="T411">I love</text:span><text:span text:style-name="T415">. He wonders,</text:span><text:span text:style-name="T411"> Love, I don’t know? I love being here with her.</text:span><text:span text:style-name="T413"> He says “This is nice.” He wants to be careful with the word love.</text:span></text:p>
      <text:p text:style-name="P297"><text:span text:style-name="T413">She remembers something her friend Marie had said, “A woman remembers at least three sexual experiences, her first, her last and her best.” Jenny thinks, </text:span><text:span text:style-name="T411">I had my first </text:span><text:soft-page-break/><text:span text:style-name="T411">with him licking me, my best, him on top of me, my last, me on top of him. </text:span><text:span text:style-name="T413">She closes her eyes, it is to early in the day for her, she drifts off to sleep.</text:span></text:p>
      <text:p text:style-name="P297"><text:span text:style-name="T413">He lays back, watching her sleep, thinking about this trip, where they have been, and the sex, </text:span><text:span text:style-name="T411">Wow, this is unexpected, a woman really wanting me, and taking control, doing sexual things she wants to do. Why aren’t all women like her?</text:span></text:p>
      <text:p text:style-name="P297"><text:span text:style-name="T413">He watches her sleeping, s</text:span><text:span text:style-name="T415">he really is pretty. He still can’t believe she would come here with him. She seems like a nice woman, and yet going to a hotel room with a man is not something nice woman do...at least not a nice woman in the USA. However, they have known each other for months before coming here. And it was fun having dinner in Little Indian, she’s never had Indian food before, now she has. He likes doing things for her, and with her. She can be a warm woman, like when she takes my hand when they walk together. And she can be sexy like when she got on top. Right now she is cute, sound a sleep beside her love.</text:span></text:p>
      <text:p text:style-name="P293">Rick closes his eyes and drifts off to sleep as well.</text:p>
      <text:h text:style-name="P273" text:outline-level="1"><text:span text:style-name="T425">Chinatown</text:span></text:h>
      <text:p text:style-name="P292">They wake to the sun shinning between the window curtains.</text:p>
      <text:p text:style-name="P292">Jenny says, “Good morning.”</text:p>
      <text:p text:style-name="P292">He says, “Yes, it is a good morning.”</text:p>
      <text:p text:style-name="P292">Looking back at the window, he says, “What light <text:soft-page-break/>through yonder window breaks? It is the east, and Juliet is the sun.”</text:p>
      <text:p text:style-name="P292">She says, “What?”</text:p>
      <text:p text:style-name="P292">He says, “It’s from Shakespeare’s Romeo and Juliet. What light through yonder window breaks? It is the east, and Juliet is the sun. It is my lady, it is my love, oh that she knew she were.”</text:p>
      <text:p text:style-name="P297"><text:span text:style-name="T410">Wow, words of love</text:span><text:span text:style-name="T413">. She says, “Do you know more?”</text:span></text:p>
      <text:p text:style-name="P297"><text:span text:style-name="T414">“</text:span><text:span text:style-name="T413">Shall I compare thee to a summer's day? Thou art more lovely and more temperate.” He wishes for a better memory, alas he has not. “That’s all I know.”</text:span></text:p>
      <text:p text:style-name="P297"><text:span text:style-name="T414">“</text:span><text:span text:style-name="T413">You are the poet of my heart,” and she adds, “I got that from watching the movie Shakespeare In Love. Did you see it?”</text:span></text:p>
      <text:p text:style-name="P297"><text:span text:style-name="T414">“</text:span><text:span text:style-name="T413">Yes I did, I love that movie I watched it a dozen times.”</text:span></text:p>
      <text:p text:style-name="P297"><text:span text:style-name="T414">“</text:span><text:span text:style-name="T413">Oh you love the woman in the movie.”</text:span></text:p>
      <text:p text:style-name="P297"><text:span text:style-name="T414">“</text:span><text:span text:style-name="T413">No. She is a blond. I, only like black haired beauties like you.”</text:span></text:p>
      <text:p text:style-name="P293">They sit up, put pillows behind them.</text:p>
      <text:p text:style-name="P293">Rick says, “I know you want to stay in bed all day, however, I want to have some breakfast. How about Chinese?”</text:p>
      <text:p text:style-name="P297"><text:span text:style-name="T414">“</text:span><text:span text:style-name="T413">For breakfast?” she asks.</text:span></text:p>
      <text:p text:style-name="P297"><text:span text:style-name="T414">“</text:span><text:span text:style-name="T413">Yes, we can go yum cha.”</text:span></text:p>
      <text:p text:style-name="P293">No response.</text:p>
      <text:p text:style-name="P293">He says, “Have dim sum.” </text:p>
      <text:p text:style-name="P293">Hmmm, still no response.</text:p>
      <text:p text:style-name="P293">He tries again, “You know, the little dishes of Chinese food, the waiters push carts around with small dishes of <text:soft-page-break/>food to choose from. You know?”</text:p>
      <text:p text:style-name="P297"><text:span text:style-name="T414">“</text:span><text:span text:style-name="T413">No. I trust you. We go for Chinese food,” she says. “I am going to have a shower,” and off she goes.</text:span></text:p>
      <text:p text:style-name="P293">Rick has quick shower after her, and they go down to lobby. He leads the way to the hotel concierge.</text:p>
      <text:p text:style-name="P293">The concierge fellow says, “Good morning sir.”</text:p>
      <text:p text:style-name="P293">Rick says, “Hi. Do you know a good Chinese restaurant in Chinatown for dim sum?”</text:p>
      <text:p text:style-name="P297"><text:span text:style-name="T414">“</text:span><text:span text:style-name="T413">Yes,” he gets out a map, points, “Here, the Ho Kong Lee Restaurant. You want to get there early, it fills up fast, it is a popular place with good food.”</text:span></text:p>
      <text:p text:style-name="P297"><text:span text:style-name="T414">“</text:span><text:span text:style-name="T413">Thanks.”</text:span></text:p>
      <text:p text:style-name="P293">From the air-conditioned hotel, they step out into the hot humid morning air, and into an air conditioned taxi. Jenny feels lucky not to be at home where she does not have air conditioning. She could get used to this.</text:p>
      <text:p text:style-name="P293">Rick asks the driver to go to the Ho Kong Lee Restaurant in Chinatown. The taxi drives off, Jenny is looking out the window, Rick is looking at Jenny.</text:p>
      <text:p text:style-name="P293">When Jenny turns to Rick, he says “First day Indian, second day Italian, today Chinese.”</text:p>
      <text:p text:style-name="P293">She smiles, “My world tour.”</text:p>
      <text:p text:style-name="P293">The taxi gets to the restaurant, Rick pays the driver, they get out.</text:p>
      <text:p text:style-name="P293">He notices an Internet café 2 doors down. “Hey, do you mind if I check my email before we eat? There are still a few tables open in the restaurant.”</text:p>
      <text:p text:style-name="P297"><text:span text:style-name="T414">“</text:span><text:span text:style-name="T413">I can check my email to.”</text:span></text:p>
      <text:p text:style-name="P293">They enter the café, from an air conditioned taxi to air-<text:soft-page-break/>conditioned café, Jenny hugs herself, very comfortable. Rick ask for 2 computers, they sit down. They both log into their email accounts.</text:p>
      <text:p text:style-name="P293">Jenny has a message from Marie.</text:p>
      <text:p text:style-name="P299">Jenny,</text:p>
      <text:p text:style-name="P299">Do you like Singapore? More important, are you falling in love with Rick? do you sleep with him? of course you do. Is he good to you?</text:p>
      <text:p text:style-name="P299">Everything is fine, church tomorrow, I will miss singing with you.</text:p>
      <text:p text:style-name="P299">God bless,</text:p>
      <text:p text:style-name="P299">Marie</text:p>
      <text:p text:style-name="P302"/>
      <text:p text:style-name="P292">Jenny clicks reply.</text:p>
      <text:p text:style-name="P299">Marie,</text:p>
      <text:p text:style-name="P299">Singapore is wonderful! and Rick more wonderful. I love my time with him. Yes, we sleep together, not on the first night. He is handsome.</text:p>
      <text:p text:style-name="P299">I want to go to church and sing with you tomorrow. Because I am not there, you sing extra loud for me hahaha</text:p>
      <text:p text:style-name="P299">I tried Indian food. I rode on the subway, clean and fast. He bought me a swimsuit, and we went swimming in the hotel pool. It is a beautiful hotel we stay in. Everything is expensive here. Rick is taking good care of me.</text:p>
      <text:p text:style-name="P299">God bless. And God willing, this trip will last forever.</text:p>
      <text:p text:style-name="P299">Jenny</text:p>
      <text:p text:style-name="P297"><text:span text:style-name="T409">Jenny clicks send, and thinks, </text:span><text:span text:style-name="T410">I wish she was here so we can talk. She would love it here, but her husband takes her no where. Anyway, Filipinas cannot afford a trip like this.</text:span></text:p>
      <text:p text:style-name="P293"/>
      <text:p text:style-name="P297">Rick has an email from Mark.</text:p>
      <text:p text:style-name="P299"><text:soft-page-break/>Cheers,</text:p>
      <text:p text:style-name="P299">Is she a good shag? Philippines girls so love to do it. </text:p>
      <text:p text:style-name="P299">Is she pretty in person? pretty as her pictures, or a dog? Remember the one I had in China, beautiful photos, butt ugly in real life.</text:p>
      <text:p text:style-name="P299">DON’T FALL IN LOVE! Think with the head on your shoulders, not the one in pants.</text:p>
      <text:p text:style-name="P299">See ya!</text:p>
      <text:p text:style-name="P299">Mark</text:p>
      <text:p text:style-name="P302"/>
      <text:p text:style-name="P292">Rick clicks reply, looks over at Jenny to see her absorbed in her own email.</text:p>
      <text:p text:style-name="P299">Hey dawg,</text:p>
      <text:p text:style-name="P299">She’s very pretty. Not a beauty queen, but I really like this one.</text:p>
      <text:p text:style-name="P299">What? you ask, Have I had sex with her? </text:p>
      <text:p text:style-name="P299">I have only been here 3 days and you think I got laid? Let’s see, we have one room, one bed...of course I did. She’s good.</text:p>
      <text:p text:style-name="P299">I also took your idea of not sleeping with her the first night. Worked like a charm, the next day she was most appreciative. She did that thing you told me Philippines women do. Blew my mind...</text:p>
      <text:p text:style-name="P299">Am I falling in love, you ask?</text:p>
      <text:p text:style-name="P299">There is a Tina Turner song, What’s love got to do with it?</text:p>
      <text:p text:style-name="P299">Later,</text:p>
      <text:p text:style-name="P299">Rick</text:p>
      <text:p text:style-name="P297"><text:span text:style-name="T409">He clicks send, and thinks, </text:span><text:span text:style-name="T410">Love her? Nah, I do like her though. Only a few more days anyway, no worries. I’m not going to fall in love, oh no, not me.</text:span></text:p>
      <text:p text:style-name="P291">They finish up, Rick pays for the computer time, and they go over to the restaurant. The Ho Kong Lee Restaurant is large, and very bright from the sun shinning through the large glass windows. There are only a couple empty tables, the other patrons appear to be Chinese, <text:soft-page-break/>talking fast, talking loud, causing an excitement to fill the air. A waiter points to a table, Jenny and Rick go and seat themselves at the plain small white table for 2.</text:p>
      <text:p text:style-name="P291">Rick smiles at Jenny as she looks this way and that way. She says, “Most the tables are large and round. Everyone here is Chinese.”</text:p>
      <text:p text:style-name="P291">This is Saturday, “Chinese are very family oriented. Notice, mothers, fathers, children, and grandparents. This is what they do on weekends. On Saturdays and Sundays, they go for food in the morning together as a family.”</text:p>
      <text:p text:style-name="P291">Jenny says, “On Sunday I go with my family to church. We go, there to meet, pray, and sing. Sometime, after church we go to someone’s house for lunch.”</text:p>
      <text:p text:style-name="P297"><text:span text:style-name="T416">“</text:span><text:span text:style-name="T415">Many Chinese do not go to church. Sorry to say, neither do I. The Chinese do love their food, and their families. Since they go yum cha so ritualistically with their families, especially on Sundays, I call Chinese restaurants the Church of Yum Cha.”</text:span></text:p>
      <text:p text:style-name="P291">She similes, “It is good of them to spend time with their families.” Then she adds, “What is yum cha?”</text:p>
      <text:p text:style-name="P297"><text:span text:style-name="T416">“</text:span><text:span text:style-name="T415">Literally, the words yum cha mean drink tea which means going to an easily lunch to have dim sum. Their words for dinner is sik faun which literally means eat rice. It is just the way Cantonese works.”</text:span></text:p>
      <text:p text:style-name="P297"><text:span text:style-name="T416">“</text:span><text:span text:style-name="T415">How come you know so much about the Cantonese language?” Her face went from a question to recognition, “Oh, yes, your ex-wife is Chinese.”</text:span></text:p>
      <text:p text:style-name="P291">A dim sum cart passes and the woman push it says, “Ha gao? Shrimp dumplings?”</text:p>
      <text:p text:style-name="P291">Rick says, “Yes,” to the waitress, and “Do you like shrimp?” to Jenny.</text:p>
      <text:p text:style-name="P291"><text:soft-page-break/>Jenny says, “Yes, I like all sea food.”</text:p>
      <text:p text:style-name="P291">He say, “2 please,” to the waitress.</text:p>
      <text:p text:style-name="P291">The waitress sets down two small bamboo baskets, each with 3 dumplings inside, then picks up the order form on their table and marks 2 beside the medium sized dishes.</text:p>
      <text:p text:style-name="P291">Rick says, “The order form keeps track of what we eat so they can bill us later.”</text:p>
      <text:p text:style-name="P291">Jenny looks at the form, “There is Chinese on it, can you read it?”</text:p>
      <text:p text:style-name="P291">He answers, “Enough to know small, medium and large.”</text:p>
      <text:p text:style-name="P291">She makes a dry statement, “You know a lot about Chinese.”</text:p>
      <text:p text:style-name="P291">He takes a breath, “Yes. I was married for a long time, I learned a lot about the culture and language.”</text:p>
      <text:p text:style-name="P297"><text:span text:style-name="T416">“</text:span><text:span text:style-name="T415">Oh,” she says, with a sinking look on her face.</text:span></text:p>
      <text:p text:style-name="P291">Rick thinks, this is awkward, I should have know better than to bring my girlfriend to a place which reminded us of my ex-wife. What is that word Homer Simpson says when he does something really stupid? Oh yes, Doh!</text:p>
      <text:p text:style-name="P297"><text:span text:style-name="T416">“</text:span><text:span text:style-name="T415">Jenny, maybe there is something I should tell you.”</text:span></text:p>
      <text:p text:style-name="P297"><text:span text:style-name="T416">“</text:span><text:span text:style-name="T415">Well? What?”</text:span></text:p>
      <text:p text:style-name="P291">He leans across the table, gets as close as possible to her, but she leans away from him. Then he says, “Maganda ka.”</text:p>
      <text:p text:style-name="P297"><text:span text:style-name="T415">Jenny leans forward towards him, her face lightens up, and a big smile happens. </text:span><text:span text:style-name="T411">Maganda ka</text:span><text:span text:style-name="T413"> is a phrase from the Philippine language Tagalog, which means you are beautiful.</text:span></text:p>
      <text:p text:style-name="P293">He says, “Will you teach me more about your cultural?”</text:p>
      <text:p text:style-name="P293"><text:soft-page-break/>She says, “We must go to a Philippines restaurant. You have not had Philippines food. You know, I cook very good.”</text:p>
      <text:p text:style-name="P293">She selects a fork, Rick picks up the chop sticks. They both eat a shrimp dumpling.</text:p>
      <text:p text:style-name="P293">She says, “The shrimp is excellent.”</text:p>
      <text:p text:style-name="P297"><text:span text:style-name="T414">“</text:span><text:span text:style-name="T413">I’m glad you like it.”</text:span></text:p>
      <text:p text:style-name="P293">Another cart comes by, Rick orders some more dishes.</text:p>
      <text:p text:style-name="P297"><text:span text:style-name="T414">“</text:span><text:span text:style-name="T413">Do you know more Tagalog?”</text:span></text:p>
      <text:p text:style-name="P297"><text:span text:style-name="T414">“</text:span><text:span text:style-name="T413">No. A friend of mine taught me the phrase. He has been to the Philippines a number of times. He’s had many Philippines girlfriends.”</text:span></text:p>
      <text:p text:style-name="P297"><text:span text:style-name="T414">“</text:span><text:span text:style-name="T413">Is that Mark? You have told me about him. I do not think I like him, he has many girlfriends.”</text:span></text:p>
      <text:p text:style-name="P297"><text:span text:style-name="T414">“</text:span><text:span text:style-name="T413">Yeah. He was the one that gave the idea not sleep with you on the first night.”</text:span></text:p>
      <text:p text:style-name="P297"><text:span text:style-name="T414">“</text:span><text:span text:style-name="T413">He tell you to do that?”</text:span></text:p>
      <text:p text:style-name="P297"><text:span text:style-name="T414">“</text:span><text:span text:style-name="T413">Before I left California, he gave me some tips, on how to handle the first night together. He said, ‘Do not sleep with her the first night, she’ll think your a good guy, then she’ll go nuts for you the next night.’” His real words were, ‘She’ll shag you silly.’</text:span></text:p>
      <text:p text:style-name="P297"><text:span text:style-name="T414">“</text:span><text:span text:style-name="T413">Oh, he told you.”</text:span></text:p>
      <text:p text:style-name="P297"><text:span text:style-name="T414">“</text:span><text:span text:style-name="T413">His idea, my reasons. My reasons being, I care about your feelings, it was the right thing to do that first night. After all, you are far away from all your family and friends for the first time.”</text:span></text:p>
      <text:p text:style-name="P293">She gave him a smile, and a “Salamat, that is thank you in Tagalog.”</text:p>
      <text:p text:style-name="P297"><text:soft-page-break/><text:span text:style-name="T414">“</text:span><text:span text:style-name="T413">Sala what?”</text:span></text:p>
      <text:p text:style-name="P297"><text:span text:style-name="T414">“</text:span><text:span text:style-name="T413">Salamat.”</text:span></text:p>
      <text:p text:style-name="P297"><text:span text:style-name="T414">“</text:span><text:span text:style-name="T413">Salamat, thanks. Anyway, Mark is a fun fellow to hang out with, and yes, he does love his women,” Rick says with a laugh while shaking his head. “Before I came here, he also told me, ‘Don’t get emotionally involved, you should play the field. Why make one woman miserable when you can make a hundred happy?’” ... “Are you happy?”</text:span></text:p>
      <text:p text:style-name="P297"><text:span text:style-name="T414">“</text:span><text:span text:style-name="T413">Yes, you make this one woman happy.”</text:span></text:p>
      <text:p text:style-name="P297"><text:span text:style-name="T414">“</text:span><text:span text:style-name="T413">Yeah, I don’t think Mark’s way work for me. One woman at at time is enough, more is just asking for trouble. He’s only interested in his woman as long he is with her. Then he leaves the Philippines, goes off to Thailand or China to meet up with another one.”</text:span></text:p>
      <text:p text:style-name="P297"><text:span text:style-name="T413">Jenny looks close at Rick to see if he is like Mark. She worries, </text:span><text:span text:style-name="T411">Is he here on his way to Thailand or China? Am I just one of the women he is seeing on this trip? How am I to know?</text:span></text:p>
      <text:p text:style-name="P291">More carts come by, and Rick orders some more dishes.</text:p>
      <text:p text:style-name="P291">He asks, “What do you think? What are you looking for?”</text:p>
      <text:p text:style-name="P297"><text:span text:style-name="T416">“</text:span><text:span text:style-name="T415">I am like you, one is enough. One man to take care of me, and I will take care of him. Most of time I am fine alone...but, there are time I get lonely.”</text:span></text:p>
      <text:p text:style-name="P291">Rick thinks, Yes, I can relate, I have a couple friends, but sometimes, it does get lonely, specially at night.</text:p>
      <text:p text:style-name="P291">He picks up the sticky rice unwraps the leaf around it. After unwrapping it, he says, “Every time I have this, the smell of the lotus flower leaf reminds me of tobacco, <text:soft-page-break/>from when I worked in the tobacco fields. It takes me back to when I was a kid. Would you like some? The rice is kind of sweet, with pork bits in it, it’s very good.”</text:p>
      <text:p text:style-name="P297"><text:span text:style-name="T416">“</text:span><text:span text:style-name="T415">Yes please.”</text:span></text:p>
      <text:p text:style-name="P291">He does the polite Chinese thing, he turns his chop sticks around to the end he has not eaten with, cuts the rice in half, and gives her half.</text:p>
      <text:p text:style-name="P291">Jenny says, “I like dim sum. The shrimp is good, the green pepper, the sticky rice, the scallops, all tasty, not spicy. I don’t like food that is to hot.”</text:p>
      <text:p text:style-name="P291">He says, “You are hot enough already.”</text:p>
      <text:p text:style-name="P297"><text:span text:style-name="T416">“</text:span><text:span text:style-name="T415">No I’m not.” However, she is hot for him.</text:span></text:p>
      <text:p text:style-name="P291">The Lotus leaf smell makes him think of where he grew up, this was a good time for him. He asks, “Do you miss your home?”</text:p>
      <text:p text:style-name="P297"><text:span text:style-name="T416">“</text:span><text:span text:style-name="T415">I miss seeing Marie. I see her everyday at work, and at church at weekends. We both sing in the choir on Sunday. When we have lunch at work, we walk outside to the park. She is my best friend.”</text:span></text:p>
      <text:p text:style-name="P297"><text:span text:style-name="T416">“</text:span><text:span text:style-name="T415">What do you talk about?”</text:span></text:p>
      <text:p text:style-name="P297"><text:span text:style-name="T416">“</text:span><text:span text:style-name="T415">Her husband and children. She has problems with him. He does not like to work. Her working pays for their home and food. He not work, she cook at night. To much work for her, work at office and take care of husband and children.”</text:span></text:p>
      <text:p text:style-name="P297"><text:span text:style-name="T416">“</text:span><text:span text:style-name="T415">I agree, if he does not have a job, he should work around the home, and take care of the children.</text:span></text:p>
      <text:p text:style-name="P297"><text:span text:style-name="T416">“</text:span><text:span text:style-name="T415">To many Philippines men are no good. This why I went on the Internet. My husband was lazy, did not like to work, wanted me to take care of him and our daughter. </text:span><text:soft-page-break/><text:span text:style-name="T415">He was no good, I married to young.”</text:span></text:p>
      <text:p text:style-name="P297"><text:span text:style-name="T416">“</text:span><text:span text:style-name="T415">At least you are lucky you have our daughter. How is she?”</text:span></text:p>
      <text:p text:style-name="P297"><text:span text:style-name="T416">“</text:span><text:span text:style-name="T415">Wonderful. She came with me to the airport, and she will meet me when I return. She is a good girl.”</text:span></text:p>
      <text:p text:style-name="P297"><text:span text:style-name="T416">“</text:span><text:span text:style-name="T415">Does she still have a boyfriend?”</text:span></text:p>
      <text:p text:style-name="P297"><text:span text:style-name="T416">“</text:span><text:span text:style-name="T415">No. She does not see him anymore, he have a new girlfriend.”</text:span></text:p>
      <text:p text:style-name="P291">Rick knows what that means, the fellow had more then one girlfriend and her daughter found out. To lighten the talk, he says, “Now her mother has a boyfriend, and your daughter does not.”</text:p>
      <text:p text:style-name="P297"><text:span text:style-name="T416">“</text:span><text:span text:style-name="T415">I’m lucky.”</text:span></text:p>
      <text:p text:style-name="P297"><text:span text:style-name="T416">“</text:span><text:span text:style-name="T415">Lucky and getting lucky. Speaking of which, ready to go back to the hotel room? I would like to have a swim and see you in your new swimsuit. Hmmm, come to think of it, I like to see you out of the swim suite to.”</text:span></text:p>
      <text:p text:style-name="P291">With a smile, Jenny says, “I want a swim. We see what happens after.”</text:p>
      <text:p text:style-name="P297"><text:span text:style-name="T416">“</text:span><text:span text:style-name="T415">I will order the sweet desert dishes before we leave.” He waves a cart to come over, “Egg tart, and sponge cake, 2 of my favorites.”</text:span></text:p>
      <text:p text:style-name="P291">They share the desert, Jenny talks more of her friends at home. When they finish, Rick pays the bill, they leave, and walk down the street.</text:p>
      <text:p text:style-name="P297"><text:span text:style-name="T415">Jenny does miss her daughter, family, friends, and the Philippines. She looks up into Rick’s face, and a ticklish warm feeling happens in her bosom. She puts her hands onto his arm to hold him while they stroll along. He feels her hands on his arm, then a fluttering warmth happens in </text:span><text:soft-page-break/><text:span text:style-name="T415">his chest. He thinks,</text:span><text:span text:style-name="T411"> Where did that come from?</text:span><text:span text:style-name="T413"> As he looks down into her wide eyes looking up at him, he knows, it comes from the angel beside me.</text:span></text:p>
      <text:p text:style-name="P293">They have had enough Chinese culture for today, and decide to catch a taxi back to the hotel.</text:p>
      <text:h text:style-name="P272" text:outline-level="1"><text:span text:style-name="T424">Soul Massage</text:span></text:h>
      <text:p text:style-name="P292">Once back at the hotel, Jenny and Rick go to their room, get their swim suites and go to pool change rooms, change and meet beside the pool.</text:p>
      <text:p text:style-name="P292">Jenny says, “Hot today, I am going to enjoy the cool water.”</text:p>
      <text:p text:style-name="P292">Rick says, “I’m just going to lay here for a while.”</text:p>
      <text:p text:style-name="P297"><text:span text:style-name="T409">Jenny puts down her towel, gets into the water, and swims around. The water refreshing, she is happy to be out of the heat. She thinks, </text:span><text:span text:style-name="T410">Early afternoon, what would I be doing at home? Mostly I work in the store Saturday, then I have house cleaning. Walk down to the Internet café and check my email, sit and talk with mom or take care of my sister's kids. This a nice, swim in the pool, no work, no children to take care of. I’m with my man. Rich Americans are fortunate, and do not know it. But I do miss my family, and do like my sister's children.</text:span></text:p>
      <text:p text:style-name="P291">Rick watches her like he is watching a favorite TV show. Then he leans back, watches the clouds go by, feels the heat on his body as he warms up to topical daytime temperatures, which most people consider pretty hot. After growing up in cold New York, he thinks, It is going to take another 10 years before I warms up enough to <text:soft-page-break/>think Singapore is hot. This is nice, no need to do anything, laze around, look at my Philippines girlfriend, go swimming, or not. God I needed this break from work, and responsibilities. Jenny is something, something to treasure, a rare find, fun, warm, and sexy. I can see why Will warns me about falling in love.</text:p>
      <text:p text:style-name="P291">After absorbing enough warmth from the sun, Rick gets into the pool, swims up to Jenny.</text:p>
      <text:p text:style-name="P291">She says, “Finally. Why you want to lay in the sun? Water is much nicer, cooler.” She splashes him.</text:p>
      <text:p text:style-name="P297"><text:span text:style-name="T416">“</text:span><text:span text:style-name="T415">Cooler? I was enjoying the heat. I always feel cold in California.”</text:span></text:p>
      <text:p text:style-name="P297"><text:span text:style-name="T416">“</text:span><text:span text:style-name="T415">Oh, California not cold.”</text:span></text:p>
      <text:p text:style-name="P297"><text:span text:style-name="T416">“</text:span><text:span text:style-name="T415">Oh yes, Mark Twain, a famous writer, said, the coldest winter he ever had, was his summer in San Francisco. The San Francisco Bay water is cold, makes everything cold, it is mother nature’s outdoor air conditioner.”</text:span></text:p>
      <text:p text:style-name="P291">She counters, “I live in the heat all the time. No air conditioning at home. I like to go into the office where there is air-conditioning, cool off on hot days. Here, I we have air conditioning everywhere. Or I can cool off in the pool. I love it here. No need to go to the ocean to swim, we walk out of our room, and into the pool. I never dreamed this place amazing.”</text:p>
      <text:p text:style-name="P297"><text:span text:style-name="T416">“</text:span><text:span text:style-name="T415">You like it here, don’t you?”</text:span></text:p>
      <text:p text:style-name="P297"><text:span text:style-name="T416">“</text:span><text:span text:style-name="T415">I hear people talk, I see pictures, see on TV, I never dream I would be here.”</text:span></text:p>
      <text:p text:style-name="P291">Rick can only look into her sparkling eyes and smile. Her enthusiasm is contagious, he swims with more appreciation than he ever had before. Why had he never noticed how lucky he is?</text:p>
      <text:p text:style-name="P291"><text:soft-page-break/>Rick gets out of the pool again, and lays down in the sun. Jenny gets out and joins him.</text:p>
      <text:p text:style-name="P291">She says, “I should have brought my book with me.”</text:p>
      <text:p text:style-name="P297"><text:span text:style-name="T416">“</text:span><text:span text:style-name="T415">Me too.” He looks over at her, at the lips he wants to kiss, the body he wants to lay next to.</text:span></text:p>
      <text:p text:style-name="P291">Jenny asks, “You ready to go up?”</text:p>
      <text:p text:style-name="P297"><text:span text:style-name="T416">“</text:span><text:span text:style-name="T415">Up?” He looks down at his shorts, “Yes, ready to get up.”</text:span></text:p>
      <text:p text:style-name="P291">With a smirk on her face, she says, “OK, then lets go up and get you up.”</text:p>
      <text:p text:style-name="P291">Deja vu, another trip on the elevator, and both knowing a naked good time awaits them in their room. When the elevator door opens, Rick runs out, opens the door to their room, and calls out, “I get the shower first.” Jenny is behind him, but to slow.</text:p>
      <text:p text:style-name="P291">In no time, Rick comes out, “Your turn. I’m going to go downstairs, do you want anything? A drink?”</text:p>
      <text:p text:style-name="P297"><text:span text:style-name="T416">“</text:span><text:span text:style-name="T415">Oh. Sure, anything.” She takes her clothes into the bathroom. “Hurry back. OK?”</text:span></text:p>
      <text:p text:style-name="P297"><text:span text:style-name="T416">“</text:span><text:span text:style-name="T415">Ah, yeah, no worries.” He dresses and leaves.</text:span></text:p>
      <text:p text:style-name="P291">After her shower, she opens the door, peeks out, but no Rick. What happened to him? She stands at the sink, puts on some perfume, lotions her body. Why did he leave? She finishes, walks around the room, sits, stands, walks, sits again. Looks out the window.</text:p>
      <text:p text:style-name="P291">Rick comes in, a little out of breath. He sets down an armful of bath towels, and a shopping bag on the bed. Jenny standing there with arms folded looking at him, says nothing. He then smiles, “I got you a drink,” here, handing her a fruit drink. He opens up one for himself.</text:p>
      <text:p text:style-name="P291"><text:soft-page-break/>She says, “Thank you,” and sits to have her drink.</text:p>
      <text:p text:style-name="P291">He is still smiling, “I got something for you. Or at least I hope you like it. It’s Baby Oil.”</text:p>
      <text:p text:style-name="P291">She wonders, What do I want Baby Oil for?</text:p>
      <text:p text:style-name="P291">As though hearing her mind, he explains, “You have been so nice to me, going where I want to go, I wanted to do something for you. I want to give you a massage, relax you, make your body feel good.”</text:p>
      <text:p text:style-name="P291">Still no response.</text:p>
      <text:p text:style-name="P291">Rick worries, Did I do something wrong?</text:p>
      <text:p text:style-name="P291">Then a smile comes across her face, “I have never had a massage. No one has ever done that for me. People say a massage can make your body feel good. Do you know how?”</text:p>
      <text:p text:style-name="P297"><text:span text:style-name="T416">“</text:span><text:span text:style-name="T415">To tell the truth, I’m not sure. I read some books and watched a How to Give a Massage video. I think I can. You willing to be my first? I will do my best.”</text:span></text:p>
      <text:p text:style-name="P297"><text:span text:style-name="T416">“</text:span><text:span text:style-name="T415">Oh, I am to be your first.”</text:span></text:p>
      <text:p text:style-name="P291">Rick lays out a number of bath towels on the bed. “Alright, come here, get up onto the bed.”</text:p>
      <text:p text:style-name="P297"><text:span text:style-name="T416">“</text:span><text:span text:style-name="T415">Should I change? Is shorts and sexy shirt OK? Should I take them off?”</text:span></text:p>
      <text:p text:style-name="P297"><text:span text:style-name="T416">“</text:span><text:span text:style-name="T415">For now, I will start the massage without oil, so leave your sexy little clothes on,” He does not want to start thinking about sex again. Well, not right now. “Lay down on your back.” She does. “I’m going to start with your hands, then your arms, then your body and legs.” He sits next to her, picks up her hand, interlaces his fingers with hers, stretches and pulls her fingers, presses on her palms, rotates her wrist.</text:span></text:p>
      <text:p text:style-name="P291"><text:soft-page-break/>Rick talks to her as any masseuse would, to try and instill confidence, and relax the subject, “I have had a few massages which were OK. Then, when I was in Thailand, I had a Thai massage. This I liked.”</text:p>
      <text:p text:style-name="P291">Jenny tightened up, frowned.</text:p>
      <text:p text:style-name="P291">He explained, “It was just a massage, my ex-wife, wife at the time, she was getting a massage next me. No monkey business.” He thinks back to the Thai massage girl massaging and touching him, remembers her with fond memories.</text:p>
      <text:p text:style-name="P291">Jenny did not need to hear about his ex-wife, however she was glad to hear it was not a sex massages.</text:p>
      <text:p text:style-name="P297"><text:span text:style-name="T416">“</text:span><text:span text:style-name="T415">Anyway, the massage was good, I felt better afterwards. I wanted to know more about massages. When I return to California I looked up Thai massage on the Internet, found some reading material and a video. I watch it, and thought,</text:span><text:span text:style-name="T411"> Yes, I can do this</text:span><text:span text:style-name="T413">. But I have not been able to try it out.”</text:span></text:p>
      <text:p text:style-name="P293">While talking, he finished her hand, then massaged her arm, and moved to the other hand and arm.</text:p>
      <text:p text:style-name="P297"><text:span text:style-name="T414">“</text:span><text:span text:style-name="T413">Now I get to try it out. And, I get to touch you all over, and take my time.”</text:span></text:p>
      <text:p text:style-name="P293">To this, Jenny smiles. Her hands are arms do feel good. “I like you taking your time with me. No hurry, we can stay in bed all day.”</text:p>
      <text:p text:style-name="P293">He says, “Your arms are solid, not flabby or fat. You take good care of yourself.”</text:p>
      <text:p text:style-name="P297"><text:span text:style-name="T414">“</text:span><text:span text:style-name="T413">No, I do not, I’m a lazy woman.”</text:span></text:p>
      <text:p text:style-name="P297"><text:span text:style-name="T414">“</text:span><text:span text:style-name="T413">I do not think so, or maybe compared to other Filipinos, but not compare to the Americans. I am sure you have </text:span><text:soft-page-break/><text:span text:style-name="T413">healthier diet, and more exercise.” American’s have poor diets, and obesity is national health problem. Exercise? Not even walking, American’s drive their cars every where. An average American’ woman has to much extra weight and is flabby. You are firm and smooth. Oh, I better not think about it anymore, or the massage will be over, and sex will start,” he says with a light laugh.</text:span></text:p>
      <text:p text:style-name="P293">He moves beside her, puts a leg over her hips. With the flat of his fingers he massages her neck, shoulder, then rubs in circles motions down the side of her ribs to tummy, then up between her breasts. He cannot resist, he lightly massages her breasts. He feels a rise in his shorts. He moves himself down to the end of the bed. “Your feet next.”</text:p>
      <text:p text:style-name="P293">He lifts one foot up, rubs and pulls each toe, massages the bottom and top, then does the other foot. Jenny is relaxed, breathing evenly. He remembers, this is how he made his first move to have sex with her. He focuses back on the task at hand, massaging Jenny, making her body feel good, touching every inch of her body. Massage, yes, think massage, not sex. He spreads her legs, kneels between her feet, and starts foot presses, then leg presses.</text:p>
      <text:p text:style-name="P293">A massage is meant for the body and mind. His hands are taking care of her body, and conversation, tone of voice are to taking care of her mind, together, it is all good for the soul.</text:p>
      <text:p text:style-name="P293">Rick starts a story to relax Jenny’s mind, “When I was little, my mom took me, my brother, and sometimes friends, to the beach near us. Did your mom take you to the beach when you were a little girl?”</text:p>
      <text:p text:style-name="P297"><text:span text:style-name="T414">“</text:span><text:span text:style-name="T413">Yes. We lived close to the ocean.”</text:span></text:p>
      <text:p text:style-name="P297"><text:soft-page-break/><text:span text:style-name="T414">“</text:span><text:span text:style-name="T413">I grew up near Lake Erie, one of the Great Lakes. Mom would say to us, we are going to the beach, go get your swimsuit on, get ready to go. I would get all excited. She would pack us some food, and toys. I loved going to the beach with my mom.”</text:span></text:p>
      <text:p text:style-name="P293">Jenny remember her mom doing the same, telling us to get ready to go, and she also packed food. My bother and sisters would run around preparing to go.</text:p>
      <text:p text:style-name="P293">His hands massaged up her legs. He continued, “We all piled into the car, and mom drove to lake, about 10 minutes away. Once there, I jump out of the car with my run out on to the sand. We run this way and that waiting for mom to get the rest of the stuff to bring out onto the beach. She sat on a beach towel, and we ran into the water, played in the waves.”</text:p>
      <text:p text:style-name="P293">She remembered her mom getting us onto the bus to take us to the beach, mom carrying the food, no toys. Oh the bus could be hot. We got the beach, we all run into the water, cool off and play.</text:p>
      <text:p text:style-name="P293">Rick stopped talking, they both were dreaming of their time as children at the beach with their family.</text:p>
      <text:p text:style-name="P293">While working her legs, his mind drift back to the work at hand, the hand work he is doing on Jenny. He looks closely at her skin, her dark skin. And so smooth, “How can your skin feel so smooth? Do all Philippines women have such smooth skin?”</text:p>
      <text:p text:style-name="P293">She says, “It is women skin. All women are like this.”</text:p>
      <text:p text:style-name="P297"><text:span text:style-name="T414">“</text:span><text:span text:style-name="T413">No, no white women I ever touch had such smooth, fine skin as yours.”</text:span></text:p>
      <text:p text:style-name="P293">Oops, not the right thing to say, this makes her wonder how many women has he touched? But she does not ask.</text:p>
      <text:p text:style-name="P293"><text:soft-page-break/>He grasp her lower leg and squeeze massages, then moves up and squeeze massages the upper leg. This is not part of a Thai massage, however he cannot resist the pleasure of touching her.</text:p>
      <text:p text:style-name="P293">The massage is working on Jenny, and thinks again to her family and beaches. Her arms feel relaxed as though they are sleeping at her sides. Her feet tingle with each touch, and the tingle sensation follows his hands up her legs, onto her hips. Combined with the memories Rick has brought to mind, of her mom, she has drifted off toward heaven on earth.</text:p>
      <text:p text:style-name="P293">He lifts her leg, swings it left, right and pushes up, doing some stretches. He gets back to the beach, “When I had enough of running in the water, I would sit on the edge as the waves washed up onto me, and then out. Up on to me and out again. Then I played in the warm sand, building castles and pools of water circling the piles of sand.” He finish both legs, “Turn over onto your stomach, I’m going to massage your back.”</text:p>
      <text:p text:style-name="P293">She coos like a dove, “Nice.”</text:p>
      <text:p text:style-name="P293">She rolls over. Her cute little round butt in front of him to play with. He gets between her feet and does press walks up her legs; left hand on one leg, press down; right hand on other leg, press down. Move left hand up, press down; move right hand up, press down. All the way up to her bum.</text:p>
      <text:p text:style-name="P293">Rick is losing concentration, he wants to finish the beach story, “Mom would unpack the food we sit together and eat. Play for a while longer than pack up to go home. The ride home was always quite, everyone tired after a day in the sun at the beach.”</text:p>
      <text:p text:style-name="P293"><text:soft-page-break/>He press on her bum, then back down her legs. “Once home, shower, supper, read, get into bed and sleep.”</text:p>
      <text:p text:style-name="P293">He press walked up her legs again, this time, when reaching her bum, he put her legs together, him with his knees, one on each side, takes his time press down and squeezing her bum.</text:p>
      <text:p text:style-name="P297"><text:span text:style-name="T414">“</text:span><text:span text:style-name="T413">Did you like my beach story?”</text:span></text:p>
      <text:p text:style-name="P297"><text:span text:style-name="T414">“</text:span><text:span text:style-name="T413">Yes, I had same when I was a little girl. I went with my family to the beach.”</text:span></text:p>
      <text:p text:style-name="P297"><text:span text:style-name="T414">“</text:span><text:span text:style-name="T413">Do you like your massage?”</text:span></text:p>
      <text:p text:style-name="P297"><text:span text:style-name="T414">“</text:span><text:span text:style-name="T413">Oh yes. I want more.” With a laugh, she adds, “And do you like my bum?”</text:span></text:p>
      <text:p text:style-name="P297"><text:span text:style-name="T414">“</text:span><text:span text:style-name="T413">Oops, yes, I guess I do.” He realizes he is still working her soft round bum. He gently press walks up her back to her shoulders, grips and squeezes them. With the flat of his hands, he does circles back down to her bum.</text:span></text:p>
      <text:p text:style-name="P293">This time, he puts his hands under her shirt and massages her sides. She breathes in deep, and sighs.</text:p>
      <text:p text:style-name="P297"><text:span text:style-name="T414">“</text:span><text:span text:style-name="T413">The Thai massage is complete.” Rick is ready to move onto the next phase of the massage.</text:span></text:p>
      <text:p text:style-name="P297"><text:span text:style-name="T414">“</text:span><text:span text:style-name="T413">Ready for the oil massage?”</text:span></text:p>
      <text:p text:style-name="P297"><text:span text:style-name="T414">“</text:span><text:span text:style-name="T413">Yes.”</text:span></text:p>
      <text:p text:style-name="P297"><text:span text:style-name="T414">“</text:span><text:span text:style-name="T413">First, let’s put these towels on the bed for you to lay on.” The do this, she goes to lay back down, he say, “Now I need to remove your shirt.” He pulls her shirt up, and off, she lays back down on her stomach on the towels. “And I would like to remove your shorts as well. OK?”</text:span></text:p>
      <text:p text:style-name="P297"><text:span text:style-name="T414">“</text:span><text:span text:style-name="T413">Oh you want me naked?”</text:span></text:p>
      <text:p text:style-name="P297"><text:span text:style-name="T414">“</text:span><text:span text:style-name="T413">Yes, this is a full body oil massage. Special massage, </text:span><text:soft-page-break/><text:span text:style-name="T413">just for you.”</text:span></text:p>
      <text:p text:style-name="P293">She lifts her bum up, he pulls her shorts down, no pantys...pulls her shorts off. She is laying relaxed and naked in front of him. She is offering her nakedness fully for him, for him alone.</text:p>
      <text:p text:style-name="P297"><text:span text:style-name="T414">“</text:span><text:span text:style-name="T413">Oh Jenny, you are beautiful.” Words to express his delight for the vision before him, comes to mind, “A thing of beauty is a joy for ever, its loveliness increases, it will never pass into nothingness.”</text:span></text:p>
      <text:p text:style-name="P297"><text:span text:style-name="T414">“</text:span><text:span text:style-name="T413">Is that poetry? I like it.” </text:span></text:p>
      <text:p text:style-name="P297"><text:span text:style-name="T414">“</text:span><text:span text:style-name="T413">It is.” He likes that she likes poetry. He says, “Can I read you something?”</text:span></text:p>
      <text:p text:style-name="P297"><text:span text:style-name="T414">“</text:span><text:span text:style-name="T413">Yes.” She wonders </text:span><text:span text:style-name="T415">what is he is doing? Anyway, She does not mind, she's comfortable after the Thai-American massage.</text:span></text:p>
      <text:p text:style-name="P293">From beside the bed. Rick gets the book he was reading last night. He reads to her, for her,</text:p>
      <text:p text:style-name="P297"/>
      <text:p text:style-name="P297">Beauty is an endless fountain of immortal drink,</text:p>
      <text:p text:style-name="P297">Pouring into us, from heaven’s brink.</text:p>
      <text:p text:style-name="P297">He is enchanted to see his lady gently laid</text:p>
      <text:p text:style-name="P297">Under his favorite bower’s quiet shade.</text:p>
      <text:p text:style-name="P297">With tender pressure of hands and finger-tips,</text:p>
      <text:p text:style-name="P297">He gently massages, and gives a kiss upon her lips.</text:p>
      <text:p text:style-name="P297">He looks down on her, his hands have pressed,</text:p>
      <text:p text:style-name="P297">Soon she is quieted into slumberous rest.</text:p>
      <text:p text:style-name="P297">He says, “I feel this timeless endearing love,</text:p>
      <text:p text:style-name="P297">All through my bosom: thou art as a dove,</text:p>
      <text:p text:style-name="P297">You come flying towards me, like a fairy maid,</text:p>
      <text:p text:style-name="P297"><text:soft-page-break/>Come blushing, waning, willing, not afraid.”</text:p>
      <text:p text:style-name="P297"/>
      <text:p text:style-name="P297">Before him is a paradise of smooth skin, lips and eyes,</text:p>
      <text:p text:style-name="P297">Blush-tinted cheeks, half smiles, and faintest sighs,</text:p>
      <text:p text:style-name="P297">He holds her stirring hand, and softly kissed.</text:p>
      <text:p text:style-name="P297">Aroused she begins to wake, turn and twist.</text:p>
      <text:p text:style-name="P297">She pressed my hand, says “T’was too much;</text:p>
      <text:p text:style-name="P297">Methought I fainted at your charmed touch,</text:p>
      <text:p text:style-name="P297">And to faint once more by looking upon my bliss,</text:p>
      <text:p text:style-name="P297">I am distracted for madly do I want to kiss.”</text:p>
      <text:p text:style-name="P297">Her wooing arms held up to me, she did give,</text:p>
      <text:p text:style-name="P297">My eyes looked upon: t’was time to live,</text:p>
      <text:p text:style-name="P297">To take in droughts of life from the gold fount</text:p>
      <text:p text:style-name="P297">Of kind and passionate looks; to count, and count.</text:p>
      <text:p text:style-name="P297"/>
      <text:p text:style-name="P293">After, he says, “Jenny, you are my muse.” He lays his hands upon her back, leans forward and kisses her neck, nuzzles his cheek to hers. Again, he is true of heart, he feels a warm tingle in chest, same as he did earlier walking with this angel in Chinatown.</text:p>
      <text:p text:style-name="P293">He kisses her cheek.</text:p>
      <text:p text:style-name="P297"><text:span text:style-name="T413">When his lips touch her cheek, it is electric, the tingle this time moves from him into her, into her bosom she feels the warmth. She wonders, </text:span><text:span text:style-name="T411">Is this the beginnings of love?</text:span><text:span text:style-name="T413"> Then there is a spark of doubt, she remembers Marie’s warning, </text:span><text:span text:style-name="T411">Don’t fall in love if there is no love to be returned</text:span><text:span text:style-name="T413">. She believes the love is from him.</text:span></text:p>
      <text:p text:style-name="P297"><text:span text:style-name="T413">He remembers Mark’s words, ‘Do not fall in love’. Rick wonders, </text:span><text:span text:style-name="T411">What am I thinking? What came over me? </text:span><text:soft-page-break/><text:span text:style-name="T411">Reading poetry to naked woman. Am I crazy?</text:span></text:p>
      <text:p text:style-name="P293"/>
      <text:p text:style-name="P291">He sits back up, “You are my muse, and I, your masseur. Are you ready for an oil and lube? I have a special massage for you.” He smiles to himself and lets out a little laugh, reaches over to get the baby oil.</text:p>
      <text:p text:style-name="P297"><text:span text:style-name="T416">“</text:span><text:span text:style-name="T415">Oil away, I’m ready for it.” She has shifted from love, to doubt, and now shifts into her sexy gear.</text:span></text:p>
      <text:p text:style-name="P291">Rick strips naked. Then he pours oil onto his hands, rubs his hands together trying to warm the oil before the first touch. He puts his leg over he upper legs, a knee on each side, sits lightly down, his warm hands make contact with her lower back, he rubs circles with his palms and finger feeling her skin warm up.</text:p>
      <text:p text:style-name="P297"><text:span text:style-name="T416">“</text:span><text:span text:style-name="T415">Wow!” says the surprised Rick, surprised at the feeling of oil on his hands on her. He pours oil directly onto the center of her lower back, caps the bottle, then gets his hands back to work, up to her shoulders and back down, her skin glistening with moisture. Slowly up and quickly back down, firm circles all around. On her sides, he gently squeezes the skin together in his fingers, slides his hands up the middle and back down her sides to hips, feeling the surface of her body, rounding every curve.</text:span></text:p>
      <text:p text:style-name="P291">He moves down, more oil, more squeezing, more massaging. They are both flush with heat and desire, they join together, start moving, then he stops.</text:p>
      <text:p text:style-name="P297"><text:span text:style-name="T415">Jenny losses her breath,</text:span><text:span text:style-name="T411"> What?</text:span><text:span text:style-name="T413"> She lays her hips back down, she is so hot, she asks, “Why did you stop?”</text:span></text:p>
      <text:p text:style-name="P297"><text:span text:style-name="T414">“</text:span><text:span text:style-name="T413">I was loosing control.” He moves beside her, she rolls over on her back, puts a pillow behind her head, he smiles at this new view.</text:span></text:p>
      <text:p text:style-name="P293"><text:soft-page-break/>She’s happy to see him smile, she was worried something went wrong, that she had done something wrong; however, far from it, she had done it to good for him to handle.</text:p>
      <text:p text:style-name="P293">He asks, “Can I massage you more?”</text:p>
      <text:p text:style-name="P293">She says “Yes, yes.”</text:p>
      <text:p text:style-name="P293">He pours a generous amount of oil between her breasts, and gets his hands in there, circles, cups, light pressure, hands together down her tummy, over around her hips, back up. With her legs together, him on top, lightly laying his chest to her breasts, his belly to her tummy, then slides up and down.</text:p>
      <text:p text:style-name="P293">Jenny starts to laugh, the feeling is fun, sensual, new, a new feeling for her. It is a new feeling for Rick as well. He got the idea from a movie clip he downloaded off the Internet, titled Full Body Massage. The clip showed a man laying down on a air mattress on the tile floor of a large bathroom. The woman poured a jelly liquid on the man, then got on him rubbing her body up and down and all over the man’s full body: front, sides and back. Rick thought this looked like great fun; and he was right, this is great fun with Jenny.</text:p>
      <text:p text:style-name="P293">He pours more oil on her, straddles her, puts the dragon between the slippery mountains. She puts a hand on each side of her breasts which make the mountains higher, and with her fingers over the tops, she holds the dragon down while it slide around. He loves the feeling, and the visual.</text:p>
      <text:p text:style-name="P293">The feeling is getting to good, they kiss, they get going together, this time he as control of his passion, it’s good, real good, growing passionately, and slowly subsides. This time it was a knew sensation for them, they did it <text:soft-page-break/>with heightened feelings and emotions, they made love.</text:p>
      <text:p text:style-name="P293">The Thai massage had given them time to relax with each other, for Rick to explore every inch of Jenny’s body. Not jumping in for a quick one, he stopped to the control of himself, her giving him the confidence to continue.</text:p>
      <text:p text:style-name="P293">She was so at ease with this man, she felt no hurry, no pressure, she had been so positive, supportive of his showing his feelings for her in various forms: accepting his sexual advances, listening to his poems, asking for more, wanting more. </text:p>
      <text:p text:style-name="P297"><text:span text:style-name="T413">Rick thinks, </text:span><text:span text:style-name="T411">Yeah! That’s what I’m talking about, great sex! And ya...emotions. Yes, I admit, I have loving feelings for her. But wow, what sex!</text:span><text:span text:style-name="T413"> While coming off this high, his mind is not thinking clearly.</text:span></text:p>
      <text:p text:style-name="P297"><text:span text:style-name="T413">Jenny thinks, </text:span><text:span text:style-name="T411">Wow, that-is-making-love. That is how a gentleman makes love. I’m glad he did not just do it quick and go to sleep leaving me wanting more.</text:span><text:span text:style-name="T413"> Like Rick, physical sex is overwhelming her, she also is not thinking to talk about emotional love.</text:span></text:p>
      <text:p text:style-name="P293">At this time, if either says, ‘I love you,’ what would it mean?</text:p>
      <text:p text:style-name="P293">They lay exhausted, and yet wide awake. Jenny looks at Rick, puts a hand on his chest, then lays back. “What kind of massage do you call that? The Rick Full Body Special? I must remember to ask for that again.”</text:p>
      <text:p text:style-name="P297"><text:span text:style-name="T414">“</text:span><text:span text:style-name="T413">Yes mam, special massage just for you.”</text:span></text:p>
      <text:p text:style-name="P297"><text:span text:style-name="T414">“</text:span><text:span text:style-name="T413">Let’s see, Thai massage, words of love in a poem, full body massage, and great sex. My turn to do something for you.”</text:span></text:p>
      <text:p text:style-name="P293">Rick’s face brightens up, then he thinks, looks down at the sleeping dragon.</text:p>
      <text:p text:style-name="P293"><text:soft-page-break/></text:p>
      <text:p text:style-name="P293">She says, “I can shower you, are you up to showering with me?”</text:p>
      <text:p text:style-name="P293">He notices the oil all over himself, sees it on her, and they are sweaty after all the efforts put forth, “Sure, I’m not up,” as he looks down, and she follows his eyes, they laugh, “But I’m ready.”</text:p>
      <text:p text:style-name="P297"><text:span text:style-name="T414">“</text:span><text:span text:style-name="T413">Give me a few minutes, I’ll call you and then you come in.” She gets up, goes naked to the washroom, closes the door. He hears water running in the sink, she is cleaning her teeth, then the shower starts up, in a few minutes she calls out, “Come in, I’m ready.”</text:span></text:p>
      <text:p text:style-name="P293">He enters the bathroom, “One moment, I’m going to clean my teeth first.” He does, then opens the shower door to see a sparkling water wet naked woman with a big smile. He laughs and steps in.</text:p>
      <text:p text:style-name="P293">She says, “I’m all clean, now I clean you.”</text:p>
      <text:p text:style-name="P293">With a bar of soap in hand, she soaps his chest moving her hands all over. With her hands on his chest she notices for the first time how dark she is compared to him. In the Philippines, many people are darker then she is, and yet, with Rick, she is very dark in contrast. She does not worry, he has told her how he likes her color, how exotic she is in contrast. She moves her hands over his shoulders, neck, and arms. While not big, his arm muscles are well toned, same is his chest. He is not a muscle man, and yet, nice form. </text:p>
      <text:p text:style-name="P293">Her hands go down to the dragon, it is quite, resting, soft. After soaping it down, she spins him around. She reaches up to wash his shoulders and back; he is much taller than any man she has dated, and he is stronger. He has a few <text:soft-page-break/>hairs on his chest and back; he is hairier than Philippines men, they have very little hair. She decides Rick has the right amount, not to much and yet enough to be masculine.</text:p>
      <text:p text:style-name="P293">She puts her arms around his waist, presses her whole body against him, hugs him. Releases, gets more soap on her hands and massages his bum.</text:p>
      <text:p text:style-name="P297"><text:span text:style-name="T414">“</text:span><text:span text:style-name="T413">Oh firm little bum.” </text:span></text:p>
      <text:p text:style-name="P293">She bends down to soap his legs; he opens his legs for her to clean in between. She washes one leg, has him lift to clean his foot, then does the other leg. His legs are more then firm, they are hard.</text:p>
      <text:p text:style-name="P297"><text:span text:style-name="T414">“</text:span><text:span text:style-name="T413">Why are your leg muscles hard?”</text:span></text:p>
      <text:p text:style-name="P297"><text:span text:style-name="T414">“</text:span><text:span text:style-name="T413">I like to walk. I have always liked to walk. When I was younger, I loved to run just for fun.”</text:span></text:p>
      <text:p text:style-name="P297"><text:span text:style-name="T414">“</text:span><text:span text:style-name="T413">When you were in better shape? You have great shape. Me, I am not.”</text:span></text:p>
      <text:p text:style-name="P297"><text:span text:style-name="T414">“</text:span><text:span text:style-name="T413">I like your shape. You have the right amount of everything.”</text:span></text:p>
      <text:p text:style-name="P293">He turns to face her, says, “Salamat, thank you for showering me.” He gets soap on hands soaps her shoulders, and breasts.</text:p>
      <text:p text:style-name="P297"><text:span text:style-name="T414">“</text:span><text:span text:style-name="T413">I’m already washed and clean.”</text:span></text:p>
      <text:p text:style-name="P297"><text:span text:style-name="T414">“</text:span><text:span text:style-name="T413">I know, I just wanted to have a soapy slippery hug.”</text:span></text:p>
      <text:p text:style-name="P293">Her breasts soapy, and well massaged, he hugs her to his chest, puts his hands on her back. They hold each other for only a moment and separate.</text:p>
      <text:p text:style-name="P293">Jenny says, “I’m all done,” and leaves the shower.</text:p>
      <text:p text:style-name="P293">Rick washes his hair before he steps out of the shower. He sees Jenny, naked walking to get her clothes. He <text:soft-page-break/>stands by the sink and watches. She selects pantys, puts them on, light 3/4 length cotton pants, puts them on, gets a blouse. Half naked, she looks at Rick who is still watching. Self conscious, he comes out to dress himself.</text:p>
      <text:h text:style-name="P274" text:outline-level="1"><text:span text:style-name="T423">Chijmes</text:span></text:h>
      <text:p text:style-name="P292">Jenny asks, “What do you want to do?”</text:p>
      <text:p text:style-name="P292">Rick answers, “I don't know? What do you want to do?”</text:p>
      <text:p text:style-name="P297"><text:span text:style-name="T414">“</text:span><text:span text:style-name="T409">I don't know? What do you want to do?”</text:span></text:p>
      <text:p text:style-name="P297"><text:span text:style-name="T414">“</text:span><text:span text:style-name="T409">I don't know? OK OK. Do we stay in or go out?”</text:span></text:p>
      <text:p text:style-name="P297"><text:span text:style-name="T414">“</text:span><text:span text:style-name="T409">I don't know?” She giggles, “Go out for a walk? Yesterday you said you would take me to Boat Quay, the place along the river.”</text:span></text:p>
      <text:p text:style-name="P297"><text:span text:style-name="T414">“</text:span><text:span text:style-name="T409">Yeah, yeah, OK. It’s a bit early for Boat Quay though.” Rick has an idea, as he often does, “We can go to Chijmes first. It’s quaint little place with shops, and pubs. Then we can go to Boat Quay after.”</text:span></text:p>
      <text:p text:style-name="P297"><text:span text:style-name="T414">“</text:span><text:span text:style-name="T409">More shopping, you know how to make a girl happy.”</text:span></text:p>
      <text:p text:style-name="P297"><text:span text:style-name="T414">“</text:span><text:span text:style-name="T409">Shopping for you and pubs for me.”</text:span></text:p>
      <text:p text:style-name="P292">They leave and walk down to the lobby.</text:p>
      <text:p text:style-name="P297"><text:span text:style-name="T414">“</text:span><text:span text:style-name="T409">Can we take the Subway?” Jenny asks.</text:span></text:p>
      <text:p text:style-name="P292">Rick says, “Sure. How about you lead the way.”</text:p>
      <text:p text:style-name="P297"><text:span text:style-name="T414">“</text:span><text:span text:style-name="T409">I can. First, we go to the mall. I'm a woman, I can find the mall, no problem.”</text:span></text:p>
      <text:p text:style-name="P292">And she does lead them into the mall.</text:p>
      <text:p text:style-name="P292">She says, “More people tonight.”</text:p>
      <text:p text:style-name="P297"><text:soft-page-break/><text:span text:style-name="T414">“</text:span><text:span text:style-name="T409">It’s Saturday Night,” he says.</text:span></text:p>
      <text:p text:style-name="P297"><text:span text:style-name="T414">“</text:span><text:span text:style-name="T409">A Saturday Night, and I’m out with my boyfriend, taking him to the subway.” She grabs his arm and pulls him to hurry him up. “This way to the underground.” Rick steps lively to keep up.</text:span></text:p>
      <text:p text:style-name="P297"><text:span text:style-name="T414">“</text:span><text:span text:style-name="T409">Down here,” she says. At the bottom of the stairs, she says, “Do you need anything? You always buy something here.”</text:span></text:p>
      <text:p text:style-name="P292">He says, “Not tonight, I can wait for Chijmes. Lead on.”</text:p>
      <text:p text:style-name="P292">After they use their subways passes to enter the area to get on the trains, she says, “Oh, do you have the map or know the subway stop? I should have ask the concierge in hotel.”</text:p>
      <text:p text:style-name="P292">Rick says, “No worries, I got the map, and I do know the subway stop, its called City Hall.”</text:p>
      <text:p text:style-name="P292">Jenny looks at the subway map on the wall. “There it is,” she looks left and right. “We get on this train,” with an acquisitive smile, she looks at him for conformation.</text:p>
      <text:p text:style-name="P297"><text:span text:style-name="T414">“</text:span><text:span text:style-name="T409">Jenny, you are good. How did you learn to get around so fast?”</text:span></text:p>
      <text:p text:style-name="P297"><text:span text:style-name="T414">“</text:span><text:span text:style-name="T409">I’m a fast woman.”</text:span></text:p>
      <text:p text:style-name="P292">Rick laughs to himself, he know she means fast learner, however in English, a fast woman commonly refers to a woman that is easy to have fast sex with.</text:p>
      <text:p text:style-name="P292">They stand together waiting for the train which comes shortly. They get on and sit down. Jenny moves as close to Rick as she can. Rick puts his hand on her hand which is holding his arm, and press himself to her while they look at each other.</text:p>
      <text:p text:style-name="P292">Rick says, “You are acting like a teenager, sitting so <text:soft-page-break/>close.”</text:p>
      <text:p text:style-name="P292">She smiles, well, is still smiling, says, “Yes. You like being out with a young girl?”</text:p>
      <text:p text:style-name="P297"><text:span text:style-name="T414">“</text:span><text:span text:style-name="T409">Yes.”</text:span></text:p>
      <text:p text:style-name="P297"><text:span text:style-name="T414">“</text:span><text:span text:style-name="T409">I have my American fellow with me. This is fun. You have been here to Singapore 3 times, does it get boring?”</text:span></text:p>
      <text:p text:style-name="P297"><text:span text:style-name="T414">“</text:span><text:span text:style-name="T409">No, I have my young babe with me,” and he slides his ass next to hers.</text:span></text:p>
      <text:p text:style-name="P297"><text:span text:style-name="T414">“</text:span><text:span text:style-name="T409">You have been to Chijmes before?”</text:span></text:p>
      <text:p text:style-name="P297"><text:span text:style-name="T414">“</text:span><text:span text:style-name="T409">I have, I go there every time I’m here. It’s a nice place. You’ll like it.”</text:span></text:p>
      <text:p text:style-name="P292">Jenny continues, “I know I will, everything you show me is wonderful. Thank you.”</text:p>
      <text:p text:style-name="P297"><text:span text:style-name="T414">“</text:span><text:span text:style-name="T409">You are most welcome.”</text:span></text:p>
      <text:p text:style-name="P292">They do some people watching, then they reach their stop. Jenny is up first, pulling Rick’s arm. He gets into the spirit of things, and runs along with Jenny who is acting more of a teenager girl than a woman. Will her energy ever run out?</text:p>
      <text:p text:style-name="P292">They leave the subway into another mall. Rick’s turn to grab Jenny and pull her along, pull her out of the shopping mall into the warm outside air. The main heat of the day has subsided, and they find the temperature pleasant.</text:p>
      <text:p text:style-name="P297"><text:span text:style-name="T414">“</text:span><text:span text:style-name="T409">Where do we go?” Jenny asks.</text:span></text:p>
      <text:p text:style-name="P292">Rick says, “This way.”</text:p>
      <text:p text:style-name="P292">They leave the mall, and main crowd of people to walk down a smaller street. The buildings are low, not glass and steel like the mall. Rick is happy to see the sign Chijmes, which means he has remembered how to get <text:soft-page-break/>here. Jenny is lazily walking with him.</text:p>
      <text:p text:style-name="P292">She points to sign, “Chijmes. Hmmm, strange spelling. I thought it was Chimes.”</text:p>
      <text:p text:style-name="P292">She walks quicker, they walk past some shops. She leads Rick into a shop, it is a gift shop with flowers, soaps. Jenny looks at the girlie stuff with Rick tagging along.</text:p>
      <text:p text:style-name="P292">She holds out a bar of soap, “Smell this, this nice.”</text:p>
      <text:p text:style-name="P292">He hates to admit it, he agree, “Yes, nice.”</text:p>
      <text:p text:style-name="P292">She puts it down, he picks it up, “I’ll get one for our shower.”</text:p>
      <text:p text:style-name="P292">She says, “No, you don’t need buy me that.”</text:p>
      <text:p text:style-name="P297"><text:span text:style-name="T414">“</text:span><text:span text:style-name="T409">It’s not for you, it for me because it will make you smell nice.”</text:span></text:p>
      <text:p text:style-name="P292">Jenny laughs and moves on with Rick in tow.</text:p>
      <text:p text:style-name="P292">Rick asks, “You ready to go?”</text:p>
      <text:p text:style-name="P292">She says, “Well, OK.”</text:p>
      <text:p text:style-name="P292">They go to the check out line to buy the soap. While in line, Jenny asks, “Do you like all the smells in here?”</text:p>
      <text:p text:style-name="P292">Rick, being the man he is, will now speak for all men, all men that have ever been dragged into a girlie soap and gift store, “Well...let me put it this way. It smells like somebody fart a bottle of perfume,” Rick laughs out loud.</text:p>
      <text:p text:style-name="P292">Jenny not sure how to respond, but laughs at his silliness anyway.</text:p>
      <text:p text:style-name="P292">They leave and walk passed some other shops, then Rick leads her into the China Jump Bar, a trendy place. Jenny remembered Rick wanted to stop at a pub. She asks, “You want a drink?”</text:p>
      <text:p text:style-name="P292">He answered, “Not right now, I want to show you <text:soft-page-break/>something first, the main reason I brought you here.”</text:p>
      <text:p text:style-name="P292">Jenny is confused, she thought the main reason was to shop and have a drink. They walked around the circular bar in the center of the room, and out the other side unto a stone patio over looking a large enclosed court yard. Jenny’s face brightens up as she realizes what it is Rick has brought her to see. On the left, is a quaint classic old white church.</text:p>
      <text:p text:style-name="P292">She says, “Rick, it’s beautiful.”</text:p>
      <text:p text:style-name="P292">He said, “It is. And that’s why the spelling of Chijmes is C-H-I-J, because it is short for the Church of Holy Infant Jesus. In the 1800s, this was a convent for girls. I thought you’d like it.”</text:p>
      <text:p text:style-name="P297"><text:span text:style-name="T414">“</text:span><text:span text:style-name="T409">Oh I do.”</text:span></text:p>
      <text:p text:style-name="P292">With out thinking, she drifted forward along the sidewalk toward the church.</text:p>
      <text:p text:style-name="P292">Rick took hold her hand, “Jenny, see,” his hand sweeps from the shops, along a stone wall, to the church, “we are in an old colonial court yard. Above the wall, on the outside, is the modern world, the towering buildings of business.”</text:p>
      <text:p text:style-name="P292">She said, “This is a sanctuary inside the busy city.”</text:p>
      <text:p text:style-name="P292">They walked under the archways on the side of the church. At the front, they go up the steps. Without hesitation, Jenny opens the large wooden door and walks in; she is not intimidated, it is as if she as at home. Rick follows her in.</text:p>
      <text:p text:style-name="P292">The interior is most impressive, an extremely high ceiling creating a large open space within the building. The walls, side arches, and arches reaching to the top, are all bright white. No one else in the church at this time.</text:p>
      <text:p text:style-name="P292"><text:soft-page-break/>Jenny says, “It feels heavenly in here. It is so white and bright, it is as if the light of heaven is shinning on us.”</text:p>
      <text:p text:style-name="P297"><text:span text:style-name="T414">“</text:span><text:span text:style-name="T409">Yes this is what a church should look like and feel like. All heavenly and churchy,” Rick says with a silly grin.</text:span></text:p>
      <text:p text:style-name="P292">Jenny walks down the isle, pirouettes around, and walks back to Rick.</text:p>
      <text:p text:style-name="P292">She says, “Thank you for bringing me here.”</text:p>
      <text:p text:style-name="P292">He says, “I know you go to church at home. I thought you might like this.”</text:p>
      <text:p text:style-name="P292">She leans forward and kisses him on the check, whispers softly in his ear, “Thanks honey. Now what can I do for you?”</text:p>
      <text:p text:style-name="P292">He whispers into her ear, “We are at church, do the missionary position?” And he chuckles, she giggles. He says, “Let’s go have a drink.”</text:p>
      <text:p text:style-name="P292">Hand in hand they walk out. Just outside the door, Rick checks out the sign.</text:p>
      <text:p text:style-name="P292">He says, “Jenny, they have a service tomorrow morning at 11:00. Would you like to go?”</text:p>
      <text:p text:style-name="P292">She says, “Yes. Can we?”</text:p>
      <text:p text:style-name="P292">He says, “Sure, why not. Maybe I can hear you sing.”</text:p>
      <text:p text:style-name="P292">With that agreed, they walk back to toward the shops and restaurants. They go down some stairs into a lower level open area that has chairs and tables, toward the shops.</text:p>
      <text:p text:style-name="P292">They walk into Father Flanagan's Irish Pub. They go up to the bar. Rick asks, “What would you like to drink? A beer, a small beer? Ice tea? Maybe red wine? Have you ever tried wine?”</text:p>
      <text:p text:style-name="P292">The bartender comes over, “What’ll it be?”</text:p>
      <text:p text:style-name="P297"><text:soft-page-break/><text:span text:style-name="T414">“</text:span><text:span text:style-name="T409">A half pint of Guinness for me,” Rick says, “Jenny?”</text:span></text:p>
      <text:p text:style-name="P292">Jenny says, “An ice tea please.”</text:p>
      <text:p text:style-name="P292">Seconds later, the bartender slides a glass of Guinness up to Rick, “Here ya go. Did you want to start a tab?” He puts an empty glass in front of Jenny and pours her an ice tea.</text:p>
      <text:p text:style-name="P292">Starting a tab in Singapore requires handing over your credit card to the bartender who keeps it until you are ready to settle your bill. Rick came in for a drink, not to stay.</text:p>
      <text:p text:style-name="P292">He says, “No tab tonight.”</text:p>
      <text:p text:style-name="P292">Jenny is opening her purse.</text:p>
      <text:p text:style-name="P292">The bartender says, “That'll be four ninety five for Guinness, and two fifty for the ice tea.”</text:p>
      <text:p text:style-name="P292">She says, “Rick, I’ll buy you a beer, let me do this.”</text:p>
      <text:p text:style-name="P292">He says, “Are you sure?” Rick has his wallet out now.</text:p>
      <text:p text:style-name="P292">She says, “Yes, I want to get something for my man.”</text:p>
      <text:p text:style-name="P292">Jenny hands the bartender some money, and says, “Thank you, no change needed.”</text:p>
      <text:p text:style-name="P292">Rick lifts his glass to Jenny, “Cheers, and thank you.”</text:p>
      <text:p text:style-name="P292">She clicks her glass to his, “Cheers,” and asks, “What is that your drinking, it looks like dark thick coffee.”</text:p>
      <text:p text:style-name="P292">He says, “It is dark, it's an Irish beer called Guinness. It is a heavy beer, I like to have one, it's tasty. You like to try?”</text:p>
      <text:p text:style-name="P297"><text:span text:style-name="T414">“</text:span><text:span text:style-name="T409">OK.” She picks up the glass, puts it to her lips, and makes a funny face. “That is bitter.”</text:span></text:p>
      <text:p text:style-name="P292">Laughing, Rick says, “Yeah. It takes getting used to. I like it.”</text:p>
      <text:p text:style-name="P292"><text:soft-page-break/>Jenny sits down on the bar stool, Rick remains standing. They both look around bar, the place is half full of people, still early yet. The bar is wood, the floor is wood, everything is place is good wood, maple, and oak.</text:p>
      <text:p text:style-name="P292">When Rick’s beer hits about half, he says, “I was in here about 5 years. I got loaded, pissed. I'm glad I don't do that anymore.”</text:p>
      <text:p text:style-name="P292">She says, “No, you should not. Why did you drink to much?”</text:p>
      <text:p text:style-name="P297"><text:span text:style-name="T414">“</text:span><text:span text:style-name="T409">I was celebrating, and I was drinking with an Irishman. I should know better than to drink with an Irishman in an Irish pub...It was fun...until I woke up the next day with a hangover.”</text:span></text:p>
      <text:p text:style-name="P297"><text:span text:style-name="T414">“</text:span><text:span text:style-name="T409">What were you celebrating?’</text:span></text:p>
      <text:p text:style-name="P297"><text:span text:style-name="T414">“</text:span><text:span text:style-name="T409">I was having a difficult time at work. They gave me the wrong kind of computers, so I had to work hard to make adjustments. People came from India, and the Philippines to take a class I was teaching. I did not want let them down. So, when I got the computers to work, I came here to have food and drink to celebrate.”</text:span></text:p>
      <text:p text:style-name="P297"><text:span text:style-name="T414">“</text:span><text:span text:style-name="T409">Wow, people from many countries, even like me, from the Philippines. Was the Irishman in your class?”</text:span></text:p>
      <text:p text:style-name="P297"><text:span text:style-name="T414">“</text:span><text:span text:style-name="T409">No, I meet him here. Right here at this bar.”</text:span></text:p>
      <text:p text:style-name="P297"><text:span text:style-name="T414">“</text:span><text:span text:style-name="T409">I don't travel very far, and they traveled here to see you. Just like I traveled here to meet you. Men do travel to the Philippines to meet sexy young women, I am to old for them.”</text:span></text:p>
      <text:p text:style-name="P297"><text:span text:style-name="T414">“</text:span><text:span text:style-name="T409">They don't know what they are missing. You are very sexy for me. You don't want to meet those kind of guys anyway.”</text:span></text:p>
      <text:p text:style-name="P297"><text:soft-page-break/><text:span text:style-name="T414">“</text:span><text:span text:style-name="T409">I do want to meet someone. This week, I have you.” She wonders, </text:span><text:span text:style-name="T410">Will I have you after this week?</text:span><text:span text:style-name="T413"> She says, “I still do not understand why you do not have an American girlfriend.”</text:span></text:p>
      <text:p text:style-name="P293">Rick picks up his Guinness, takes a pull on it, sits it down, “Let me tell you a joke, it may explain my view of single American women.”</text:p>
      <text:p text:style-name="P293">Jenny has a drink, her glass is getting near empty. Rick's beer is getting near the bottom as well.</text:p>
      <text:p text:style-name="P293">Rick says, “Young lady, may I buy you drink?”</text:p>
      <text:p text:style-name="P293">Jenny says, “No, I am OK.”</text:p>
      <text:p text:style-name="P293">Rick responds, “Oh no, you are more than OK, you are very pretty. Come on, let this traveling man buy you drink. I know what you’d like.”</text:p>
      <text:p text:style-name="P297"><text:span text:style-name="T414">“</text:span><text:span text:style-name="T413">Oh, you think you know me?”</text:span></text:p>
      <text:p text:style-name="P297"><text:span text:style-name="T414">“</text:span><text:span text:style-name="T413">Let's see, you are an island girl, you are adventurous, it’s a hot summer's night. Do you like orange juice, or pineapple juice?”</text:span></text:p>
      <text:p text:style-name="P297"><text:span text:style-name="T414">“</text:span><text:span text:style-name="T413">I like orange juice.”</text:span></text:p>
      <text:p text:style-name="P297"><text:span text:style-name="T414">“</text:span><text:span text:style-name="T413">Then a Fuzzy Navel for the lady.”</text:span></text:p>
      <text:p text:style-name="P297"><text:span text:style-name="T414">“</text:span><text:span text:style-name="T413">What is Fuzzy Navel?”</text:span></text:p>
      <text:p text:style-name="P297"><text:span text:style-name="T414">“</text:span><text:span text:style-name="T413">Orange juice, peach schnapps and white rum on ice.” Rick waves his hand, the bartender comes over, “A Fuzzy Navel. And a pint of Smithwick's. And a menu please.”</text:span></text:p>
      <text:p text:style-name="P293">The bartender says, “Coming right up.”</text:p>
      <text:p text:style-name="P293">Jenny says, “What about your joke?”</text:p>
      <text:p text:style-name="P297"><text:span text:style-name="T414">“</text:span><text:span text:style-name="T413">Oh yes, why I don't date an American woman. I need a drink to tell this one, it's a long joke. You do like jokes don’t you?”</text:span></text:p>
      <text:p text:style-name="P297"><text:soft-page-break/><text:span text:style-name="T414">“</text:span><text:span text:style-name="T413">Yes I do like jokes. Here are some one-liners from church. If God is your co-pilot. Swap seats...Many folks want to serve God, but only as advisors...God grades on the cross, not the curve...God promises a safe landing, not a calm passage.”</text:span></text:p>
      <text:p text:style-name="P293">Rick laughs, “That's cute.”</text:p>
      <text:p text:style-name="P293">The drinks come, Rick pays. “Try your drink, tell me what you think?”</text:p>
      <text:p text:style-name="P293">She has sip, and drink, “This is good. Sweet, not to sweet. Refreshing.”</text:p>
      <text:p text:style-name="P293">He says, “It is a favorite of mine on hot sunny days.”</text:p>
      <text:p text:style-name="P293">He picks up the menu, “How about an appetizer before we go off to Boat Quay? You're not in a hurry are you?”</text:p>
      <text:p text:style-name="P293">Jenny says, “No hurry.”</text:p>
      <text:p text:style-name="P297"><text:span text:style-name="T414">“</text:span><text:span text:style-name="T413">Here, look with me,” he moves to stand beside her. He looks at the menu, looks at her, looks back at the menu. “How about some crunchy deep fried squid. It goes good with beer.”</text:span></text:p>
      <text:p text:style-name="P293">She agrees, “Sure.”</text:p>
      <text:p text:style-name="P293">He waves to the bar tender again, and places the order.</text:p>
      <text:p text:style-name="P293">Rick says, “OK, my joke about American woman. Here it goes. American women like to shop.” He looks at Jenny, who smiles, “OK, all women like to shop. In America, there a special store for women, this is a store where women come to pick out a man, it's called the Husband Store. There are special rules for this store. One, you may visit the store only once. Two, there are six floors. Each time, the quality of the men increase, as you go up. Three, you may choose any man from the floor you are on, or go up to the next floor. However, you cannot go <text:soft-page-break/>back down except to exit the building.”</text:p>
      <text:p text:style-name="P293">Rick asks, “What do you think of this store? You like to go see it?”</text:p>
      <text:p text:style-name="P293">Jenny says, “Yes of course,” and she giggles.</text:p>
      <text:p text:style-name="P293">Rick continues, “A women enters the store, first floor, the sign on the door says, ‘The men on this floor have jobs and are good looking.’ That’s nice, she thinks, and proceeds to the next floor. The sign here says, ‘These men have jobs, are good looking, and romantic.’ That’s even better, she thinks, and continues to the next floor, the third floor. The sign says ‘These men have jobs, are good looking, romantic, and help with the housework.’ This she really likes, and proceeds up to the next floor.”</text:p>
      <text:p text:style-name="P297"><text:span text:style-name="T413">The food comes, he stops, eats a piece of squid, takes a drink, “Good. I like an Irish beer with a tasty Asian snack,” and thinks, </text:span><text:span text:style-name="T411">With a tasty Asian babe.</text:span></text:p>
      <text:p text:style-name="P291">She eats a piece and has drink. Her mind is still on the Husband store, she says, “Jobs, good looking, romantic, and help with the housework. I like these men. Can I have one?” She laughs.</text:p>
      <text:p text:style-name="P291">He says, “See? You are not an American woman. The American woman goes up to the next floor, she is still not satisfied. You, you are ready to choose your Husband.”</text:p>
      <text:p text:style-name="P291">She says, “Go on with your story, what is on the next floor?”</text:p>
      <text:p text:style-name="P291">He is no hurry, another squid, then he continues, “On the next floor, the sign reads ‘These men have jobs, are good looking, romantic, help with the housework, and want to have kids.’” Rick pauses, “I do admit, the woman is tempted on this floor, but alas, she wants more, she wants it all, she goes up, does not stop to read the sign on the <text:soft-page-break/>fifth floor, she goes up to the sixth floor, the top floor. This time, there is a big computer screen, it says, ‘You are 25,800,012th. visitor to this floor. There are no men on this floor. This floor is proof that American women are impossible to please. Thank you for shopping at the Husband Store.” To which Rick laughs, laughs a good laugh while he thinks about the women in America that are demanding, and unsatisfied, specially the ones that said no to him about traveling to Singapore. Before coming here, he was bitter toward those women. Now that he is with Jenny, and she is laughing with him, the bitterness evaporates, he feels relieved, he feels better, she brightens his mood.</text:p>
      <text:p text:style-name="P291">Jenny says, “I think you have met the wrong American women, there must be some nice ones.”</text:p>
      <text:p text:style-name="P291">He concedes, “Yeah, there are nice ones, but they are all married. The others, the single ones, they always want more. So, they are still back in the States, and we are here together in this Irish pub.”</text:p>
      <text:p text:style-name="P291">She says, “I'm here with my man from the third floor.”</text:p>
      <text:p text:style-name="P291">Rick says, “I'll drink to that,” and he does, and she does.</text:p>
      <text:p text:style-name="P291">She says, “Philippines women are not demanding. We do not need much to be happy.”</text:p>
      <text:p text:style-name="P291">He says, “Philippines women got that right,” with irony, “American woman have it all ass backwards. They say, 'Ask not what you can do for your husband, ask what your husband can do for you.'”</text:p>
      <text:p text:style-name="P291">With acquisitive look, she says, “What?”</text:p>
      <text:p text:style-name="P291">Rick takes a drink, as one would in an Irish pub before talking politics; then he explains, “A great man, an American president, John F. Kennedy, JFK, once said, <text:soft-page-break/>'My fellow Americans, ask not what your country can do for you, ask what you can do for your country.'”</text:p>
      <text:p text:style-name="P291">Jenny has heard of JFK, he was a well loved President of the United States.</text:p>
      <text:p text:style-name="P291">Rick continued, “He made that statement in the sixties, when women were still women. Now it seems like Amer­ican women want to be more like men, even dress like them, get their hair cut short like men. A friend put it this way, 'I know when a woman is to much of a man for me.'”</text:p>
      <text:p text:style-name="P291">Rick is on a roll, and Jenny has a chuckle, sits back, and lets him talk on.</text:p>
      <text:p text:style-name="P291">And talk goes on, “Sure, I can understand women wanting equality with men, but I don't understand why they stopped wanted to please men? All they seem to want is to have men please them. And complain, oh man, do get me started on that.”</text:p>
      <text:p text:style-name="P291">Jenny won't, she says, “A Philippines woman wants to make her man happy.” She thinks about her friend Marie, “But to many Philippines men take advantage of it, and get lazy, and the woman has to take care of everything for him. That is no good.”</text:p>
      <text:p text:style-name="P291">Rick has another pull on his beer, and says, “No, that isn't good. That’s what I'm talking about, when a man wants to please his woman because his woman pleases him...That's what I'm talking about.”</text:p>
      <text:p text:style-name="P291">A little confused with what Rick just said, and some amazing insight, or just the right amount of Fuzzy Navel, Jenny concludes, “Ask not what your man can do for you, ask what you can do for your man. When the pleasing goes both ways, it is a relationship made in <text:soft-page-break/>heaven.”</text:p>
      <text:p text:style-name="P291">He raises his glass, “Amen, I'll drink to that.”</text:p>
      <text:p text:style-name="P291">She raises her glass, “Amen,” and she joins him in a drink.</text:p>
      <text:p text:style-name="P291">Giggles happen.</text:p>
      <text:p text:style-name="P291">Then she says, “Rick. Wait a minute, if there is a Husband Store, is there a Wife Store?”</text:p>
      <text:p text:style-name="P291">He says, “You are clever. Yes there is, and it has the same rules as the Husband Store. On the first floor, the sign says, the women on this floor love sex and are good looking. On the second floor, the women love sex, are good looking and have money. But the fact is, no man has ever gone any higher then the first floor.”</text:p>
      <text:p text:style-name="P291">They both laugh at this thought, then quietly have some food and drink.</text:p>
      <text:p text:style-name="P291"/>
      <text:p text:style-name="P291">He says, “When were chatting on the Internet, you told me you live in a third world country. And yet, you are happy to stay there?”</text:p>
      <text:p text:style-name="P291">She says, “It is poor. I love my family, my friends, and my church.”</text:p>
      <text:p text:style-name="P291">He says, “You also have a good job, with friends to work with.”</text:p>
      <text:p text:style-name="P297"><text:span text:style-name="T416">“</text:span><text:span text:style-name="T415">It does not pay much, but I am lucky to have the job. There are not many good jobs.”</text:span></text:p>
      <text:p text:style-name="P297"><text:span text:style-name="T416">“</text:span><text:span text:style-name="T415">Are there any Irish pubs in Manila?” It seems that every where Rick travels, he always finds an Irish pub.</text:span></text:p>
      <text:p text:style-name="P291">She laughs “I don’t know. We sometimes go to a place that has Philippines musicians playing music.”</text:p>
      <text:p text:style-name="P297"><text:soft-page-break/><text:span text:style-name="T416">“</text:span><text:span text:style-name="T415">That would be fun.”</text:span></text:p>
      <text:p text:style-name="P297"><text:span text:style-name="T416">“</text:span><text:span text:style-name="T415">It is, I go with my friends. We dance and sing.”</text:span></text:p>
      <text:p text:style-name="P291">He asks, “That reminds me, I must here you sing.”</text:p>
      <text:p text:style-name="P297"><text:span text:style-name="T416">“</text:span><text:span text:style-name="T415">You will in church tomorrow.”</text:span></text:p>
      <text:p text:style-name="P297"><text:span text:style-name="T416">“</text:span><text:span text:style-name="T415">True enough. And what is your house like?”</text:span></text:p>
      <text:p text:style-name="P291">She says, “I live my with sister family in a small house. I share a room with my niece.”</text:p>
      <text:p text:style-name="P297"><text:span text:style-name="T416">“</text:span><text:span text:style-name="T415">You do have electricity and running water right?”</text:span></text:p>
      <text:p text:style-name="P297"><text:span text:style-name="T416">“</text:span><text:span text:style-name="T415">Yes. But nothing like what we have in the hotel room. The hotel bathroom is so big and has very bright lights. It is as big as my bedroom.”</text:span></text:p>
      <text:p text:style-name="P297"><text:span text:style-name="T416">“</text:span><text:span text:style-name="T415">Your bathroom at home has a shower or bath tub?”</text:span></text:p>
      <text:p text:style-name="P297"><text:span text:style-name="T416">“</text:span><text:span text:style-name="T415">Only a hose with a shower head. The bathroom is the shower room.”</text:span></text:p>
      <text:p text:style-name="P297"><text:span text:style-name="T416">“</text:span><text:span text:style-name="T415">That’s right, I have heard of that.”</text:span></text:p>
      <text:p text:style-name="P291">She says, “The bathroom has a tile floor, and you use the shower hose to get wet and rinse off. There is no separations like the shower closet in the hotel bathroom.”</text:p>
      <text:p text:style-name="P291">He asks, “What's the rest of the house like?”</text:p>
      <text:p text:style-name="P297"><text:span text:style-name="T416">“</text:span><text:span text:style-name="T415">We have a big room for the kitchen, dinning table and sitting area. There is a TV and music player. I like to listen to popular music and classical music.”</text:span></text:p>
      <text:p text:style-name="P291">He says, “Yeah, sometimes I think we Americans have to much.”</text:p>
      <text:p text:style-name="P291">There is a thoughtful silence, then Jenny asks, “Have you thought of moving to the Philippines?”</text:p>
      <text:p text:style-name="P291">Here it is, a question that is sitting in the back of Ricks mind, “I have thought about it. I'm not sure I'm ready to leave America.”</text:p>
      <text:p text:style-name="P297"><text:soft-page-break/><text:span text:style-name="T416">“</text:span><text:span text:style-name="T415">Oh.”</text:span></text:p>
      <text:p text:style-name="P291">More silence.</text:p>
      <text:p text:style-name="P291">Rick says, “However, I am here with you now. This is something.”</text:p>
      <text:p text:style-name="P291">She manages a smile, “Yes, yes it is. We are getting to know each other. And I like it.”</text:p>
      <text:p text:style-name="P291">He says, “Me to. Finish up your drink and we’ll go have some dinner.”</text:p>
      <text:p text:style-name="P291">Rick leads Jenny out of the pub, out past the church, to the street where they get a taxi to Boat Quay.</text:p>
      <text:h text:style-name="P274" text:outline-level="1"><text:span text:style-name="T423">Boat Quay</text:span></text:h>
      <text:p text:style-name="P292">The taxi crosses the bridge, turns down a side street and lets them off near the river. Rick takes Jenny's hand, and they walk toward the lights, and people.</text:p>
      <text:p text:style-name="P292">Jenny says, “Many people.”</text:p>
      <text:p text:style-name="P292">Rick says, “It's Saturday night.”</text:p>
      <text:p text:style-name="P292">They walk along the sidewalk; on the left, people are seated at tables full on food and drinks. Further over, the other side of the people, is the river. Every once in a while, a burst of laughter erupts; people are enjoying themselves. On the right is the restaurant, bar, and pub buildings; there is a constant flow of servers move from building to patrons.</text:p>
      <text:p text:style-name="P292">Rick stops and looks at the menu of one of the restaurants.</text:p>
      <text:p text:style-name="P292">Jenny asks, “Are you hungry, do you want to eat here?”</text:p>
      <text:p text:style-name="P297"><text:soft-page-break/><text:span text:style-name="T414">“</text:span><text:span text:style-name="T409">Just looking. I think we should walk through, see what there is, and then choose a place. OK?”</text:span></text:p>
      <text:p text:style-name="P297"><text:span text:style-name="T414">“</text:span><text:span text:style-name="T409">Yes dear.”</text:span></text:p>
      <text:p text:style-name="P297"><text:span text:style-name="T409">In his mind, Rick echoes, </text:span><text:span text:style-name="T410">Yes dear</text:span><text:span text:style-name="T413">, he likes the way she said it, it has nice ring to it.</text:span></text:p>
      <text:p text:style-name="P293">As they walk toward the half way point, checking out the pubs and restaurants, the energy in the air rises, as well as the volume of voices. Most of the people are dressed rather nice, which matches the prices of the food. Rick likes it, Jenny is a bit intimidated; this place is socially far away from her small town in the Philippines. She holds Ricks hand for reassurance; he gives her a smile and squeezes her hand back.</text:p>
      <text:p text:style-name="P293">They reach the end, and start back.</text:p>
      <text:p text:style-name="P293">Rick asks, “Did you see anything you liked?”</text:p>
      <text:p text:style-name="P293">She says, “No. You pick something.”</text:p>
      <text:p text:style-name="P297"><text:span text:style-name="T414">“</text:span><text:span text:style-name="T413">OK. Let's walk back. I seen a place I liked.”</text:span></text:p>
      <text:p text:style-name="P293">Still holding hands, they walk back. Jenny lets go of his hand, and holds his arm. After the mid point, there is less people, and there is a nicely decorated restaurant.</text:p>
      <text:p text:style-name="P293">Rick looks toward the tables on the river side. He says, “This looks good. There are a few empty tables so we do not have to wait, and there is enough people eating here to make me think the food is good. You OK with Vietnamese food?”</text:p>
      <text:p text:style-name="P293">Jenny says, “I like Vietnamese.”</text:p>
      <text:p text:style-name="P293">He asks, “Shall we sit inside or out?”</text:p>
      <text:p text:style-name="P293">She says, “It is up to you.”</text:p>
      <text:p text:style-name="P297"><text:span text:style-name="T414">“</text:span><text:span text:style-name="T413">It's a lovely a evening, let's sit outside.”</text:span></text:p>
      <text:p text:style-name="P297"><text:soft-page-break/><text:span text:style-name="T414">“</text:span><text:span text:style-name="T413">OK.”</text:span></text:p>
      <text:p text:style-name="P293">The hostess seats them, gives them menus, says, “Your waitress will be with you shortly.”</text:p>
      <text:p text:style-name="P293">They look at the river, Rick looks up at, the downtown high rises which are towers of lights this time of night.</text:p>
      <text:p text:style-name="P293">He says, “This is...a nice city.”</text:p>
      <text:p text:style-name="P293">She says, “Yes.”</text:p>
      <text:p text:style-name="P293">Rick asks, “Are you alright?”</text:p>
      <text:p text:style-name="P297"><text:span text:style-name="T414">“</text:span><text:span text:style-name="T413">It is nice. There are many people here tonight. It is some what like the resort near my home town, but many many more people here.”</text:span></text:p>
      <text:p text:style-name="P293">The waitress comes by, “Can I get you something drink?”</text:p>
      <text:p text:style-name="P293">Rick looks at Jenny, she says nothing, he asks, “Do you have Thai ice tea?”</text:p>
      <text:p text:style-name="P293">The waitress answers, “Yes.”</text:p>
      <text:p text:style-name="P293">Rick says, “I'll have one,” then asks Jenny, “Ice tea?”</text:p>
      <text:p text:style-name="P293">She answers, “Nothing thank you.”</text:p>
      <text:p text:style-name="P293">The waitress says, “I will be back in a few minutes.”</text:p>
      <text:p text:style-name="P293">Rick asks, “Do you wish you were back in the Philippines at the resort with your friends?”</text:p>
      <text:p text:style-name="P293">She says, “What? Yes. I mean no.” Oh what I am saying?</text:p>
      <text:p text:style-name="P293">He rephrases his questions with a smile, “Do you wish your friends could be here with us?”</text:p>
      <text:p text:style-name="P293">She says, “I do miss my friends. But I am happy to be here with you.”</text:p>
      <text:p text:style-name="P297"><text:span text:style-name="T414">“</text:span><text:span text:style-name="T413">Well, I think it would be fun to have your friends here with us.”</text:span></text:p>
      <text:p text:style-name="P293">This brightens up Jenny’s face, she says, “Yes, and after <text:soft-page-break/>dinner we could go dancing.”</text:p>
      <text:p text:style-name="P293">He says, “Hmmm...might get late, and we have church tomorrow morning.”</text:p>
      <text:p text:style-name="P293">She says, “It is good to go to church every Sunday. Even when traveling.”</text:p>
      <text:p text:style-name="P293">Jenny picks up her menu and has a look, Rick follows her lead. </text:p>
      <text:p text:style-name="P293">The waitress comes back, sets Rick’s Thai ice tea down, and a water for Jenny, and asks, “Have you decided what you would like to eat?”</text:p>
      <text:p text:style-name="P293">Rick waits for Jenny, she is still looking at the menu, he says, “I'll have the pork chop rice.”</text:p>
      <text:p text:style-name="P293">Jenny says, “I'll have the barbecue chicken rice dish please.”</text:p>
      <text:p text:style-name="P293">The waitress says, “Fine,” and leaves.</text:p>
      <text:p text:style-name="P293"/>
      <text:p text:style-name="P293">Rick and Jenny talk, and when the waitress brings their meals, they eat.</text:p>
      <text:p text:style-name="P293">Near the end of the meal, Rick says, “I have been thinking about moving the Philippines.”</text:p>
      <text:p text:style-name="P293">Jenny looks up from her food, puts down her fork, and waits for him to continue.</text:p>
      <text:p text:style-name="P293">He does, “It is a big decision, moving again...moving from the United States, my home. I just don't know?”</text:p>
      <text:p text:style-name="P293">She manages a smile, “I have been wondering, what is next for us?” To herself she wonders, How can this work out. Rick lives in rich America. I live in poor Philippines. We are worlds apart, hardly know each other. A dark cloud drifts in over her dreams of being with him. “I should stay in the Philippines. My family is there, and <text:soft-page-break/>my parents are getting old.”</text:p>
      <text:p text:style-name="P297"><text:span text:style-name="T414">“</text:span><text:span text:style-name="T413">You are a better daughter than I am a son. My parents are in New York, and I live alone on the other side of the country. I see my parents every other year. I have my job, which is a good one. But I go home to no one. Some days, it is difficult, I feel lonely.”</text:span></text:p>
      <text:p text:style-name="P297"><text:span text:style-name="T414">“</text:span><text:span text:style-name="T413">After work, I go home to my parents. It nice to have them there. It is not the same as coming home to husband. I am lucky to have them to live with after I left my husband. And I had Margie with me. She is a blessing for me. <text:s/>She is grown up now. I see her every chance I have.”</text:span></text:p>
      <text:p text:style-name="P293">He says, “You would miss her if you came to America.”</text:p>
      <text:p text:style-name="P297"><text:span text:style-name="T414">“</text:span><text:span text:style-name="T413">I would. I cannot leave.”</text:span></text:p>
      <text:p text:style-name="P297"><text:span text:style-name="T414">“</text:span><text:span text:style-name="T413">I know.” His thoughts went back to his life in America, and to no one, he asked, “Is there any reason for me stay in America?” He answers himself, “My job.” You see, American's often see their value in life, as their value to society, measured by the work they do, measured by what job they have. Philippines people, see the world through other eyes.</text:span></text:p>
      <text:p text:style-name="P293">She says, “You have friends in California. What about Mark?”</text:p>
      <text:p text:style-name="P297"><text:span text:style-name="T414">“</text:span><text:span text:style-name="T413">Yeah, I've know him a few years. He is my best friend.” He looks down at his plate. “I don't know.”</text:span></text:p>
      <text:p text:style-name="P293">She hears the doubts in his mind, she does not like seeing him looking sad, “Singapore is a wonderful city. Tonight, we are best friends.”</text:p>
      <text:p text:style-name="P293">Rick looks a her face again, the wide smile on her face is contagious, he smiles with her.</text:p>
      <text:p text:style-name="P293"><text:soft-page-break/>She asks, “Shall we finish up and go for walk?”</text:p>
      <text:p text:style-name="P297"><text:span text:style-name="T414">“</text:span><text:span text:style-name="T413">Yes. Let’s.”</text:span></text:p>
      <text:p text:style-name="P293">They do finish.</text:p>
      <text:p text:style-name="P293"/>
      <text:p text:style-name="P293">Rick stands, holds his hand out for Jenny. She takes his hand, and they walks off through the crowd of people that are enjoying their food and drinks, they walk past the restaurants, and down the walkway leading toward the business towers. This walk takes them along beside the slow moving river.</text:p>
      <text:p text:style-name="P293">Jenny takes Rick’s arm, he lifts his forearm across his chest to make it easier and more enjoyable for her to hold his arm.</text:p>
      <text:p text:style-name="P293">She wonders of his feelings, and asks, “Do you mind my holding your arm?”</text:p>
      <text:p text:style-name="P293">She looks up, he looks into her pretty face, she smiles that bright smile of hers that glows as though heaven's light is shining through onto him causing his heart to flutter as a dove flying up into Heaven.</text:p>
      <text:p text:style-name="P297"><text:span text:style-name="T414">“</text:span><text:span text:style-name="T413">Yes. It’s nice.”</text:span></text:p>
      <text:p text:style-name="P293">They walk on. It’s Saturday night, and there are others walking as well, mostly couples. On the river a boat passes by, it is brightly lite for the passengers that are talking and laughing loudly.</text:p>
      <text:p text:style-name="P293">This is the same <text:s/>walkway Jenny and Rick had walked down during daytime. This evening, on this side of the river antique lampposts light the walkway and the buildings around, on the other side of the dark river, the lamps light up the trees in a calming green glow.</text:p>
      <text:p text:style-name="P293">Being a woman, as women are, Jenny says, “The river, <text:soft-page-break/>the trees, the walkway, all romantic.” She squeezes his arm.</text:p>
      <text:p text:style-name="P293">Being a man, as man are, Rick answer in the way men answer such romantic talk, he says nothing and smiles. Yeah, that's it, that's all a man does...which leaves the woman wondering even more about how he feels. He knows exactly how he feels, he feels good inside, his lady is holding his arm, it’s a lovely evening, romantic atmosphere. His heart in overdrive, and his mouth in neutral. Jenny is a patient woman, as calm as any lover waiting for the stars to come out as the evening sky changes from blue to black with twinkling lights; she can wait for Rick to answer.</text:p>
      <text:p text:style-name="P293">After time he says, “This is nice, nicer than being back in California. If I was in California I might go out to a bar for drink with Mark.”</text:p>
      <text:p text:style-name="P293">She knows he is capable of talking more poetic that this, but his comment is par for the course of men’s minds. </text:p>
      <text:p text:style-name="P293">She follows up with silly sarcasm, “Oh, is it? Are you sure you would want Mark holding your arm instead of me?”</text:p>
      <text:p text:style-name="P293">He counters, “Mark can be a friendly fellow.”</text:p>
      <text:p text:style-name="P293">To which she hits his arm with her free hand. Each chuckle, then silence returns to their walk.</text:p>
      <text:p text:style-name="P293">He sees a cement block for sitting on, and asks, "Would you like sit down?"</text:p>
      <text:p text:style-name="P293">"Sure."</text:p>
      <text:p text:style-name="P297"><text:span text:style-name="T413">They sit, she snuggles in next to him. Looking at him, she gives him a kiss on the check, then a soft romantic kiss. They sit back, Jenny next to him, Rick's hand on her shoulder. They watch another boat come and go up the </text:span><text:soft-page-break/><text:span text:style-name="T413">river toward the Boat Quay restaurants. Rick's mind follows the boat back, back to the question, </text:span><text:span text:style-name="T411">What next for them?</text:span></text:p>
      <text:p text:style-name="P291">He says, “I won't be working forever.”</text:p>
      <text:p text:style-name="P291">She says, “What?”</text:p>
      <text:p text:style-name="P297"><text:span text:style-name="T416">“</text:span><text:span text:style-name="T415">In the US, I won’t be working there forever. Maybe the Philippines would be a good place for me to retire to? What do you think?”</text:span></text:p>
      <text:p text:style-name="P291">With more enthusiasm then she intended, she says, “Oh yes, you can buy a place there very cheap, there are Americans that do that. They live with their Philippines wife. My cousin has an American husband. They have a lovely little daughter.”</text:p>
      <text:p text:style-name="P297"><text:span text:style-name="T416">“</text:span><text:span text:style-name="T415">It does sound inviting, but I'm not old enough to retire yet. Not old enough and not rich enough.”</text:span></text:p>
      <text:p text:style-name="P297"><text:span text:style-name="T416">“</text:span><text:span text:style-name="T415">Does not take much money to live in the Philippines.”</text:span></text:p>
      <text:p text:style-name="P291">He looked at Jenny. Really looked at her with soft eyes, calm, relaxing eyes. He breathed in, out, in, out. Again he found himself absorb in the attraction he feels when looking at her pretty face, her eyes, small nose, the curve of cheeks. He says, “Do you remember my dream I told about, sailing to the Pacific islands to live?”</text:p>
      <text:p text:style-name="P291">She says, “I remember. You wanted to sail there to see beautiful island women dancing in grass skirts, same like me,” she smiles at the memory of the poem her wrote her.</text:p>
      <text:p text:style-name="P297"><text:span text:style-name="T416">“</text:span><text:span text:style-name="T415">Yes, same like you. I want to go there to change my life, to live more at ease. And yes, to find my island girl, same like you.”</text:span></text:p>
      <text:p text:style-name="P297"><text:span text:style-name="T416">“</text:span><text:span text:style-name="T415">Really? Is this what you want?”</text:span></text:p>
      <text:p text:style-name="P297"><text:span text:style-name="T416">“</text:span><text:span text:style-name="T415">I know I want it, but think it is just a dream. How could </text:span><text:soft-page-break/><text:span text:style-name="T415">I ever really live in the Philippines? What would I do for work?”</text:span></text:p>
      <text:p text:style-name="P291">He brings her hopes up, and let’s her down. A melancholy feeling comes over them. They watch the boats, look at the trees, anything but each other.</text:p>
      <text:p text:style-name="P291"/>
      <text:p text:style-name="P291">He said, “Look. My dream of sailing the Pacific Ocean was years ago. Wow, I hadn't even thought about it in a long time, before we started to chat on the Internet. I do admit, it is exciting to think of living where the weather is forever summer.”</text:p>
      <text:p text:style-name="P297"><text:span text:style-name="T416">“</text:span><text:span text:style-name="T415">And the women dance for you,” she adds.</text:span></text:p>
      <text:p text:style-name="P297"><text:span text:style-name="T416">“</text:span><text:span text:style-name="T415">Nah, women are not going to dance for me. Would you dance for me?”</text:span></text:p>
      <text:p text:style-name="P297"><text:span text:style-name="T416">“</text:span><text:span text:style-name="T415">Oh yes.” She jumps up, puts her arms out from her sides, rotates her hips, shuffles her feet, goes through a little dance routine. He had meant in the future should he move there, but this is way better!</text:span></text:p>
      <text:p text:style-name="P291">She hums a little song, sings a few words to herself, then stops and asks, “Are your ready to come live in the Philippines?”</text:p>
      <text:p text:style-name="P291">With a silly grin on his face, “Yes, yes, yes...more.”</text:p>
      <text:p text:style-name="P291">She dance a few more steps, and takes his hand and pulls him, “Let's go,” gives him a hug, and holds him. With their arms around each other, she prays, Rick, come live with me, and marry me.</text:p>
      <text:p text:style-name="P291"/>
      <text:p text:style-name="P291">They walk back past the Boat Quay restaurant, and get a taxi back to the hotel. Rick asks if she would like a drink before going up, Jenny declines. In the elevator, she gives <text:soft-page-break/>him a kiss on the cheek. He smiles, stands close to her. Jenny has a shower first, and reads while she waits for Rick. He comes out wearing a yellow t-shirt and underwear, gets in bed. She watches him get his book out to read with her.</text:p>
      <text:p text:style-name="P291">He tries, but can't read, his mind is replaying Jenny dancing. “Jenny that was wonderful watching you dance for me. No one has ever done anything like that for me.”</text:p>
      <text:p text:style-name="P297"><text:span text:style-name="T416">“</text:span><text:span text:style-name="T415">That was nothing, it was a dance I have learned for festival. All us girls in the office must learn. Then we dance for the people attending festival at night. We have to do for our jobs.”</text:span></text:p>
      <text:p text:style-name="P297"><text:span text:style-name="T416">“</text:span><text:span text:style-name="T415">Amazing, dancing for your job. It must be fun.”</text:span></text:p>
      <text:p text:style-name="P297"><text:span text:style-name="T416">“</text:span><text:span text:style-name="T415">My friends make it fun. We practice and dance together. Come to the Philippines and you can watch us.”</text:span></text:p>
      <text:p text:style-name="P297"><text:span text:style-name="T416">“</text:span><text:span text:style-name="T415">Yes. I can do that.”</text:span></text:p>
      <text:p text:style-name="P297"><text:span text:style-name="T416">“</text:span><text:span text:style-name="T415">When will you come to the Philippines?” There she has asked a direct question, she wants to know.</text:span></text:p>
      <text:p text:style-name="P297"><text:span text:style-name="T416">“</text:span><text:span text:style-name="T415">I don't know.” He looks into her eyes trying to see if she why she would want him to come to the Philippines. “I can, I have more holidays I can take from work, but not right now.”</text:span></text:p>
      <text:p text:style-name="P297"><text:span text:style-name="T416">“</text:span><text:span text:style-name="T415">When can you come see me?”</text:span></text:p>
      <text:p text:style-name="P291">This time, the question is not come to the Philippines, it is come see her. He asks, “You really want me to see me again, don’t you?”</text:p>
      <text:p text:style-name="P291">She wonders, How can he ask such a question? “Yes I do.”</text:p>
      <text:p text:style-name="P297"><text:span text:style-name="T416">“</text:span><text:span text:style-name="T415">Jenny, we are together now, I’m still here with you.”</text:span></text:p>
      <text:p text:style-name="P291">She looks away from him. He moves to sit facing her, she <text:soft-page-break/>looks up.</text:p>
      <text:p text:style-name="P291">He says, “When I came here, I had no plans for the future, I did not know what would happen when we met, even if we would like each other in person. And you want to know something? I’m liking you a whole lot.”</text:p>
      <text:p text:style-name="P291">She says, “I like you to.”</text:p>
      <text:p text:style-name="P297"><text:span text:style-name="T416">“</text:span><text:span text:style-name="T415">No, no, no. I mean I like you a whole lot, more than just like you. When I look at you, I feel good inside. I want to keep looking at you.”</text:span></text:p>
      <text:p text:style-name="P297"><text:span text:style-name="T416">“</text:span><text:span text:style-name="T415">I like you a whole lot to.”</text:span></text:p>
      <text:p text:style-name="P297"><text:span text:style-name="T416">“</text:span><text:span text:style-name="T415">Watching you dance for me. I loved it.”</text:span></text:p>
      <text:p text:style-name="P291">She notices him using the word love. Almost what she want him to say, for she is falling in love with him.</text:p>
      <text:p text:style-name="P297"><text:span text:style-name="T416">“</text:span><text:span text:style-name="T415">Come to the Philippines, and I will dance for you again.”</text:span></text:p>
      <text:p text:style-name="P297"><text:span text:style-name="T416">“</text:span><text:span text:style-name="T415">I’d like that. I’d like that a whole lot.”</text:span></text:p>
      <text:p text:style-name="P291">He moved back to sit beside her, looking at her. He picked up his book, and again, could not concentrate enough to read. She to was not reading anymore, and put her book down. Together they turned their night lights out; the room went dark. They came together in the middle of the bed to kiss. The kiss was good, the feeling awkward. She is willing, not wanting. He felt the same.</text:p>
      <text:p text:style-name="P291">He said, “Let’s go to sleep.”</text:p>
      <text:p text:style-name="P291">She said good night with a light kiss.</text:p>
      <text:h text:style-name="P272" text:outline-level="1"><text:soft-page-break/><text:span text:style-name="T424">Church on Sunday</text:span></text:h>
      <text:p text:style-name="P297"><text:span text:style-name="T409">The sun is up, Jenny and Rick are not. It’s Sunday, God’s chosen day of rest. Jenny is the first to open her eyes. Today, she does not have her friends and family to go to church with, today she has Rick to join her. She looks over at him sleeping, she gets up, goes to the window, and flings open the curtains, allowing a flood of bright sunshine in. She is reminded of Rick quoting Shakespeare, </text:span><text:span text:style-name="T410">What light through yonder window breaks?</text:span><text:span text:style-name="T409"> </text:span></text:p>
      <text:p text:style-name="P293">It is the Singapore sun.</text:p>
      <text:p text:style-name="P293">The light hits Rick like cold water on the face, he twists, turns, tries to open his eyes, closes them, and then Jenny jumps on the bed causing him to bounce.</text:p>
      <text:p text:style-name="P293">She says, “Time to get up! We have church today.”</text:p>
      <text:p text:style-name="P293">He manages, “Yes. Church. Right. Church?”</text:p>
      <text:p text:style-name="P297"><text:span text:style-name="T414">“</text:span><text:span text:style-name="T413">Church at Chijmes.” She throws back the bed covers.</text:span></text:p>
      <text:p text:style-name="P293">Rick curls up on his side and looks at her. She looks like a child on Christmas morning, full of anticipation, and excitement.</text:p>
      <text:p text:style-name="P293">She repeats, “Come on, time to get up. Let’s go for breakfast.”</text:p>
      <text:p text:style-name="P293">Rick’s mostly awake now, “Yeah, breakfast. What time is it?”</text:p>
      <text:p text:style-name="P293">She heads toward the bathroom, “It is 8 o’clock, you slept in today, no more jet lag. Are you hungry?”</text:p>
      <text:p text:style-name="P297"><text:span text:style-name="T413">She is gone into the bathroom, he says to himself, “Yeah, time for breakfast,” and thinks, </text:span><text:span text:style-name="T411">Hey, she is right, I am over my jet lag</text:span><text:span text:style-name="T413">.</text:span></text:p>
      <text:p text:style-name="P293"><text:soft-page-break/>They both get washed and dressed, then go down and have the hotel breakfast buffet. While eating, Jenny talks, Rick watches. When she looks up at him, he is always looking at her. He is absorbing the shape of face, the light from her eyes, the softness of her lips; it just feels good to look at her. She cannot help but to smile at his attentiveness, however silent he is this morning.</text:p>
      <text:p text:style-name="P293">As they finish breakfast, Jenny says, “Let’s take the subway to Chijmes. I know how to get there now.”</text:p>
      <text:p text:style-name="P293">Rick says, “Good, good, lead the way, I’m right with you.”</text:p>
      <text:p text:style-name="P293">She takes his hand and off they go to the subway. She leads them through the subway gates, selects the correct side to wait for the train, gets them to the correct stop, and out onto the street.</text:p>
      <text:p text:style-name="P293">She looks around, “This way.” A short walk and they are through into the inside grounds of Chijmes.</text:p>
      <text:p text:style-name="P297"><text:span text:style-name="T413">Rick says, “You are good, you learn fast,” and thinks, </text:span><text:span text:style-name="T411">She is a confident able woman.</text:span></text:p>
      <text:p text:style-name="P297"><text:span text:style-name="T416">“</text:span><text:span text:style-name="T415">Thank you.”</text:span></text:p>
      <text:p text:style-name="P291">They walk with others going in the same direction, and join a number of people walking up the steps into the church.</text:p>
      <text:p text:style-name="P291">She says, “We are on time. Let’s sit up there.” They sit in the pew, row 6 from the front.</text:p>
      <text:p text:style-name="P291">After a few minutes, the murmuring hushes, a woman dress in a white blouse and a black skirt comes out, and welcomes everyone. There is some singing, during which time, Rick mostly listens to Jenny, singing a few words in silence.</text:p>
      <text:p text:style-name="P291"><text:soft-page-break/>Between songs, he whispers into her ear, “You have a lovely voice.” He is referring to her singing, and he then realizes, he also means her voice every time she speaks. He listens to her voice like he is listening to his favorite symphony, listening with feelings.</text:p>
      <text:p text:style-name="P291">She smiles, he gazes at her.</text:p>
      <text:p text:style-name="P291">After the third song, the lady commentator announces, “It is time to introduce Father Micheal Flynn. He is visiting us from Canada. Father Flynn speaks the bible scriptures in a common person’s language, in a story telling style...With a Canadian accent.”</text:p>
      <text:p text:style-name="P291">This makes the people chuckle, and Rick hopeful. He is hopeful the pastor will speak like a regular man, and not use words like thou art.</text:p>
      <text:p text:style-name="P291">The announcer says, “May God speak your words through Father Flynn’s sermon.”</text:p>
      <text:p text:style-name="P291">The people clap as a tall slim blond haired man walks onto the stage, wearing white with a black tie. He is smiling stepping lively like a comedian coming up to do a one man show.</text:p>
      <text:p text:style-name="P297"><text:span text:style-name="T416">“</text:span><text:span text:style-name="T415">Thank you for your friendly greeting. This is my fourth and finial time I speak to. Since I arrived in Singapore, you have been most welcoming and supportive. It is a pleasure to be here. I am from Canada, from a farming village. When I was a child, my father often took my brother and I to the family farm on weekends.”</text:span></text:p>
      <text:p text:style-name="P291">Father Flynn went on to tell how his grandfather had saved two young boys from drowning in an icy winter pond. He continued with a story of how his dad, 30 years later, attempted to save two boys from a dangerous river; one boy was saved, the other was drowned. At this point, <text:soft-page-break/>the pastor paused, not a sound was made by anyone. The pastor looked down as if to make a private prayer, then finished the story.</text:p>
      <text:p text:style-name="P297"><text:span text:style-name="T415">Rick, and every other person in that church was thinking,</text:span><text:span text:style-name="T411"> What a poignant story</text:span><text:span text:style-name="T413">. Rick was wondering, </text:span><text:span text:style-name="T411">What are the odds of father and son having such a similar life and death struggles for 2 boys?</text:span><text:span text:style-name="T413"> Rick is not a firm believer in the bible, for him the bible is the Good Book of Moral Stories, not true stories.</text:span></text:p>
      <text:p text:style-name="P293">Rick asked Jenny, “Do you believe that story?”</text:p>
      <text:p text:style-name="P293">She answered, “Yes, of course.” She remembered children being swept away by the ocean, then went on listening intently to the sermon.</text:p>
      <text:p text:style-name="P297"><text:span text:style-name="T413">Rick's mind went wandering back to when he was a boy in the country side of upstate New York where he often wandered the farmer’s fields and woodlands. One time he and a friend floated a raft out into a large pond; yes, two boys playing in dangerous waters. The raft tipped, and they fell into the water. Cold and wet, they walked to shore, laughing, they had been lucky to have capsized near shore where it was easy to walk to safety. Rick thought, </text:span><text:span text:style-name="T411">Maybe Father Flynn did tell a real story.</text:span></text:p>
      <text:p text:style-name="P291">Next the pastor told a bible story about the disciple Paul. Paul had been in prison for his religious beliefs. While in prison, Paul wondered, Why has God let this happen to me?</text:p>
      <text:p text:style-name="P291">Rick heard this, and thought, Yeah, good question?</text:p>
      <text:p text:style-name="P291">The Pastor answered, “Jesus said to Paul, ‘Early today, we walked together, I picked up a ladybug from the hot sunny walkway, and laid it down in a shady garden so that it would not be stepped on. The bug does not <text:soft-page-break/>understand why I moved it, as we do not understand why our infinitely wise God does what he does. Paul thought about this. Like Jesus had place the bug in the safety of the garden, God had placed Paul in safety of the prison. Jesus helped Paul’s heart move from the dangers of man's folly, to the safety of God's garden.”</text:p>
      <text:p text:style-name="P291">Rick and Jenny both liked the pastor's ladybug story. </text:p>
      <text:p text:style-name="P291">Father Flynn finished with, “Now let us pray,” and we all did,</text:p>
      <text:p text:style-name="P291"/>
      <text:p text:style-name="P299">Our Father, who art in heaven,</text:p>
      <text:p text:style-name="P299">Hallowed be thy Name.</text:p>
      <text:p text:style-name="P299">Thy kingdom come.</text:p>
      <text:p text:style-name="P299">Thy will be done,</text:p>
      <text:p text:style-name="P299">On earth as it is in heaven.</text:p>
      <text:p text:style-name="P299">Give us this day our daily bread.</text:p>
      <text:p text:style-name="P299">And forgive us our trespasses,</text:p>
      <text:p text:style-name="P299">As we forgive those that trespass against us.</text:p>
      <text:p text:style-name="P299">And lead us not into temptation;</text:p>
      <text:p text:style-name="P299">But deliver us from evil. </text:p>
      <text:p text:style-name="P299">Amen.</text:p>
      <text:p text:style-name="P298"/>
      <text:p text:style-name="P292">The sermon was over, everyone got up, and filed out of church.</text:p>
      <text:p text:style-name="P292">Once outside Rick says, “I think you are right, the pastor was telling the truth about the boys and the water; it’s possible.”</text:p>
      <text:p text:style-name="P292">As if it should be self evident, she said, “He is the pastor, he is telling the truth. Well maybe not what happened to him personally, but a truth of human nature.”</text:p>
      <text:p text:style-name="P297"><text:soft-page-break/><text:span text:style-name="T414">“</text:span><text:span text:style-name="T409">A story like the stories in the bible, they may not actually be real but are true of human nature. Yeah I get it.”</text:span></text:p>
      <text:p text:style-name="P297"><text:span text:style-name="T414">“</text:span><text:span text:style-name="T409">Rick, it is the bible, the word of God, the truth.” She could see him thinking about this.</text:span></text:p>
      <text:p text:style-name="P292">He says, “Nice day today, isn’t it?”</text:p>
      <text:p text:style-name="P292">She says, “It is. Are you hungry?”</text:p>
      <text:p text:style-name="P297"><text:span text:style-name="T414">“</text:span><text:span text:style-name="T409">Yeah, how about going to Boat Quay?”</text:span></text:p>
      <text:p text:style-name="P297"><text:span text:style-name="T414">“</text:span><text:span text:style-name="T409">Good.”</text:span></text:p>
      <text:p text:style-name="P292">They took a taxi there, and walked down through the restaurants. It is quite during the day, slow paced, only a few patrons. They looked at the menus displayed in front of the places, selected one, and are seated near the water. Jenny had a chicken plate, and Rick a salad dish with chicken slices, nothing exotic, nothing special, but nice.</text:p>
      <text:p text:style-name="P292">Jenny asked, “Can we check our email again?”</text:p>
      <text:p text:style-name="P297"><text:span text:style-name="T414">“</text:span><text:span text:style-name="T409">Sure. That pub over there has Internet.”</text:span></text:p>
      <text:p text:style-name="P292">Once inside, Rick ordered a soda water, and they sat down at the computer. Jenny hesitated to touch the computer.</text:p>
      <text:p text:style-name="P292">He said, “I’m going to the washroom, back in a few minutes,” and off he went.</text:p>
      <text:p text:style-name="P297"><text:span text:style-name="T409">She went right to her email, and logged in. Her anticipation was dashed, no new messages. She opened yesterday’s message and re-read it, then clicked reply. Might as well send another message to Marie.</text:span></text:p>
      <text:p text:style-name="P299">Marie,</text:p>
      <text:p text:style-name="P299">Church was boring, I miss the choir, and you. Rick does not go to church in California, he takes me today, he is nice. You would like him. I want him to come to the Philippines.</text:p>
      <text:p text:style-name="P299"><text:soft-page-break/>God bless</text:p>
      <text:p text:style-name="P299">Jenny</text:p>
      <text:p text:style-name="P292">She clicks send, and starts another message to her daughter.</text:p>
      <text:p text:style-name="P299">Tess</text:p>
      <text:p text:style-name="P299">I went to church with Rick. He is a wonderful man. He treats me nice, you would like him. I am eating to much. I must be careful, not get fat. I have a swimsuit, can you believe? We have a pool at the hotel swim everyday.</text:p>
      <text:p text:style-name="P299">I miss you. God bless.</text:p>
      <text:p text:style-name="P299">Mom</text:p>
      <text:p text:style-name="P292">She clicks send before Rick came and sat beside her.</text:p>
      <text:p text:style-name="P297"><text:span text:style-name="T414">“</text:span><text:span text:style-name="T409">Any new messages?” he asked.</text:span></text:p>
      <text:p text:style-name="P292">She sits back, “No. Marie does not work today. She does not go to the Internet café on the weekend.” Jenny does, she is not married with children. She goes on the weekends because she cannot wait until Monday to read Rick’s emails. There have been times when those emails are the best thing on the weekend, this connection to him makes loneliness go away.</text:p>
      <text:p text:style-name="P292">He has a drink and sits back.</text:p>
      <text:p text:style-name="P292">She asks, “Do you want to check your email?”</text:p>
      <text:p text:style-name="P297"><text:span text:style-name="T414">“</text:span><text:span text:style-name="T409">No, not now, I just checked yesterday.”</text:span></text:p>
      <text:p text:style-name="P292">He does not want Jenny to see his messages from Will, nor does he want her to see any of the other messages from other women. Jenny is his number one Internet girlfriend, his only Internet girlfriend. However, he does exchange emails with another women. She knows about this trip to Singapore and Jenny. Since he believes he will never meet her, he is honest with her, nothing to loose. The emails to her are innocent enough, but why create <text:soft-page-break/>problems where there is none? </text:p>
      <text:p text:style-name="P292">She says, “I can give you privacy if you need.”</text:p>
      <text:p text:style-name="P297"><text:span text:style-name="T414">“</text:span><text:span text:style-name="T409">No, no need, I’ll check later. It’s nice out, lets take a walk down the river.”</text:span></text:p>
      <text:p text:style-name="P297"><text:span text:style-name="T414">“</text:span><text:span text:style-name="T409">Yes, I like to walk with you.”</text:span></text:p>
      <text:p text:style-name="P292">They leave the pub, walk down the river to the bridge they crossed on their second day in Singapore. On the other side, in the shade of the trees, they sit down.</text:p>
      <text:p text:style-name="P292">Jenny says, “Last we were here, we kissed.”</text:p>
      <text:p text:style-name="P292">He smiled and looked at her, saying nothing, feeling good. “You are sweet,” he moved close beside her. “Do you want to do anything this afternoon, or go back to the hotel for a swim?”</text:p>
      <text:p text:style-name="P297"><text:span text:style-name="T414">“</text:span><text:span text:style-name="T409">I like swimming.”</text:span></text:p>
      <text:p text:style-name="P297"><text:span text:style-name="T414">“</text:span><text:span text:style-name="T409">Good.”</text:span></text:p>
      <text:p text:style-name="P292">He did not move, she went to get up, and sat back down. He watched the river for a moment, and watched her watching the river.</text:p>
      <text:p text:style-name="P292">Rick says, “No hurry today, we can take the MRT back to the hotel.”</text:p>
      <text:p text:style-name="P292">They get up, walk back across the bridge, up between the buildings to an open quadral where there is an MRT stop. They go down into the cool of the underground, and go to the stop near the hotel.</text:p>
      <text:p text:style-name="P292">When they get to their room, they change into their swimsuits. Rick gets a book, and they go back down to the pool.</text:p>
      <text:p text:style-name="P292">Sunday afternoon, the other hotel guests must be tourists out site seeing because Jenny and Rick have the pool to themselves again. Jenny gets in, Rick sits and watches <text:soft-page-break/>her. He picks up his notebook, and reads, later, joining her for a swim.</text:p>
      <text:p text:style-name="P292"/>
      <text:p text:style-name="P292">After the swim they go back to the room and shower, get naked, kiss and touch each other. Jenny pushes Rick back, gives him intimate kisses of pleasure as he had given to her on their first naked adventure. Him satisfied, her happy to have made him happy, she moves up beside him.</text:p>
      <text:p text:style-name="P292">He says, “That was good, real good.”</text:p>
      <text:p text:style-name="P292">She just smiles.</text:p>
      <text:p text:style-name="P292">He asks, “Would you like me to do you?”</text:p>
      <text:p text:style-name="P297"><text:span text:style-name="T414">“</text:span><text:span text:style-name="T409">No, not now,” she feels warm, not wanting. She has her head on a pillow, she is laying on her side looking at him.</text:span></text:p>
      <text:p text:style-name="P297"><text:span text:style-name="T409">He wants to say, </text:span><text:span text:style-name="T410">You are beautiful</text:span><text:span text:style-name="T413">, however he worries that she will think his compliment is only of because of she has just done for him. Instead he, touches his lips to her cheek, then lays back with big smile on his face. He has big smile, he feels good to the point of laugher.</text:span></text:p>
      <text:p text:style-name="P293">He lays on his side, pulls the covers up over them, puts an arm under her neck, and hugs her into him.</text:p>
      <text:p text:style-name="P293"/>
      <text:p text:style-name="P293">She says, “I love laying here with you.”</text:p>
      <text:p text:style-name="P293">Without hesitation, he says, “I love this too. It feels good.”</text:p>
      <text:p text:style-name="P293">She says, “Soon we leave.”</text:p>
      <text:p text:style-name="P293">He looks away from her, and says, “I know. For now, we are together, and you know?”</text:p>
      <text:p text:style-name="P297"><text:span text:style-name="T414">“</text:span><text:span text:style-name="T413">Know what?”</text:span></text:p>
      <text:p text:style-name="P297"><text:soft-page-break/><text:span text:style-name="T414">“</text:span><text:span text:style-name="T413">I really love being with you,” he laughs, “hmmm, didn’t I just say that? Anyway, I do love being with you.” And he hears the echo of Mark’s words, </text:span><text:span text:style-name="T411">Don’t fall in love.</text:span></text:p>
      <text:p text:style-name="P291">They are quite, each exploring their feelings.</text:p>
      <text:p text:style-name="P291">She wants to talk more about love, but it is to soon after doing him.</text:p>
      <text:p text:style-name="P291">She asks, “What book are you reading?”</text:p>
      <text:p text:style-name="P297"><text:span text:style-name="T416">“</text:span><text:span text:style-name="T415">It is my note book of my writings and of writings by other authors. I read you a poem yesterday during the massage.”</text:span></text:p>
      <text:p text:style-name="P297"><text:span text:style-name="T416">“</text:span><text:span text:style-name="T415">That was a nice poem. Can you read me some more?”</text:span></text:p>
      <text:p text:style-name="P291">His face brightens up, “Sure,” he reaches for the book, sits up and starts to page through his notebook: Keats, Shelly, Shakespeare, Blake. “Here, Robert Frost, an American poet. This one is fun, The Hardship of Accounting,”</text:p>
      <text:p text:style-name="P303">Never ask of money spent</text:p>
      <text:p text:style-name="P303">Where the spender thinks it went.</text:p>
      <text:p text:style-name="P303">Nobody was ever meant</text:p>
      <text:p text:style-name="P303">To remember or invent</text:p>
      <text:p text:style-name="P303">What he did with every cent.</text:p>
      <text:p text:style-name="P303"/>
      <text:p text:style-name="P291">He says, “This one is for you, The Road Less Taken,”</text:p>
      <text:p text:style-name="P303">Two roads diverged in a wood,</text:p>
      <text:p text:style-name="P303">I am one traveler, long I stood.</text:p>
      <text:p text:style-name="P303">I took the smaller, t'is just as fair,</text:p>
      <text:p text:style-name="P303">It was grassy and wanted wear.</text:p>
      <text:p text:style-name="P303">Two roads diverged in a wood, and I —</text:p>
      <text:p text:style-name="P303">I took the one less traveled by.</text:p>
      <text:p text:style-name="P303"><text:soft-page-break/>Someday in future, ages hence,</text:p>
      <text:p text:style-name="P303">This will have made, all the difference.</text:p>
      <text:p text:style-name="P303"/>
      <text:p text:style-name="P291">She asks, “Will you take The Road Less Taken? Will you come to me in the Philippines?”</text:p>
      <text:p text:style-name="P291">He looked at her, laid the book aside, looked back, gazed into her eyes, sat back.</text:p>
      <text:p text:style-name="P291">She says, “No, you don’t <text:s/>have to answer.”</text:p>
      <text:p text:style-name="P291">He says, “No, it’s not that at all. The problem is I have feelings for you.”</text:p>
      <text:p text:style-name="P297"><text:span text:style-name="T416">“</text:span><text:span text:style-name="T415">That’s a problem?”</text:span></text:p>
      <text:p text:style-name="P297"><text:span text:style-name="T416">“</text:span><text:span text:style-name="T415">No, that’s not what I mean. It comes as a surprise to me. I thought I would come here, have some fun, and leave. No problems.”</text:span></text:p>
      <text:p text:style-name="P297"><text:span text:style-name="T416">“</text:span><text:span text:style-name="T415">I am a problem?”</text:span></text:p>
      <text:p text:style-name="P291">He tries again, “Not a problem. You are a surprise, a good surprise. The problem is me. I’ve never thought about having a long term relationship.”</text:p>
      <text:p text:style-name="P291">She says, “Oh, you really only want to come here and fun with me, and then leave me?”</text:p>
      <text:p text:style-name="P291">He admits, “That is what I was planning. But now, I don’t know.”</text:p>
      <text:p text:style-name="P297"><text:span text:style-name="T416">“</text:span><text:span text:style-name="T415">Will you come to the Philippines with me?”</text:span></text:p>
      <text:p text:style-name="P297"><text:span text:style-name="T416">“</text:span><text:span text:style-name="T415">I cannot come now.”</text:span></text:p>
      <text:p text:style-name="P297"><text:span text:style-name="T416">“</text:span><text:span text:style-name="T415">Do you want to come?”</text:span></text:p>
      <text:p text:style-name="P291">She looks into his eyes, he meets her gaze. Happiness rises from his heart onto his face, he smiles.</text:p>
      <text:p text:style-name="P297"><text:span text:style-name="T416">“</text:span><text:span text:style-name="T415">Yes. Yes I do.”</text:span></text:p>
      <text:p text:style-name="P291"><text:soft-page-break/>She asks, “Are you sure I am no problem for you?” His happiness has an effect on her. She asks, “When?”</text:p>
      <text:p text:style-name="P297"><text:span text:style-name="T416">“</text:span><text:span text:style-name="T415">When?” He echoes. She is direct, and a bit forward.</text:span><text:span text:style-name="T411"> </text:span><text:span text:style-name="T413">“I don’t know. I will need to think about it, check with work, plan.” He pushes a questions back the her, “When is a good time for you?”</text:span></text:p>
      <text:p text:style-name="P297"><text:span text:style-name="T414">“</text:span><text:span text:style-name="T413">Anytime. You can come to me anytime.”</text:span></text:p>
      <text:p text:style-name="P297"><text:span text:style-name="T414">“</text:span><text:span text:style-name="T413">OK.” This is all to fast for him, he needs to think, plan. He thinks out load, “Where would I stay? What would we do?”</text:span></text:p>
      <text:p text:style-name="P297"><text:span text:style-name="T414">“</text:span><text:span text:style-name="T413">There are many hotels. You cannot stay with me at my family homes.”</text:span></text:p>
      <text:p text:style-name="P297"><text:span text:style-name="T414">“</text:span><text:span text:style-name="T413">Alright. Would you stay with me?”</text:span></text:p>
      <text:p text:style-name="P297"><text:span text:style-name="T414">“</text:span><text:span text:style-name="T413">No. Maybe. Yes.”</text:span></text:p>
      <text:p text:style-name="P297"><text:span text:style-name="T414">“</text:span><text:span text:style-name="T413">Well that's definitive. Alright let me work on it.” He is not worried, it’s a long time away, and right now, it’s dinner time, time to put off this conversation and think about it.</text:span></text:p>
      <text:h text:style-name="P274" text:outline-level="1"><text:span text:style-name="T423">Comes the Time</text:span></text:h>
      <text:p text:style-name="P292">The next two days went by smoothly, the conversation was good, the food was good, the time in their room was great. As well, they continued to go out and see the sites of <text:s/>the city.</text:p>
      <text:p text:style-name="P292">The day before leaving Singapore, they walked up from the hotel, up Newbridge to Arab Street, then turned right to go see the large Mosque. From the Mosque is a short street converted into a walking street with palm trees on <text:soft-page-break/>each side that are taller than the shops on the first level, storage or living on the second level, like Little India. </text:p>
      <text:p text:style-name="P292">The difference here is the people are of Middle Eastern heritage, and the products in the shop are different. The shops are clean, well kept, the same architecture as the other cultural areas. </text:p>
      <text:p text:style-name="P292">Today the weather is the same, dependably hot, slightly cloudy, hazy, cooling off in the evenings. The one thing that was changing, was the growing feeling Jenny and Rick have for each other.</text:p>
      <text:p text:style-name="P297"><text:span text:style-name="T409">Oh, Jenny has her worries, Is Rick really going to come to the Philippines?</text:span><text:span text:style-name="T410"> </text:span><text:span text:style-name="T413">His actions and words give her heart hope and belief he will. Rick thinks more and more of how he loves being with her. He knows he you miss her after they separate.</text:span></text:p>
      <text:p text:style-name="P293">On the Wednesday, seven days after meeting, the sun rises, Jenny wakes. She lays quietly not wanting to wake Rick, happy to see him again this morning, unhappy about what is to happen later today; she is to leave him, return home. At this thought, she decides she wants as much time as she can have with him; she runs her hand through his hair to better see him, and to wake him up.</text:p>
      <text:p text:style-name="P293">He opens his eyes, turns to her, they hug. Jenny hugs him tightly.</text:p>
      <text:p text:style-name="P293">He says, “I’m attracted to you like no other.”</text:p>
      <text:p text:style-name="P293">She kisses him, moves on top of him.</text:p>
      <text:p text:style-name="P293">This time they get started before either is very awake, they have done it without a condom.</text:p>
      <text:p text:style-name="P293">He says, “No condom. This is not safe.”</text:p>
      <text:p text:style-name="P297"><text:span text:style-name="T414">“</text:span><text:span text:style-name="T413">I do not have any sickness. Do you?”</text:span></text:p>
      <text:p text:style-name="P297"><text:soft-page-break/><text:span text:style-name="T414">“</text:span><text:span text:style-name="T413">No. No of course not. But. Will you get pregnant?”</text:span></text:p>
      <text:p text:style-name="P297"><text:span text:style-name="T414">“</text:span><text:span text:style-name="T413">No. I have been taking the pill to prevent.” With this she laughs, “Did you want me to get pregnant?”</text:span></text:p>
      <text:p text:style-name="P293">Her lightness relieves the tension, and his worries.</text:p>
      <text:p text:style-name="P293">She says, “We are leaving each other today.”</text:p>
      <text:p text:style-name="P297"><text:span text:style-name="T414">“</text:span><text:span text:style-name="T413">Yes. We should get up and go have some food.”</text:span></text:p>
      <text:p text:style-name="P293">For minutes, neither moves, then he gets out of bed, she watches him, wishing him to stay with her longer. They shower, dress, go down, out into the mall to a Chinese restaurant.</text:p>
      <text:p text:style-name="P293">Rick says, “I’m going to miss this, getting up in the morning, having breakfast, and looking across the table at you.”</text:p>
      <text:p text:style-name="P293">She does not look up, “I’ll miss you too.” </text:p>
      <text:p text:style-name="P293">He watches her eat. It’s a quiet meal. Then they walk through the mall and back to their room.</text:p>
      <text:p text:style-name="P297"><text:span text:style-name="T414">“</text:span><text:span text:style-name="T413">Time to go to the airport.” </text:span><text:span text:style-name="T415">He adds, “I don’t want to go.”</text:span></text:p>
      <text:p text:style-name="P297"><text:span text:style-name="T416">“</text:span><text:span text:style-name="T415">I want you to come with me to the Philippines.”</text:span></text:p>
      <text:p text:style-name="P297"><text:span text:style-name="T416">“</text:span><text:span text:style-name="T415">You know I cannot.”</text:span></text:p>
      <text:p text:style-name="P297"><text:span text:style-name="T416">“</text:span><text:span text:style-name="T415">I know.”</text:span></text:p>
      <text:p text:style-name="P291">They silently pack their things. Each takes a walk around the bathroom, the main room, checks the closet. All is packed.</text:p>
      <text:p text:style-name="P297"><text:span text:style-name="T416">“</text:span><text:span text:style-name="T415">Let’s go,” Rick says.</text:span></text:p>
      <text:p text:style-name="P291">They go down, Rick checks out, pays the bill. They walk out into the court yard where the door man calls a taxi for them.</text:p>
      <text:p text:style-name="P291">Jenny says, “It is a lovely hotel. I’ll miss the pool.”</text:p>
      <text:p text:style-name="P297"><text:soft-page-break/><text:span text:style-name="T416">“</text:span><text:span text:style-name="T415">Me to. I loved watching you swim.”</text:span></text:p>
      <text:p text:style-name="P291">Jenny begins to think about her home in the Philippines, no pool, no maid service, no air conditioning, no cook, and of course, no Rick.</text:p>
      <text:p text:style-name="P291">They get to the airport, Rick goes with Jenny to get her boarding pass. He is relieved that she is flying out first, this keeps her from hanging around the airport on her own.</text:p>
      <text:p text:style-name="P291">They have been together 7 days, 24 hours a day.</text:p>
      <text:p text:style-name="P291">Jenny goes with Rick to get his boarding pass. Both with passes, they go through security together. They sit down at a restaurant and order an ice tea.</text:p>
      <text:p text:style-name="P291">Jenny asks, “No beer?”</text:p>
      <text:p text:style-name="P297"><text:span text:style-name="T416">“</text:span><text:span text:style-name="T415">Nah, not now, maybe later on the plane.” Rick say, “I really want to see you again. Really I do.”</text:span></text:p>
      <text:p text:style-name="P297"><text:span text:style-name="T416">“</text:span><text:span text:style-name="T415">I know you do,” she replies, “When is the only question?”</text:span></text:p>
      <text:p text:style-name="P297"><text:span text:style-name="T416">“</text:span><text:span text:style-name="T415">Be patient with me, I will. I need to work out the timing with my boss.”</text:span></text:p>
      <text:p text:style-name="P297"><text:span text:style-name="T416">“</text:span><text:span text:style-name="T415">You’ve told me, and I believe you.”</text:span></text:p>
      <text:p text:style-name="P291">She reaches out to hold his hand and give him a smile. </text:p>
      <text:p text:style-name="P291">He grasps her hand tightly, returning a big hearty smile.</text:p>
      <text:p text:style-name="P291">Rick checks his watch, “It’s time to go.” He reaches into his pocket and pulls out some money and <text:s/>gives it to Jenny, “This is for you. I know you do not have much money and you did not work this week, and you can take a taxi when you get to Manila. OK?”</text:p>
      <text:p text:style-name="P297"><text:span text:style-name="T416">“</text:span><text:span text:style-name="T415">Thank you.” She does not count it, puts it into her purse.</text:span></text:p>
      <text:p text:style-name="P291">Before they get to the gate, he pulls her to the side and <text:soft-page-break/>gives her a hug. They kiss, a light soft lingering kiss, as if they are alone, as if no one else is in the airport. But they are, and the kiss ends. They walk on.</text:p>
      <text:p text:style-name="P291">They sit waiting for the gate to opens, and passengers are invited to board. Jenny gets up, Rick stays with her until the moment she hands her boarding pass to the airline agent, and she walks away from him. A few steps, she looks back, he is watching her. She smiles, waves, turns, walks around the corner, walks on alone down the corridor. Walks alone.</text:p>
      <text:p text:style-name="P297"><text:span text:style-name="T415">Her downward mood is broken when the stewardess welcomes Jenny on board. She finds her seat, puts her carry on language up, and sits down in her window seat. Rick had insisted she get a window seat away from other passengers to prevent being bumped as they board the plane. She sits is comfortable in her window seat. She thinks,</text:span><text:span text:style-name="T411"> Rick is still taking care of me.</text:span><text:span text:style-name="T413"> She turns away, tears come to her eyes, flow down her checks. She wipes them away.</text:span></text:p>
      <text:p text:style-name="P293"/>
      <text:p text:style-name="P297"><text:span text:style-name="T413">When Jenny waked away, Rick stood in place for a minute, he continued to watch as if she may return to him. She doesn’t. He takes out his mp3 player, selects a song by James Blunt. His thoughts are inter mixed with the music,</text:span> </text:p>
      <text:p text:style-name="P297">My life is brilliant, my love is pure,</text:p>
      <text:p text:style-name="P297">I saw an angel, of that I’m sure.</text:p>
      <text:p text:style-name="P297">...</text:p>
      <text:p text:style-name="P297">I saw your face,</text:p>
      <text:p text:style-name="P297">In a crowded place,</text:p>
      <text:p text:style-name="P297">And I don’t know what to do,</text:p>
      <text:p text:style-name="P297"><text:soft-page-break/>Cause I’ll never be with you...</text:p>
      <text:p text:style-name="P297"/>
      <text:p text:style-name="P293">A deep breath, a smile, and he walks off toward his gate. Its <text:s/>been a good holiday, a very good holiday, and now its time to go back home to work. A look at his watch, Another hour before he can board, might as well walk around, he will be sitting for most of the 18 hour one stop over trip home. His flight time comes, he walks onto the jet, and is welcomed by the pretty Singapore Airlines stewardess. He knows it is going to be 18 hours of pretty stewardesses, movies, food, and drinks. He takes his window seat and waits for the flight to begin. He wonders how Jenny is doing, she has a relatively short flight, almost half way to the Philippines by now. Once there her daughter will meet with her at the airport; that will be nice for her. He has no one in the California meeting him.</text:p>
      <text:p text:style-name="P293">The plane takes off. <text:span text:style-name="T426">He </text:span>is headed home.</text:p>
      <text:h text:style-name="P272" text:outline-level="1"><text:span text:style-name="T424">Back Home in the Philippines</text:span></text:h>
      <text:p text:style-name="P292">In Manila, Jenny gets off the plane, goes through immigration and customs. Outside the airport, her daughter greets her with great enthusiasm, “Mom! You’re home!”</text:p>
      <text:p text:style-name="P297"><text:span text:style-name="T414">“</text:span><text:span text:style-name="T409">Margie! I have not been gone long.”</text:span></text:p>
      <text:p text:style-name="P297"><text:span text:style-name="T414">“</text:span><text:span text:style-name="T409">I know, but you left the Philippines. How was it?”</text:span></text:p>
      <text:p text:style-name="P297"><text:soft-page-break/><text:span text:style-name="T414">“</text:span><text:span text:style-name="T409">Singapore is wonderful, a lovely bright new city. Rick took me everywhere.”</text:span></text:p>
      <text:p text:style-name="P297"><text:span text:style-name="T414">“</text:span><text:span text:style-name="T409">Tell me all about him. Is he tall?”</text:span></text:p>
      <text:p text:style-name="P297"><text:span text:style-name="T414">“</text:span><text:span text:style-name="T409">He is.” She puts her hand high up, “A wonderful smile. He took great care of me. He bought me some clothes.”</text:span></text:p>
      <text:p text:style-name="P297"><text:span text:style-name="T414">“</text:span><text:span text:style-name="T409">That is nice of him.” With a laugh, “He is a good man then?”</text:span></text:p>
      <text:p text:style-name="P292">Jenny says, “He is a gentleman, it was a good holiday.” She changes the topic, “Where do we catch the bus?” She remembers Rick giving her money for a taxi but she would rather save the money.</text:p>
      <text:p text:style-name="P297"><text:span text:style-name="T414">“</text:span><text:span text:style-name="T409">This way.”</text:span></text:p>
      <text:p text:style-name="P292">Margie had taken a Jeepney, a special type of Philippine's bus, and regular city bus to get here, and they are taking the bus back. She helps her mom with the luggage. As the bus pulls away, Jenny looks around at the solemn faces. She feels the heat. At her sister's house, where Margie is living, they carry the luggage in.</text:p>
      <text:p text:style-name="P297"><text:span text:style-name="T409">Jenny wonders, </text:span><text:span text:style-name="T410">Where is the air conditioner? Oh well, welcome back to the Philippines.</text:span><text:span text:style-name="T413"> She says, “Where is Analiza?”</text:span></text:p>
      <text:p text:style-name="P293">Margie says, “I do not know where auntie is.”</text:p>
      <text:p text:style-name="P293">Jenny says, “Oh.”</text:p>
      <text:p text:style-name="P293">Margie asks, “Do you want to take a shower?”</text:p>
      <text:p text:style-name="P297"><text:span text:style-name="T414">“</text:span><text:span text:style-name="T413">Yes, but first,” Jenny goes into her luggage and pulls out a blouse, “I got this for you.”</text:span></text:p>
      <text:p text:style-name="P297"><text:span text:style-name="T414">“</text:span><text:span text:style-name="T413">Thank you mom. It is is pretty.”</text:span></text:p>
      <text:p text:style-name="P297"><text:span text:style-name="T414">“</text:span><text:span text:style-name="T413">I will go shower now.”</text:span></text:p>
      <text:p text:style-name="P293">She steps over the bathroom threshold, pushes the door <text:soft-page-break/>closed. In the Philippines, and other Southeast Asian countries, such as Malaysia and Thailand, the bathroom is the shower. The floor and walls are tiled. She strips off, takes the plastic pot, dips it into the large pail of water, and pours the room temperature water over her naked body. Since it is 30 degrees Celsius, about 90 Fahrenheit, the water feels refreshing. She soaps her body, pours more water over herself, then uses the shower hose to rinse.</text:p>
      <text:p text:style-name="P293">Returning to her daughter, she says, “That feels good.”</text:p>
      <text:p text:style-name="P293">On the table there is ice tea, and fruit on a plate.</text:p>
      <text:p text:style-name="P293">Jenny says, “Thank you. How is school?”</text:p>
      <text:p text:style-name="P297"><text:span text:style-name="T414">“</text:span><text:span text:style-name="T413">Schools fine. Tell me more about Singapore.”</text:span></text:p>
      <text:p text:style-name="P293">Immediately a smile crosses Jenny’s face. “I think you want to know more about Rick. He teaches people computer Internet programing. He is very smart.”</text:p>
      <text:p text:style-name="P297"><text:span text:style-name="T414">“</text:span><text:span text:style-name="T413">A professional man, nice. What else did you do in Singapore?”</text:span></text:p>
      <text:p text:style-name="P297"><text:span text:style-name="T414">“</text:span><text:span text:style-name="T413">When I first arrived we went to Little Indian food. It is good. Have you ever had Indian?”</text:span></text:p>
      <text:p text:style-name="P297"><text:span text:style-name="T414">“</text:span><text:span text:style-name="T413">Yes, there are number of Indian restaurants here. Where else?”</text:span></text:p>
      <text:p text:style-name="P297"><text:span text:style-name="T414">“</text:span><text:span text:style-name="T413">The next day we went downtown on the MRT. It is a big busy city. There is a river walked by.” She reaches into her bag, “Here are photos Rick printed.”</text:span></text:p>
      <text:p text:style-name="P297"><text:span text:style-name="T414">“</text:span><text:span text:style-name="T413">Oo, let me see.”</text:span></text:p>
      <text:p text:style-name="P293">Jenny talked for a long time, her daughter a good listener, asked many more questions to get her mother to open up to tell her about her holidays with her foreign boyfriend.</text:p>
      <text:p text:style-name="P297"><text:span text:style-name="T414">“</text:span><text:span text:style-name="T413">When is he coming here?”</text:span></text:p>
      <text:p text:style-name="P293"><text:soft-page-break/>Jenny looks up from the photos, puts them down. “I don’t know. I must have faith he will come here.”</text:p>
      <text:p text:style-name="P297"><text:span text:style-name="T414">“</text:span><text:span text:style-name="T413">He treated you to wonderful trip, you two had a good time.”</text:span></text:p>
      <text:p text:style-name="P297"><text:span text:style-name="T414">“</text:span><text:span text:style-name="T413">He did say he will come here. But he is not sure because of work.” She worries that all he wanted was a good time.</text:span></text:p>
      <text:p text:style-name="P293"/>
      <text:p text:style-name="P293">Since Jenny did not take the taxi from the airport, they go out for dinner, for Philippine food, a change from the variety of food she ate in Singapore.</text:p>
      <text:p text:style-name="P293">While out, they stop at an Internet café. She logs in. Of course no messages from Rick, he is in the air over the Pacific Ocean.</text:p>
      <text:p text:style-name="P299">Rick,</text:p>
      <text:p text:style-name="P299">Thank you, Singapore was the best time I have with a man! now with Margie, we had dinner, Philippines food. You would love it.</text:p>
      <text:p text:style-name="P297"><text:span text:style-name="T409">She looks up into space, she says to herself, </text:span><text:span text:style-name="T410">Be positive</text:span><text:span text:style-name="T413">.</text:span></text:p>
      <text:p text:style-name="P299">You will love it when you come here. Call me, i am at my sister’s home.</text:p>
      <text:p text:style-name="P299">God bless. I miss you, love,</text:p>
      <text:p text:style-name="P299">Jenny</text:p>
      <text:p text:style-name="P292"/>
      <text:p text:style-name="P292">She clicks send.</text:p>
      <text:p text:style-name="P297"><text:span text:style-name="T414">“</text:span><text:span text:style-name="T409">OK, let’s go back. I’m tired.”</text:span></text:p>
      <text:p text:style-name="P292">She sister, her sister's children and husband on now home making it full house. They are excited to see Jenny, and have her talk about her trip.</text:p>
      <text:p text:style-name="P292">Analiza gets her sons and daughter off to bed, Jenny slips away to the room her and Margie are sharing tonight.</text:p>
      <text:p text:style-name="P292"><text:soft-page-break/>Waking early to be with Rick has made it a long day for her, she is tired, and to her surprise, she is not worried. Thinking of her new lover, she falls asleep.</text:p>
      <text:h text:style-name="P274" text:outline-level="1"><text:span text:style-name="T423">Back Home to California</text:span></text:h>
      <text:p text:style-name="P292">In San Francisco, Rick gets off the plane. There is no one to meet him at the airport. When he steps out into the cool dry air, he puts on a long sleeve shirt.</text:p>
      <text:p text:style-name="P292">At home there is no one to greet him. It’s evening, he goes to the fridge, gets out a beer and phones Mark.</text:p>
      <text:p text:style-name="P297"><text:span text:style-name="T414">“</text:span><text:span text:style-name="T409">Hey dawg, I’m back.”</text:span></text:p>
      <text:p text:style-name="P297"><text:span text:style-name="T414">“</text:span><text:span text:style-name="T409">Hello. Happy to be back?”</text:span></text:p>
      <text:p text:style-name="P297"><text:span text:style-name="T414">“</text:span><text:span text:style-name="T409">Happy? You’ve gotta be joking. Now that I’m home, I have to get my own beer out of the fridge, and no woman to greet me at the door. I want to go back.”</text:span></text:p>
      <text:p text:style-name="P297"><text:span text:style-name="T414">“</text:span><text:span text:style-name="T409">You had a good time, didn’t you?”</text:span></text:p>
      <text:p text:style-name="P297"><text:span text:style-name="T414">“</text:span><text:span text:style-name="T409">A great time! Man oh man, I’m never going to look at another white women again. You are one hundred percent correct, Filipina women are the best!”</text:span></text:p>
      <text:p text:style-name="P297"><text:span text:style-name="T414">“</text:span><text:span text:style-name="T409">Yeah, I told you.”</text:span></text:p>
      <text:p text:style-name="P297"><text:span text:style-name="T414">“</text:span><text:span text:style-name="T409">We had sex 2 times a day,” Rick adds, “And Singapore was nice too.”</text:span></text:p>
      <text:p text:style-name="P297"><text:span text:style-name="T414">“</text:span><text:span text:style-name="T409">Did you go to Orchard Towers?”</text:span></text:p>
      <text:p text:style-name="P292">By day, Orchard Towers is 4 floors of stores, with a hotel above. In the evenings, the stores close, the pubs and bars <text:soft-page-break/>open up, and men go to meet the women, the professionals, the ladies of the evening, the hookers, and the women looking to be taken care of by their new boyfriend.</text:p>
      <text:p text:style-name="P297"><text:span text:style-name="T414">“</text:span><text:span text:style-name="T409">No. No need, Jenny was more than I could handle. She was something. I really like her.”</text:span></text:p>
      <text:p text:style-name="P297"><text:span text:style-name="T414">“</text:span><text:span text:style-name="T409">Rick, Rick, Rick. I told you to go there. You don’t know what you’re missing. Jenny maybe nice, but she’s no 22 year old hottie.”</text:span></text:p>
      <text:p text:style-name="P297"><text:span text:style-name="T414">“</text:span><text:span text:style-name="T409">Yeah I know. But we really got along well.”</text:span></text:p>
      <text:p text:style-name="P297"><text:span text:style-name="T414">“</text:span><text:span text:style-name="T409">You went all the way to Singapore and only screwed one babe.”</text:span></text:p>
      <text:p text:style-name="P297"><text:span text:style-name="T414">“</text:span><text:span text:style-name="T409">I did go to Geylang to look around. I took Jenny to have Chinese food in the evening. There was some hot babes walking around there.”</text:span></text:p>
      <text:p text:style-name="P297"><text:span text:style-name="T414">“</text:span><text:span text:style-name="T409">Did you see the hookers?”</text:span></text:p>
      <text:p text:style-name="P297"><text:span text:style-name="T414">“</text:span><text:span text:style-name="T409">Hard not to miss. When the taxi driver took us there, we went up a side street, Lorong 16. There was a few hanging around, and a few ladyboys. It must have been a Thai street.”</text:span></text:p>
      <text:p text:style-name="P297"><text:span text:style-name="T414">“</text:span><text:span text:style-name="T409">Yeah if there ladyboys, its Thai.”</text:span></text:p>
      <text:p text:style-name="P297"><text:span text:style-name="T414">“</text:span><text:span text:style-name="T409">I like that area, it’s different from the rest of Singapore, not as refined, not as upscale.”</text:span></text:p>
      <text:p text:style-name="P297"><text:span text:style-name="T414">“</text:span><text:span text:style-name="T409">The fact that there are ladyboys, says it’s different, they sure are a different lot.”</text:span></text:p>
      <text:p text:style-name="P292">Rick takes a pull on his beer, opens up the fridge to see if there is anything; empty because he’s been traveling.</text:p>
      <text:p text:style-name="P292">Rick says, “The food there is really good. Hey man, my fridge is empty. You wanna go get something?”</text:p>
      <text:p text:style-name="P297"><text:span text:style-name="T414">“</text:span><text:span text:style-name="T409">No, to late for me. I’m bagged, busy at work with </text:span><text:soft-page-break/><text:span text:style-name="T409">customer meetings.”</text:span></text:p>
      <text:p text:style-name="P297"><text:span text:style-name="T414">“</text:span><text:span text:style-name="T409">I think I’m going to go get something, and do a little shopping. I slept on the plane, I’m not tired.”</text:span></text:p>
      <text:p text:style-name="P297"><text:span text:style-name="T414">“</text:span><text:span text:style-name="T409">You can tell me about your trip tomorrow.”</text:span></text:p>
      <text:p text:style-name="P292">Rick says, “Talk to ya later.”</text:p>
      <text:p text:style-name="P292">Mark says, “Bye.”</text:p>
      <text:p text:style-name="P292"/>
      <text:p text:style-name="P292">Rick goes in his car for a hamburger, a change after a week of Asian food. He picks up some groceries, and goes back home, puts the groceries away, unpacks, has a shower. Showering and washing his hair makes him feel clean after a long flight.</text:p>
      <text:p text:style-name="P292">He sits down at the computer and goes on the Internet to check his mail. A few email to say more Asian women are interested in him, email from Josephine, and an email from Jenny. He opens her email, reads, and replies.</text:p>
      <text:p text:style-name="P299">Magandang umaga,</text:p>
      <text:p text:style-name="P299">I arrived safely yesterday. My sleep and eating habits are not good...oh well, I'll adjust. You have made me feel content, good, happy...Thinking of you, I'm smiling while I write this email. I have a wonderful feeling having been with you.</text:p>
      <text:p text:style-name="P299">Tonight I had an American hamburger. Already I miss Asian food. It is night for you, I’ll call later.</text:p>
      <text:p text:style-name="P299">Yours in heart,</text:p>
      <text:p text:style-name="P299">David</text:p>
      <text:p text:style-name="P292"/>
      <text:p text:style-name="P297"><text:span text:style-name="T409">He wonders, </text:span><text:span text:style-name="T410">I should go see her. But the Philippines is a poor country. She is a nice woman. And wow is she hot!</text:span></text:p>
      <text:p text:style-name="P294">Let’s see what Josephine has to say,</text:p>
      <text:p text:style-name="P296">well? how was the trip? did you fall in love with Jenny? <text:soft-page-break/>was she good in bed?</text:p>
      <text:p text:style-name="P296">email me, I miss ya.</text:p>
      <text:p text:style-name="P292">Clicks reply,</text:p>
      <text:p text:style-name="P296">Hot and excellent! And Singapore was hot to. Yeah, we sleep together, best I’ve had in years...who am I kidding, best ever! She is a sweet woman. I like this one.</text:p>
      <text:p text:style-name="P296">Rick</text:p>
      <text:p text:style-name="P292">He shutdowns done the computer and goes off to bed. Laying there, he looks over at the side of the bed Jenny had been occupying. Warmth and sleep over takes him.</text:p>
      <text:p text:style-name="P292">Only a few hours later, he wakes up. It’s mid day in Singapore. He gets up and has some juice, reads a bit, then a few hours before time to get up for work, he goes back to bed, closes his eyes, pretends Jenny is sleeping with him, and then drifts off to sleep.</text:p>
      <text:h text:style-name="P274" text:outline-level="1"><text:span text:style-name="T423">Back to It</text:span></text:h>
      <text:p text:style-name="P297"><text:span text:style-name="T409">The alarm goes off. Rick turns the clock off. </text:span><text:span text:style-name="T410">Why on earth did I agree to go to work the day after Singapore? </text:span><text:span text:style-name="T409">He drags his sorry ass out of bed, and gets ready for work. Gets in his car and drives off, and puts on a CD. Dan Powder’s song You Had a Bad Day, plays,</text:span></text:p>
      <text:p text:style-name="P297">... you need a blue sky holiday,</text:p>
      <text:p text:style-name="P297">The point is to laugh at what you say,</text:p>
      <text:p text:style-name="P297">You had a bad day, you take it one down,</text:p>
      <text:p text:style-name="P297">You sing a sad song, just to turn it around...</text:p>
      <text:p text:style-name="P297"/>
      <text:p text:style-name="P297"><text:soft-page-break/><text:span text:style-name="T413">His mind drifts, </text:span><text:span text:style-name="T411">Oh man, and this day is only started. What day is this anyway? Thursday, yeah Thursday. No Friday, Friday in Singapore. Friday in the Philippines. I should call Jenny today. What time is it? Oh man, I need a coffee. </text:span><text:span text:style-name="T415">He pulls into a Starbucks coffee shop, goes in and gets in line. </text:span><text:span text:style-name="T411">Had a Bad Day</text:span><text:span text:style-name="T413"> is playing in his head,</text:span></text:p>
      <text:p text:style-name="P300">You stand in a line just to hit a new low,</text:p>
      <text:p text:style-name="P293">He orders, “A large mocha, black.” In a moment, his coffee comes,</text:p>
      <text:p text:style-name="P300">You’re faking a smile with the coffee to go.</text:p>
      <text:p text:style-name="P293">Back out to the car, and then into the office.</text:p>
      <text:p text:style-name="P300">Well you need a blue sky holiday.</text:p>
      <text:p text:style-name="P293">On his way to his office, Dick comes walking by, “Hello big guy, how was the trip?” And he stops.</text:p>
      <text:p text:style-name="P293">Rick says, “Good. Good.”</text:p>
      <text:p text:style-name="P297"><text:span text:style-name="T414">“</text:span><text:span text:style-name="T413">I see you got your coffee.” Dick looks at Rick, “You got jet lag, you look like crap.”</text:span></text:p>
      <text:p text:style-name="P297"><text:span text:style-name="T414">“</text:span><text:span text:style-name="T413">Yeah the coffee’s good,” and thanks for the compliment you dick. Now fuck off and let me go to my cube, “I’ll see you later in the meeting.”</text:span></text:p>
      <text:p text:style-name="P297"><text:span text:style-name="T414">“</text:span><text:span text:style-name="T413">It is an important meeting-” are the last of Dick’s words he hears as he walks off to the sanctity of his office.</text:span></text:p>
      <text:p text:style-name="P293">Once there he slides the door closed, fires up the computer, checks his work email, over 300. A quick look through the list confirms nothing important, at least nothing that can’t wait longer than it has already has waited. He checks his personal email, nothing new since last night. Might as well have a look a the ladies on the Asian dating site. He opens the first email, Mildred from the Philippines, 21 years old. To young, he deletes it. Pom from Thailand, 35, pretty; she is pretty, but Rick has <text:soft-page-break/>no plans for Thailand anytime soon, he deletes this one too. 2 more from the Philippines, he deletes these emails and without looking farther, logs off.</text:p>
      <text:p text:style-name="P293">He goes back to his work emails, then goes to the meeting, the weekly team meeting. People say their hellos, and someone asks Rick about his trip.</text:p>
      <text:p text:style-name="P293">He says, “It was good. Hot weather and excellent food.”</text:p>
      <text:p text:style-name="P293">Bob, Rick’s manager comes into the room, dials the phone into the conference call. He kicks the meeting off with, “Welcome everyone. For those on the phone, Rick is back from his trip looking tired. I’ll take that a good sign for having a good time.”</text:p>
      <text:p text:style-name="P297"><text:span text:style-name="T413">Rick thinks, </text:span><text:span text:style-name="T411">You have no idea how good. And thanks for the compliment, you dick.</text:span></text:p>
      <text:p text:style-name="P291">He drinks his coffee, and watches people talk about nothing of interest. The meeting ends. At lunch, he eats light. Does a few more emails, a few phone calls and calls it a day mid afternoon, and goes home. The thinks about calling Jenny but it’s to early in the morning there, so he goes for a sleep.</text:p>
      <text:p text:style-name="P291">At supper time, he wakes, again disoriented, wonders what time it is? He wanders to the computer to see if he has any messages from Jenny, nothing. She must be busy with her daughter. He sends her a message:</text:p>
      <text:p text:style-name="P299">Jenny, are you enjoying your time with your daughter? It’s difficult for me to go back to work. I came home in the afternoon for a sleep. </text:p>
      <text:p text:style-name="P299">Your lover, Rick</text:p>
      <text:p text:style-name="P302"/>
      <text:p text:style-name="P292">He gives Mark a call. Mark is sitting around his home, so he invites Rick over for pizza and beer. Before leaving, <text:soft-page-break/>he gives Jenny a phone call.</text:p>
      <text:p text:style-name="P292">She answers, “Hello Rick.” She has call display.</text:p>
      <text:p text:style-name="P297"><text:span text:style-name="T414">“</text:span><text:span text:style-name="T409">Hello Jenny. How are you?”</text:span></text:p>
      <text:p text:style-name="P297"><text:span text:style-name="T414">“</text:span><text:span text:style-name="T409">Good. I’m at my sister’s home. How are you?”</text:span></text:p>
      <text:p text:style-name="P297"><text:span text:style-name="T414">“</text:span><text:span text:style-name="T409">I don’t know. I just woke up. Yeah I’m OK. I’m going to go visit Mark, we’re going to have some pizza.”</text:span></text:p>
      <text:p text:style-name="P297"><text:span text:style-name="T414">“</text:span><text:span text:style-name="T409">It is the middle of the morning here. Margie made us breakfast. How was your plane ride?”</text:span></text:p>
      <text:p text:style-name="P297"><text:span text:style-name="T414">“</text:span><text:span text:style-name="T409">The flight was good, no problems. Yours?”</text:span></text:p>
      <text:p text:style-name="P297"><text:span text:style-name="T414">“</text:span><text:span text:style-name="T409">Good, thank you for everything. Margie met me at the airport.” Then she adds, “I miss you.”</text:span></text:p>
      <text:p text:style-name="P297"><text:span text:style-name="T414">“</text:span><text:span text:style-name="T409">I miss being with you. It was a great time in Singapore. I miss waking up to you, everything with you.”</text:span></text:p>
      <text:p text:style-name="P297"><text:span text:style-name="T414">“</text:span><text:span text:style-name="T409">I am here for you, but on the phone, not in person.”</text:span></text:p>
      <text:p text:style-name="P297"><text:span text:style-name="T414">“</text:span><text:span text:style-name="T409">How’s your daughter? Happy to see you home?”</text:span></text:p>
      <text:p text:style-name="P297"><text:span text:style-name="T414">“</text:span><text:span text:style-name="T409">Yes. She asks about Singapore. I told here you were a gentlemen.”</text:span></text:p>
      <text:p text:style-name="P297"><text:span text:style-name="T414">“</text:span><text:span text:style-name="T409">And that I love to kiss you all over?”</text:span></text:p>
      <text:p text:style-name="P297"><text:span text:style-name="T414">“</text:span><text:span text:style-name="T409">No,” and with a giggle.</text:span></text:p>
      <text:p text:style-name="P297"><text:span text:style-name="T414">“</text:span><text:span text:style-name="T409">We must do it again.”</text:span></text:p>
      <text:p text:style-name="P297"><text:span text:style-name="T414">“</text:span><text:span text:style-name="T409">You should go have your pizza. Call me tomorrow.”</text:span></text:p>
      <text:p text:style-name="P292">Rick says, “I’d like that. You have a good day with your daughter.”</text:p>
      <text:p text:style-name="P297"><text:span text:style-name="T414">“</text:span><text:span text:style-name="T409">You have a good time with Mark. Bye.”</text:span></text:p>
      <text:p text:style-name="P292">Rick says, “Bye,” hesitates, and hangs up.</text:p>
      <text:p text:style-name="P292"/>
      <text:p text:style-name="P292">On the way to Mark’s, Rick picks up beer. When he enters Mark’s place, Mark says, “Good you got the beer.”</text:p>
      <text:p text:style-name="P297"><text:soft-page-break/><text:span text:style-name="T414">“</text:span><text:span text:style-name="T409">Thanks, and hello to you too.” Rick looks around, “Where’s the pizza?” Then makes himself at home, and puts a movie on.</text:span></text:p>
      <text:p text:style-name="P292">Mark puts the pizza on the coffee table, “Help yourself. So, when you go'in back to Southeast Asia?”</text:p>
      <text:p text:style-name="P292">Ricks says, “You going to ask me that every time I see you?”</text:p>
      <text:p text:style-name="P297"><text:span text:style-name="T414">“</text:span><text:span text:style-name="T409">Yeah, when you go’in back?”</text:span></text:p>
      <text:p text:style-name="P297"><text:span text:style-name="T414">“</text:span><text:span text:style-name="T409">Never said I was.”</text:span></text:p>
      <text:p text:style-name="P292">Mark says, “You will. You never went to Orchard Towers to see the Four Floors of Whores.”</text:p>
      <text:p text:style-name="P297"><text:span text:style-name="T414">“</text:span><text:span text:style-name="T409">Have you been told you are a dog?” Rick says, “Well consider yourself told. I would like to go back and see Jenny.”</text:span></text:p>
      <text:p text:style-name="P297"><text:span text:style-name="T414">“</text:span><text:span text:style-name="T409">Wendy’s been asking about you. You going to see her?”</text:span></text:p>
      <text:p text:style-name="P297"><text:span text:style-name="T414">“</text:span><text:span text:style-name="T409">Don’t know. She can be a bit of a wanker.”</text:span></text:p>
      <text:p text:style-name="P297"><text:span text:style-name="T414">“</text:span><text:span text:style-name="T409">Wish she’d wank me.” With wide eyes Mark says, “What a set of tits on that girl.”</text:span></text:p>
      <text:p text:style-name="P292">Laughing, Rick adds, “They are big aren’t they?”</text:p>
      <text:p text:style-name="P297"><text:span text:style-name="T414">“</text:span><text:span text:style-name="T409">Did you ever get your hands on them?”</text:span></text:p>
      <text:p text:style-name="P297"><text:span text:style-name="T414">“</text:span><text:span text:style-name="T409">No such luck. I never took the time to know her.”</text:span></text:p>
      <text:p text:style-name="P292">Mark says, “Yeah ya gotta get to know them, <text:s/>spend a few hundred dollars dating them before ya get into their pants. The babes in Orchard Towers the minute you drop a hundred, they drop their pants.”</text:p>
      <text:p text:style-name="P297"><text:span text:style-name="T414">“</text:span><text:span text:style-name="T409">Yeah?” Rick estimates, “It’s easy to spend a hundred one night out with a woman here. And then the odds are not good to get anything...Only a hundred?”</text:span></text:p>
      <text:p text:style-name="P297"><text:span text:style-name="T414">“</text:span><text:span text:style-name="T409">Actually, it’s a little over $100 for short time, an hour or </text:span><text:soft-page-break/><text:span text:style-name="T409">two, or about $200 for the night. And they will fuck ya all night.”</text:span></text:p>
      <text:p text:style-name="P297"><text:span text:style-name="T414">“</text:span><text:span text:style-name="T409">Mark, you are a dog. If I go again. If, I’m going see Jenny, no hourly rate and she’ll stay all night, all day, all week. Here’s a photo of her.”</text:span></text:p>
      <text:p text:style-name="P292">He takes a look, “Nice. Kind of pretty.” Hands the photo back, “A good lay?”</text:p>
      <text:p text:style-name="P297"><text:span text:style-name="T414">“</text:span><text:span text:style-name="T409">She is pretty. And yes, good in bed. I don’t think I’m missing anything not going to Orchard Towers.”</text:span></text:p>
      <text:p text:style-name="P292">This brings on a fit of laughter from Mark. “Hey man, you have no idea.”</text:p>
      <text:p text:style-name="P297"><text:span text:style-name="T414">“</text:span><text:span text:style-name="T409">Maybe I do. You told me about the hooker that said, ‘I have 3 holes, which one do you want to stick your dick in?’ That’s not my thing. You go for it.”</text:span></text:p>
      <text:p text:style-name="P297"><text:span text:style-name="T414">“</text:span><text:span text:style-name="T409">Oh I did, all 3 times 3. Like 9 holes of golf. Then I took a break and did the back nine.”</text:span></text:p>
      <text:p text:style-name="P297"><text:span text:style-name="T414">“</text:span><text:span text:style-name="T409">T.M.I. To Much Information.”</text:span></text:p>
      <text:p text:style-name="P297"><text:span text:style-name="T414">“</text:span><text:span text:style-name="T409">What? You don’t want to know what order I did her holes in?”</text:span></text:p>
      <text:p text:style-name="P297"><text:span text:style-name="T414">“</text:span><text:span text:style-name="T409">You want another beer?”</text:span></text:p>
      <text:p text:style-name="P297"><text:span text:style-name="T414">“</text:span><text:span text:style-name="T409">Yeah, why not.”</text:span></text:p>
      <text:p text:style-name="P292">They finished the beer, most of the pizza, and the movie, before Rick leaves.</text:p>
      <text:p text:style-name="P297"><text:span text:style-name="T409">Back at his apartment, Rick puts on a CD, sits down on the couch, picks up a book, sets it on his laps, and remembers meeting Jenny. Seeing her at the airport, giving her a hug. Rick corrects himself, </text:span><text:span text:style-name="T410">No, she gave me a hug. That was nice. She smelled nice. I like her perfume. I like her. Then we went to hotel, Little India. That was good food, good time sitting with her. And the </text:span><text:soft-page-break/><text:span text:style-name="T410">kiss in the hotel lounge...sweet.</text:span></text:p>
      <text:p text:style-name="P291">Rick listened to music, and remembered more about his trip, then went bed.</text:p>
      <text:h text:style-name="P272" text:outline-level="1"><text:span text:style-name="T424">Time With Her Daughter</text:span></text:h>
      <text:p text:style-name="P292">Jenny is happy Rick phoned her this morning, and that he has traveled safely back to the United States.</text:p>
      <text:p text:style-name="P292">Shortly after two that afternoon, Margie comes through the door, “Hello, ready for lunch?”</text:p>
      <text:p text:style-name="P292">Jenny says, “Yes. Where do you want to go?”</text:p>
      <text:p text:style-name="P297"><text:span text:style-name="T414">“</text:span><text:span text:style-name="T409">To the noodle shop up the street.”</text:span></text:p>
      <text:p text:style-name="P292">They leave, get there, get a seat, and order.</text:p>
      <text:p text:style-name="P292">Jenny asks, “Your boss does not mind you taking time off?”</text:p>
      <text:p text:style-name="P292">Margie says, “No. I told her you are here. She understands. Anyway, I put in extra hours when she needs me.”</text:p>
      <text:p text:style-name="P297"><text:span text:style-name="T414">“</text:span><text:span text:style-name="T409">Work is better when the boss is nice.”</text:span></text:p>
      <text:p text:style-name="P297"><text:span text:style-name="T414">“</text:span><text:span text:style-name="T409">And when the boss is a woman. The man I used to worked for was stupid. I worked extra hours for him, and in return, he asked for more work. I like Lilia, she is an understanding boss.”</text:span></text:p>
      <text:p text:style-name="P297"><text:span text:style-name="T414">“</text:span><text:span text:style-name="T409">Not all men are stupid.”</text:span></text:p>
      <text:p text:style-name="P297"><text:span text:style-name="T414">“</text:span><text:span text:style-name="T409">Yes. But all men do stupid things.”</text:span></text:p>
      <text:p text:style-name="P292"><text:soft-page-break/>Jenny says, “That is the truth. And sometimes, they do nice things.”</text:p>
      <text:p text:style-name="P292">Margie says, “I do like Manny. He is a nice man I have started to see.”</text:p>
      <text:p text:style-name="P297"><text:span text:style-name="T414">“</text:span><text:span text:style-name="T409">How long have you known him?”</text:span></text:p>
      <text:p text:style-name="P297"><text:span text:style-name="T414">“</text:span><text:span text:style-name="T409">We met two weeks ago. Last week, we went to a restaurant. He asked to see me tonight. I told him no because you are here.”</text:span></text:p>
      <text:p text:style-name="P297"><text:span text:style-name="T414">“</text:span><text:span text:style-name="T409">We should have him to supper,” Jenny suggests, “Invite him, and Lorn should invite her boyfriend. We can go shopping and pick up the food this afternoon.” </text:span></text:p>
      <text:p text:style-name="P292">With Margie's agreement, Jenny phones Analiza to ask to have people to the house. Analiza likes the idea. Margie picked up her phone, called Lorn. Lorn said yes, she was seeing Danny tonight anyway. She looked at her mom, “One moment.” She left the table, walked to the door, talked on the phone, and returned. “Manny will be here tonight.”</text:p>
      <text:p text:style-name="P292">Jenny says, “Excellent. Shall we go shopping?”</text:p>
      <text:p text:style-name="P292">Margie and Jenny took a Jeepney to an open air market. A Jeepney is a throw back from the 70’s, a cropped bus, lively painted, bench seat in the front for the driver and co-workers, and in behind is 2 bench seats facing each, on on each sides that fits about 18 people when crammed in. At the market they picked up the vegetables. At one stall, Jenny selected a fresh bangus fish, a popular fish of the Philippines. At another stall, Margie selects clams. </text:p>
      <text:p text:style-name="P292">Loaded with what they can carry, they take the bus back Analiza's home. After a shower, Jenny takes out the vegetables and begins to clean them. Margie has a quick shower, turns on the radio, and helps helps her mom. </text:p>
      <text:p text:style-name="P292"><text:soft-page-break/>Margie asks, “Do want Rick to come tonight?”</text:p>
      <text:p text:style-name="P292">Jenny says, “Yes I do. He called me this morning.”</text:p>
      <text:p text:style-name="P297"><text:span text:style-name="T414">“</text:span><text:span text:style-name="T409">See, he does like you. Manny calls me everyday, I like that.”</text:span></text:p>
      <text:p text:style-name="P297"><text:span text:style-name="T414">“</text:span><text:span text:style-name="T409">Men can be nice.”</text:span></text:p>
      <text:p text:style-name="P292">Margie agrees.</text:p>
      <text:p text:style-name="P292">Jenny say, “Rick's flight was good, very long. It’s evening there. He was going to his friend’s home for supper.”</text:p>
      <text:p text:style-name="P297"><text:span text:style-name="T414">“</text:span><text:span text:style-name="T409">Would you like to go to California to see him?”</text:span></text:p>
      <text:p text:style-name="P297"><text:span text:style-name="T414">“</text:span><text:span text:style-name="T409">I cannot afford it.”</text:span></text:p>
      <text:p text:style-name="P297"><text:span text:style-name="T414">“</text:span><text:span text:style-name="T409">He can.”</text:span></text:p>
      <text:p text:style-name="P297"><text:span text:style-name="T414">“</text:span><text:span text:style-name="T409">Anyway, he did not ask me.”</text:span></text:p>
      <text:p text:style-name="P297"><text:span text:style-name="T414">“</text:span><text:span text:style-name="T409">Mom, do you want to go to California?”</text:span></text:p>
      <text:p text:style-name="P297"><text:span text:style-name="T414">“</text:span><text:span text:style-name="T409">It would be fun to see.”</text:span></text:p>
      <text:p text:style-name="P297"><text:span text:style-name="T414">“</text:span><text:span text:style-name="T409">Yeah it would. Maybe you can move there?”</text:span></text:p>
      <text:p text:style-name="P297"><text:span text:style-name="T414">“</text:span><text:span text:style-name="T409">I only met him. And I cannot leave, I need to work at the store and help Bing.”</text:span></text:p>
      <text:p text:style-name="P297"><text:span text:style-name="T414">“</text:span><text:span text:style-name="T409">Do you want to live alone for the rest of your life?”</text:span></text:p>
      <text:p text:style-name="P297"><text:span text:style-name="T414">“</text:span><text:span text:style-name="T409">I have my family, friends, and church. I am not alone.”</text:span></text:p>
      <text:p text:style-name="P297"><text:span text:style-name="T414">“</text:span><text:span text:style-name="T409">You would not move for Rick?”</text:span></text:p>
      <text:p text:style-name="P297"><text:span text:style-name="T409">She considers it, </text:span><text:span text:style-name="T410">Would he ask me to come to California? He did ask me to Singapore.</text:span><text:span text:style-name="T413"> “I would go see him. Not move there. My family is here in the Philippines.”</text:span></text:p>
      <text:p text:style-name="P297"><text:span text:style-name="T414">“</text:span><text:span text:style-name="T413">Then Rick needs to move here. Americans that move here have nice big houses, and house keepers. He gets a house, and I can live you too.”</text:span></text:p>
      <text:p text:style-name="P293">Daughter has a laugh with her mom.</text:p>
      <text:p text:style-name="P293"><text:soft-page-break/></text:p>
      <text:p text:style-name="P293">They finish the food preparations then walk to the park. It is slightly cooler in the late afternoon, however still hot, they walked slow. At the park Jenny thinks about holding Rick’s arm while they walked. She told Margie about walking along the Singapore river, and eating at Boat Quay.</text:p>
      <text:p text:style-name="P293">When they returned to the apartment, Lorn had already arrived. She said, “Hello. Hello Jenny.”</text:p>
      <text:p text:style-name="P293">They all had showers. Margie and Lorn dressed up for their men - Margie in jeans and the top Jenny gave her from Singapore. Lorn, a tight red low neck dress - two sexy pretty young women. Jenny wore jeans and a cute pink blouse. Analiza was dressed as normal, in a cotton shirt and pants. The children were upstairs watching TV.</text:p>
      <text:p text:style-name="P293">Lorn asked, “Jenny, did like Singapore?”</text:p>
      <text:p text:style-name="P297"><text:span text:style-name="T414">“</text:span><text:span text:style-name="T413">Yes, very much. I went all over the city. It is beautiful.”</text:span></text:p>
      <text:p text:style-name="P297"><text:span text:style-name="T414">“</text:span><text:span text:style-name="T413">And Rick? Margie told me about him.”</text:span></text:p>
      <text:p text:style-name="P293">Jenny looked over at Margie, What else did she say? “Rick is a gentleman. He has been to Singapore three times and knows the city well. He showed me around.”</text:p>
      <text:p text:style-name="P293">Lorn says, “I wish a man would take me there. It is good you know him.”</text:p>
      <text:p text:style-name="P297"><text:span text:style-name="T414">“</text:span><text:span text:style-name="T413">It is. I have been talking to him for months before he asked me to Singapore.”</text:span></text:p>
      <text:p text:style-name="P293">Lorn says, “I have tried to meet men on the Internet but all they want to do is talk talk talk, no action. And the old guys think they can get any woman. I don’t want some sixty year old guy. How old is Rick?”</text:p>
      <text:p text:style-name="P293">Margie said, “Lorn.”</text:p>
      <text:p text:style-name="P293"><text:soft-page-break/>Jenny says, “It’s OK. He is 47, he looks younger.”</text:p>
      <text:p text:style-name="P293">While the they are talking, Analiza has the children down to the table to eat. She serves them, eats with them. Her husband does not come home until later. After they finish, Analiza has Margie and Lorn clean up while she takes the kids up stairs.</text:p>
      <text:p text:style-name="P293"/>
      <text:p text:style-name="P293">Manny comes to door, Margie asked him in. He brought white rum, soda water, and orange juice, Margie helped him with glasses and ice. He made drinks for Margie, Jenny, and himself; Lorn would wait for Danny.</text:p>
      <text:p text:style-name="P293">Jenny took a drink and says, “This is good.”</text:p>
      <text:p text:style-name="P293">Manny says, “Thank you, it is a variation of a Fuzzy Navel. I work at a restaurant, sometimes behind the bar. Good skills when I go to parties.”</text:p>
      <text:p text:style-name="P293">Margie says, “He also knows all the best places to go for food.”</text:p>
      <text:p text:style-name="P293">Danny came in shortly. He brought beer which Lorn took to the kitchen. He checked out the guests, and said, “Hello. Hey Manny, how you doing?”</text:p>
      <text:p text:style-name="P293">Manny says, “Good.”</text:p>
      <text:p text:style-name="P293">Lorn came back with one open beer and two glasses. Poured one for him, and some for herself.</text:p>
      <text:p text:style-name="P293">Manny says, “I see you got yourself a beer.”</text:p>
      <text:p text:style-name="P297"><text:span text:style-name="T414">“</text:span><text:span text:style-name="T413">Yes,” Danny asks Manny, “How many men does it take to open up a beer?”</text:span></text:p>
      <text:p text:style-name="P293">Manny says, “I dunno, one?”</text:p>
      <text:p text:style-name="P297"><text:span text:style-name="T414">“</text:span><text:span text:style-name="T413">None. The woman should have it open for you by the time she brings it,” To this, he and everyone laughed. Lorn gives him a hit on the shoulder.</text:span></text:p>
      <text:p text:style-name="P293"><text:soft-page-break/>Lorn set the table with dishes, Jenny and Margie got the food. Manny and Danny sat down, then they all sat down to eat.</text:p>
      <text:p text:style-name="P293">Manny said to Margie, “The food is delicious.”</text:p>
      <text:p text:style-name="P293">Jenny says, “You need to thank Margie, she did most of the work.”</text:p>
      <text:p text:style-name="P293">Margie says, “Manny likes to cook. We made us lunch after church.”</text:p>
      <text:p text:style-name="P293">Jenny says, “You went to church together?”</text:p>
      <text:p text:style-name="P297"><text:span text:style-name="T414">“</text:span><text:span text:style-name="T413">Manny lives close, we meet at the church and come here after.”</text:span></text:p>
      <text:p text:style-name="P293">Danny says, “We all went to church together, and had lunch here. Manny is a good cook, and drink mixer.”</text:p>
      <text:p text:style-name="P293">Manny came back with, “Danny is a good eater.” Since Danny is as skinny as pole, no offense is taken.</text:p>
      <text:p text:style-name="P293">Manny says, “How was your trip to Singapore?”</text:p>
      <text:p text:style-name="P297"><text:span text:style-name="T414">“</text:span><text:span text:style-name="T413">It was wonderful, a lovely city.”</text:span></text:p>
      <text:p text:style-name="P297"><text:span text:style-name="T414">“</text:span><text:span text:style-name="T413">Did you like the food there?”</text:span></text:p>
      <text:p text:style-name="P297"><text:span text:style-name="T414">“</text:span><text:span text:style-name="T413">I had food from many countries, Indian, Italian, Chinese, Singaporean, all delicious. Have you been there?”</text:span></text:p>
      <text:p text:style-name="P297"><text:span text:style-name="T414">“</text:span><text:span text:style-name="T413">No. I have read about the city, and heard about the restaurants. I would like to go there.”</text:span></text:p>
      <text:p text:style-name="P297"><text:span text:style-name="T414">“</text:span><text:span text:style-name="T413">It is a clean safe city, and fun.”</text:span></text:p>
      <text:p text:style-name="P293">Danny asked, “Fun? What did you do there for fun?”</text:p>
      <text:p text:style-name="P297"><text:span text:style-name="T414">“</text:span><text:span text:style-name="T413">Went shopping, walking downtown next to the river, and swimming in the hotel pool everyday.”</text:span></text:p>
      <text:p text:style-name="P297"><text:span text:style-name="T414">“</text:span><text:span text:style-name="T413">Who did you go with?”</text:span></text:p>
      <text:p text:style-name="P293">All eyes are on Jenny, as she says, “I went with a friend.”</text:p>
      <text:p text:style-name="P293"><text:soft-page-break/>Danny felt a subtle change, “It is good to have someone to travel with. When I went to Samar, Lorn came with me. It makes the travel time go faster when you have someone to talk to.”</text:p>
      <text:p text:style-name="P293">Dinner went well. Analiza's husband came home and ate with them and then went up to Analiza and his children. The boys did not stay long, everyone needs to work the next day.</text:p>
      <text:p text:style-name="P293">Jenny said, “They are nice young men.”</text:p>
      <text:p text:style-name="P293">Margie said, “I really like Manny.”</text:p>
      <text:p text:style-name="P293">Jenny said, “I like him too.”</text:p>
      <text:p text:style-name="P293">They cleaned up, showered and went to bed.</text:p>
      <text:p text:style-name="P297"><text:span text:style-name="T413">Before sleep, Jenny thought back to Singapore, </text:span><text:span text:style-name="T411">It was amazing that Rick asked me to go with him.</text:span><text:span text:style-name="T413"> Without thinking, she turned facing the side of the bed Rick had slept on. This night, sleep did not come quickly. She laid there thinking and thinking before dreams came to her.</text:span></text:p>
      <text:p text:style-name="P293"/>
      <text:p text:style-name="P293">Mid morning, Jenny's mobile rings, she check’s call display, answers, “Hello Rick.”</text:p>
      <text:p text:style-name="P297"><text:span text:style-name="T414">“</text:span><text:span text:style-name="T413">Hello Jenny. How are you?”</text:span></text:p>
      <text:p text:style-name="P297"><text:span text:style-name="T414">“</text:span><text:span text:style-name="T413">Good, and you?”</text:span></text:p>
      <text:p text:style-name="P297"><text:span text:style-name="T414">“</text:span><text:span text:style-name="T413">Better today. Are you working today?”</text:span></text:p>
      <text:p text:style-name="P297"><text:span text:style-name="T414">“</text:span><text:span text:style-name="T413">No, Monday. What are you doing?”</text:span></text:p>
      <text:p text:style-name="P297"><text:span text:style-name="T414">“</text:span><text:span text:style-name="T413">Nothing. I’m going to stay home tonight, watch a movie, and get caught up on my sleep. Did you do anything last night?”</text:span></text:p>
      <text:p text:style-name="P297"><text:span text:style-name="T414">“</text:span><text:span text:style-name="T413">Yes, I had dinner with Margie and her cousin Lorn and their boyfriends. Margie's new boyfriend is a nice man.”</text:span></text:p>
      <text:p text:style-name="P297"><text:soft-page-break/><text:span text:style-name="T414">“</text:span><text:span text:style-name="T413">Good for her. Did you cook?”</text:span></text:p>
      <text:p text:style-name="P297"><text:span text:style-name="T414">“</text:span><text:span text:style-name="T413">I made fish. Manny, Margie’s boyfriend, he works in a restaurant, he made us drinks. It was good, you should have been here with us.”</text:span></text:p>
      <text:p text:style-name="P297"><text:span text:style-name="T414">“</text:span><text:span text:style-name="T413">I wish!”</text:span></text:p>
      <text:p text:style-name="P297"><text:span text:style-name="T414">“</text:span><text:span text:style-name="T413">I wish too.”</text:span></text:p>
      <text:p text:style-name="P293">They talked for a while. Jenny tells Rick not to phone her tomorrow, she will be going to church in the morning. He tells her to take care, and they say their good byes.</text:p>
      <text:p text:style-name="P293">Margie can see that her mother really likes him, she was smiling all the time while on the phone with him.”</text:p>
      <text:p text:style-name="P297"><text:span text:style-name="T414">“</text:span><text:span text:style-name="T413">Hmmm, time to get packed.”</text:span></text:p>
      <text:p text:style-name="P293">Jenny packs, then phones her mom to say she is coming home soon. Her mom is happy she is well, and will be happy to see her safely home.</text:p>
      <text:p text:style-name="P297"><text:span text:style-name="T413">After lunch, Margie went with her mom to the Jeepney. Mother says good bye to daughter. The fellow at the back of the Jeepney helps with the luggage, she gets on, sighs, </text:span><text:span text:style-name="T411">Where is my taxi driver and air conditioning?</text:span></text:p>
      <text:p text:style-name="P291">Once seated, she smiles to think of Margie as a grown woman, good job, and a new boyfriend. Manny has a job, and was polite, and thoughtful to make us drinks. He is a handsome young man. On the other side of the ocean, Rick had called. He lives alone, no one to watch a movie with, he is home alone on a Friday night, he is not a party man, his a home man. I sit here on the Jeepney, I would rather sit with him watching TV.</text:p>
      <text:p text:style-name="P291">Jenny gets home to her smiling mom, her dad gets the bags and welcomes her home. At this moment Jenny realizes there are at least a few good Filipino men, men <text:soft-page-break/>that are not at all like her husband.</text:p>
      <text:p text:style-name="P291">On the way home, Jenny’s mom, Wilma, asked, “Did you have a good trip?”</text:p>
      <text:p text:style-name="P291">Jenny said, “Very good. Singapore is a long way from here.”</text:p>
      <text:p text:style-name="P297"><text:span text:style-name="T416">“</text:span><text:span text:style-name="T415">What is it like to fly in a jet?”</text:span></text:p>
      <text:p text:style-name="P297"><text:span text:style-name="T416">“</text:span><text:span text:style-name="T415">I was nervous when I first got on the plane. It is big and takes a long time for everyone to get on. Once up in the air, it is a smooth ride, and they bring food and drinks. I was exciting. And the Singapore airport is bright and the people helpful.”</text:span></text:p>
      <text:p text:style-name="P297"><text:span text:style-name="T416">“</text:span><text:span text:style-name="T415">Tell me about Singapore .”</text:span></text:p>
      <text:p text:style-name="P297"><text:span text:style-name="T416">“</text:span><text:span text:style-name="T415">It is a beautiful city. We took the subway to see many things,” she has used the word, we.</text:span><text:span text:style-name="T413"> “On Sunday, I went to church with Rick. I will show you pictures.”</text:span></text:p>
      <text:p text:style-name="P293">Her father, Joe, asked, “Did Rick take care of you?”</text:p>
      <text:p text:style-name="P297"><text:span text:style-name="T414">“</text:span><text:span text:style-name="T413">Yes he did. He is kind gentleman. We went everywhere together,” to herself she says, </text:span><text:span text:style-name="T411">even into the shower.</text:span></text:p>
      <text:p text:style-name="P297"><text:span text:style-name="T413">That night, in the dark, back in her own bed, she thinks, </text:span><text:span text:style-name="T411">It is good to be home, back with mom and dad.</text:span><text:span text:style-name="T413"> But after only one week away, it feels different, it is not the same anymore, she feels home has changed.</text:span></text:p>
      <text:h text:style-name="P274" text:outline-level="1"><text:soft-page-break/><text:span text:style-name="T423">Confession </text:span></text:h>
      <text:p text:style-name="P297"><text:span text:style-name="T409">The next morning, Jenny awoke early. The sun was shining on the curtains, she could hear birds chirping outside. She looks across the bed, wants to know</text:span><text:span text:style-name="T417">, How is Rick today? S</text:span><text:span text:style-name="T409">he throws back the covers, gets up, opened the door, and walked to the kitchen.</text:span></text:p>
      <text:p text:style-name="P293">Normally her mom was up by this time. She opens the fridge to get a glass of water; the fridge is full of food. Mom must have went to the market. </text:p>
      <text:p text:style-name="P293">After her drink, her mom joined her. They made breakfast. Joe joined them, they ate, then dressed for church and went to church.</text:p>
      <text:p text:style-name="P293">Marie met Jenny outside the church.</text:p>
      <text:p text:style-name="P293">Jenny said to her mom and dad, “Go in, I will follow in a few minutes.”</text:p>
      <text:p text:style-name="P293">Marie said, “You went all the way to Singapore. Tell me about it, tell me about Rick. Do you love him?”</text:p>
      <text:p text:style-name="P293">Jenny is relieved to hear her friend’s voice, it is good to be home, and finally she is able to talk with Marie, she is ready to speak her mind and heart. She has been holding this in, and it now it flows out.</text:p>
      <text:p text:style-name="P297"><text:span text:style-name="T414">“</text:span><text:span text:style-name="T413">I do love him! He is such a gentlemen, and thoughtful. Only two days since leaving Singapore, and how I miss him. I want him here with me. He takes good care of me. Everywhere we went, he was with me, next to me, walking with me, talking with me. From the moment I met him we stayed together. When I first met him at the airport I did as you told me, I embraced him. He hugged me back.” Jenny has to laugh, she feels good confessing </text:span><text:soft-page-break/><text:span text:style-name="T413">her love for Rick. She cannot believe how light she feels finally telling her good friend about the feelings that have developed between her and her American lover.</text:span></text:p>
      <text:p text:style-name="P297"><text:span text:style-name="T414">“</text:span><text:span text:style-name="T413">He deserved that a hug after all he had said to you, and flying you to Singapore.” It was easy for Marie to see, “From the smile on your face, he got more than hug from you.”</text:span></text:p>
      <text:p text:style-name="P297"><text:span text:style-name="T414">“</text:span><text:span text:style-name="T413">He is a sexy man. It was wonderful, how I wanted him and he wanted me.” Her mind drifted off to a memory of their first loving kiss on the hotel couch.</text:span></text:p>
      <text:p text:style-name="P293">Marie brought her back asking, “Did you tell him you love him?” Silence, “Jenny, you did tell him?”</text:p>
      <text:p text:style-name="P297"><text:span text:style-name="T414">“</text:span><text:span text:style-name="T413">I have not told him. I am afraid to frighten him away. I do love him, but I could not tell him. I believe he does love me, he just has not told me.”</text:span></text:p>
      <text:p text:style-name="P297"><text:span text:style-name="T414">“</text:span><text:span text:style-name="T413">You are to shy and quiet, and you are wonderful woman. He must have fallen in love with you.”</text:span></text:p>
      <text:p text:style-name="P297"><text:span text:style-name="T414">“</text:span><text:span text:style-name="T413">Not once did he leave me.”</text:span></text:p>
      <text:p text:style-name="P297"><text:span text:style-name="T414">“</text:span><text:span text:style-name="T413">When is he coming to the Philippines?”</text:span></text:p>
      <text:p text:style-name="P297"><text:span text:style-name="T414">“</text:span><text:span text:style-name="T413">He said he would come here. He has a good job and must ask his boss for holidays. He told me he wants to come here. He has been to Hong Kong, China, and Japan. He told me he will come here.” Saying it does not give her confidence.</text:span></text:p>
      <text:p text:style-name="P293">Marie hears her voice trailing off, losing volume, “You are my best friend. I know you, he cannot forget you, he will be here as soon as he can. How can he resist your smile.” With that, “It is time to go in.”</text:p>
      <text:p text:style-name="P297"><text:span text:style-name="T413">Throughout the service, Jenny recalls what Rick had said to her, </text:span><text:span text:style-name="T411">I love being with you, You are pretty, I want to be </text:span><text:soft-page-break/><text:span text:style-name="T411">with you, I will come to the Philippines.</text:span><text:span text:style-name="T413"> But will he? He also said, </text:span><text:span text:style-name="T411">I came to Singapore to have fun, I did not think of anything more.</text:span></text:p>
      <text:p text:style-name="P291">After the service, Jenny walked with Marie, she told Jenny she must go home and feed the family, would she like to join them? Yes she wants more time with her friend.</text:p>
      <text:p text:style-name="P291">At Marie’s home, Jenny helps with the preparations and setting. They all sit and eat together. Marie’s husband shows little interest to Jenny and her travels only asking, “How was your trip?” and, “Pass me the rice.”</text:p>
      <text:p text:style-name="P291">After the meal, when Marie is alone with Jenny, Marie says, “Do not worry about my husband, his interests do not go beyond the Philippines. His interests do not extend passed his stomach, which means,” she puts her hands at her waist and moves them out saying, “his interests are steadily expanding. Inch by inch.” To which the friends laugh and laugh. “You Jenny are looking to the future, beyond the Philippines, to America. Would you like to move there?”</text:p>
      <text:p text:style-name="P297"><text:span text:style-name="T416">“</text:span><text:span text:style-name="T415">My daughter asked me the same question. I thought no, how can I leave my daughter and me mom? But I do not know. Maybe I can. Maybe Margie is right, if Rick asks me to leave I should accept. But how can I leave my family and friends?”</text:span></text:p>
      <text:p text:style-name="P297"><text:span text:style-name="T416">“</text:span><text:span text:style-name="T415">You are not happy without a husband. You need a special man in your life, and I do not mean any uneducated lay about, you need more. Rick would be good for you.”</text:span></text:p>
      <text:p text:style-name="P297"><text:span text:style-name="T416">“</text:span><text:span text:style-name="T415">Thank you Marie. You are right, the men I have meet here are, well, not good for me.”</text:span></text:p>
      <text:p text:style-name="P297"><text:soft-page-break/><text:span text:style-name="T416">“</text:span><text:span text:style-name="T415">No they are not, you are better than them. Look at Margie, because of you raising her, without that man, without the father, you raised her into a wonderful young woman.”</text:span></text:p>
      <text:p text:style-name="P297"><text:span text:style-name="T416">“</text:span><text:span text:style-name="T415">She has a new boyfriend, a very nice fellow, I like him. He is a chef, works very hard. Margie had him to dinner when I returned.”</text:span></text:p>
      <text:p text:style-name="P291">Marie’s children came into the kitchen, Marie and Jenny a went out into the other room told her husband to watch the kids, and they went into Marie's room to talk more. Jenny took out photos she brought to show.</text:p>
      <text:p text:style-name="P297"><text:span text:style-name="T416">“</text:span><text:span text:style-name="T415">I can see you are happy with Rick. He is handsome, and a good kisser?”</text:span></text:p>
      <text:p text:style-name="P297"><text:span text:style-name="T416">“</text:span><text:span text:style-name="T415">Amazing. He read me a poem before he kissed me the first time; very romantic.”</text:span></text:p>
      <text:p text:style-name="P297"><text:span text:style-name="T416">“</text:span><text:span text:style-name="T415">He read a poem first? Marry this guy. My husband burps, farts, then kisses me. How is that for romance?”</text:span></text:p>
      <text:p text:style-name="P297"><text:span text:style-name="T416">“</text:span><text:span text:style-name="T415">I will take the poem, I don’t need farts.” They both laugh, “Rick told me he is glad we are not married” which made Marie’s laughter stop, “because women don’t fart until they are married,” where the laughter picks up again.</text:span></text:p>
      <text:p text:style-name="P291">Jenny took a breath, “Rick said he only came to Singapore for fun, he never meant to have a relationship with me.” This is a conversation killer. Jenny has a need to say all while she has her confidant listening, “Then he said, he did not expect to have feelings for me, but he does.”</text:p>
      <text:p text:style-name="P291">Marie leans closer.</text:p>
      <text:p text:style-name="P297"><text:span text:style-name="T416">“</text:span><text:span text:style-name="T415">This is why I do not know if he will come to the Philippines because he did not plan to be longer with me. </text:span><text:soft-page-break/><text:span text:style-name="T415">I am hoping he is to be my man, someday marry me. I love him, and the most he said to me is that he loves to be with me, and he will come to the Philippines but does not know when. Marie I am worried I will never see him again.” Tears roll down her cheeks.</text:span></text:p>
      <text:h text:style-name="P274" text:outline-level="1"><text:span text:style-name="T423">Emailing</text:span></text:h>
      <text:p text:style-name="P297"><text:span text:style-name="T409">When waiting to do something, the clock moves slowest. Jenny's first day back to work is a long day as she is waiting to read her email from Rick. Finally she finishes and goes to the Internet café. In first message, he has used Tagalog, </text:span><text:span text:style-name="T412">Magandang umaga</text:span><text:span text:style-name="T409">, good morning. He has made her happy knowing he remembered, he is trying. Teaching him was fun, though he was slow to learn, he did try.</text:span></text:p>
      <text:p text:style-name="P292">She clicks reply,</text:p>
      <text:p text:style-name="P299">Hello, im not so busy, last night i was in bed at 10 pm like i told you before, im helping my sis with little store. sunday morning i've been to church, to attend the mass. thanks a lot for the money you give me at airport. in tagalog maraming salamat. your always here in mind, i really miss you now, i dont know, is this love? you take care always, magandang hapon sa iyo!</text:p>
      <text:p text:style-name="P299">yours forever,</text:p>
      <text:p text:style-name="P299">Jenny</text:p>
      <text:p text:style-name="P292">Walking home she’s happy knowing he will receive her message. </text:p>
      <text:p text:style-name="P298"/>
      <text:p text:style-name="P297"><text:span text:style-name="T409">Later that day, morning for Rick, he receives her email, </text:span><text:span text:style-name="T418">magandang hapon</text:span><text:span text:style-name="T409">, remembers his Tagalog lesson, it </text:span><text:soft-page-break/><text:span text:style-name="T409">means good afternoon. But what is </text:span><text:span text:style-name="T412">sa iyo</text:span><text:span text:style-name="T409">? He does a search on the Internet, it translates to “to you,” </text:span><text:span text:style-name="T410">good afternoon to you</text:span><text:span text:style-name="T413">. He thinks she must have written this after she finished work yesterday, his night time. He replies,</text:span></text:p>
      <text:p text:style-name="P299">Not same without you. Yesterday I finished wok, I am tired, I wish I have my Jenny to come home to...but...we are far apart.</text:p>
      <text:p text:style-name="P299">Missing you, thinking of you, smiling because of you, I am a happier man, The Reason is you,</text:p>
      <text:p text:style-name="P299">Rick</text:p>
      <text:p text:style-name="P292">It would be nice to come home to a loving woman like Jenny. To bad for Rick she lives on the other side of the Pacific Ocean. Maybe it is time to find another wife?</text:p>
      <text:p text:style-name="P292"/>
      <text:p text:style-name="P292">The next day, Jenny hurries to the café to check emails, she is not disappointed, and replies.</text:p>
      <text:p text:style-name="P299">Kumusta</text:p>
      <text:p text:style-name="P299">Thanks, i got your email afternoon my time here, you make me think of you and im so happy, then i think when you with me too, our time together, yes we are far apart, so what i do is to kept your picture here in my cellphone, as my screensaver, and wish again, that you have time to come and visit me here i really miss you, wow everytime i play the Reason song i imagine you, wishing, and thinking about you, till you are here. i need to visit Analiza house and kids and maybe i'll sleep there tonight, you take care always, God bless you always whatever you do,</text:p>
      <text:p text:style-name="P299">Yours,</text:p>
      <text:p text:style-name="P299">Jenny</text:p>
      <text:p text:style-name="P292">She took more time writing this email because it is her time with her lover, if only in mind and heart. Email is her only link to him, or through the phone, and she cannot afford to make a long distance call to the US.</text:p>
      <text:h text:style-name="P258" text:outline-level="2"><text:soft-page-break/>The Money Message</text:h>
      <text:p text:style-name="P292">The next day, there was no email from Rick. She does not feel good.</text:p>
      <text:p text:style-name="P299">Kumusta,</text:p>
      <text:p text:style-name="P299">Magandang umaga, hope your doing fine, hows work? still tired? i wish i'll be there with you, take care of you feed you, give you massage but not as nice massage as yours, i remember when you massage, i feel your soft hand i feel relax and i miss it really.</text:p>
      <text:p text:style-name="P292">Her mind drifts to the time she was laying in bed, naked for her man to touch anywhere, and after, they made love with passion. The memories make her feel better and she knows there are times when he gets busy and tired with work.</text:p>
      <text:p text:style-name="P299">i wish i can phone you, im sorry to tell you, but its true i cant deny, you know that i only help of my sister little store, and i have little salary for that, <text:s/>but dont worry, like i told you, i want you more without money, so just relax, no need to worry, i meet you because i like you, honestly i trust you. first time we meet in person, i feel i want to be with you forever, i remember i nervous, you wait for me, next day i want sex, i cant explain, i feel you have part here in my heart, maybe you think that im easy to get but i just follow what i feel for you that time, i always pray for your safety, you take care always, miss you! I give you photo when I was young. God bless!</text:p>
      <text:p text:style-name="P299">Your lover, Jenny</text:p>
      <text:p text:style-name="P297"><text:span text:style-name="T409">This morning Rick is pressed for time, he needs to get to work for the weekly meeting. Mark had warned him about poor Philippines women wanting American money. Rick thinks, </text:span><text:span text:style-name="T410">If she wants to phone me, get a job that pays, stop working for her sister</text:span><text:span text:style-name="T409">. No time to reply, time to go to his job place.</text:span></text:p>
      <text:p text:style-name="P297"><text:span text:style-name="T409">During his work day the money message clouds his thinking, interrupts his work</text:span><text:span text:style-name="T413">. That evening, after supper, </text:span><text:soft-page-break/><text:span text:style-name="T413">after watching a little TV, he gets back in front of computer, in front of the message. </text:span></text:p>
      <text:p text:style-name="P293">The message starts with memories of the massage, yeah that was good. She let him do what ever he wanted to, have some fun, read a poem, have some sex, make it a full Filipina experience. She could have just laid there in bed, hurried him up, and then ran off to the shower by herself, which has been his American experience. But no, his Filipina girlfriend stayed with him, enjoyed time with him, then took care of him in the shower.</text:p>
      <text:p text:style-name="P293">Then the message says she wants to phone him and does not have the money. This evening he reads the message without the pressure of this job on his mind. The key points: 1. she wants to phone him, 2. does not have the financial means, 3. works for her sister for little money.</text:p>
      <text:p text:style-name="P293">Think clearly, he remembers Mark saying it is difficult to find a job there, and his Internet reading confirms they make very little money; it can be a difficult life in Manila. And yet, in such an environment, she, a single mother has raised a wonderful daughter. How did she do this without money? He knows the answer, her family helped her raise her daughter.</text:p>
      <text:p text:style-name="P293">But still, Why work for her sister? Why work for almost no money? For God sake, she cannot even make a phone call. A light goes on in Rick's head, he shakes his head for being ridiculous, its obvious, her family helped her and her daughter in times of need, now she helps her family. Take care of the family and the family takes care of you, its the Philippines way. </text:p>
      <text:p text:style-name="P297"><text:span text:style-name="T413">He thinks of Jenny in Singapore, </text:span><text:span text:style-name="T411">I took care of our expenses, I took care of her like a Filipino family member would. And she took care of me, her boyfriend, </text:span><text:soft-page-break/><text:span text:style-name="T411">the closest person she had to family while in Singapore. In turn, she did what she could, like taking care of me in the shower.</text:span><text:span text:style-name="T413"> </text:span></text:p>
      <text:p text:style-name="P299">Salamat, I love the photo!</text:p>
      <text:p text:style-name="P299">Jenny, you were and still are looking HOT! I have added it to my Jenny Photo Collection.</text:p>
      <text:p text:style-name="P299">Yes, oo, our first night...I wanted to be beside you, and yet, I wanted you to feel comfortable, so I gave you space. The next day you came to me, it felt right. I was happy to have you as my roommate, my friend, my lover. When we parted, I felt very content, my desires for romance had been satisfied. Now I have no romance, I am thinking about coming to see you, be patient.</text:p>
      <text:p text:style-name="P299">You are blessed with a wonderful family, I think I understand why you help your sister. Here I have no family, they are all thousands of miles away.</text:p>
      <text:p text:style-name="P299">I will try and phone you more often starting tomorrow. Tonight, I need sleep.</text:p>
      <text:p text:style-name="P299">Take care, your lover,</text:p>
      <text:p text:style-name="P299">Rick</text:p>
      <text:p text:style-name="P292">He clicks save, not send. He looks through his Singapore trip photos, walking in Boat Quay, the Dali Statue, dinner at the Italian restaurant... He attaches a few photos from the trip, and clicks send.</text:p>
      <text:p text:style-name="P292">His trust for his Filipina girlfriend is growing, he is starting to see the logic of her ways. Her family helped her raise her daughter, and now she helps her sister earn money to raise her sister's family. In America single mothers can use the government social services for support. If the family does help each other, rather than giving their time, we give money for things like day care so the mother can find a job. This American man has no family living close, and he makes a good salary, a rich man’s salary compared to the poor of the Philippines.</text:p>
      <text:p text:style-name="P292"><text:soft-page-break/>Now he feels silly, the least he can do is pay for their phone calls between California and the Philippines. Checking the clock, he realizes this message has taken over an hour to write. What's another few minutes? He picks up the phone, dials, hears, “Hello.”</text:p>
      <text:p text:style-name="P292">He says, “Hello Jenny, this is Rick.”</text:p>
      <text:p text:style-name="P297"><text:span text:style-name="T414">“</text:span><text:span text:style-name="T409">Rick, how are you?”</text:span></text:p>
      <text:p text:style-name="P297"><text:span text:style-name="T414">“</text:span><text:span text:style-name="T409">Good, really good. And you?”</text:span></text:p>
      <text:p text:style-name="P292">She says, “Busy, I am working and my sister is not here.”</text:p>
      <text:p text:style-name="P292">He says, “I just wanted to say thank you for the photo.”</text:p>
      <text:p text:style-name="P297"><text:span text:style-name="T414">“</text:span><text:span text:style-name="T409">You are welcome.”</text:span></text:p>
      <text:p text:style-name="P297"><text:span text:style-name="T414">“</text:span><text:span text:style-name="T409">OK, you get back to work, I will phone again.”</text:span></text:p>
      <text:p text:style-name="P297"><text:span text:style-name="T414">“</text:span><text:span text:style-name="T409">Sorry.”</text:span></text:p>
      <text:p text:style-name="P297"><text:span text:style-name="T414">“</text:span><text:span text:style-name="T409">Do not worry I will call again. Bye Jenny.”</text:span></text:p>
      <text:p text:style-name="P297"><text:span text:style-name="T414">“</text:span><text:span text:style-name="T409">Take care, bye.</text:span></text:p>
      <text:p text:style-name="P292">He wants to trust, and this evening he used his mind, logic to come to proper reason of why he should trust Jenny. Maybe in the future he will learn to trust his heart. He needs to if he is ever to develop a lasting relationship with a woman. He must learn to trust his lover like he would trust his own family.</text:p>
      <text:h text:style-name="P258" text:outline-level="2">Sexy Messages</text:h>
      <text:p text:style-name="P292">This day Jenny meets Marie after work for lunch. At lunch Jenny talked of the massage she received from her man in California. Marie told of her husband on top of her and when he laughed, his belly shook which felt like a Jello massage. That made them laughed so much his dick shriveled up. The thought of this had Jenny laughing so hard she had tears. </text:p>
      <text:p text:style-name="P292"><text:soft-page-break/>She told Marie, “You shouldn’t talk about her husband like that, but it makes me laugh, and laughter is good for the soul. Tell me more.” She did, and each shared secrets.</text:p>
      <text:p text:style-name="P292">And was with this frame of mind Jenny writes.</text:p>
      <text:p text:style-name="P299">Do i look hot? ha,ha,ha yes i know because everytime you touch me or even any part of my body i feel horny,,,ha,ha,ha,,,im comfortable to make sex with you, i feel i know you for a long time, i trust you And i will keep your picture here on my cellphone, yes my sister and kids especially Margie always asking, they ask when you come here, i miss you, thank you for photos, i show photos to family, take care, i think of you all the time,</text:p>
      <text:p text:style-name="P299">Yours in Heart,</text:p>
      <text:p text:style-name="P299">Jenny</text:p>
      <text:p text:style-name="P302"/>
      <text:p text:style-name="P292">At home in the evening, Rick reads, and wishes..</text:p>
      <text:p text:style-name="P299">To my sexy woman,</text:p>
      <text:p text:style-name="P299">I like to make you horny. I like to read your sexy words. I was with you, many times we get naked, feels so very good, I love it. I like we try a few positions.</text:p>
      <text:p text:style-name="P299">Please send me more sexy emails, this all I have now.</text:p>
      <text:p text:style-name="P299">Rick </text:p>
      <text:p text:style-name="P292">After this email, he walks are around and around his apartment, frustrated. He is happy to have had the experience with her but she is not here and he can't drive over and see her. He goes off to have a shower.</text:p>
      <text:p text:style-name="P292"/>
      <text:p text:style-name="P292">Jenny reads with a tingle all over. She has never talked so intimate with anyone, and shes feels a naughty sexiness as she replies.</text:p>
      <text:p text:style-name="P299">Yes, you make me horny everytime your hands touch my body, i dont know, i am satisfied the way you do. We meet and talk to you in net for longtime, before we meet in real thats the reason i have <text:soft-page-break/>feelings, everytime we talk online, and more when we meet and get in bed together you are my man, my lover,,, you take care always, and godbless,, im all yours! and you are ''The Reason'' why im here,,,i'll wait when you come here,,,i miss you always! you are the reason why i dont want to get chubby,,,you are the reason why i maintain my body to get sexy!</text:p>
      <text:p text:style-name="P299">Yours forever,in mind ,heart, and soul,</text:p>
      <text:p text:style-name="P299">Jenny</text:p>
      <text:p text:style-name="P292">She wishes there is more she can do for him, oh how she wants to have him with her.</text:p>
      <text:p text:style-name="P298"/>
      <text:p text:style-name="P292">Rick does not check his email in the morning, he does not need to read a sexy email before going off to work. He puts off reading until he has ate, cleaned up, watched TV, showered. Now he sits, with anticipation.</text:p>
      <text:p text:style-name="P299">To my sexy Island Woman,</text:p>
      <text:p text:style-name="P299">WOW, you know how to excite me!</text:p>
      <text:p text:style-name="P299">I love to see you enjoy yourself. You lay on top of me, your naked on me, we kiss.</text:p>
      <text:p text:style-name="P292">Even though it was easy to get her in bed in Singapore, he had known her for months before, so he never thought her as a slut. However he had wondered why she came the Singapore in the first place when she new they would sleep together? The answer was simple, the months of emails and talking on the phone meant they had spent more time together before they went to bed together, then any other woman he has ever slept with.</text:p>
      <text:p text:style-name="P299">We did talk long before we met. I always look forward to your emails and to talk with you on the phone. I was feeling you as friend even before we met in Singapore. I think that made our time together better. Reading your emails always, always makes me smile.</text:p>
      <text:p text:style-name="P292">He stops, thinks, feels good.</text:p>
      <text:p text:style-name="P299"><text:soft-page-break/>You are in my heart,</text:p>
      <text:p text:style-name="P299">Rick</text:p>
      <text:p text:style-name="P292">More each day he feels the needs for a full time girlfriend, someone to be with, to talk to, to kiss.</text:p>
      <text:p text:style-name="P292"/>
      <text:p text:style-name="P297"><text:span text:style-name="T409">When Jenny reads his email, she notices, </text:span><text:span text:style-name="T418">You are in my heart</text:span><text:span text:style-name="T409">, which is good note to start writing.</text:span></text:p>
      <text:p text:style-name="P299">oh im smiling too when i reply this email, same feeling what you feel, thinking of you,,,while you with me in Singapore, even its only a short time, but you remain here in my mind and in my heart,,, i remember when we go church together, then we walk with holding hands, i really miss, i wish and hope there is second time, i mean is you have time to visit here in Philippines, to show you Manila,,,miss you!</text:p>
      <text:p text:style-name="P299">Yours in heart,</text:p>
      <text:p text:style-name="P299">Jenny</text:p>
      <text:p text:style-name="P297"><text:span text:style-name="T409">To this she sits for a while, rereads the email, </text:span><text:span text:style-name="T412">hope there is second time ... miss you</text:span><text:span text:style-name="T409">, she takes a deep breath, clicks send.</text:span></text:p>
      <text:p text:style-name="P292"/>
      <text:p text:style-name="P292">Because of schedules of work, and Jenny’s limited access to the Internet at the café, they do not often meet online at the same. The only time it happen is when Rick wakes in the middle of the night. This is one of those nights.</text:p>
      <text:p text:style-name="P292"/>
      <text:p text:style-name="P285">Jenny: hi</text:p>
      <text:p text:style-name="P285">Rick: hello, you are finished work?</text:p>
      <text:p text:style-name="P285">Jenny: yes i listening you tube now</text:p>
      <text:p text:style-name="P285">Rick: how are you today?</text:p>
      <text:p text:style-name="P285">Jenny: im fine and you?</text:p>
      <text:p text:style-name="P285"><text:soft-page-break/>Rick: lonely at night...im ok in the day time</text:p>
      <text:p text:style-name="P285">Jenny: why lonely?</text:p>
      <text:p text:style-name="P285">Rick: i have no romance...silent nights...</text:p>
      <text:p text:style-name="P285">Jenny: really? dont worry were the same</text:p>
      <text:p text:style-name="P285">Rick: yes really, we the same at night...at least, after we chat, i can think of you</text:p>
      <text:p text:style-name="P285">Jenny: oo</text:p>
      <text:p text:style-name="P285">Jenny: today have headphone, i listen to music</text:p>
      <text:p text:style-name="P285">Rick: i like songs you tell me of.</text:p>
      <text:p text:style-name="P285">Rick: i downloaded many robbie williams songs.</text:p>
      <text:p text:style-name="P285">Jenny: oo i like his song most</text:p>
      <text:p text:style-name="P285">Rick: where you find songs?</text:p>
      <text:p text:style-name="P285">Jenny: i listen to radio while work</text:p>
      <text:p text:style-name="P285">Rick: this is sexy song: Pussycat Dolls - loosen my buttons</text:p>
      <text:p text:style-name="P285">Jenny: yeah i have that on my phone</text:p>
      <text:p text:style-name="P285">Rick: yes...you would, you sexy woman...i like to loosen your buttons</text:p>
      <text:p text:style-name="P285">Jenny: hmm,, i like to hug you now</text:p>
      <text:p text:style-name="P285">Rick: this good song: Daniel Powder - You Had A Bad Day</text:p>
      <text:p text:style-name="P285">Jenny: no i dont want to had a bad day ha,ha,ha</text:p>
      <text:p text:style-name="P285">Rick: "You Had A Bad Day" is about things to do to turn bad day <text:s/>into good day</text:p>
      <text:p text:style-name="P285">Rick: how is your days?</text:p>
      <text:p text:style-name="P285">Jenny: my day? busy always but not busy if sunday not so</text:p>
      <text:p text:style-name="P285"><text:soft-page-break/>Rick: i feel mellow tonight. how about you? how you feel?</text:p>
      <text:p text:style-name="P285">Jenny: i feel i need to go toilet hahaha</text:p>
      <text:p text:style-name="P285">Rick: funny girl</text:p>
      <text:p text:style-name="P285">Rick: remember our first hug?</text:p>
      <text:p text:style-name="P285">Jenny: oo i never forget</text:p>
      <text:p text:style-name="P285">Rick: at the airport, i not know what to do.</text:p>
      <text:p text:style-name="P285">Rick: when we get in bed, i not know...</text:p>
      <text:p text:style-name="P285">Rick: you helped me know.</text:p>
      <text:p text:style-name="P285">Jenny: oo</text:p>
      <text:p text:style-name="P285">Jenny: our first time in bed you hug me</text:p>
      <text:p text:style-name="P285">Rick: you easy to be with...make my mind and heart feel easy, comfortable to be with you.</text:p>
      <text:p text:style-name="P285">Jenny: same i really wish i can do now again</text:p>
      <text:p text:style-name="P285">Rick: tonight, i was laying in bed, watching the clock, thinking of you.</text:p>
      <text:p text:style-name="P285">Rick: I get up and find you here :-)</text:p>
      <text:p text:style-name="P285">Jenny: you come to philippines?</text:p>
      <text:p text:style-name="P285">Rick: i think about it a lot...but i worry...</text:p>
      <text:p text:style-name="P285">Jenny: hmn,, why?</text:p>
      <text:p text:style-name="P285">Rick: i hear of men going to philippines, and breaking hearts...</text:p>
      <text:p text:style-name="P285">Rick: i not want to be man like that...</text:p>
      <text:p text:style-name="P285">Jenny: hmn,, breaking heart no good</text:p>
      <text:p text:style-name="P285">Jenny: oo your not like that dont worry</text:p>
      <text:p text:style-name="P285">Rick: i should not worry?</text:p>
      <text:p text:style-name="P285">Jenny: oo should not</text:p>
      <text:p text:style-name="P285"><text:soft-page-break/>Rick: salamat then i will think about coming...no promise</text:p>
      <text:p text:style-name="P285">Jenny: welcome i know you not promise</text:p>
      <text:p text:style-name="P285">Rick: what i do promise to tell you truth...</text:p>
      <text:p text:style-name="P285">Jenny: yeah and i trust you</text:p>
      <text:p text:style-name="P285">Rick: truth, i do like you</text:p>
      <text:p text:style-name="P285">Jenny: oh salamat</text:p>
      <text:p text:style-name="P285">Jenny: same i do,</text:p>
      <text:p text:style-name="P285">Rick: and, to tell truth, i do like to have sex with you</text:p>
      <text:p text:style-name="P285">Rick: and walk with you</text:p>
      <text:p text:style-name="P285">Rick: and talk with you</text:p>
      <text:p text:style-name="P285">Jenny: oh my lover</text:p>
      <text:p text:style-name="P285">Rick: i like my time with you</text:p>
      <text:p text:style-name="P285">Rick: all time i with you was good</text:p>
      <text:p text:style-name="P285">Jenny: same</text:p>
      <text:p text:style-name="P285">Rick: i do miss the romance</text:p>
      <text:p text:style-name="P285">Jenny: oo i do same</text:p>
      <text:p text:style-name="P285">Rick: it not just sex...it romantic sex, understand?</text:p>
      <text:p text:style-name="P285">Jenny: yes i understand</text:p>
      <text:p text:style-name="P285">Rick: it was romantic to give you massage...</text:p>
      <text:p text:style-name="P285">Rick: to touch you all over</text:p>
      <text:p text:style-name="P285">Rick: and you let me</text:p>
      <text:p text:style-name="P285">Jenny: oh i miss your massage you know?</text:p>
      <text:p text:style-name="P285">Rick: you let me enjoy look at you and touch</text:p>
      <text:p text:style-name="P285">Rick: this was important to me</text:p>
      <text:p text:style-name="P285">Rick: no hurry, relax</text:p>
      <text:p text:style-name="P285">Jenny: oo you always look at me i notice that</text:p>
      <text:p text:style-name="P285"><text:soft-page-break/>Jenny: what your in mind that time?</text:p>
      <text:p text:style-name="P285">Rick: i wanted to remember...remember in mind</text:p>
      <text:p text:style-name="P285">Rick: and then, i can play back our time together</text:p>
      <text:p text:style-name="P285">Rick: to remember the touch and my feelings with you.</text:p>
      <text:p text:style-name="P285">Jenny: salamat</text:p>
      <text:p text:style-name="P285">Rick: see your every curve...pleasure in looking</text:p>
      <text:p text:style-name="P285">Rick: looking without worry</text:p>
      <text:p text:style-name="P285">Rick: without hurry</text:p>
      <text:p text:style-name="P285">Jenny: oo feel comfortable</text:p>
      <text:p text:style-name="P285">Jenny: being with our time together</text:p>
      <text:p text:style-name="P285">Rick: sometimes you shy</text:p>
      <text:p text:style-name="P285">Jenny: oo that is mostly attitude of filipina</text:p>
      <text:p text:style-name="P285">Jenny: we are not wild woman</text:p>
      <text:p text:style-name="P285">Jenny: especially if you have feeling</text:p>
      <text:p text:style-name="P285">Jenny: a little bit shy and nervous but deep inside</text:p>
      <text:p text:style-name="P285">Rick: Jenny, I must go now...very sleepy.</text:p>
      <text:p text:style-name="P285">Jenny: ha,ha,ha</text:p>
      <text:p text:style-name="P285">Jenny: ok thanks again</text:p>
      <text:p text:style-name="P285">Jenny: miss you</text:p>
      <text:p text:style-name="P285">Rick: I miss you too</text:p>
      <text:p text:style-name="P285">Jenny: you take care always and God guide you wherever you go</text:p>
      <text:p text:style-name="P285">Jenny: take care</text:p>
      <text:h text:style-name="P272" text:outline-level="1"><text:soft-page-break/><text:span text:style-name="T424">Here and There</text:span></text:h>
      <text:p text:style-name="P292">Rick’s feeling better, it’s been 2 weeks since returning home, he’s back into a routine. Up in the morning, checks email. Then get in the car and drives to work.</text:p>
      <text:p text:style-name="P292">This Monday’s work day starting with a staff meeting, his group’s weekly meeting, some are as exciting as watching grass grow. He’s does not look forward to any meeting, and this is likely the reasons he never made it into management. As he enters the room, he has a feeling of wonder, wondering how he pissed off God to deserves such pestilent. Yeah pests, that’s the word for staff meetings, the meeting of pests. Bob, the big pest, Rick’s manager, comes into the room, dials the phone into the conference call. </text:p>
      <text:p text:style-name="P292">Bob kicks the meeting off with, “Welcome everyone.” Bob’s alive, in his element, in his meeting.</text:p>
      <text:p text:style-name="P292">Rick’s day dreaming, in his mind, out of the meeting.</text:p>
      <text:p text:style-name="P292">The first item up is a discussion of new product development, Rick’s favorite topic.</text:p>
      <text:p text:style-name="P292">Mr. Manager says, “Rick has suggested a two day course in Ruby. Have you talked to Jason regarding resources for development?”</text:p>
      <text:p text:style-name="P292">Rick says, “He requires a feasibility study and description of work before he can estimate the costs. He also reminded me his people are busy for the next 2 to 6 months. I can look into working with some of the programming engineers to develop a teachable course.”</text:p>
      <text:p text:style-name="P297"><text:span text:style-name="T414">“</text:span><text:span text:style-name="T409">Jason needs to be involved, he is the manager responsible for new courses. Have you proposed this to </text:span><text:soft-page-break/><text:span text:style-name="T409">him?”</text:span></text:p>
      <text:p text:style-name="P297"><text:span text:style-name="T414">“</text:span><text:span text:style-name="T409">He does not want engineers on this, he says his team can add Ruby on their schedule after seeing the feasibility study and description of work.” Didn’t I just say that?</text:span></text:p>
      <text:p text:style-name="P297"><text:span text:style-name="T414">“</text:span><text:span text:style-name="T409">In the meantime, John is in the process of licensing materials for a 3 day course from T3 Trainers Associates. John, what is the status?”</text:span></text:p>
      <text:p text:style-name="P292">John chimes in, “Excellent, I talked with them on the phone. Our next step is to work through a licensing agreement between our companies.”</text:p>
      <text:p text:style-name="P297"><text:span text:style-name="T414">“</text:span><text:span text:style-name="T409">Have you met with our lawyers? Mike Regis can help you with this.”</text:span></text:p>
      <text:p text:style-name="P297"><text:span text:style-name="T414">“</text:span><text:span text:style-name="T409">I’ll take that as an action item for next weeks meeting.”</text:span></text:p>
      <text:p text:style-name="P292">Without looking at Rick, without giving Rick a chance for pushing his proposal further, Bob says, “This is good we have double coverage for Ruby. We will wait to see what Jason says about Rick’s study, and John keep moving ahead with the licensing. Jack, give us a status on the update of the Web 2.0 course materials.”</text:p>
      <text:p text:style-name="P297"><text:span text:style-name="T409">To himself, Rick’s gives a status on the new Ruby course, </text:span><text:span text:style-name="T410">Dead in the water, killed under the weight of processes and procedures.</text:span></text:p>
      <text:p text:style-name="P292"/>
      <text:p text:style-name="P292">After work, Rick stopped off at Mark’s place. Mark gets himself a beer, and asks Rick if he wants one.</text:p>
      <text:p text:style-name="P292">Rick says, “A soda pop, no beer.”</text:p>
      <text:p text:style-name="P297"><text:span text:style-name="T414">“</text:span><text:span text:style-name="T409">Not having a beer?”</text:span></text:p>
      <text:p text:style-name="P297"><text:span text:style-name="T414">“</text:span><text:span text:style-name="T409">Not now, maybe later.”</text:span></text:p>
      <text:p text:style-name="P292">Mark says, “How’s work?”</text:p>
      <text:p text:style-name="P297"><text:soft-page-break/><text:span text:style-name="T414">“</text:span><text:span text:style-name="T409">Works sucks. Did you go to Maggie’s on the weekend?” Maggie’s is an Irish bar in Mountain View.</text:span></text:p>
      <text:p text:style-name="P297"><text:span text:style-name="T414">“</text:span><text:span text:style-name="T409">Yeah, I went with Anna, the Mexican Latino. Did we ever get loaded. Man can she move that tight ass of hers around on the dance floor.”</text:span></text:p>
      <text:p text:style-name="P297"><text:span text:style-name="T414">“</text:span><text:span text:style-name="T409">And after the bar?”</text:span></text:p>
      <text:p text:style-name="P297"><text:span text:style-name="T414">“</text:span><text:span text:style-name="T409">Straight to her place, straight to bed -”</text:span></text:p>
      <text:p text:style-name="P297"><text:span text:style-name="T414">“</text:span><text:span text:style-name="T409">Where she moved that tight ass of hers around, yeah yeah yeah.”</text:span></text:p>
      <text:p text:style-name="P297"><text:span text:style-name="T414">“</text:span><text:span text:style-name="T409">Well yeah, how’d you know?”</text:span></text:p>
      <text:p text:style-name="P297"><text:span text:style-name="T414">“</text:span><text:span text:style-name="T409">Seen it on the News, Man gets loaded and laid.”</text:span></text:p>
      <text:p text:style-name="P297"><text:span text:style-name="T414">“</text:span><text:span text:style-name="T409">What about you? You need to get out,” Mark commented, “Wendy was there, big tits and all. She asked about you again.”</text:span></text:p>
      <text:p text:style-name="P297"><text:span text:style-name="T414">“</text:span><text:span text:style-name="T409">Yeah?” Rick answered, “Maybe I should give her a call.”</text:span></text:p>
      <text:p text:style-name="P297"><text:span text:style-name="T414">“</text:span><text:span text:style-name="T409">Why not? Go for it, it’s been a while, you need it.”</text:span></text:p>
      <text:p text:style-name="P297"><text:span text:style-name="T414">“</text:span><text:span text:style-name="T409">As if she will ever put out? I don't think I'll have much luck with her.”</text:span></text:p>
      <text:p text:style-name="P297"><text:span text:style-name="T414">“</text:span><text:span text:style-name="T409">No luck about it. Get her dancing, get her drunk, and get her laid. Easy.”</text:span></text:p>
      <text:p text:style-name="P297"><text:span text:style-name="T414">“</text:span><text:span text:style-name="T409">Easy for you. Anna’s a fun woman. Where did you find her?”</text:span></text:p>
      <text:p text:style-name="P297"><text:span text:style-name="T414">“</text:span><text:span text:style-name="T409">On the Internet, Fuck Me dot Com. Give it a try,” Mark stops to laugh at the thought of fuck me dot com. “Nah, I met her at Maggie's last month while you were out getting your pipes cleaned in Singapore.”</text:span></text:p>
      <text:p text:style-name="P297"><text:span text:style-name="T414">“</text:span><text:span text:style-name="T409">Cleaned and then some. Why can’t white American women be sexy like the Filipinas and Latinos?”</text:span></text:p>
      <text:p text:style-name="P297"><text:soft-page-break/><text:span text:style-name="T414">“</text:span><text:span text:style-name="T409">Wish I knew.” Mark smiles, “Maybe the darker the better? Speaking of darker, you want a Guinness?”</text:span></text:p>
      <text:p text:style-name="P292">Rick says, “Sure. Last time I had one of those was at Flanagan's in Singapore.”</text:p>
      <text:p text:style-name="P297"><text:span text:style-name="T414">“</text:span><text:span text:style-name="T409">About time for another, and as long as your getting yourself one get one for me too.”</text:span></text:p>
      <text:p text:style-name="P292">Rick gets 2, gives one to Mark, and sits down with his.</text:p>
      <text:p text:style-name="P292">Mark says, “Now about Wendy, give her a call.”</text:p>
      <text:p text:style-name="P297"><text:span text:style-name="T414">“</text:span><text:span text:style-name="T409">What for?”</text:span></text:p>
      <text:p text:style-name="P297"><text:span text:style-name="T414">“</text:span><text:span text:style-name="T409">For a date. You need to get out.”</text:span></text:p>
      <text:p text:style-name="P292">Rick takes a drink, “OK. Why not. I don’t know if I have her number.”</text:p>
      <text:p text:style-name="P292">Mark picks up the phone, dials, hands the phone Rick, “There, talk to her.”</text:p>
      <text:p text:style-name="P292">Rick takes the phone, he hears, “Hello...Hello?”</text:p>
      <text:p text:style-name="P292">He says, “Hello, Wendy? This Rick.”</text:p>
      <text:p text:style-name="P292">On the other end of the phone, “Rick. How are you? Mark said you were back from vacation.”</text:p>
      <text:p text:style-name="P297"><text:span text:style-name="T414">“</text:span><text:span text:style-name="T409">Yeah I’m fine, I got back a couple of weeks ago.”</text:span></text:p>
      <text:p text:style-name="P297"><text:span text:style-name="T414">“</text:span><text:span text:style-name="T409">Did you have a good time?”</text:span></text:p>
      <text:p text:style-name="P292">His face lights up, “Yeah I did. I do like Singapore. Have you been there?”</text:p>
      <text:p text:style-name="P297"><text:span text:style-name="T414">“</text:span><text:span text:style-name="T409">Hawaii is the farthest I have been. It is beautiful? Have you been there?”</text:span></text:p>
      <text:p text:style-name="P297"><text:span text:style-name="T414">“</text:span><text:span text:style-name="T409">Ah no. Hey, how would like to meet for a drink on Friday after work?”</text:span></text:p>
      <text:p text:style-name="P297"><text:span text:style-name="T414">“</text:span><text:span text:style-name="T409">No I’m going to my moms for dinner. Saturday I can meet you. You like to have lunch?”</text:span></text:p>
      <text:p text:style-name="P297"><text:soft-page-break/><text:span text:style-name="T414">“</text:span><text:span text:style-name="T409">Saturday, lunch, sure. I can pick you up.”</text:span></text:p>
      <text:p text:style-name="P297"><text:span text:style-name="T414">“</text:span><text:span text:style-name="T409">I need to meet Sue in the afternoon. We can meet at Danny Ray’s in Palo Alto, you know the place?”</text:span></text:p>
      <text:p text:style-name="P292">Rick looks at Mark, “Danny Ray’s? Palo Alto”</text:p>
      <text:p text:style-name="P292">Mark says, “I know the place.”</text:p>
      <text:p text:style-name="P292">Rick says, “I know the place, meet you at twelve?”</text:p>
      <text:p text:style-name="P292">She says, “One, I don’t get up early on the weekend, and when I do get up I take my time, have a coffee. I can’t do anything until I’ve had my coffee. One o’clock works for me.”</text:p>
      <text:p text:style-name="P297"><text:span text:style-name="T414">“</text:span><text:span text:style-name="T409">Yeah one, sure, I’ll see you there.”</text:span></text:p>
      <text:p text:style-name="P297"><text:span text:style-name="T414">“</text:span><text:span text:style-name="T409">OK. bye.”</text:span></text:p>
      <text:p text:style-name="P297"><text:span text:style-name="T414">“</text:span><text:span text:style-name="T409">bye,” Rick puts the phone down. “That was easy. Maybe she can be like Jenny but local. One remote, one local.”</text:span></text:p>
      <text:p text:style-name="P297"><text:span text:style-name="T409">Once back home, Rick cooks some food, listens to some music. Before bed he checks his email. Nothing from Jenny, she’ll be at work this time of the day. Goes onto the Asian dating site to have a scan of the ladies online. There is always some hotties with sexy photos to view, and some regulars that seem to be on all the time; the thought makes Rick laugh because they are likely thinking he is regular like them. There is a hello message from 2 Filipinas. Rick replies to the one message with </text:span><text:span text:style-name="T410">Kumusta</text:span><text:span text:style-name="T413"> that he learned from Jenny.</text:span></text:p>
      <text:h text:style-name="P272" text:outline-level="1"><text:span text:style-name="T424">An American Day</text:span></text:h>
      <text:p text:style-name="P297"><text:span text:style-name="T409">Rick’s an earlier riser, doesn’t like to lay about in the morning, gets up, gathers up the laundry, gets it started. </text:span><text:soft-page-break/><text:span text:style-name="T409">He’s feeling good today, he’s going out for lunch with Wendy, should be fun. This morning for breakfast he makes pancakes. The sun is out, as it always is this time of year in the Valley, and Rick decides to go for a walk to walk off some pancake calories. He steps outside, looks up, not a cloud in the sky, the air is crisp, it’ll get warmer as the sun gets higher, he walks fast to get warm up. He walks passed the little houses to the small stores of downtown Mountain View where he opens a door and steps into his favorite bookstore, a quaint bookstore that has books that don’t seem to be at the big chain stores. He sees the massage book he read before going to Singapore and thinks, </text:span><text:span text:style-name="T410">that was money well spent, worth every penny in good memories</text:span><text:span text:style-name="T413">. He checks out the poetry section, travel section, and newly released fiction.</text:span></text:p>
      <text:p text:style-name="P293">Back home he rotates the laundry, has a drink of juice, catches the new Batman cartoon, then fires up the computer. Jenny’s message says,</text:p>
      <text:p text:style-name="P301">I miss my lover, im busy at work helping my sis here,, but even i am you are always in mind,, yesterday was my mom birthday,, we celebrate with my sis Analiza sis Bing and kids.. hoped your okay now you take care and God bless!</text:p>
      <text:p text:style-name="P301">Yours,</text:p>
      <text:p text:style-name="P301">Jenny</text:p>
      <text:p text:style-name="P293">Clicks reply,</text:p>
      <text:p text:style-name="P301">Happy Birthday Jenny's mom! A birthday party is nice for your family. </text:p>
      <text:p text:style-name="P301">I'm OK.</text:p>
      <text:p text:style-name="P301">Jenny. I remember in Singapore, you play song "I'm Loving Angels Instead." It is now one of my favorites. You have any new songs for me?</text:p>
      <text:p text:style-name="P301">Thanks,</text:p>
      <text:p text:style-name="P301"><text:soft-page-break/>Rick</text:p>
      <text:p text:style-name="P297"><text:span text:style-name="T413">Rick considers, </text:span><text:span text:style-name="T411">I showered last night, should I shower again? If this was Singapore, I would. But then again, if this was Singapore, I likely would have had some action with Jenny, and have showered.</text:span><text:span text:style-name="T413"> He showers. Not time to leave yet, more consideration, </text:span><text:span text:style-name="T411">One o’clock I meet her, we get a seat, order, wait for food</text:span><text:span text:style-name="T413">...he decides to eat some before leaving. Might as well get going, but first he needs to find the place, find parking, so he checks the Internet for the location, then leaves the apartment.</text:span></text:p>
      <text:p text:style-name="P293">In the car he plays a lively summertime CD he made. Working in computers, on the Internet, he has learned to find music, convert and burn it onto a CD. A few stoplights then up the 101 highway to the Palo Alto turn off, then the weekend traffic backs up the cars. No worries, the music’s good as he inches passed the big beautiful homes. These homes have nice large front yards whereas the ones in his neighborhood have small fronts. These homes must be worth three million or more a piece, more money than he will make in rest of his working years.</text:p>
      <text:p text:style-name="P293">He finds the restaurant, then parks. Since he is early, he walks around outside for a few minutes, then goes into the restaurant, nice place, table clothes, napkins folded into the drinking glasses. The host is dressed in black pants, suit vest and white shirt, he says, “How many?”</text:p>
      <text:p text:style-name="P293">Rick says, “A table for 2 please.”</text:p>
      <text:p text:style-name="P293">Once seated, the waiter comes over, “Are you ready to order?”</text:p>
      <text:p text:style-name="P297"><text:span text:style-name="T414">“</text:span><text:span text:style-name="T413">No, I’m waiting for someone,” As the waiter turns, Rick says, “Wait, I’ll have a drink, ice tea please.”</text:span></text:p>
      <text:p text:style-name="P293"><text:soft-page-break/>The ice tea comes, Wendy does not; he is sitting watching the entrance. He takes a drink, has a memory flash of the Little India restaurant, lots of green plants, like being in a garden, their first dinner together, Jenny’s first India food. The food was good, and after they had gone back to the hotel to sit and talk on the couch; their first kiss. He smiles at this memory.</text:p>
      <text:p text:style-name="P297"><text:span text:style-name="T414">“</text:span><text:span text:style-name="T413">Hello.”</text:span></text:p>
      <text:p text:style-name="P293">Rick looks up, Wendy is wearing black pants, long sleeve white knit with v-neck which is not as low as he would like, however its looking good, very stylish. Higher up, shes almost as tall as Rick, he see she has her wavy sandy brown hair loose to her shoulders, and beautiful, he had forgotten how good she looks dressed up, with make up. He says, “Hi.”</text:p>
      <text:p text:style-name="P297"><text:span text:style-name="T414">“</text:span><text:span text:style-name="T413">You look lost,” Wendy says as she sits down. “Did you order?”</text:span></text:p>
      <text:p text:style-name="P297"><text:span text:style-name="T414">“</text:span><text:span text:style-name="T413">Just an ice tea. How are you?”</text:span></text:p>
      <text:p text:style-name="P297"><text:span text:style-name="T414">“</text:span><text:span text:style-name="T413">It took forever to find parking, I had to go around and around before I found something.”</text:span></text:p>
      <text:p text:style-name="P297"><text:span text:style-name="T414">“</text:span><text:span text:style-name="T413">I just parked a ways away and walked, it’s quite nice out.”</text:span></text:p>
      <text:p text:style-name="P293">Wendy asks, “What are you drinking?”</text:p>
      <text:p text:style-name="P297"><text:span text:style-name="T414">“</text:span><text:span text:style-name="T413">Ice tea, you want one?” he asks.</text:span></text:p>
      <text:p text:style-name="P297"><text:span text:style-name="T414">“</text:span><text:span text:style-name="T413">No, I’m ready for another coffee. Linda, my sister was at my moms last night, and we went down to San Antonio Road in San Jose. Late by the time I got to bed, after one. What did you do?”</text:span></text:p>
      <text:p text:style-name="P297"><text:span text:style-name="T414">“</text:span><text:span text:style-name="T413">Watched a movie, have you seen Jumper?”</text:span></text:p>
      <text:p text:style-name="P297"><text:span text:style-name="T414">“</text:span><text:span text:style-name="T413">No. What is it?”, </text:span></text:p>
      <text:p text:style-name="P297"><text:soft-page-break/><text:span text:style-name="T414">“</text:span><text:span text:style-name="T413">It’s a science fiction. The main character can jump through space, quite an interesting concept.”</text:span></text:p>
      <text:p text:style-name="P297"><text:span text:style-name="T414">“</text:span><text:span text:style-name="T413">I’m not into science fiction, prefer action movies. Where’d you go see it?” She waved to the waiter.</text:span></text:p>
      <text:p text:style-name="P297"><text:span text:style-name="T414">“</text:span><text:span text:style-name="T413">At home. I had a busy week.” He wanted to say the movie is still playing in the theaters, being an Internet guy, he had downloaded it to his laptop, cut a DVD and watched it on his big flat screen TV in the comfort of home having a glass of wine. But she's </text:span><text:span text:style-name="T411">not into science fiction</text:span><text:span text:style-name="T413">.</text:span></text:p>
      <text:p text:style-name="P293">When the waiter came she said, “I’ll have a coffee and a menu.” She faces Rick, “Sometimes I drink four five cups a day, Starbucks must loves. Do you drink coffee?”</text:p>
      <text:p text:style-name="P297"><text:span text:style-name="T414">“</text:span><text:span text:style-name="T413">Sometimes in morning before work, but it causes me trouble sleeping.”</text:span></text:p>
      <text:p text:style-name="P297"><text:span text:style-name="T414">“</text:span><text:span text:style-name="T413">Not me.” She changes the subject, down to businesses, “How is work? You still at that network company?”</text:span></text:p>
      <text:p text:style-name="P297"><text:span text:style-name="T414">“</text:span><text:span text:style-name="T413">Now I’m at Peersites, an Internet software company. How bout you? Where you working these days?”</text:span></text:p>
      <text:p text:style-name="P297"><text:span text:style-name="T414">“</text:span><text:span text:style-name="T413">No where. My contract at the last place finished yesterday. I sent my resume every where but no response, it’s tough to get a job right now. The temp agency keeps me busy. I need the money to keep my apartment. My rent is going up next month.” Then she adds, “Are there any job openings at Peersites?”</text:span></text:p>
      <text:p text:style-name="P297"><text:span text:style-name="T414">“</text:span><text:span text:style-name="T413">I don't know. Not in my group.”</text:span></text:p>
      <text:p text:style-name="P297"><text:span text:style-name="T414">“</text:span><text:span text:style-name="T413">Can you ask? I would like to get a full time job. How big is Peersites?”</text:span></text:p>
      <text:p text:style-name="P297"><text:span text:style-name="T414">“</text:span><text:span text:style-name="T413">Its about a thousand people. Big enough to be bureaucratic,” He thinks about the problems at work and </text:span><text:soft-page-break/><text:span text:style-name="T413">laughs.</text:span></text:p>
      <text:p text:style-name="P293">She keeps asking questions, “How are they doing? One thousand is not big. Are they growing?”</text:p>
      <text:p text:style-name="P297"><text:span text:style-name="T414">“</text:span><text:span text:style-name="T413">Stable, I think. I don't hear of much change. You want to work for a big company?”</text:span></text:p>
      <text:p text:style-name="P297"><text:span text:style-name="T414">“</text:span><text:span text:style-name="T413">Yes they pay better. The management is larger, they have a <text:s/>legal department, and they need more administrators, people like myself. When I worked for HP, I was in the legal department, supporting contracts. I should have stayed but I wanted to try to make big money at a startup. That was a disaster. With the job market like it is, I'd like to get in another big company and stay for a while.”</text:span></text:p>
      <text:p text:style-name="P297"><text:span text:style-name="T414">“</text:span><text:span text:style-name="T413">You were in legal, that's cool. A legal secretary?”</text:span></text:p>
      <text:p text:style-name="P297"><text:span text:style-name="T414">“</text:span><text:span text:style-name="T413">I worked in administration. I was the leader of our group. We arrange meetings to move contract negotiations forward, take contracts, print them out, send the printed contracts to signee's and receive the documents back to be properly stored for future reference. Because I was the leader of our group <text:s/>I <text:s/>trained the new girls on the process and procedures.”</text:span></text:p>
      <text:p text:style-name="P297"><text:span text:style-name="T411">Process and procedures</text:span><text:span text:style-name="T413">, not Rick's favorite subject since he project is stuck, not moving because of </text:span><text:span text:style-name="T411">process and procedures</text:span><text:span text:style-name="T413">.</text:span></text:p>
      <text:p text:style-name="P293">The conversation went on as a first date conversation would, but to Rick it seemed more like another day at the office, a business date. They order and eat. Wendy went on and on as she does. Rick listened as he does when someone goes on and on, nodding at the appropriate times, glancing at her big tits at inappropriate times. </text:p>
      <text:p text:style-name="P304">The meal is ending, and the final phase of this business <text:soft-page-break/>date is approaching, he needs to conclude this meeting. This where the future of the evening is decided by more personal conversation. Rick does not want anymore, no more food, nor drinks, nor work conversation, he tries a new tack, his favorite recent subject, travel, and he tries to include Wendy's favorite subject, Wendy.</text:p>
      <text:p text:style-name="P293">Rick asks, “You have been Hawaii?”</text:p>
      <text:p text:style-name="P297"><text:span text:style-name="T414">“</text:span><text:span text:style-name="T413">I love Hawaii, I’ve been there twice. The hotels are awesome, next to the ocean is only place to stay. I went with Karen Anderson, she is great to travel with, she loves to go to the beaches and dance. The club at the hotel was packed every night.”</text:span></text:p>
      <text:p text:style-name="P297"><text:span text:style-name="T414">“</text:span><text:span text:style-name="T413">Did ya meet some of the locals?”</text:span></text:p>
      <text:p text:style-name="P297"><text:span text:style-name="T414">“</text:span><text:span text:style-name="T413">Of course, they're everywhere. I got to know the Hawaiian hotel bar tender quite well. The Hawaiians helped us with arrangements for bus tours, told us about the islands and the best places to go see.”</text:span></text:p>
      <text:p text:style-name="P297"><text:span text:style-name="T414">“</text:span><text:span text:style-name="T413">Did you go outside the city to see anything?”</text:span></text:p>
      <text:p text:style-name="P293">Her voice gets excited, “Of course, we went on a one day tour to the Hawaii Volcanoes National Park. We flew to the big Hawaii Island, then a bus tour. I walked miles that day, I went with Karen and some new friends we met at the club. They told us about the tour. We seen volcanoes, hot running lava, and <text:s/>beautiful jungle waterfalls like you see in the movies.”</text:p>
      <text:p text:style-name="P297"><text:span text:style-name="T414">“</text:span><text:span text:style-name="T413">It would be nice to see the country side. I do like waterfalls. I used to live near Niagara Falls. Were your new friends men?”</text:span></text:p>
      <text:p text:style-name="P297"><text:span text:style-name="T414">“</text:span><text:span text:style-name="T413">Yes, guys from Seattle.”</text:span></text:p>
      <text:p text:style-name="P297"><text:span text:style-name="T414">“</text:span><text:span text:style-name="T413">Did you keep in contact with them?” Rick is thinking about himself and Jenny.</text:span></text:p>
      <text:p text:style-name="P297"><text:soft-page-break/><text:span text:style-name="T414">“</text:span><text:span text:style-name="T413">Not really, Seattle is a long way away, to far,” then she asks, “How was Singapore?”</text:span></text:p>
      <text:p text:style-name="P297"><text:span text:style-name="T414">“</text:span><text:span text:style-name="T413">Its a great place to go. Places like Boat Quay are excellent for lunch on the river and at night its full of people out for dinner and parties. Then there's Chinatown, Arab Town, and Little India for walking around and seeing the shops.”</text:span></text:p>
      <text:p text:style-name="P297"><text:span text:style-name="T414">“</text:span><text:span text:style-name="T413">Who did you go with?”</text:span></text:p>
      <text:p text:style-name="P297"><text:span text:style-name="T414">“</text:span><text:span text:style-name="T413">I went by myself.”</text:span></text:p>
      <text:p text:style-name="P297"><text:span text:style-name="T414">“</text:span><text:span text:style-name="T413">By ourself? I have to have someone to travel with. If I went alone, there's no one to talk to and go places with.”</text:span></text:p>
      <text:p text:style-name="P297"><text:span text:style-name="T414">“</text:span><text:span text:style-name="T413">Yeah but like you did in Hawaii you always make new friends.”</text:span></text:p>
      <text:p text:style-name="P297"><text:span text:style-name="T414">“</text:span><text:span text:style-name="T413">Did you make any?”</text:span></text:p>
      <text:p text:style-name="P293">Jenny immediately comes to mind. Should he mention her? What the heck? She had friends from Seattle, “Yes, a woman from the Philippines.”</text:p>
      <text:p text:style-name="P293">With a puzzled look, “A Filipino?”</text:p>
      <text:p text:style-name="P297"><text:span text:style-name="T414">“</text:span><text:span text:style-name="T413">Yes.” He remembers Jenny correcting <text:s/>him, </text:span><text:span text:style-name="T411">Filipina</text:span><text:span text:style-name="T413">.</text:span></text:p>
      <text:p text:style-name="P297"><text:span text:style-name="T414">“</text:span><text:span text:style-name="T413">I thought everyone in Singapore was Chinese.”</text:span></text:p>
      <text:p text:style-name="P297"><text:span text:style-name="T414">“</text:span><text:span text:style-name="T413">Predominately Chinese. There's also <text:s/>Europeans, Indians, Malaysians, and Filipinos.” He doesn't mention the transient Thai ladyboys, “Its kinda diverse like San Francisco, but not as big.”</text:span></text:p>
      <text:p text:style-name="P297"><text:span text:style-name="T414">“</text:span><text:span text:style-name="T413">Does the woman you met live California?”</text:span></text:p>
      <text:p text:style-name="P297"><text:span text:style-name="T414">“</text:span><text:span text:style-name="T413">No, the Philippines.” Rick takes another look at Wendy, his got nothing to do tonight, why not? “Would you like to join me for dinner tonight? Or maybe a movie?”</text:span></text:p>
      <text:p text:style-name="P297"><text:span text:style-name="T414">“</text:span><text:span text:style-name="T413">Can’t, I promised Linda I would take her back to San </text:span><text:soft-page-break/><text:span text:style-name="T413">Antonio road, she met a guy there and he said he would be back tonight. You want to meet us there?”</text:span></text:p>
      <text:p text:style-name="P293">The waiter comes by, cleans the plates away, “Can I get you any dessert? Coffee?”</text:p>
      <text:p text:style-name="P293">Wendy say, “None for me.”</text:p>
      <text:p text:style-name="P293">Rick, “No thanks. The bill please.”</text:p>
      <text:p text:style-name="P297"><text:span text:style-name="T414">“</text:span><text:span text:style-name="T413">I'm going to pass on San Antonio, I think I need a quiet evening.”</text:span></text:p>
      <text:p text:style-name="P293">She doesn't seem disappointed, “Give me a call this week and we'll set something up.”</text:p>
      <text:p text:style-name="P297"><text:span text:style-name="T414">“</text:span><text:span text:style-name="T413">Yeah, sure.”</text:span></text:p>
      <text:p text:style-name="P293">The waiter puts the bill on the table, Rick takes out his wallet.</text:p>
      <text:p text:style-name="P293">Wendy says, “Thanks.”</text:p>
      <text:p text:style-name="P297"><text:span text:style-name="T414">“</text:span><text:span text:style-name="T413">Hey no problem, I’m the one working.” He puts down some money. As they get up he says, “Good luck with finding a job.”</text:span></text:p>
      <text:p text:style-name="P297"><text:span text:style-name="T414">“</text:span><text:span text:style-name="T413">Let me know if there is anything at your company. Until then, the temp agency has places lined up for me to go to.”</text:span></text:p>
      <text:p text:style-name="P297"><text:span text:style-name="T414">“</text:span><text:span text:style-name="T413">Yeah? Good.”</text:span></text:p>
      <text:p text:style-name="P293">Outside, Rick says, “I parked this way.”</text:p>
      <text:p text:style-name="P297"><text:span text:style-name="T414">“</text:span><text:span text:style-name="T413">I’m going to shop,” as she turns to go, “Give me a call. Bye.”</text:span></text:p>
      <text:p text:style-name="P297"><text:span text:style-name="T413">As she walks away, he says to himself, </text:span><text:span text:style-name="T411">Oh well, it is a nice day.</text:span><text:span text:style-name="T413"> He goes back to the car, stops at the grocery store before going home.</text:span></text:p>
      <text:p text:style-name="P293"/>
      <text:p text:style-name="P293">That evening he puts on CD that he made earlier in the <text:soft-page-break/>day, a CD with the songs Jenny played in Singapore, gets a beer. He turns on the oven, lays the food out on the counter, prepares the chicken pieces for the oven, puts then in the oven. Peals and cuts up the potatoes. Looks at the clock, calculates, 9:00am in the Philippines, Jenny has been awake for some time now. Puts a pot of water on the stove, when to a boil, he adds the potatoes. Its Sunday morning for her, no work today, wow, she works 6 days a week for peanuts. Cuts up the vegetables, puts a pot of water on the stove, when to a boil, he adds the steamer and vegetables.</text:p>
      <text:p text:style-name="P293">It's Saturday night, music playing, food cooking, all he needs is a girlfriend, or does he? He seats down at the computer with his beer. He reads over recent emails from Jenny,</text:p>
      <text:p text:style-name="P301">Kumusta</text:p>
      <text:p text:style-name="P301">... i got your email ... im so happy ... wishing, and thinking about you ... i wish i'll be there with you... give you massage ... i remember when you massage, i feel your soft hand i feel relax and i miss it really... i wish i can phone you,</text:p>
      <text:p text:style-name="P293">That was fun massaging, sex, shower, lay around, reading.</text:p>
      <text:p text:style-name="P293">From Rick,</text:p>
      <text:p text:style-name="P301">... you were and still are looking HOT! ... I was happy to have you as my roommate, my friend, my lover.</text:p>
      <text:p text:style-name="P293">He did enjoy having a roommate, if only for week. No roommate in California.</text:p>
      <text:p text:style-name="P293">From Jenny,</text:p>
      <text:p text:style-name="P301">Do i look hot? ... everytime you touch me or even any part of my body i feel horny,</text:p>
      <text:p text:style-name="P293">From Rick,</text:p>
      <text:p text:style-name="P301">To my sexy woman, ... What position you like best?</text:p>
      <text:p text:style-name="P293"><text:soft-page-break/>The sex was new and good experience for him.</text:p>
      <text:p text:style-name="P293">From Jenny,</text:p>
      <text:p text:style-name="P301">...mostly like if im on top...you are my man, my lover ...i'll wait when you come here,,,i miss you always!</text:p>
      <text:p text:style-name="P293">From Rick,</text:p>
      <text:p text:style-name="P301">... I always look forward to your emails and to talk with you on the phone... , always makes me smile.</text:p>
      <text:p text:style-name="P293">From Jenny,</text:p>
      <text:p text:style-name="P301">we walk with holding hands, i really miss, i wish and hope there is second time,...</text:p>
      <text:p text:style-name="P301">Yours in heart,</text:p>
      <text:p text:style-name="P301">Jenny</text:p>
      <text:p text:style-name="P297"><text:span text:style-name="T413">Ah yes, a </text:span><text:span text:style-name="T411">second time</text:span><text:span text:style-name="T413">, a second holiday, to go to Manila. He just does not know what to do? He does know is it was an excellent holiday with her. He gets up turns the stove and oven off, gets a plate, loads it with food, sits at the table. The CD cycles around to play Jenny's songs again. Every evening in Singapore he had dinner with her. Jenny liked to talk of family, friends, the Philippines, them together, their day together, the future; dinner was a sweet way to round off the day, a good way to get to know her more.</text:span></text:p>
      <text:p text:style-name="P293">He goes to the fridge, gets himself a glass of cranberry juice, sits back down to eat and think.</text:p>
      <text:p text:style-name="P293">With Wendy, the the first half of lunch was about work. She does like working with processes and procedures, not a favorite topic of his since he is stuck working the administration process at work instead of spending time with students. Then Rick changed the subject to travel, Hawaii does sound interesting. He did like talking about Singapore. Wendy thinks Seattle is to far for a <text:soft-page-break/>relationship, that kind of thinking certainly would make a Philippines relationship an impossibility, but then again, he is still in contact with his Filipina girlfriend. One thing the Wendy and Rick's conversation did not have was talk about them, they talked about what each other are doing separately. Then he went his way, she went her way leaving with, “Give me a call.” </text:p>
      <text:p text:style-name="P293">He was left with more of a feeling of ending a lunch with a business colleague than enjoying time with a friend. Sure Wendy is pretty, the right make up, the stylish clothes, nice body. Then there's Jenny, attractive, slim, complex in personality and culture, simple in style and make up, the treasure of her make up is a loving smile, and how it did effect him deeply. Finishing a meal with her was the beginning of <text:s/>the rest of the evening that always ended in bed, as lovers do.</text:p>
      <text:p text:style-name="P293">Rick finishes, cleans up, sits back down at the computer, looks through his Jenny collection of photos. He smiles, he picks up the phone, dials ... “Hello Jenny.”</text:p>
      <text:p text:style-name="P297"><text:span text:style-name="T414">“</text:span><text:span text:style-name="T413">Rick, hello, how are you?”</text:span></text:p>
      <text:p text:style-name="P297"><text:span text:style-name="T414">“</text:span><text:span text:style-name="T413">Its Saturday Night, and I'm on the phone with my girlfriend. I'm good, how are you?”</text:span></text:p>
      <text:p text:style-name="P297"><text:span text:style-name="T414">“</text:span><text:span text:style-name="T413">Not busy, today is my holiday, I'm happy you phone me.”</text:span></text:p>
      <text:p text:style-name="P297"><text:span text:style-name="T414">“</text:span><text:span text:style-name="T413">Me too...”</text:span></text:p>
      <text:p text:style-name="P293">And so this is how he spent his evening. Not with his American associate friend Wendy, not spending money at the bar with her and others, only to go home alone feeling frustrated. He is alone with his girlfriend Jenny, with her in thoughtful contemplation of past times, reading the words they shared in email, viewing photos <text:soft-page-break/>of her, her family, and them together in Singapore. He is smiling talking on phone, and will go to bed feeling content with how he has spent his Saturday night in California with his girlfriend in the Philippines.</text:p>
      <text:h text:style-name="P273" text:outline-level="1"><text:span text:style-name="T425">What Can Go Wrong?</text:span></text:h>
      <text:p text:style-name="P292">Monday morning Rick’s up checking his email, replies to Jenny’s message, then into the car, to work. Time for another weekly staff meeting. </text:p>
      <text:p text:style-name="P292">As always, Bob kicks the meeting off with, “Welcome everyone.” His voice doubles in volume, and says with a smile, “Where’s Dick? Dick is to do a slide show about the budget,” head shaking, “I told him not to be late, to be prepared, on time, and where is he?”</text:p>
      <text:p text:style-name="P292">Sue, Dick’s friend, quietly, solemnly, says, “Dick had a heart attack. He’s in the hospital, intensive care. His wife said he will survive, but she,” her voice stumbles, “She says he should be OK but the doctors don’t know the extent of the damage.”</text:p>
      <text:p text:style-name="P292">This catches the attention of even Rick, who notices a momentary puzzled look on Bob’s face.</text:p>
      <text:p text:style-name="P292">Bob comes back with, “I’m sorry.”</text:p>
      <text:p text:style-name="P292">Rick says to himself, Yeah, you should be sorry, today your a dick head for thinking Dick wasn’t prepared to present a slide show for you. Maybe you pressured him into the heart attack. Next time someone is not in a <text:soft-page-break/>meeting, you better give them the benefit of the doubt and ask the where abouts before criticizing the person.</text:p>
      <text:p text:style-name="P297"><text:span text:style-name="T414">“</text:span><text:span text:style-name="T409">My prayers are with him and his family.” Mr. Dick head continues, “Sue, can you arrange to send flowers?”</text:span></text:p>
      <text:p text:style-name="P292">That’s Bob, delegating a task to the most upset person in the room, however the person is closest to Dick, she is the best person to know what to do. Sue agrees, and Dick moves on to the next item in his agenda, every good manager follows is agenda no matter what.</text:p>
      <text:p text:style-name="P292">The next item up is new product development. Rick’s ready with a status report , he has been working the process and procedures. Bob is happy with the progress, but then again, Bob is always happy hearing reports, he likes listening to reports, like Rick likes to listening to customers, students, computer programmers. That's why Bob is the manager and Rick is worker, Bob works with people internal to the company, Rick works with people external to the company.</text:p>
      <text:p text:style-name="P292">After Rick delivers his report, Bob moves onto the next agenda item. Bob's mind is internal to the company, and Rick's mind is external to the company, external to the US, he is thinking of the Philippines.</text:p>
      <text:p text:style-name="P292"/>
      <text:p text:style-name="P292">As Rick does after work on Monday’s, he stops off at Mark’s home. Mark gets himself a beer, and asks Rick if he wants one.</text:p>
      <text:p text:style-name="P292">Rick says, “Start with a soda.”</text:p>
      <text:p text:style-name="P292">Mark says, “You’re looking down, what’s up?”</text:p>
      <text:p text:style-name="P297"><text:span text:style-name="T414">“</text:span><text:span text:style-name="T409">Shitty day at work, I’ve had enough of computers.”</text:span></text:p>
      <text:p text:style-name="P297"><text:span text:style-name="T414">“</text:span><text:span text:style-name="T409">We all have bad days. You’re boss being a shit head </text:span><text:soft-page-break/><text:span text:style-name="T409">again?”</text:span></text:p>
      <text:p text:style-name="P297"><text:span text:style-name="T414">“</text:span><text:span text:style-name="T409">A dick head.”</text:span></text:p>
      <text:p text:style-name="P297"><text:span text:style-name="T414">“</text:span><text:span text:style-name="T409">Dick head, shit head, you need a new job.”</text:span></text:p>
      <text:p text:style-name="P297"><text:span text:style-name="T414">“</text:span><text:span text:style-name="T409">Nah, all I need is a vacation.”</text:span></text:p>
      <text:p text:style-name="P297"><text:span text:style-name="T414">“</text:span><text:span text:style-name="T409">You need to get laid.”</text:span></text:p>
      <text:p text:style-name="P297"><text:span text:style-name="T414">“</text:span><text:span text:style-name="T409">Now your talking. I’m thinking to go to the Philippines. What do you think?”</text:span></text:p>
      <text:p text:style-name="P297"><text:span text:style-name="T414">“</text:span><text:span text:style-name="T409">Think? Why think about it? Just book your flight and go. Some excellent bars there for meeting the ladies.”</text:span></text:p>
      <text:p text:style-name="P297"><text:span text:style-name="T414">“</text:span><text:span text:style-name="T409">I’m thinking to see Jenny again, I was talking to her on the phone over the weekend.”</text:span></text:p>
      <text:p text:style-name="P297"><text:span text:style-name="T414">“</text:span><text:span text:style-name="T409">You do like her, don’t you?”</text:span></text:p>
      <text:p text:style-name="P297"><text:span text:style-name="T414">“</text:span><text:span text:style-name="T409">Yes, way better than Wendy. Wendy’s nothing in comparison, and with her, I'm going no where.”</text:span></text:p>
      <text:p text:style-name="P297"><text:span text:style-name="T414">“</text:span><text:span text:style-name="T409">How'd it go Saturday?”</text:span></text:p>
      <text:p text:style-name="P297"><text:span text:style-name="T414">“</text:span><text:span text:style-name="T409">That's just it, Saturday for lunch, nothing more. Lunch was fine, Danny Ray's is an upscale restaurant, not cheap, but good food, Wendy's kind of place,” and he adds, “when someone else is paying. She's working temp jobs. She was asking if there's anything at Peersites, I told her no. That's all our companies needs, another admin in legal.”</text:span></text:p>
      <text:p text:style-name="P297"><text:span text:style-name="T414">“</text:span><text:span text:style-name="T409">You didn't take her out for the night?”</text:span></text:p>
      <text:p text:style-name="P297"><text:span text:style-name="T414">“</text:span><text:span text:style-name="T409">I asked her for dinner, but she said no, she had plans for the bars on San Antonio in San Jose. She did ask if I like to join them.”</text:span></text:p>
      <text:p text:style-name="P297"><text:span text:style-name="T414">“</text:span><text:span text:style-name="T409">Why didn't you go?”</text:span></text:p>
      <text:p text:style-name="P297"><text:span text:style-name="T414">“</text:span><text:span text:style-name="T409">I did that before, its like a group date thing, drink, bullshit talk, look good on the dance floor, then go home </text:span><text:soft-page-break/><text:span text:style-name="T409">alone. She wouldn't leave her friends and come to my place, wouldn't look good.” He shakes his head, “No thanks, I'm not doing that again.”</text:span></text:p>
      <text:p text:style-name="P297"><text:span text:style-name="T414">“</text:span><text:span text:style-name="T409">Group outings don't usually work unless its your own group. Do anything else Saturday?”</text:span></text:p>
      <text:p text:style-name="P292">Rick says, “I stayed home, phoned Jenny. God she's a sweet lady.”</text:p>
      <text:p text:style-name="P297"><text:span text:style-name="T414">“</text:span><text:span text:style-name="T409">Then book a flight to Manila, go see her.” Mark pauses, “How about next month?”</text:span></text:p>
      <text:p text:style-name="P297"><text:span text:style-name="T414">“</text:span><text:span text:style-name="T409">Short notice don’t you think? The month after would be better. Hey wait a minute, I never said I was going. I’m still worried about being in a Third World Country.”</text:span></text:p>
      <text:p text:style-name="P297"><text:span text:style-name="T414">“</text:span><text:span text:style-name="T409">That’s what makes the women better, the poorer the country, the better looking and younger the women you can get.”</text:span></text:p>
      <text:p text:style-name="P297"><text:span text:style-name="T414">“</text:span><text:span text:style-name="T409">What are you talking about?”</text:span></text:p>
      <text:p text:style-name="P297"><text:span text:style-name="T414">“</text:span><text:span text:style-name="T409">I’ve had women from Singapore, Malaysia, Thailand, China, and the Philippines. The poorer the country, the better looking and younger the women. I guess the more willingness to make a little money or get a ticket out. The worse the living conditions, the more they want out.”</text:span></text:p>
      <text:p text:style-name="P297"><text:span text:style-name="T414">“</text:span><text:span text:style-name="T409">Jenny is pretty, but not young, I don’t think she’s looking for anything.”</text:span></text:p>
      <text:p text:style-name="P297"><text:span text:style-name="T414">“</text:span><text:span text:style-name="T409">Come on, she’s a woman, they’re all looking for something.”</text:span></text:p>
      <text:p text:style-name="P297"><text:span text:style-name="T414">“</text:span><text:span text:style-name="T409">Yeah maybe.”</text:span></text:p>
      <text:p text:style-name="P297"><text:span text:style-name="T414">“</text:span><text:span text:style-name="T409">Maybe a husband.” Mark shakes his head, “Hey, go there for a little fun like you did in Singapore.”</text:span></text:p>
      <text:p text:style-name="P297"><text:span text:style-name="T414">“</text:span><text:span text:style-name="T409">Yeah, I could use a good time away. But what if something goes wrong, I get sick or something?”</text:span></text:p>
      <text:p text:style-name="P297"><text:soft-page-break/><text:span text:style-name="T414">“</text:span><text:span text:style-name="T409">You go to a doctor, get some penicillin, your dick clears up, your fine. No worries.”</text:span></text:p>
      <text:p text:style-name="P297"><text:span text:style-name="T414">“</text:span><text:span text:style-name="T409">Is sex the only thing on your mind?” Rick says while laughing, “Don’t answer that. I was thinking something more serious. A guy at work had a heart attack, what would I do if that happened to me in Manila?”</text:span></text:p>
      <text:p text:style-name="P297"><text:span text:style-name="T414">“</text:span><text:span text:style-name="T409">If you think about it to much, you’ll never do anything. What if what if what if, just go. Your not going to have a heart attack. Anyway, there’s doctors and hospitals there, nothing <text:s/>to worry about.”</text:span></text:p>
      <text:p text:style-name="P297"><text:span text:style-name="T414">“</text:span><text:span text:style-name="T409">Yeah, well, you're probably right, even though it is a Third World Country, I should be OK.” Rick shakes his head, “Yeah, why not?” </text:span></text:p>
      <text:p text:style-name="P292">Mark could see Rick thinking about it, considering his options. </text:p>
      <text:p text:style-name="P292">Rick asks, “Is it really safe? You been there.”</text:p>
      <text:p text:style-name="P297"><text:span text:style-name="T414">“</text:span><text:span text:style-name="T409">Hell I been going there since the water was dangerous and the sex was safe. Now the waters safe and the sex can kill ya. The whole world’s turned upside down.”</text:span></text:p>
      <text:p text:style-name="P297"><text:span text:style-name="T414">“</text:span><text:span text:style-name="T409">Well that makes me fell better. Not. Let me think about it,” Rick laughs, concedes he is being stupid, “I’ll go. What can wrong? Famous last words eh? Yeah, I’ll go.”</text:span></text:p>
      <text:p text:style-name="P292">Mark smiles, “Good. You ready for a beer?”</text:p>
      <text:p text:style-name="P292">Rick says, “Sure, if I can go to Manila, I can have a beer.”</text:p>
      <text:p text:style-name="P292"/>
      <text:p text:style-name="P292">Later that night he prepares to send and email. Last time he met her for a Girlfriend Experience, a GFE. That wasn't really fair for her, but then again, it was a trip she could never afford with herself. Now that he has justified <text:soft-page-break/>himself to himself, he <text:s/>sends an email:</text:p>
      <text:p text:style-name="P292"/>
      <text:p text:style-name="P298">Jenny, I am happy to tell you I have decided to come to Manila. Tomorrow I will look into flights.</text:p>
      <text:p text:style-name="P298">Does this make you happy? I know you want me to come see you. I have thought a long time on this. I do not want to mislead you. I am not coming to marry you, I'm not ready to think about marriage. As we've talked, I do like you, and I want to know you more, spend more time with you. Our time in Singapore was wonderful, fun, can we do this again? Have a good time together?</text:p>
      <text:p text:style-name="P298">I will give me time to get to know you better. I am making no promises for the future, but I am willing to keep an open mind regarding a long distance relationship.</text:p>
      <text:p text:style-name="P298">I am worried about coming to the Philippines, can you, will you? Meet me a the airport? Take care of me? Guild me around? Manila is foreign to me, it is your city.</text:p>
      <text:p text:style-name="P298">OK?</text:p>
      <text:p text:style-name="P298">Yours, Rick</text:p>
      <text:p text:style-name="P292"/>
      <text:p text:style-name="P292">He clicks send.</text:p>
      <text:h text:style-name="P272" text:outline-level="1"><text:span text:style-name="T424">A Filipina Day</text:span></text:h>
      <text:p text:style-name="P297"><text:span text:style-name="T409">Opening her eyes, Jenny sees it is 4:30am, she turns off the alarm, thinks about laying in bed with Rick, snuggling up close to him, however she sits up, wishes for more sleep but cannot, gets up, puts the blanket back over her niece who is still sound a sleep, then goes to the bathroom, showers, gets dressed, goes into the kitchen area, pours water from the water jug into the tea kettle, puts it on the hot plate. When hot water whistle goes off, </text:span><text:soft-page-break/><text:span text:style-name="T409">she makes herself a coffee. She hears her sister Bing, and makes another coffee, Bing comes out, Jenny says </text:span><text:span text:style-name="T108">magandang umaga</text:span>, good morning<text:span text:style-name="T409">. Shortly, Bing's husband Tony comes out of the other room and gets himself a coffee, sits with the women, as he wakes up he smiles to her wife.</text:span></text:p>
      <text:p text:style-name="P292">The 3 adults each sleep in separate rooms, Bing with the new baby, Sheila Mae, Tony with their 2 boys, and Jenny with her niece. In their small home, for this young family, this is a practical arrangement.</text:p>
      <text:p text:style-name="P297"><text:span text:style-name="T409">Husband and wife go to early markets to buy bulk store supplies. Jenny is left there with the sleeping children, makes herself a breakfast of rice, a fried egg, and leftover fish from a can of tuna in the fridge. Before returning to the house, they put the new supplies in the store. Once in the house they get the older children up and have breakfast, the boys are talking with each other. Mother feeds little Shelia, when she walks up and softly cries. </text:span></text:p>
      <text:p text:style-name="P292">At 8 o'clock, the man of the house goes off to work at a construction office, and the mother gets her older children off to school. Short time after the children leave, Jane, a friend of Bing's drops off her 2 pre-school girls while she goes off to work.</text:p>
      <text:p text:style-name="P292">During this time Jenny walks out the door, and into another door, into the store which is connected to their home. She wonders what it is like for Rick in the morning? He lives alone, must be quite and relaxing to get up and go to work. She checks the shelves, careful to keep them stocked with products so that customers can see what they can buy, then she opens the store window for business. Mostly the store is a convenience store for soda pop, junk food, coffee, gum, cigarettes, balanced <text:soft-page-break/>with a few fresh products of fruit and bakery goods.</text:p>
      <text:p text:style-name="P292">The first customer of day is Vincent to get a pack of cigarettes and a coffee. He stays to enjoy a short chat with Jenny. He is from the middle east and will live and work in the Philippines for a year before returning to his home country and his wife. </text:p>
      <text:p text:style-name="P292">By the time noon hour rolls around, Jenny's been up for 8 hours, in and out of the store, and trading places with Bing to do house work and watch the girls and baby. <text:s/>Today Bing has cooked and eaten lunch with the little girls, and then takes a turn in the store. In the kitchen, Jenny eats the food her sister cooked and turns on the TV to watches the local game show Wowowee, it makes her laugh. She cleans her dishes, changes the channel to Eat Bulaga, a variety show which is good for more laughs. For this, she sits in a more comfortable chair. After a while, she find her eyes closing, she has a deep rest.</text:p>
      <text:p text:style-name="P292">Bing's calling brings back to awareness, and the afternoon begins. Back in the store, she turns the radio on to enjoy some music. Mostly she likes the romantic English songs which remind her of Rick which bring back memories of afternoons in their room listening to song on her phone. Her musings help to pass the afternoon. She takes a break and relaxes with an afternoon show. When the kids come home, Jenny goes back to the store, and Bing comes to be with children.</text:p>
      <text:p text:style-name="P292">This afternoon, her sister asks her to take the boys to the Internet café to do school work. Jenny likes going earlier in day, rather then at dinner time. They walk a distance to the café which is like a long narrow store with computers lined against the walls. They each sit a computer. She opens her email, her message from Rick</text:p>
      <text:p text:style-name="P298"><text:soft-page-break/>Jenny, Jenny, Jenny, I have decided to come to Manila. What do you think? I talked to my friend Mark, and he says it is safe, don't worry, go. And I will. Today I will ask my manager for time off, then check for flights. I'm not sure when, Maybe in 4 to 8 weeks. I'll let you know more when I know more.</text:p>
      <text:p text:style-name="P298">Your lover,</text:p>
      <text:p text:style-name="P298">Rick</text:p>
      <text:p text:style-name="P292">She is not sure what to think, she clicks reply,</text:p>
      <text:p text:style-name="P298">Rick, my lover, im excited you are coming to Manila. I want you here today,,long time i not see you,,what airline, what hotel tell me,, phone me want to talk to you. take care God bless.</text:p>
      <text:p text:style-name="P298">your lover,</text:p>
      <text:p text:style-name="P298">Jenny</text:p>
      <text:p text:style-name="P292">Clicks send.</text:p>
      <text:p text:style-name="P292">Picks up her phone, dials, “He is coming here”</text:p>
      <text:p text:style-name="P292">On the other end of the line, Marie says, “Rick? Of course Rick. Good for you.”</text:p>
      <text:p text:style-name="P297"><text:span text:style-name="T414">“</text:span><text:span text:style-name="T409">It is good, it is a dream come true.”</text:span></text:p>
      <text:p text:style-name="P292">It is dream come true when a woman's lover flies to her country to see her and meet her family. This is what Jenny desires most, and to have a chance that he will come and live in the Philippines.</text:p>
      <text:p text:style-name="P292">They leave the café and go home, Jenny smiling all the way. She tells her sister Rick is coming to Manila, but does not as yet know the date. Today she is happy to watch the store while her sister spends time in the home. Today Jenny is happy to anything. </text:p>
      <text:p text:style-name="P297"><text:span text:style-name="T409">Jane comes by, talks with Bing for a few minutes and takes her daughters home. At five, Tony arrives home and Bing cooks them all supper. After Jenny gets relieved from the store, it is after 7, she eats and goes for a walk. </text:span><text:soft-page-break/><text:span text:style-name="T409">This time of day it is cooler, but not much. She thinks about walking at Boat Quay in the evening, it was warm there like it is her tonight. If she was with Rick, she would be holding his hand, now she can use the word when, </text:span><text:span text:style-name="T410">When Rick comes here I will hold his hand.</text:span><text:span text:style-name="T417"> It has been weeks now, each has past more or less the same, and more weeks will pass before he is here. This doesn't worry her, she is only focused on him coming here.</text:span></text:p>
      <text:p text:style-name="P290">Back home she watches some CNN and BBC world news before going into the store while Bing gets everyone else ready for bed. Shortly after 10, she closes the store, is happy to go to bed knowing her lover is planning to come here, there is no doubt in her mind, her heart knows he is really coming here. Her niece is sleeping, she uses her phone to play love songs while she thinks about the love she had in Singapore, and the things her dear man has said on the phone and in messages since then...</text:p>
      <text:p text:style-name="P297"><text:span text:style-name="T410">magandang umaga</text:span><text:span text:style-name="T417"> (he tries Tagalog)...missing you, thinking of you...happy to read her emails...your hot (he likes how I look and sexy)...your lover...</text:span></text:p>
      <text:p text:style-name="P290">Before sleeping she says a private prayer to God, finishing with God bless Rick and safe trip.</text:p>
      <text:p text:style-name="P290"/>
      <text:p text:style-name="P290">Saturday night the store is closes before dinner time, and Jenny leaves her sister's home, goes to the busy street and gets on a Jeepney for 30 minutes, transits to another for 15, rides a motor trike for a few minutes to other sister's home to see her daughter.</text:p>
      <text:p text:style-name="P290">Sunday is God's day, a day of rest, beginning with sleeping late, late for Jenny is sleeping until the sun is shining, how refreshing. This day everyone is slow to <text:soft-page-break/>wake. When she does get up is to join her sister and daughter to prepare the family breakfast and to eat. Carlos and his sister Nicole are the first to come down, Adrienne, the youngest boy, likes to stay in his room longer with his father Noel before coming down. Noel watches baby Sedgwick before joining them.</text:p>
      <text:h text:style-name="P272" text:outline-level="1"><text:span text:style-name="T424">Landing</text:span></text:h>
      <text:p text:style-name="P292">Once Rick made the decision to go, he was quick to act on it:</text:p>
      <text:list xml:id="list5061643603093923466" text:style-name="WW8Num2">
        <text:list-item>
          <text:p text:style-name="P284">He talk to his manager at worked.</text:p>
        </text:list-item>
        <text:list-item>
          <text:p text:style-name="P284">Check flight schedules and pricing.</text:p>
        </text:list-item>
        <text:list-item>
          <text:p text:style-name="P284">Went back to the manager to confirm the dates.</text:p>
        </text:list-item>
        <text:list-item>
          <text:p text:style-name="P284">Went back online and book his flight and Hotel.</text:p>
        </text:list-item>
      </text:list>
      <text:p text:style-name="P292">When the day comes, he is ready to go. Two hours before the flight, Mark gives him a ride to the airport. Rick get his bordering pass, gets on the plane, and took off. Hours and hours he flies west to Tokyo, then hours for the stopover, then more hours flying south to the Pacific islands of the Philippines. In all this time, Rick just can't seem to sleep. Normally he sleeps well on his business flights, but this is not normal, he is flying <text:s/>to the third world, to a woman's home, a woman's home in the third world. Of course now is not the time for second thoughts but...is she really his girlfriend, or should he think of this a trip for fun? They were intimate in Singapore and that was fun. Great fun in another country, on another trip. However here he is coming to see her again, coming to get to know her better. Anyway, should be fun.</text:p>
      <text:p text:style-name="P292"><text:soft-page-break/>Over the intercom, “Please put your tray tables in up, and your seats in their upright position.” The plane is in the final stage before landing, before landing. Rick's nerves are split, an unknown third world country, and yet, this is Jenny's country and he likes Jenny. Yeah, his Singapore lover, now to be his Manila lover. At least he thinks so.</text:p>
      <text:p text:style-name="P292">Once on the ground, through the darkness, he sees what looks to him as a small airport. The decor is not modern, the lights are not bright, even the people seem darker than in the USA. Since he only has carry on luggage, he gets to immigration quickly where the inspector's English is different, yet clear enough, like Jenny's English of course. This makes him feel a little better. He enters the area, that in other airports, would be for meeting people, however there are only passengers because, as he finds out, only passengers are allowed into the airport. This seems like a good idea considering the number of people running around.</text:p>
      <text:p text:style-name="P297"><text:span text:style-name="T409">Rick goes with the flow towards the door. He read a sign: </text:span><text:span text:style-name="T410">A-H on the left, I-Z on the right</text:span><text:span text:style-name="T409">, he goes right. Outside are only vehicles to pickup people. Where's Jenny? Across the street, through a gate, past a sitting area, beyond a fence, is a group of people crowded around. When he gets to the seating area, he <text:s/>hesitates to exit, he does not see Jenny, and does know if he can get back in if he does exit.</text:span></text:p>
      <text:p text:style-name="P292">A security guard notices his bewilderment and asks, “Are you looking for someone? For a woman?”</text:p>
      <text:p text:style-name="P292">Yes, for a woman. Wait a minute, how does he know? Of course, this is Manila, hundred of guys must come here looking for a woman. Rick says, “Yes, I don't see her.” It is night, dark, the lighting is not good, it is not easy to see <text:soft-page-break/>anyone specific in the crowd of foreign looking faces.</text:p>
      <text:p text:style-name="P292">The guard is a young fellow, <text:s/>and as he takes out his mobile phone, he asks, “Do you have her phone number?”</text:p>
      <text:p text:style-name="P297"><text:span text:style-name="T414">“</text:span><text:span text:style-name="T409">Yes I do. Thank you.” Rick gets her number out of his bag and dials. Immediately, through the crowd of faces, he sees her as she answers her phone. He sees her clearly, she looks brighter than anyone around her, as though she is glowing, she's looking at him, he hears her say hello, he say nothing, hangs up. Gratefully he says thank you to the guard for his kindness to this foreigner. </text:span></text:p>
      <text:p text:style-name="P297"><text:span text:style-name="T409">Never taking his eyes off her, with lightness of heart, he walks out to meet her, she is <text:s/>smiling. They hug, a hug of relief for Rick for finding her, she came to the airport for him, </text:span><text:span text:style-name="T410">Thank God</text:span><text:span text:style-name="T409">.</text:span></text:p>
      <text:p text:style-name="P292">Rick looks into her face, smiles, laughs to himself, “Am I ever glad to see you, I was worried, thought maybe you were late, or something.”</text:p>
      <text:p text:style-name="P292">With a happy smile, “I came here early. I have been waiting for two hours for you. I do not want to miss you.”</text:p>
      <text:p text:style-name="P292">This is not the nicest place to wait, no chairs, no restaurants, nothing but pavement, dim lights, and chaos. Now, she's not sure where to get a taxi, he's not thinking straight, they wonder around then realize there is only buses outside the gate. The airport guard looks at white man Rick, and lets him and Jenny back into to the airport zone without question. They go to the ride area, check the board for the cost to the hotel. 350 pesos, Mark had warned Rick about this, but he is tired, and Jenny's speaking Tagalog with a man the arrange a rides. Rick <text:soft-page-break/>does not want to think, does not want to negotiate, only wants to go away from here with Jenny, and they do.</text:p>
      <text:p text:style-name="P297"><text:span text:style-name="T409">At the hotel, he pays the driver, the driver says he has no change, and stands there with a stupid smile on his face. To emotionally tired to fight, Rick knows he should have set a lower price before getting into the taxi, or insisted on using the meter as Mark told him, so he walks away knowing, </text:span><text:span text:style-name="T410">I just got ripped off on his first transaction in Manila</text:span><text:span text:style-name="T409">. On the other hand, the guard at the airport was helpful and fair, the driver was not, at least he is batting 500. Looking over at Jenny, he knows he is going to hit a home run tonight, no need to stress over the taxi, it was his own fault, lesson learned.</text:span></text:p>
      <text:p text:style-name="P292">With hotel reception, Rick registers, they go up to the room. Jenny nervously jokes about leaving, going home, not staying. At least he hopes she's joking. He puts down his luggage, hangs up his clothes. He is hungry, didn't eat properly on the plane, asks her if she likes to go get something to eat? She agrees.</text:p>
      <text:p text:style-name="P292">Outside the hotel they walk down the street. On the other side is a girlie bar, a place to pickup professional women. On this side is a couple of places that offer food, but does not look good. They continue walking, but the area is not nice for walking, dusty street shoulders, crude sidewalks, so they go back to a KTV. This KTV is has a small restaurant with an international food menu, and private karaoke rooms in the back. Considering what is across the street, he wonders what happens in the rooms? They order 2 plates of food and fruit drinks. When the drinks come, Rick sends his back, he had ask for no ice, he wants them to remove the ice, this is not the kind of place he wants ice which is likely just tap water, he doesn't <text:soft-page-break/>want to drink the water in this country. The food is OK, one dish is a Philippines dish called sisig, is a bit spicy.</text:p>
      <text:p text:style-name="P292">The dinner conversation is them getting to know each other again, How are you? How is the family? Was it a good flight? Nice to see you. Singapore was wonderful. I missed you.</text:p>
      <text:p text:style-name="P297"><text:span text:style-name="T409">Back at the hotel, Rick's in no hurry to go up to the room and have sex, neither is Jenny in a hurry to go up. They sit in the lounge, order a beer to split between them, actually he drinks most of it while listening to the entertainer women singing. The singer is a Filipina. He remembers seeing Filipino singers and bands in the US, Singapore, and Hong Kong. Not only does the Philippines export their women as domestic helpers, they also export their people, men and women, as entertainers. Here he is at the source listening to the singer's sweet voice with a piano player for backup. What a nice way to relax with </text:span><text:span text:style-name="T410">his</text:span><text:span text:style-name="T409"> Filipina lady after a hectic arrival and a poor restaurant. Rick thinks, </text:span><text:span text:style-name="T410">Maybe this place isn't so bad?</text:span></text:p>
      <text:p text:style-name="P292">Rick realizes Jenny has no luggage bag. He asks, “You are staying with me tonight?”</text:p>
      <text:p text:style-name="P292">With a smile, “Yes.” No one is waiting for her at home. Jenny has been talking to her sister about Rick's arrival ever since she knew his flight schedule. Her sister is not expecting her home while her boyfriend is here.</text:p>
      <text:p text:style-name="P292">When they stand up, she takes his hand and walks with him. In the elevator, they both remember Singapore, in the elevator, going from the pool to their room, this gets a smile on both their faces. They find the room, enter, the mood changes, he nervously walks around.</text:p>
      <text:p text:style-name="P292"><text:soft-page-break/>He says, “Nice bathroom, I like the shower,” which has a glass door, he'd like to have her come in, get naked and watch her have a shower; it is just a thought. There's a queen size bed, he comments, “The size is pretty good. Not as big as Singapore, but nice.”</text:p>
      <text:p text:style-name="P292">Jenny agrees.</text:p>
      <text:p text:style-name="P292">He looks at her, really looks at her. She sits on the bed. She's not looking at him, she's quiet. He asks if she would like to shower. Shyly she says that she had one just before meeting him. He knows this is not normal for an Asian to go outside and not have a shower before going to bed. He goes into the bathroom, showers, washes his hair. Now he feels clean after his long flight. He comes out wearing a t-shirt and underwear. She is under the covers facing the wall, he does not see any clothes laying around. She's still dressed. </text:p>
      <text:p text:style-name="P292">He sits beside her, says, “It does seem strange after all these months to be here again in a hotel room.” She looks up at him, she looks so small, and cute, and he is a man, bigger, stronger. “Don't worry. Just because we slept together before does not mean we have to do anything tonight, you don't have to do anything you don't want to do, just like before.” He lifts the covers, says, “However, this is not comfortable, you can't sleep in your clothes. Do you want one of my t-shirts?”</text:p>
      <text:p text:style-name="P297"><text:span text:style-name="T414">“</text:span><text:span text:style-name="T409">No, I am OK,” and she attempts to pull the covers up.</text:span></text:p>
      <text:p text:style-name="P292">He stops her, pulls them back, says, “At least take off your pants,” and reaches down and gently helps her take off her jeans.</text:p>
      <text:p text:style-name="P292">Off go the jeans, back up goes the covers. He walks around gets under the covers as well, then turns off the <text:soft-page-break/>light. Turns to her, smiles, remembers their first night together in Singapore, her in the big bed, no sex the first night. She liked his allowing her time, and she needs time again. He has missed the warmth a woman at night, missed her warmth. He moves beside her, gives her a kiss on the cheek, says, “I really am happy to be here with you,” and lays next to her; she does not move, he does, back to his side of the bed.</text:p>
      <text:p text:style-name="P292">Immediately Jenny misses him beside her but does not move. She thinks of their first night together, he was a gentleman to give her time to get to know each other before sex. Ah Singapore, the most romantic exotic time of her life, and here they are, together in her home town. How wonderful of him to come here. She misses his kisses, she moves over to him. He looks up, she kisses him, puts her arms around him, they embrace as lovers do after an absence. Their kisses get hotter, more passionate, the months apart evaporate in a lovers embrace. Their hands re-explore each other, fondling this, stoking that. He puts on a condom, gets up, between her open legs, and begins to enter her but he can tell, she's not happy with the condom. Their last time together, they had done it without a condom and there had been no problems.</text:p>
      <text:p text:style-name="P292">He says, “You don't like the condom, do you?”</text:p>
      <text:p text:style-name="P297"><text:span text:style-name="T414">“</text:span><text:span text:style-name="T409">I prefer without it.”</text:span></text:p>
      <text:p text:style-name="P292">Looking at her pretty face, he believes she has always been honest with him, and faithful while they have been apart. Catholics are known for not using preventive measures, although, she did say she was on the pill last time, a progressive Catholic. He makes a final decision. He takes the condom off, re-mounts, enters, pauses. They <text:soft-page-break/>both take a moment to enjoy the naked physical feeling, and the naked trust between them.</text:p>
      <text:p text:style-name="P292">He asks, “Are you on the pill?”</text:p>
      <text:p text:style-name="P297"><text:span text:style-name="T414">“</text:span><text:span text:style-name="T409">Yes. Let's fuck.”</text:span></text:p>
      <text:p text:style-name="P292">And they do, with the pent up energy of months without. </text:p>
      <text:p text:style-name="P292">Welcome to Manila!</text:p>
      <text:h text:style-name="P272" text:outline-level="1"><text:span text:style-name="T424">Church Service in Manila</text:span></text:h>
      <text:p text:style-name="P292">Jenny and Rick sleep well together. Upon waking, checking his watch, Rick calculates they need to get up if they are to catch Mass at 10:00am.</text:p>
      <text:p text:style-name="P292">Jenny seems to be awake, or close to it. He asks, “Jenny, do you want to go to church?” He wonders if she really meant it when she said she would take him to the church near her sister's home? Would she introduce him to her family? It is one thing to chat about meeting the family online, then another to show up in person, and follow through with a visit to the family. After all, this is only the second time they've met, and he has not made any promises to her for a steady relationship. He is only some guy off the Internet which she had fun with in Singapore. However, before coming here, she did talk and talk about church every Sunday, she is Catholic, and he likes to go see what church service is like in Manila.</text:p>
      <text:p text:style-name="P292">Not yet awake, she says, “What?”</text:p>
      <text:p text:style-name="P292">He says, “You had said church is at ten and I like to go <text:soft-page-break/>with you.”</text:p>
      <text:p text:style-name="P297"><text:span text:style-name="T414">“</text:span><text:span text:style-name="T409">Go to mass?”</text:span></text:p>
      <text:p text:style-name="P297"><text:span text:style-name="T414">“</text:span><text:span text:style-name="T409">Yes to your sister's house and to mass at the church you have told me so much about.”</text:span></text:p>
      <text:p text:style-name="P292">Mostly awake, she says, “Yes. We can go to my sister's house and to mass.” She is happy to take him, even proud that a man would fly across the ocean to come see her, and now that he is here he really is going with her to her sister's home to meet some of her family. Good, she's not worried about taking this out of town white boy to church and meet her sister. </text:p>
      <text:p text:style-name="P292">He says, “Then we need to get going,” no time for sex, time for church and to meet the sister.</text:p>
      <text:p text:style-name="P292">They get up shower, dress, and go down to the hotel restaurant for the buffet breakfast. Rick eats well after living 20 hours on airline food and that lame dinner last night. However Jenny has only coffee and a pastry, what a waste of an expensive American-Chinese buffet. He makes a mental note to do something else for her, tomorrow morning. </text:p>
      <text:p text:style-name="P292">Keeping them on schedule, Rick gets a taxi. Today he is ready to handle this taxi business transaction. The driver asks for 400 pesos, Rick says, “No.” <text:s/>With the help of Jenny, he insists on using the meter. The driver says meter plus 50 pesos; Rick's OK with that, anyway its only an extra US dollar, a tip. The deal done, Rick allows the taxi driver to get going.</text:p>
      <text:p text:style-name="P292">They leave Pasay City where the hotel is, which is only 20 minutes from the airport. Its only nine in the morning, the Sunday traffic is light. Looking left, Rick asks, “What's that?” Jenny says that is Makati City's tall <text:soft-page-break/>business buildings in the distance. It is the city center of Metro Manila. Farther, Jenny points out the business center of Quezon City which is a fraction of the size of Makati.</text:p>
      <text:p text:style-name="P292">They turn off the highway into smaller streets, a poorer section of Manila. The buildings are 2 stories high, some run down, sometimes open areas between groups of buildings, the shoulders of the road are dirt. Rick gets his camera out, to take street photos from the taxi window, click click click. Putting the camera down he sees 3 women crossing the road smiling at him. By chance, he had just taken their photo. He smiles back, sits back and looks at Jenny, she had not noticed, anyway it was innocent, and he had made the ladies happy.</text:p>
      <text:p text:style-name="P292">Soon they turn off the street and are checked by a security guard before entering the gated community. It is a nice looking subdivision of houses. Rick thinks Jenny's sister must be doing well, no worries about this third world thing. They are dropped off at the house, taxi cost is 250, plus the extra 50, 300 pesos total. This was a much cheaper and much longer ride than the airport-hotel rid, a very reasonable deal. From now on, Rick decides he will insist on using the meter, as recommended by his <text:s/>friend Mark.</text:p>
      <text:p text:style-name="P292"/>
      <text:p text:style-name="P292">Jenny leads Rick through the iron gate to the car park where a skinny little white cat is sleeping on the car windshield. Even Philippines cats are slim and cute like the Philippines women. </text:p>
      <text:p text:style-name="P292">The house is a nice 2 story home. She knocks on the door. She walks to the side and calls up. Someone comes to the door, Rick says hello but the door is not opened, he <text:soft-page-break/>calls Jenny. The door has been unlocked, she opens it and the person on the other side runs upstairs. Rick doesn't even see who it is. Then a child peeks around the corner of the stairs, Rick says hello and the child runs off. Well isn't that a fine howdy do, have a peek and run away. Somebody is shy and coy.</text:p>
      <text:p text:style-name="P292">They go upstairs to see who's home. In a bedroom, there is a small old model TV, pre-remote control, a foam mattress on the floor, 3 kitchen chairs, and children. Jenny says this is where she stays some nights. Then she introduces Nicole who is 10, Carlos 7, and Adrienne 4, and there is an older boy, 17, a cousin. Jenny leaves, Rick waits with the younger kids as they watch TV and sneak peeks at him, their auntie's friend. Auntie comes back, sits beside her boyfriend, says her sister is shy because of her lack of English skills.</text:p>
      <text:p text:style-name="P292">We leave and walk a half block to the church which has stairs up the slopes to the main entrance of the white building with 3 open sides. The openness gives it the feel of a friendly place to waltz into and sit down. To both sides are green areas with nice trees, a statute of Jesus on one side, statute of Mary on the other. </text:p>
      <text:p text:style-name="P292">Reading the schedule, they learn the service is not for another hour so they go for a leisurely walk. At times, Jenny is playful, posing at a distance, one time, hand on hip, round little bum displayed, he snaps a shot. But she does not allow him to get a closeup photo. He believes she is worried about her age, she just had her birthday, not a twenty-something anymore. She does look her age and that is good thing because its what Rick wants because he is approaching fifty and looks his age. She does not realize he likes her her for the woman she is, <text:soft-page-break/>and he does wish she should would allow him to photograph her up close. So, while beside her, he holds up the camera and snaps a shot that turns out to be a treasured photo.</text:p>
      <text:p text:style-name="P292">They walk through the adjoining park, around the side streets, back around to a pool behind the church where there is a young girl walking her little dog. Jenny comments that she likes the little dog. Rick stops and pets the dog. Slowly Jenny comes over as well.</text:p>
      <text:p text:style-name="P292">Then they walk <text:s/>to the church, sit in the second row to the <text:s/>side near the the opening that faces the grass and trees; Rick likes this seat. Some people are there, and as the start time approaches, more and more people join the congregation. After the service starts, people continue to come, everyone seems relaxed about the start time. The church holds about 200, and people continue to come, some standing outside, <text:s/>some families sitting together outside on the grass.</text:p>
      <text:p text:style-name="P292">The service starts on time, the priest is a fellow about fifty, he speaks with a touch of laughter in his voice, at other times seriousness. The music has a good beat, more happy and modern than what Rick has seen in North America, he smiles, he likes it. The priest varies service by having members of the congregation come up and speak. They stand up to sing, knell down to pray, stand and give best wishes to our neighbors. </text:p>
      <text:p text:style-name="P292">In the later part, the priest tells the story of a father with 2 sons. The one son is good, stays home with the father and takes over the family business. The other son has problems, causes problems, despises the small town, leaves. The problem son has financial problems the father helps him. The other son is not happy with this, “Why <text:soft-page-break/>father, why help someone that has not been nice, causes nothing but problems. Leave him to his own demise.” The father explains, “Yes you are correct, he is a problem, however he is my son and I will help him if I can. Give him time, he will come around.” Well, the problem son continues to be a problem, even after the father dies. Later on, years later, the roaming bother returns, helps the other brother with his family and business, for he has time and never married. The good brother, is now happy to have his brother, and takes him in as family should.</text:p>
      <text:p text:style-name="P292">During this story, Rick bows his head, tears comes to his eyes, he chest tightens, for his father had died not a year ago, and Rick had been a roaming son having left home and taken money from his father to go to college. He did not return, he went to work in the city, then moving thousands of miles away to California. He had not cried at the funeral, and now, relating to the story, in the hush and caring silence of the flock, his eyes fill, he wipes them, bows his head as the priest ask the followers to pray with him. Rick prays for his father, and his brother's family.</text:p>
      <text:h text:style-name="P274" text:outline-level="1"><text:span text:style-name="T423">Philippines Family</text:span></text:h>
      <text:p text:style-name="P292">After the service they walk with the crowd to the adjoining food market. Jenny points out a fish in a basket on a table, she says, bangus fish is a national favorite. Rick loves to eat fish, and gives her money to buy a big one and some shrimp for a family lunch. Rick wants to buy drinks so Jenny takes them to a little store where he <text:soft-page-break/>buys soda pop for the kids and himself. He thinks it should be fun to sit with the kids and have a drink. He has a feeling the parents show discipline, or maybe it is because he had shown discipline as parent and had not given his son soda for fun.</text:p>
      <text:p text:style-name="P292">Back at the house, the children come down to the kitchen, they are more friendly now that Rick is meeting them a second time. He shows them the soda, walks towards the kitchen to ask for glasses. Jenny opens the cardboards, Rick notices the cardboards need a fresh coat of paint. She puts glasses on the table and he pours a drink for them and for himself. They sit, smile a lot, talk a little, everyone is happy. </text:p>
      <text:p text:style-name="P292">Jenny takes the fish and shrimp out to her sister in the backyard to be cooked on the barbecue. The sisters prepare the food for cooking, however the only thing on their minds is Jenny's boyfriend.</text:p>
      <text:p text:style-name="P292">Jenny starts with, “Rick likes our church and Mass.”</text:p>
      <text:p text:style-name="P292">Her sister, Analiza, asks, “He is the man from Singapore, the one you met on the Internet web site?”</text:p>
      <text:p text:style-name="P297"><text:span text:style-name="T414">“</text:span><text:span text:style-name="T409">Yes. He has one son and is divorced from his wife.”</text:span></text:p>
      <text:p text:style-name="P297"><text:span text:style-name="T414">“</text:span><text:span text:style-name="T409">One child and divorced like you. You have told me that you had a good time in Singapore. Is he good to you here?”</text:span></text:p>
      <text:p text:style-name="P297"><text:span text:style-name="T414">“</text:span><text:span text:style-name="T409">Yes, he is a gentleman. I met him at the airport, we went to his hotel and then he took me to dinner.” She puts the fish on a plate. “I like him, he makes me happy.”</text:span></text:p>
      <text:p text:style-name="P297"><text:span text:style-name="T414">“</text:span><text:span text:style-name="T409">If he makes you happy, then I am happy for you. It has been a long time since you had a husband, and you are old enough to make your own choices.”</text:span></text:p>
      <text:p text:style-name="P292">Jenny laughs, “Yes, little sister. I know right from wrong. <text:soft-page-break/>Rick is right for me. He has come here to know me more and see the Philippines.”</text:p>
      <text:p text:style-name="P297"><text:span text:style-name="T414">“</text:span><text:span text:style-name="T409">He has never been here before?”</text:span></text:p>
      <text:p text:style-name="P297"><text:span text:style-name="T414">“</text:span><text:span text:style-name="T409">No. He only goes to rich cities like Singapore, Hong Kong, and Tokyo. He said he is nervous about coming to a third world country. I told him it is safe, I will take care of him, and show him around.”</text:span></text:p>
      <text:p text:style-name="P297"><text:span text:style-name="T414">“</text:span><text:span text:style-name="T409">Where are going to take him?”</text:span></text:p>
      <text:p text:style-name="P297"><text:span text:style-name="T414">“</text:span><text:span text:style-name="T409">To the park on the way downtown, and to the mall near Bing's house.”</text:span></text:p>
      <text:p text:style-name="P292">Bing is Jenny's other sister.</text:p>
      <text:p text:style-name="P292">Analiza asks with curiosity, “Are you going to take him to Bing's house?”</text:p>
      <text:p text:style-name="P297"><text:span text:style-name="T414">“</text:span><text:span text:style-name="T409">He has asked me to stay with him this week and I need to get some clothes.”</text:span></text:p>
      <text:p text:style-name="P297"><text:span text:style-name="T414">“</text:span><text:span text:style-name="T409">Wow, one week in Singapore, and now another week here with him.”</text:span></text:p>
      <text:p text:style-name="P292">Thoughtfully she says, “I would like it to be permanent. I want him to love Manila and my family like I do.”</text:p>
      <text:p text:style-name="P297"><text:span text:style-name="T414">“</text:span><text:span text:style-name="T409">He is a handsome man, plays with my children, and it is nice of him to bring food for lunch.”</text:span></text:p>
      <text:p text:style-name="P297"><text:span text:style-name="T414">“</text:span><text:span text:style-name="T409">It was his idea to buy drinks for the kids, and buy the fish because I want him to try Philippine's food.” She notices she has said </text:span><text:span text:style-name="T410">I want him</text:span><text:span text:style-name="T409"> again, and how she does want him.</text:span></text:p>
      <text:p text:style-name="P292">Inside, at the table, Rick sits with the kids, and through the window, he watches cats and kitties walk around the back yard.</text:p>
      <text:p text:style-name="P292">They finish the drinks and Jenny takes Rick and the kids upstairs to the TV bedroom. Rick sits on the chair, Nicole <text:soft-page-break/>sits beside him, and Adrienne wants to play. Jenny says they learned English at school. Rick gets them singing the ABC song. They each spell their names, then he plays high 5, low 5 with Adrienne, then the others join in, as they are laughing and smiling, it's all good fun. Jenny's sister gives Jenny the baby, Sedgwick, to watch. Carlos likes to play with the baby, Carlos is a boisterous boy. They are all very happy, this is a good sign of a good happy family. Rick relaxes with the fun, glad to be invited here.</text:p>
      <text:p text:style-name="P292">Jenny takes a brush from her purse and brushes her hair. The kids have made Rick playful, he tries to get the brush from her to brush her hair, however she only lets him have a few strokes before taking it back. Watching her and siting beside Nicole, he has a flashback of when his mother brushed his hair when he was a small child. When Jenny finishes, he asks for the brush, and she relinquishes it to him. He sits on the floor, on the foam, and gets Nicole to sit in front of him. She sits like a big girl, Rick brushes her hair, she is wide eyed with a joyous smile, she enjoys the attention, he enjoys seeing her happy. </text:p>
      <text:p text:style-name="P292">They are called down for lunch, Nicole hesitates, not sure what to do?</text:p>
      <text:p text:style-name="P292">Rick says, “There, you like?” Her smile grows ear to ear, she nodes her head, yes, yes. He give the brush back to Jenny, who is looking pleased with her boyfriend for taking part in her family. They go down for lunch.</text:p>
      <text:p text:style-name="P292">The children's father Noel is at the table which is set with the sea food from the market, and another fish cooked tomatoes and rice. Jenny and Rick sit, and the boys come to the table. Rick talks with Jenny, and then begins a conversation with Noel. The boys have become quite, not <text:soft-page-break/>talking to Rick anymore. Their father says their English is not good. Wow, all the time playing with them, Rick had not noticed. He thinks back, they were playing, singing simple songs, saying the alphabet; when he comes to think about it, yes, they did not actually have a conversation, just fun with songs and letters. He is surprised at have having fun without conversation. Looking over at Jenny, he realizes maybe this is the same with them as a couple, wonderful times together regardless of the challenges of language and cultural understandings.</text:p>
      <text:p text:style-name="P292">After they finish, Jenny goes out to her sister, the boys leave, Rick and Noel stay at the table. Noel feeds the baby, and Nicole sits down and eats with them. </text:p>
      <text:p text:style-name="P292">Rick and this Philippine's man have a man to man conversation. Noel works as a freelance architect helping people and small businesses do renovations. Earlier in the morning he was with a regular customer of his otherwise he would have taken the children to church. Rick decides this man, this father of 4, husband to Jenny's sister, is a good fellow, and cares about his work and family. </text:p>
      <text:p text:style-name="P292">Thinking back to playing with kids upstairs, he says to this father, “If children's smiles <text:s/>were gold, your house would be a castle of gold bricks.”</text:p>
      <text:p text:style-name="P292">Still feeding little Sedgwick, he smiles.</text:p>
      <text:p text:style-name="P292">Jenny returns to the kitchen, and <text:s/>takes Rick into the sitting room to talk. Soon its time to go, and Jenny says she needs to ask her sister's permission which puzzles Rick at first, then he realizes its being polite.</text:p>
      <text:p text:style-name="P292">When Analiza comes to them, Rick says, “You have a wonderful happy children.”</text:p>
      <text:p text:style-name="P292"><text:soft-page-break/>Since her English is not good, Jenny translates, talks for a while, then says, “OK, she gives us permission to go.” </text:p>
      <text:p text:style-name="P292">Rick would liked to have talked more. He does not worry about her English because he had fun with the kids and their English is minimal. Anyway, there is more to communications that words. However this is not to happen today.</text:p>
      <text:p text:style-name="P292">Before leaving, Rick goes to the washroom, it is small, low roof because it is under the stairs. Like the kitchen cardboards, it could use a paint job, however, like the kitchen and the other rooms, it is clean, Analiza takes good care of the house Noel has bought for their family.</text:p>
      <text:p text:style-name="P292">Rick goes back out to Jenny and they go outside. Jenny tries to start her scooter but the battery is not strong enough. Rick suggests the kick start, and proceeds to get it started, he knows a trick or two from his boyhood days of friends and motorbikes. She sits on the bike, looks kind of sexy like a biker chick.</text:p>
      <text:p text:style-name="P292">She asks, “Can you drive?”</text:p>
      <text:p text:style-name="P297"><text:span text:style-name="T414">“</text:span><text:span text:style-name="T409">No. Well I can, but not without helmets and heavy clothes.” Images of a crash and third world hospitals with long wait times flash in his mind. “I've never driven a motor bike in traffic, I'm sure I can but I am not willing to take a chance in a foreign country.”</text:span></text:p>
      <text:p text:style-name="P292">A little disappointed, she covers the bike back up. They say their good byes again. Nicole comes outside with her mom to watch Jenny and the nice man from America leave. Jenny and Rick get a ride on a motor tricycle taxi, which is a modified small motor bike with a covered side car for passengers. They head off. </text:p>
      <text:p text:style-name="P292">In the trike's side car, Rick sits close to Jenny. He is <text:soft-page-break/>feeling good she has opened her life to him and introduced her sister's family. They have a nice house, way better than his apartment back in California. Sure it needs a little paint, but does it really matter? What matters is that it is clean and there is plenty of room for all the kids, and room for a cousin that is in need of place to stay, and a place for Jenny to stay sometimes. Anyway, where's a father to find time with a business, 3 children and a baby? Noel is good man, works long hours, spends time at home to feed the kids which helps his wife, and it's a good bonding experience with his children.</text:p>
      <text:p text:style-name="P292">Rick thinks for a while, he did not see any toys, and only a small TV, no big screen, no Nintendo game console, and none of that seems to matter, he had fun playing with them, and they sure did smile and laugh. Then again, there was an old desktop computer in the parent's room that the cousin was using, and it has an Internet connection. Jenny said she does her emails there sometimes. In California every home seems to have a high speed Internet connection, and everyone seems to have a laptop, even teenagers, and a desktop in the home. But Noel's computer works for the extended family, and there's no worry about anyone spending to much time on the computer or wasting to much time playing computer games or games on the TV. That's a good thing because the kids have more time for school, and they have learned their ABC's. ABC's of a second language which is more than Rick can say about himself.</text:p>
      <text:p text:style-name="P292">He says, “Thanks for taking me to your sister's house.”</text:p>
      <text:p text:style-name="P292">She says, “I am happy you have come here to be with me.” She is proud of her man for being a fine guest in her sister's home, playing with her niece and nephews, <text:soft-page-break/>talking with her brother in-law, bringing food and drinks as a gift. Her sister likes him, complimented his manners and attention to her children. He was a perfect gentlemen to the whole family. She feels better about taking him to her other sister's home, the place she spends most her time, the place she works. Her other sister's house is not the same as Analiza's home, not the same at all.</text:p>
      <text:p text:style-name="P292">The trike takes them to the security guard subdivision entrance, Rick pays some coins, they leave the subdivision, <text:s/>cross the street to catch their next ride.</text:p>
      <text:h text:style-name="P274" text:outline-level="1"><text:span text:style-name="T423">Around Quezon City</text:span></text:h>
      <text:p text:style-name="P292">Before long, a short bus with a cropped roof and the wildest paint job Rick has ever seen, stops on the side of the road. Peering in the back, he sees bench seats on each side of this beast that has awesome rock'n roll music playing. This is a Jeepney, a leftover public transport vehicle of a by gone age. Its practical and inexpensive, these wild animals of the road have prospered, and anyone with a will and some money can become an Jeepney Entrepreneur. </text:p>
      <text:p text:style-name="P292">Jenny jumps in the back, Rick quickly follows as not to be left behind. She sits, the girl beside Jenny and Jenny try to make room for Rick, but with only a half ass space, he declines and <text:s/>he squats on the floor. No worries, he's enjoying the novelty of the ride and the Filipino rap-rock music that is blasting away. This reminds him of youth in rural upstate New York, people piling into the back of truck to go swimming. </text:p>
      <text:p text:style-name="P292"><text:soft-page-break/>After 20 minutes, Jenny says something to the driver, he pulls over the side, she gives the Jeepney fellow at the back some coins, and they get off. Stepping out, Rick sees a green valley park with a river running through it. Jenny leads them down to the river walkway and they walk along the river, much like the walk they did in Singapore along the river, slowly and hand in hand. Here is green hills, no tall buildings. It is more like the country side towns in upstate New York, then Singapore. Rick takes a closer look at some bubbles never the shore, not bubbles, it is fish, many small fish. The water is brown as some of the home town creeks, and likely good for fishing.</text:p>
      <text:p text:style-name="P292">In time they walk up a hill, Jenny a bit in front of Rick. At the top are 2 young women looking at him. After Jenny walks by, boldly one woman asks him if he is having a good day? Not sure if this is a common thing people do in Manila, or this is young women being extra friendly toward a white man they want to get to know better? Either way, he chooses not to take anymore notice and walks on with Jenny. Smiling to himself, he likes the attention, it feels good to be addressed by a young lady, this does not happen in America, unless it is at night, from the kind of women offering their services for money. Jenny had noticed, and does not like them talking to her boyfriend. She does like how Rick handled it, and remembers to walk a little closer to him.</text:p>
      <text:p text:style-name="P292">Jenny likes this park, picturesque, she asks for Rick's camera, she wants a photo and asks Rick to promise to send her a copy when he returns to California.</text:p>
      <text:p text:style-name="P292">On the way back, they walk down a commercial area, some stores, some restaurants, and some larger places, <text:soft-page-break/>open air nightclubs. It would be a fun place at night for younger men, to meet the young ladies, but Rick is not younger and this is not Rick's kind of place.</text:p>
      <text:p text:style-name="P292">They go back to the street and take another Jeepney ride to downtown San Juan. They get off near a book store. Rick wants to go in, they do and take the escalator up the 5 floors of books where Rick has a quick look at the computer books, then they go back down. </text:p>
      <text:p text:style-name="P292">Jenny takes them to a mall. At the entrance, security people check patrons and their bags before being allow in. Rick wonders, why? This isn't for stealing because that would be checking bags on the way out. They must be worried about weapons. Later, he realizes this is a common practice at all the malls in this area. This is not something that is done in the USA. On further thought, he has had to go through security checks at events in Washington, DC, and security has been increased at airports since the terrorists hit the New York City Twin Towers.</text:p>
      <text:p text:style-name="P292">The entrance is bright, but most of the mall seems dark, plain. There is only a few big US and European corporate brand name stores, posters and banners. Other Asian cities: Tokyo, Hong Kong, Singapore, have big bright malls with lots of brand names, but then of course, those are cities with money, lots of money. The stores here look like local products. On closer observation, Rick notices that some are cheap materials, while other are made with high quality materials. </text:p>
      <text:p text:style-name="P292">Jenny shows him the Internet cafe she uses when he is in California. He asks to go in and send an email to Mark. Once in, he looks in to see if there are other Filipina babes chatting with their Caucasian boyfriends. Jenny <text:soft-page-break/>says, sometimes there are women in the cafe chatting to men. He sits down, writes a quick email to Mark,</text:p>
      <text:p text:style-name="P288">Mark,</text:p>
      <text:p text:style-name="P288">I've landed, all is good, and Manila is nice place. Thanks for suggesting I come here. Your right, nothing to be afraid of. The hotel is OK. Jenny's showing me around. Went to her sister's place, quite nice.</text:p>
      <text:p text:style-name="P288">I'm in a Philippines Internet cafe, can you believe it? Think of all the babes you've chatted to Manila, and I'm here.</text:p>
      <text:p text:style-name="P288">Later,</text:p>
      <text:p text:style-name="P288">Rick</text:p>
      <text:p text:style-name="P292"/>
      <text:p text:style-name="P292">They continue walking around. When he sees a store with stylish clothes, he remembers he wanted to buy her something because he didn't bring her anything for her. He felt bad about that. Men can be thoughtless at times, or just busy working to pay for the ticket to fly here.</text:p>
      <text:p text:style-name="P292">She says, “You should buy a t-shirt.”</text:p>
      <text:p text:style-name="P292">He says, “OK, but only if you allow me to get you something.”</text:p>
      <text:p text:style-name="P297"><text:span text:style-name="T414">“</text:span><text:span text:style-name="T409">No you do not need to buy me anything.” She walks into the store.</text:span></text:p>
      <text:p text:style-name="P297"><text:span text:style-name="T414">“</text:span><text:span text:style-name="T409">No. I'm not getting anything for myself unless you get something. How about a shirt or pants.”</text:span></text:p>
      <text:p text:style-name="P292">Again she say, “No thank you.” She picks out a cream colored t-shirt with a design on it. “This is the Philippines eagle.”</text:p>
      <text:p text:style-name="P297"><text:span text:style-name="T414">“</text:span><text:span text:style-name="T409">It's nice, nice heavy cotton, stitched design,” he looks at the price, very reasonable, “I like it. I'll get it, but only if you get a shirt or pair of pants. You see, I feel bad about not bringing you a gift. I wanted to but I didn't know </text:span><text:soft-page-break/><text:span text:style-name="T409">what to get you. For clothes, I don't know your size or anything. It was easy in Singapore when we were together, and here we are again.”</text:span></text:p>
      <text:p text:style-name="P292">Looking at him she believes his heart is in the right place, and he is like any other man, no clue when it comes to shopping for a woman, better to take her shopping then buy something she does not like. “OK. A pair of jeans.”</text:p>
      <text:p text:style-name="P297"><text:span text:style-name="T414">“</text:span><text:span text:style-name="T409">Good, I'll try on the shirt and you get yourself pants.”</text:span></text:p>
      <text:p text:style-name="P292">When he comes out the change room, <text:s/>he says, “Feels good, looks good. What do you think?”</text:p>
      <text:p text:style-name="P297"><text:span text:style-name="T414">“</text:span><text:span text:style-name="T409">Very handsome.”</text:span></text:p>
      <text:p text:style-name="P292">She has jeans in her hand, says, “I have these.”</text:p>
      <text:p text:style-name="P292">Not that he doubts the size, he says “Try them on, make sure they fit,” He just wants to see her tight little ass in those tight little jeans.</text:p>
      <text:p text:style-name="P292">She goes into the change closet, shortly opens the door, motions him him over, does a turn.</text:p>
      <text:p text:style-name="P297"><text:span text:style-name="T414">“</text:span><text:span text:style-name="T409">Oh yeah, looking good,” he leans in close to her, “Designed to fit your tight little ass. You look hot!” </text:span></text:p>
      <text:p text:style-name="P292">Even though she is small compared to most American woman, the pants are designed to fit her little Filipina body. This must be why there are many local products here, products designed for the local market, on average, smaller and thinner ladies.</text:p>
      <text:p text:style-name="P297"><text:span text:style-name="T409">Rick pays for their clothes. Jenny is ready to go to her other sister's home, she leads them down and out of the mall. <text:s/>Out on the street, the buildings are short, the store fronts friendly, only one taxi-trike on the street and lots of people strolling around. On the corner is a street vendor stand with a good looking Filipina bent over. Rick </text:span><text:soft-page-break/><text:span text:style-name="T409">thinks, </text:span><text:span text:style-name="T410">Nice jeans, nice ass, but not as nice as my Jenny's</text:span><text:span text:style-name="T409">.</text:span></text:p>
      <text:h text:style-name="P272" text:outline-level="1"><text:span text:style-name="T424">Another Younger Sister</text:span></text:h>
      <text:p text:style-name="P292">Jenny gets their next ride, a simple bus, like a school bus, not a Jeepney. After a short ride, still in Quezon City, they get off in a residential area called Cubao. Rick wonders why they got off here? He's getting tired, ready to go back to the hotel, however he is enjoying his day with Jenny and does not say anything.</text:p>
      <text:p text:style-name="P292">They walk down a quiet side street beside a 10 foot high corrugated steel fence. In the fence is 2 foot square cut out with a metal grid. This is a window to a little store the size of small trailer house that a tourist pulls behind truck in California. Jenny goes up to the window and talks to the person on the other side. Then Jenny takes him farther down the fence, opens a cut out metal door, goes through <text:s/>into what looks like a storage area for construction, but there isn't any construction. Beyond a well kept grassy area is tall apartment building. Rick's now quite confused. Why did Jenny go to the store and not buy anything? And now, what are they doing here?</text:p>
      <text:p text:style-name="P292">They walk by four laborers having a lunch, walk through some construction materials, and up to a wooden platform toward the store. Connected to the store is a make shift building of some sort, that is made from pieces of this and bits of that, he's thinking it is another <text:soft-page-break/>storage area. Bewildered, he's <text:s/>guessing she knows the store owner. </text:p>
      <text:p text:style-name="P297"><text:span text:style-name="T409">On the platform are soda bottles, and 2 little girls, cute, Rick stops to take a photo. Jenny goes on to the door way of the store, and then to his utter surprise, she introduces her sister. Rick is taken a back, thinking, </text:span><text:span text:style-name="T410">Oh my, this is her sister's store. I get it now, this is the store Jenny works to help her sister. Wait a minute, this means this, this corrugated steel trailer is the store she has been telling me of, the one she works in, spends her days. This can't be the store?</text:span><text:span text:style-name="T409"> He can't believe his girlfriend would work in such a crudely built place as this.</text:span></text:p>
      <text:p text:style-name="P292">He says hello to the sister who turns and walks away, maybe her English is not good, shy like Analiza. </text:p>
      <text:p text:style-name="P292">He looks around with new recognition because this is the place Jenny works, this is where she mostly lives. He is having trouble coming to terms with this, its only a made up place, can't be real. It remind him a house he built, on the farm, with friends, when he was 12 years old, built out of spare plywood. Jenny's sister probability doesn't own it or anything, a squatter store. Looking at Jenny he sees her with new eyes. She really is poor.</text:p>
      <text:p text:style-name="P292">Jenny asks, “Do you want anything? Something to drink?”</text:p>
      <text:p text:style-name="P292">He says, “Ah, yeah, what?”</text:p>
      <text:p text:style-name="P297"><text:span text:style-name="T414">“</text:span><text:span text:style-name="T409">Something to drink?”</text:span></text:p>
      <text:p text:style-name="P292">It's been a hot journey from the mall, “Sure, a soda, a pop.”</text:p>
      <text:p text:style-name="P297"><text:span text:style-name="T414">“</text:span><text:span text:style-name="T409">What kind?”</text:span></text:p>
      <text:p text:style-name="P292">Looking around at the empty bottles, he recognizes the brand RC Cola. He says, “Any kind. Orange?”</text:p>
      <text:p text:style-name="P292"><text:soft-page-break/>From inside the store, she gets a nice cool one for him and herself. The bottle is a bit worn, American's would not accept this, but it is clean, the soda cold, and satisfying to Rick's taste.</text:p>
      <text:p text:style-name="P292">Jenny takes him into the living area connected to the store. It is a 2 room building made from pieces of what was available when it was constructed. Part of the roof is an old billboard, the walls are various different pieces of plywood of various types, windows which make it bright from the sunshine. He sits in the kitchen which is very clean, like Analiza's house. The sister all good take care of what they have.</text:p>
      <text:p text:style-name="P292">Jenny says "I know you do not like this," and adds "Don't take any pictures." She turns on the little 14 inch TV, then goes into a bedroom off the kitchen. The rooms are separated by a thin cloth, clean, no holes, no doubt store bought and sown and hung up by Bing. Bing and her husband are quite the home makers, literally home maker builders.</text:p>
      <text:p text:style-name="P292">Rick sits, looks around taking in everything he can. He wants to, this is amazing, he is in a home made home, a classic like one expects to see in a Third World. He has seen these places in the outskirts of Hong Kong, and in countless photos of poor countries like India and Africa, but he never expected to be sitting in one having drink. He respects her wish, and does not take any photos. </text:p>
      <text:p text:style-name="P292">Sitting and thinking, he truly thinks it is alright. He has a flashback of his childhood home, of his mother sewing and hanging cloth separators for the closet, doing the same as Bing. He has been in many American homes that were not nearly as clean as Bing and Analiza's homes. He feels more comfortable sitting here then in those homes <text:soft-page-break/>where the woman are lousy house keepers, just plain lazy. Bing is great, she takes care of the store, and watches 2 little girls, as well as keeping house.</text:p>
      <text:p text:style-name="P292">On the other hand, when Jenny returns, he say he worries about her safety in such a place. Jenny tells me not worry, she can take care of herself, and the neighborhood is nice. Rick looks out the window at the well take care of lawn, and the tall apartment building.</text:p>
      <text:p text:style-name="P297"><text:span text:style-name="T409">She was nervous about showing him where she lives, and Rick should have talked to her more about it because its alright with him. He didn't grow up in the rich city, he grew up in the poorer country side, this reminds him of his wonderful mother and childhood. Anyway she should not worry, he is not one to judge. Both Rick and Jenny have been to church, they know, </text:span><text:span text:style-name="T410">Cleanliness is next to Godliness</text:span><text:span text:style-name="T409">. And, Thou shalt not judge others. Rick adds a Native American saying, </text:span><text:span text:style-name="T410">Never judge a man until you have walked a mile in his moccasins</text:span><text:span text:style-name="T409">. </text:span></text:p>
      <text:p text:style-name="P292">In many ways Rick is proud of her for helping her family and happy that she has a family that helps her. Her family is the type of family people want, and the type you can only earn with love.</text:p>
      <text:p text:style-name="P292">Jenny asks her sister permission to leave, they say their good- byes, and go on their way. This time Rick insist on a taxi because it's late in the day, he's tired, needs a shower, its hot, the taxi is air conditioned, and anyway, the ride is cheap for an American man taking his girlfriend home.</text:p>
      <text:p text:style-name="P292">In the taxi, they sit quiet, Rick analyzing Bing's situation. The store makes sense, Bing and her family live there which means the place is more secure because people that walk by, see the store, the storekeepers, and some <text:soft-page-break/>buy items, all good for the neighborhood and for the owner. A only problem he can think of, and now he is thinking like an American, is that the owner at anytime can ask them to leave, and they have no legal recourse, they will need to pack up and go, leaving behind the business they have built. After all these years getting to know their customers, eking out this living, it can come to an end at anytime, it all depends on the usefulness of their keeping the place secure, and being a positive part of the community.</text:p>
      <text:p text:style-name="P292">Back in the hotel, their 5 star hotel, they have a shower, Jenny then Rick. He joins Jenny on the bed, she has her phone playing a pop song he has not heard before, he likes it. It seems nothing is the same as the US, not even the music. He thinks of the food today, good; Jenny's family, good; the malls have good selection and good prices, taxis were good. It's all good. He gives Jenny a kiss.</text:p>
      <text:p text:style-name="P292">She looks at him, smiles, says, “Thank you for going with me to so my sisters. They like you.”</text:p>
      <text:p text:style-name="P297"><text:span text:style-name="T414">“</text:span><text:span text:style-name="T409">Oh? They do? Good. I like them too. I liked seeing how Filipinos live. Analiza has a nice house. I thought everyone would be poor. Their doing well.”</text:span></text:p>
      <text:p text:style-name="P297"><text:span text:style-name="T414">“</text:span><text:span text:style-name="T409">Noel takes good care of his family.”</text:span></text:p>
      <text:p text:style-name="P297"><text:span text:style-name="T414">“</text:span><text:span text:style-name="T409">I liked Noel, easy to talk to. And Nicole is a sweetheart. She will grow up to be a beautiful woman.”</text:span></text:p>
      <text:p text:style-name="P297"><text:span text:style-name="T414">“</text:span><text:span text:style-name="T409">She liked you brushing her hair,” said Jenny.</text:span></text:p>
      <text:p text:style-name="P297"><text:span text:style-name="T414">“</text:span><text:span text:style-name="T409">I like to treat girls rights,” said Rick as leaned over to Jenny, gave her a kiss. “And I love to take care of my lady.”</text:span></text:p>
      <text:p text:style-name="P292">He put is hand under her shirt, she took hold of him. <text:soft-page-break/>What little clothes they had on, came off.</text:p>
      <text:h text:style-name="P272" text:outline-level="1"><text:span text:style-name="T424">Movie Date</text:span></text:h>
      <text:p text:style-name="P292">In the morning they woke up early, and as new lovers do, <text:s/>they do, they do it as often as they can because they can. They do enjoy each other, and they do enjoy doing each other. After sleeping longer, they wake, no hurry to leave the bed. When hunger takes over, they shower and go down for breakfast. This time Rick gets a menu for Jenny to select from. She has a rice dish with beef, and eats much better then yesterday. Rick has his usual buffet breakfast.</text:p>
      <text:p text:style-name="P292">Today they go to the Mall of Asia, in Pasay City, because Rick wants to see the place where he is to have a business meeting tomorrow. When they get out of the taxi, there happens to be a marching band playing.</text:p>
      <text:p text:style-name="P292">Rick says, “Does everyone get such a welcome?”</text:p>
      <text:p text:style-name="P292">Jenny laughs and walks on. They walk into the mall and have a look at the map to find the movie theater. There is a regular movie theater, and an IMAX theater. Jenny has never been to the IMAX, the show is a 3D ocean documentary, Rick has never seen a 3D show before, so they go. He gets 2 tickets and they go in.</text:p>
      <text:p text:style-name="P292">It is not like the IMAX in North America where the screen wraps around the audience above and to the sides. Here there is one huge, 5 story high square screen. They are right near the back which is good in America, however it would have been better to be maybe 10-15 rows down from the top. Anyway, it's fine.</text:p>
      <text:p text:style-name="P292"><text:soft-page-break/>The show is preempted with a few Filipino commercials, and the 3D starts. It is simply amazing! The sea floor, the fish, the plant life, all come off the screen into the audience, it seems the ocean is right in front of them, like being inside the ocean, amazing! At times fish are within inches and Rick reaches out to grab them. Pressed next to Rick is Jenny, he takes her hand and reaches out with her. She opens her hand as if to pet the fish, and she giggles. The room is filled with the sounds of the sea itself, the swish of the fish, the crunch when the octopus eats a shell fish, there is sea life swimming every where inside the theater. The bright colors of the planet life is very absorbing, pulling the audience into the ocean scene. Then close on the left, out of the dark, a big black fish jumps out, Jenny and Rick both jump, as the fish goes by to eat its prey.</text:p>
      <text:p text:style-name="P292">When they leave Rick cannot stop talking about it, a truly amazing experience. Here he thought he was showing his girlfriend something new, the IMAX, and it is he that is totally excited for seeing 3D for the first time. Jenny is happy to have seen 3D IMAX, and happier to hold his arm and look into his bright eyes.</text:p>
      <text:p text:style-name="P292">Since they have time, they go for another show at a regular movie theater. Jenny selects an action show staring Jet Li, whom Rick likes as well; he has been a fan of Chinese action shows since the days of Bruce Lee, when as a teenager he and his friend would go watch them. He remembers yesterday when Jenny pointed out Jet Li on a huge billboard advertising something. They go in, sit close in the dark, sit quietly, this not as absorbing as being in a 3D ocean, but entertaining. At times they hold hands, look at each other, and watch the movie.</text:p>
      <text:p text:style-name="P292"><text:soft-page-break/>All movie-ed out, they take a walk around the mall. They walk outside, walk on a scenic walkway over the street behind the mall. At the end is platform to look out at the sea.</text:p>
      <text:p text:style-name="P292">Rick says, “This is nice, good view of the ocean.” </text:p>
      <text:p text:style-name="P292">This gives Jenny an idea, “Would you like to go to a park?”</text:p>
      <text:p text:style-name="P292">Rick shrugs his shoulders, “OK. Is it near here? I don't want to go to far today.”</text:p>
      <text:p text:style-name="P297"><text:span text:style-name="T414">“</text:span><text:span text:style-name="T409">Not far.”</text:span></text:p>
      <text:p text:style-name="P292">They go back into the mall. Before leaving, Jenny points out a fast food place, “This is very popular in the Philippines.”</text:p>
      <text:p text:style-name="P292">Rick takes the hint, “Maybe we should try it out?”</text:p>
      <text:p text:style-name="P297"><text:span text:style-name="T414">“</text:span><text:span text:style-name="T409">We can get take out to take to the park.”</text:span></text:p>
      <text:p text:style-name="P297"><text:span text:style-name="T414">“</text:span><text:span text:style-name="T409">Good idea.”</text:span></text:p>
      <text:p text:style-name="P292">They get hamburgers, fries, and drinks, then a taxi.</text:p>
      <text:p text:style-name="P292"/>
      <text:p text:style-name="P292">On the way to the park, from the taxi, Rick watches the ocean and the side walk. It looks like a nice place to walk, which is Jenny's idea for later. First to the park.</text:p>
      <text:p text:style-name="P292">They get to the park, it's Rizal Park. Jenny points out the monument and tells of the Filipino hero, Rizal, for whom the park is named. There are guards at the monument, this is an import place, and he is an important part of their history.</text:p>
      <text:p text:style-name="P292">They walk in, then look for a place to sit near the pond. There are a number of people eating here, it is popular to come to the park, and sit and eat. Rick is being treated to another native Philippines experience. Then he has a <text:soft-page-break/>white tourist experience, 2 kids begging, and following them around. Rick knows in India it is bad idea to give money to them because the giver can then get swamped by more, but there doesn't seem be any more in site. He is OK with giving them money, he's sure a few coins would mean more to them then it does to him. His concern is not knowing if it is the right thing to do in Manila.</text:p>
      <text:p text:style-name="P292">When in doubt, ask a local, he asks Jenny, “If I give them some coins, will they leave us alone?”</text:p>
      <text:p text:style-name="P292">She says, “Yes they will go away.”</text:p>
      <text:p text:style-name="P292">He does, they go, everybody is happy.</text:p>
      <text:p text:style-name="P292">They sit and eat their take out, and listen to rock'n roll music playing over the outdoor speakers. When walking back toward the street, they hear a song, an <text:s/>Ozzy Osbourne song from the 70's or 80's, a favorite of them both. They sit on a bench to listen, then laugh because the music keeps skipping, like an old vinyl record. A used and abused LP that has been to too many parties. To funny.</text:p>
      <text:p text:style-name="P292">They leave the park, cross the street, Rick thinks they are to <text:s/>get a taxi. Jenny now puts her idea into action by suggesting they walk. Sounds like a good idea to Rick, he had been looking at the sea side ever since the mall, and Jenny had noticed.</text:p>
      <text:p text:style-name="P292">At times they walk hand in hand, talk and not talk. There is an on shore wind to keep them cool, otherwise the night would be oppressively hot for Rick to walk far. At times the water is close to the sidewalk, and wind blows strong enough to cause sea spray onto the sidewalk, onto them. A little is cooling, refreshing. Why does he like this here, and not in California? It is the hot humidity to keep <text:soft-page-break/>from getting cold, and the silly lightness of heart causing him to feel like a boy having silly conversations with his girlfriend.</text:p>
      <text:p text:style-name="P292">Jenny points across the street to where there are number of hotels, hotels where there are patrons from out of country with money. So, there is a number of girlie bars. Rick suggest going to have a look, but she says no. It's OK, he only has mildly curious, it would be interesting to see what the women look like. He teases her that they could pickup one to come along for a threesome; he thought it was funny, but something was lost in translation and she missed the humor. They keep walking, Rick looks back once or twice.</text:p>
      <text:p text:style-name="P292">He stops to look at an old Boa tree, this is the type of tree that the Buddha became enlighten. This venereal old tree is growing on the sidewalk, next the roadway, with a view of the ocean. After the tree there were no street lights for a distance. Rick looked into the sky to seen the stars. He suggests making a wish, “Jenny, you should make a wish. Wish upon the first star you see at night.”</text:p>
      <text:p text:style-name="P292">She says, “What?”</text:p>
      <text:p text:style-name="P297"><text:span text:style-name="T414">“</text:span><text:span text:style-name="T409">Have you never heard of making a wish upon the first star you at night?”</text:span></text:p>
      <text:p text:style-name="P297"><text:span text:style-name="T414">“</text:span><text:span text:style-name="T409">No.”</text:span></text:p>
      <text:p text:style-name="P297"><text:span text:style-name="T414">“</text:span><text:span text:style-name="T409">It is custom from where I come from,” how odd this sounds, </text:span><text:span text:style-name="T410">from where I come from</text:span><text:span text:style-name="T409">. “There is a saying, a poem, a song, in North America. Likely from Europe, the music is from Mozart's Twinkle Twinkle List Star song which has been turned into a wish. It goes like this,” and he recites it, sort of sings it,</text:span></text:p>
      <text:p text:style-name="P295">Twinkle twinkle little star,</text:p>
      <text:p text:style-name="P295"><text:soft-page-break/>How I wonder what you are.</text:p>
      <text:p text:style-name="P295">High above the world so bright,</text:p>
      <text:p text:style-name="P295">First star I see tonight,</text:p>
      <text:p text:style-name="P295">How I wish, how I might.</text:p>
      <text:p text:style-name="P292">Then he says, “You say the poem, then you make a wish. Look up first, find your first star tonight.”</text:p>
      <text:p text:style-name="P297"><text:span text:style-name="T414">“</text:span><text:span text:style-name="T409">I found one,” she says, gazing into the heavens.</text:span></text:p>
      <text:p text:style-name="P297"><text:span text:style-name="T414">“</text:span><text:span text:style-name="T409">Say the poem with me and then we make a wish.”</text:span></text:p>
      <text:p text:style-name="P292">They say it together, and each make their wish.</text:p>
      <text:p text:style-name="P297"><text:span text:style-name="T409">Rick has Jenny on his mind, silently he makes a wish. Normally he wishes for a safe journey, this time, with his lady on his mind, he wishes for her to always be happy. He does not think about what will make her happy, he justs wants her to be happy. He has a twinge of sadness, cocks his head sideways and looks at her, </text:span><text:span text:style-name="T410">Who can keep her happy?</text:span><text:span text:style-name="T409"> He turns toward the ocean, </text:span><text:span text:style-name="T410">I <text:s/>live on the other side.</text:span></text:p>
      <text:p text:style-name="P292">She walks on, still no street lights, she is in front of him, she reaches back and touches him, she's laughing, having fun playing sexy with her man who is loving the sexy attention.</text:p>
      <text:p text:style-name="P292">Near the Star City building, the ocean front disappears, now only buildings to look at, and he is ready to call it quits to walking. She doesn't mind walking, but he insists on getting a taxi, and anyway, he is ready and wanting to get his sexy little lady back to the room.</text:p>
      <text:p text:style-name="P292">Sitting in the back of the taxi, she continues with her sexy touching, and laughing. She makes up a song, sings it to the kids song The Hokey Poky, “Put your right hand in, move it all around; the driver does not know, what is <text:soft-page-break/>going on,” and she laughs. As she sings, she puts hand between Ricks legs, rubs it all around, sings again, “Put your right hand in,” puts her hand down his pants, “move it all around; the driver does not know, what is going on,” she giggles.</text:p>
      <text:p text:style-name="P292">Rick has a silly grin on his face, wow how this makes him anxious to get back to the hotel room. His curiosity to see the girly bars has completely disappeared, he has his own sexy girly friend here with him.</text:p>
      <text:p text:style-name="P292">At hotel, they go straight up, enter the room, the air con is cooling, she turns on the TV, they sit on the bed and get right to kissing. Before they get to carried away, Rick wants to shower. He looks at the TV, its got ads on it, ads for porn shows, he starts to laugh, what a night he's having! He strips down to her sexy little black bra and pantys, and tells her to go have a quick shower. She does, then he does, and they are back in bed in a flash.</text:p>
      <text:p text:style-name="P292">This time time they are more comfortable with each other, try a few more moves until the sexual passion subsides.</text:p>
      <text:p text:style-name="P292">He says, “This was a good day. A very good day.”</text:p>
      <text:p text:style-name="P297"><text:span text:style-name="T414">“</text:span><text:span text:style-name="T409">I am glad you liked it.”</text:span></text:p>
      <text:p text:style-name="P297"><text:span text:style-name="T414">“</text:span><text:span text:style-name="T409">I really liked it. I've never known anyone like you. It was fun, your being sexy.”</text:span></text:p>
      <text:p text:style-name="P297"><text:span text:style-name="T414">“</text:span><text:span text:style-name="T409">I like making you happy,” she says.</text:span></text:p>
      <text:p text:style-name="P297"><text:span text:style-name="T414">“</text:span><text:span text:style-name="T409">You do make me happy, from the time we woke up this morning, and all day. You took me to nice places, and it has been one new experience after another.”</text:span></text:p>
      <text:p text:style-name="P297"><text:span text:style-name="T414">“</text:span><text:span text:style-name="T409">It has been wonderful to be with you. I like taking you places.”</text:span></text:p>
      <text:p text:style-name="P297"><text:soft-page-break/><text:span text:style-name="T414">“</text:span><text:span text:style-name="T409">I liked taking you to the IMAX, it was new for you, and I had never seen such an amazing 3D show. With you there it was all the more fun.”</text:span></text:p>
      <text:p text:style-name="P292">She snuggled to him, listening to the softness of his voice.</text:p>
      <text:p text:style-name="P297"><text:span text:style-name="T414">“</text:span><text:span text:style-name="T409">And tonight, on the street you touching me, and touching me in the taxi,” he starts to laugh, “that was hilarious, and sexy at the same time. God that was fun.”</text:span></text:p>
      <text:p text:style-name="P292">In time, they sleep.</text:p>
      <text:h text:style-name="P272" text:outline-level="1"><text:span text:style-name="T424">Philippine Economics</text:span></text:h>
      <text:p text:style-name="P292">They wake, there is no hurry to rush off, Rick doesn't meet his business associates until the afternoon, so they spend time in bed. Later they get up, get breakfast, and get ready to go to the Mall of Asia. At the mall, he gives her some money for a good lunch, and a taxi back to the hotel. <text:s/>He walks to the place to meet his associates, and she goes off to walk around.</text:p>
      <text:p text:style-name="P292">Rick finds Angela from the Singapore office, she had made the arrangements for this event in Manila. They talk about the reality of the Filipinos, how poor most are with respect to the USA, and Singapore, and yet, how much they really want to learn. He mentions the inexpensive books printed in India that sells for $10 US dollars, and the same book, except hard cover and high quality paper, printed and sold in the US, sells for $80 <text:soft-page-break/>US dollars. Angela says the Filipinos would not like the $10 India book. Yes, they like low cost, however good paper quality, the same book in Manila sell for $25 US dollars. Unfortunately the paper costs are high because the trees for the paper is not from the Philippines. Rick notes to himself, poor countries are not all the same, individual markets vary, even within poor economies.</text:p>
      <text:p text:style-name="P292">The one thing the India audience shares with the Philippine audience, is enthusiasm. They listen attentively, and readily participate in question and answer sessions with the presenters. They seem to be enjoying themselves. The Chinese and Japanese audiences are attentive, yet reserved during question and answer sessions.</text:p>
      <text:p text:style-name="P292">At lunch time, Rick joins the people from work for lunch. He mets people from the local office that work in sales and administration. When the food comes, he realizes this is going to be an expensive meal, not expensive in American terms but expensive for a Filipino. With this many people, they have a good variety of dishes of chicken, beef, vegetables, rice, very flavorable. Rick makes a point of talking with the people from the local office in case an opportunity arises that he can back on a business trip. Then he realizes, he is thinking of coming back. Looking around the table, good food, good company, a good time today, yeah, he likes this.</text:p>
      <text:p text:style-name="P292"/>
      <text:p text:style-name="P297"><text:span text:style-name="T409">Late in the afternoon, Rick returns home to the hotel. He enters the room but does not see Jenny, </text:span><text:span text:style-name="T410">Where is she?</text:span><text:span text:style-name="T409"> She laughs as she comes out from behind the chair she was hiding behind. She had been thinking of him, waiting for him to return, thinking how to greet him, surprise </text:span><text:soft-page-break/><text:span text:style-name="T409">him. Even more to his surprise, she gives him gifts: key chains, Philippines cloth pouch, a few mementos she bought using the money he had given her.</text:span></text:p>
      <text:p text:style-name="P292">He asks, “But how, I only gave you enough for lunch and a taxi? Did you eat? Walk here?”</text:p>
      <text:p text:style-name="P292">Knowing she successfully surprised him, she feels good, laughs, “I don't eat much, and I took a bus.”</text:p>
      <text:p text:style-name="P292">Rick shakes his head, smiles at this amazing woman, she knows how to budget and spend money wisely, and in this case, with heart, she had spent the savings on gifts for her lover. He had never met a woman before that conserves and spends for maximum happiness, rather than asking for more. Living on little, she has learned wonderful life skills, to balance money and happiness.</text:p>
      <text:p text:style-name="P292">Holding the small gifts, inexpensive in American terms, however by now, seeing where she lives, he knows the relative worth of the money she has spent on him, more than the extra money she would have for herself to spend in a week, he smiles, hugs her, and appreciates her. She really is a surprise.</text:p>
      <text:p text:style-name="P292"/>
      <text:p text:style-name="P305">They dress and go down to ask the hotel concierge about restaurants. Rick decides on a Japanese restaurant, and they take a taxi there. Rick was not hopeful on the authentication of the food, but felt a little better as light skinned Asian women, maybe Japanese, greeted them at the door. The dining area has dark walls, with light brown table and chairs, and does have authentic looking decorations.</text:p>
      <text:p text:style-name="P292">Once seated, Rick asks, “What do like to eat?”</text:p>
      <text:p text:style-name="P297"><text:span text:style-name="T414">“</text:span><text:span text:style-name="T409">I don't know,” Jenny answers, “I have not had Japanese </text:span><text:soft-page-break/><text:span text:style-name="T409">before.”</text:span></text:p>
      <text:p text:style-name="P297"><text:span text:style-name="T414">“</text:span><text:span text:style-name="T409">Alright, then I will order for us.” Looking up from the menu, he says, “Hmm, what about sushi? It's raw fish. Will you try it, it's classic Japanese food? I like it.”</text:span></text:p>
      <text:p text:style-name="P297"><text:span text:style-name="T414">“</text:span><text:span text:style-name="T409">Yes. I will eat what you order.”</text:span></text:p>
      <text:p text:style-name="P292">Rick likes this about her, easy to please, not fussy, doesn't complain. This gives him confidence to order for them. When the waitress comes back, he orders soya beans and salad for an appetizers, and sashimi and tempura for the main dishes. </text:p>
      <text:p text:style-name="P297"><text:span text:style-name="T409">Looking at the menu, he notices it is in English, Japanese and Chinese. He recognizes a few Chinese characters and decides to show them to Jenny. To his pleasant surprise, she shows interest. He asks the waitress for a pen and paper, and shows Jenny how to write some of the easy Chinese characters that on the menu and advertisements. He starts with the Chinese characters for 1, 2, 3 (</text:span><text:span text:style-name="T419">一</text:span><text:span text:style-name="T420">,</text:span><text:span text:style-name="T419">二</text:span><text:span text:style-name="T420">,</text:span><text:span text:style-name="T419">三</text:span><text:span text:style-name="T409">). Then the character for central(</text:span><text:span text:style-name="T421">中</text:span><text:span text:style-name="T409">) which is used in the characters for word China. He writes them for her, shows her others, then has her write them. She catches on quickly, and recognizes the characters on the menu. <text:s/>He likes showing her new things, and likes her intellectual abilities.</text:span></text:p>
      <text:p text:style-name="P292">Jenny likes Rick challenging her, treating her like a woman of abilities, treating her with intellectual respect. She had fun learning Chinese, it's like solving a puzzle. She did not know she could learn any Chinese, because it is very different from English and Tagalog. This made her feel good about herself. Rick shows her things about the world, and she wonders what she can show him? She is showing him a world outside of business and academia, she is showing him a new culture, and how to <text:soft-page-break/>be part of a family. Poor Rick, living in California, has been separated from his New York family. He does not not have the support of a loving family that she has.</text:p>
      <text:p text:style-name="P292">Rick thinks how her life would have been different if she had been born in America. She could have done so much more, then just working behind a counter in a small corner store. She could have worked in an office job, or even been a computer programmer like her daughter. Born in the Philippines, how much she has missed out on education and opportunity. Then again, she has helped her sister raise a family, and helped support her family in other ways, just by being there when they needed help. She has raised a wonderful daughter. This visit to Manila is opening his eyes to other possibilities beyond business, to possibilities of an extended family.</text:p>
      <text:p text:style-name="P292">When the food comes, he shows her how to use chop sticks. He cannot help wondering again and asks, “Have you ever wonder what it would be like to be born in America?”</text:p>
      <text:p text:style-name="P297"><text:span text:style-name="T414">“</text:span><text:span text:style-name="T409">No. I do not know what it is like there.”</text:span></text:p>
      <text:p text:style-name="P297"><text:span text:style-name="T414">“</text:span><text:span text:style-name="T409">You're a smart woman. You could have went to college.”</text:span></text:p>
      <text:p text:style-name="P297"><text:span text:style-name="T414">“</text:span><text:span text:style-name="T409">No. I do not have money for college. It is very expensive.”</text:span></text:p>
      <text:p text:style-name="P297"><text:span text:style-name="T414">“</text:span><text:span text:style-name="T409">Expensive in Philippines terms, but if you're born America, you can afford it.”</text:span></text:p>
      <text:p text:style-name="P297"><text:span text:style-name="T414">“</text:span><text:span text:style-name="T409">Oh? Do you wish I was born in America? Then I would be an American girl, no luck at the Husband Store.”</text:span></text:p>
      <text:p text:style-name="P292">Rick laughs at the foolishness of wondering. She is a Filipina, and he's glad of it. Rick thought meal was fine, not the same experience as in Tokyo, but then, in Tokyo, there would be no Jenny.</text:p>
      <text:p text:style-name="P292"><text:soft-page-break/>They leave the restaurant and get a taxi back to have a quite evening in the hotel listening to some music, reading, and sleeping.</text:p>
      <text:h text:style-name="P272" text:outline-level="1"><text:span text:style-name="T424">Meeting the Daughter</text:span></text:h>
      <text:p text:style-name="P292">They get out of bed early, Rick is calculating the time it will take to get to the restaurant to meet Jenny's daughter, Margie. It's not that he is nervous to meet her, it is excitement, this is a key person Jenny's life, and he is interested to know her.</text:p>
      <text:p text:style-name="P297"><text:span text:style-name="T414">“</text:span><text:span text:style-name="T409">So early? Not stay in bed late, same as yesterday?” asks Jenny.</text:span></text:p>
      <text:p text:style-name="P297"><text:span text:style-name="T414">“</text:span><text:span text:style-name="T409">Not today. And it's time for breakfast,” says Rick. “I like to have lots of time to get to the restaurant to meet Margie. Because she is taking time from work, I want to be on time.”</text:span></text:p>
      <text:p text:style-name="P297"><text:span text:style-name="T414">“</text:span><text:span text:style-name="T409">OK.” She gets up, goes to the bathroom.</text:span></text:p>
      <text:p text:style-name="P292">Rick has already showered, he gets dressed. He chooses a polo style shirt and color matching cotton pants. Jenny comes out of the bathroom, puts on a t-shirt and jeans. Their breakfast is getting routine: Jenny orders from the menu, Rick the buffet, Jenny coffee, Rick juice.</text:p>
      <text:p text:style-name="P292">Rick says, “Is there any place to go near where we are meeting Margie? A place to see or for a walk?”</text:p>
      <text:p text:style-name="P297"><text:span text:style-name="T414">“</text:span><text:span text:style-name="T409">Yes, a park.”</text:span></text:p>
      <text:p text:style-name="P297"><text:span text:style-name="T414">“</text:span><text:span text:style-name="T409">Then lets go there, then it is easy to get to the </text:span><text:soft-page-break/><text:span text:style-name="T409">restaurant.”</text:span></text:p>
      <text:p text:style-name="P292">Jenny is flattered Rick is taking care to see her daughter. She directs the taxi driver to the park. The day's intense heat has not started, they walk into the park, following the path.</text:p>
      <text:p text:style-name="P297"><text:span text:style-name="T414">“</text:span><text:span text:style-name="T409">This is the third park we've been to,” observes Rick. “Lots of green here.”</text:span></text:p>
      <text:p text:style-name="P297"><text:span text:style-name="T414">“</text:span><text:span text:style-name="T409">Yes,” Jenny says, as a matter of fact.</text:span></text:p>
      <text:p text:style-name="P297"><text:span text:style-name="T414">“</text:span><text:span text:style-name="T409">Singapore is not like this, nor is Hong Kong.”</text:span></text:p>
      <text:p text:style-name="P297"><text:span text:style-name="T414">“</text:span><text:span text:style-name="T409">Singapore is crowded, people live everywhere.”</text:span></text:p>
      <text:p text:style-name="P292">Rick takes her hand as they walk among the trees. “The place where your mom and dad live, it's a small village isn't it?”</text:p>
      <text:p text:style-name="P297"><text:span text:style-name="T414">“</text:span><text:span text:style-name="T409">Only a few hundred people, but a city close, a forty minute Jeepney ride. The city is big, many people. I went to high school there. I like my home town because it is near the ocean. We can walk and go swimming everyday. You want to go there and go swimming with me?” her face brightens and is sunny like the day.</text:span></text:p>
      <text:p text:style-name="P297"><text:span text:style-name="T414">“</text:span><text:span text:style-name="T409">I do like swimming when it's hot and the water is warm. I don't like cold water. In California the water is always cold.”</text:span></text:p>
      <text:p text:style-name="P297"><text:span text:style-name="T414">“</text:span><text:span text:style-name="T409">The water is warm here. I hope you will go there with me.”</text:span></text:p>
      <text:p text:style-name="P297"><text:span text:style-name="T414">“</text:span><text:span text:style-name="T409">Not this trip, no time.”</text:span></text:p>
      <text:p text:style-name="P297"><text:span text:style-name="T414">“</text:span><text:span text:style-name="T409">I know.”</text:span></text:p>
      <text:p text:style-name="P292">He hears a song bird in the trees, looks up, and finds it.</text:p>
      <text:p text:style-name="P292">He asks, “Is it far to your province?”</text:p>
      <text:p text:style-name="P297"><text:span text:style-name="T414">“</text:span><text:span text:style-name="T409">By bus it takes all day, 24 hours. She looks down, she </text:span><text:soft-page-break/><text:span text:style-name="T409">knows he would not like the trip. “There is a plane, only takes 1 hour, but very expensive,” she says with more than a little hope in her voice.</text:span></text:p>
      <text:p text:style-name="P297"><text:span text:style-name="T414">“</text:span><text:span text:style-name="T409">How much?”</text:span></text:p>
      <text:p text:style-name="P297"><text:span text:style-name="T414">“</text:span><text:span text:style-name="T409">Six thousand pesos. Only a thousand by bus.”</text:span></text:p>
      <text:p text:style-name="P292">She would never spend that kind of money to save time, she does not make that much money in week, let alone a day. To save five thousand pesos for the cost of a day of travel, is better for her.</text:p>
      <text:p text:style-name="P297"><text:span text:style-name="T414">“</text:span><text:span text:style-name="T409">Twelve thousand for two, not cheep.”</text:span></text:p>
      <text:p text:style-name="P297"><text:span text:style-name="T414">“</text:span><text:span text:style-name="T409">No,” she says in a low voice.</text:span></text:p>
      <text:p text:style-name="P297"><text:span text:style-name="T414">“</text:span><text:span text:style-name="T409">Then again, when time is limited, better to fly. I can't image the bus trip would be very nice, not much to see. Or is there? How is the scenery on the way?”</text:span></text:p>
      <text:p text:style-name="P297"><text:span text:style-name="T414">“</text:span><text:span text:style-name="T409">Not much, sometimes nice. The village and ocean is wonderful in my province, but the road is not much to see.”</text:span></text:p>
      <text:p text:style-name="P297"><text:span text:style-name="T414">“</text:span><text:span text:style-name="T409">Let me think about it.”</text:span></text:p>
      <text:p text:style-name="P297"><text:span text:style-name="T414">“</text:span><text:span text:style-name="T409">Really? You really want to go?”</text:span></text:p>
      <text:p text:style-name="P297"><text:span text:style-name="T414">“</text:span><text:span text:style-name="T409">I don't know. I am enjoying this trip. Manila is nicer than I expected. I do like the parks. Taxis are OK, the rock'n roll Jeepney was fun,” as he let's out a laugh. “I didn't know what to expect. Metro Manila's is not a big shiny city like Singapore. It is larger, a lot more land. And so far, the people have been very nice.”</text:span></text:p>
      <text:p text:style-name="P297"><text:span text:style-name="T414">“</text:span><text:span text:style-name="T409">I hopped you would like it.”</text:span></text:p>
      <text:p text:style-name="P297"><text:span text:style-name="T414">“</text:span><text:span text:style-name="T409">I do, but the food, well, the food is just OK,” he quickly adds, “I did like having a home cooked meal of fish at your sister's home. That was fun!”</text:span></text:p>
      <text:p text:style-name="P292"/>
      <text:p text:style-name="P292"><text:soft-page-break/>They walk back to the street. Jenny gets them to the restaurant in a bus, it is close. The restaurant is a good size, simple tables and plastic chairs. They sit at a table.</text:p>
      <text:p text:style-name="P292">Rick sees no waitresses, there is a counter with a fridge and menu behind. “Do you want a drink.”</text:p>
      <text:p text:style-name="P297"><text:span text:style-name="T414">“</text:span><text:span text:style-name="T409">No.”</text:span></text:p>
      <text:p text:style-name="P297"><text:span text:style-name="T414">“</text:span><text:span text:style-name="T409">A coffee? Tea? Pop?”</text:span></text:p>
      <text:p text:style-name="P297"><text:span text:style-name="T414">“</text:span><text:span text:style-name="T409">A coke.”</text:span></text:p>
      <text:p text:style-name="P292">Rick goes counter, asks for two Cokes, the fellow gets 2 cans of Coke, and gives him glasses with ice as well. At the table, he puts all the ice in one cup, pours some coke into it, puts it in front of her.</text:p>
      <text:p text:style-name="P292">She says, “No ice for you?”</text:p>
      <text:p text:style-name="P297"><text:span text:style-name="T414">“</text:span><text:span text:style-name="T409">No, I'm OK without it. I'm still worried about drinking the water, and ice is just frozen water. At some restaurants ice is specially shipped in. Not likely here.”</text:span></text:p>
      <text:p text:style-name="P292">She says, “Do you want something to eat?”</text:p>
      <text:p text:style-name="P297"><text:span text:style-name="T414">“</text:span><text:span text:style-name="T409">Not now, I can wait from Margie, no hurry.”</text:span></text:p>
      <text:p text:style-name="P292">Soon Jenny's face lights up, Rick turns to see Margie coming up to their table, recognizing her from photos. She has a business white blouse, black skirt, classic accounting outfit for a Manila office.</text:p>
      <text:p text:style-name="P292">Rick stands to meet her.</text:p>
      <text:p text:style-name="P292">Margie says, “Hello mom.”</text:p>
      <text:p text:style-name="P297"><text:span text:style-name="T414">“</text:span><text:span text:style-name="T409">Hi. This it Rick.”</text:span></text:p>
      <text:p text:style-name="P297"><text:span text:style-name="T414">“</text:span><text:span text:style-name="T409">Hello Margie, nice to meet you,” he says, extending his hand.</text:span></text:p>
      <text:p text:style-name="P292">She takes it, big smile, “Nice to meet you..”</text:p>
      <text:p text:style-name="P292">They sit.</text:p>
      <text:p text:style-name="P297"><text:soft-page-break/><text:span text:style-name="T414">“</text:span><text:span text:style-name="T409">How is work,” he says.</text:span></text:p>
      <text:p text:style-name="P297"><text:span text:style-name="T414">“</text:span><text:span text:style-name="T409">Good. How long are you staying in the Philippines?”</text:span></text:p>
      <text:p text:style-name="P297"><text:span text:style-name="T414">“</text:span><text:span text:style-name="T409">Three more days, then I return to California.”</text:span></text:p>
      <text:p text:style-name="P292">The waitress comes over, Margie orders a drink. They look at the menus. Jenny asks Margie how she is doing with work. They talk a little in Tagalog, Rick doesn't mind, he reads the menu again. The waitress comes, they order, Margie and Jenny have a bowl of noodles, Rick a rice and beef dish, a classic Asian lunch, similar to something Jenny had for breakfast.</text:p>
      <text:p text:style-name="P297"><text:span text:style-name="T414">“</text:span><text:span text:style-name="T409">Your mom tells me you work in computers. Do you program?”</text:span></text:p>
      <text:p text:style-name="P297"><text:span text:style-name="T414">“</text:span><text:span text:style-name="T409">Yes I do.”</text:span></text:p>
      <text:p text:style-name="P297"><text:span text:style-name="T414">“</text:span><text:span text:style-name="T409">Do you make web sites? Database programing? Software? What kind of programing?”</text:span></text:p>
      <text:p text:style-name="P297"><text:span text:style-name="T414">“</text:span><text:span text:style-name="T409">Database systems. I write reports and data maintenance for the accounting company.”</text:span></text:p>
      <text:p text:style-name="P297"><text:span text:style-name="T414">“</text:span><text:span text:style-name="T409">Alright. What language? I use Java on the server side, and JavaScript in the browser.”</text:span></text:p>
      <text:p text:style-name="P297"><text:span text:style-name="T414">“</text:span><text:span text:style-name="T409">I write Java and HTML. I don't write JavaScript.”</text:span></text:p>
      <text:p text:style-name="P292">Amused, Jenny watched her daughter and boyfriend talk work. She doesn't understand what they are talking about, however she's happy they are talking. The food comes, they eat and talk more.</text:p>
      <text:p text:style-name="P297"><text:span text:style-name="T414">“</text:span><text:span text:style-name="T409">Where did you go to school to learn to computers?”</text:span></text:p>
      <text:p text:style-name="P297"><text:span text:style-name="T414">“</text:span><text:span text:style-name="T409">Calbayog, Samar, my home province.”</text:span></text:p>
      <text:p text:style-name="P297"><text:span text:style-name="T414">“</text:span><text:span text:style-name="T409">Your mom said you did really well.”</text:span></text:p>
      <text:p text:style-name="P297"><text:span text:style-name="T414">“</text:span><text:span text:style-name="T409">She did very good,” Jenny adds, “Top in high school, honors in college.”</text:span></text:p>
      <text:p text:style-name="P297"><text:soft-page-break/><text:span text:style-name="T414">“</text:span><text:span text:style-name="T409">That's great. What's the college's name?”</text:span></text:p>
      <text:p text:style-name="P297"><text:span text:style-name="T414">“</text:span><text:span text:style-name="T409">Tiburcio Tancinco Memorial Institute of Science and Technology. They have a very good Computer Science department.”</text:span></text:p>
      <text:p text:style-name="P297"><text:span text:style-name="T414">“</text:span><text:span text:style-name="T409">And now you're working in the big city of Manila. Do you miss your province?”</text:span></text:p>
      <text:p text:style-name="P297"><text:span text:style-name="T414">“</text:span><text:span text:style-name="T409">Yes I do. I miss my grandmother and my cousins.”</text:span></text:p>
      <text:p text:style-name="P297"><text:span text:style-name="T414">“</text:span><text:span text:style-name="T409">Jenny says I should go and see Samar. What do you think?”</text:span></text:p>
      <text:p text:style-name="P297"><text:span text:style-name="T414">“</text:span><text:span text:style-name="T409">Yes you should. Take mom and go.”</text:span></text:p>
      <text:p text:style-name="P297"><text:span text:style-name="T414">“</text:span><text:span text:style-name="T409">I like to, but not this time, not enough time,” he says, looking at Jenny. Still watching her, he says, “I will come back, maybe next time.”</text:span></text:p>
      <text:p text:style-name="P297"><text:span text:style-name="T414">“</text:span><text:span text:style-name="T409">When you come back,” Jenny says.</text:span></text:p>
      <text:p text:style-name="P297"><text:span text:style-name="T414">“</text:span><text:span text:style-name="T409">I'm not sure, I need to see when I can take time off work again.”</text:span></text:p>
      <text:p text:style-name="P297"><text:span text:style-name="T414">“</text:span><text:span text:style-name="T409">Come back in September. I can take you to home province. We can go swimming in the ocean.”</text:span></text:p>
      <text:p text:style-name="P297"><text:span text:style-name="T414">“</text:span><text:span text:style-name="T409">Is the beach close to where your family live?”</text:span></text:p>
      <text:p text:style-name="P297"><text:span text:style-name="T414">“</text:span><text:span text:style-name="T409">We can walk from my house. When Margie little, we go to the beach everyday.”</text:span></text:p>
      <text:p text:style-name="P297"><text:span text:style-name="T414">“</text:span><text:span text:style-name="T409">Wow, that sounds nice,” says Rick. “My mom took me to the beach too, but not everyday, lucky you.”</text:span></text:p>
      <text:p text:style-name="P297"><text:span text:style-name="T414">“</text:span><text:span text:style-name="T409">Did you grow up in California?” Margie asked.</text:span></text:p>
      <text:p text:style-name="P297"><text:span text:style-name="T414">“</text:span><text:span text:style-name="T409">No, upstate New York, on the other side of the country. I grew up in villages, small towns. Same as you.”</text:span></text:p>
      <text:p text:style-name="P297"><text:span text:style-name="T414">“</text:span><text:span text:style-name="T409">Do you have any children?”</text:span></text:p>
      <text:p text:style-name="P297"><text:span text:style-name="T414">“</text:span><text:span text:style-name="T409">A son. He is 25 now. He lives and works in New York city. He works in sales and marketing, wants to get into </text:span><text:soft-page-break/><text:span text:style-name="T409">management.”</text:span></text:p>
      <text:p text:style-name="P292">They talked, finished eating, and it was time for Margie to go back to work. She got up, said thank you.</text:p>
      <text:p text:style-name="P297"><text:span text:style-name="T414">“</text:span><text:span text:style-name="T409">It was nice to meet you. Come back to the Philippines soon and see my mom again.”</text:span></text:p>
      <text:p text:style-name="P297"><text:span text:style-name="T414">“</text:span><text:span text:style-name="T409">It's wonderful to meet you, Margie. I will come back and see you and your mother.”</text:span></text:p>
      <text:p text:style-name="P292">Margie left, they stayed.</text:p>
      <text:p text:style-name="P297"><text:span text:style-name="T414">“</text:span><text:span text:style-name="T409">She really is a nice young woman. She's smart doing well for herself.”</text:span></text:p>
      <text:p text:style-name="P297"><text:span text:style-name="T414">“</text:span><text:span text:style-name="T409">I am lucky,” Jenny said, smiling and happy.</text:span></text:p>
      <text:p text:style-name="P292">Jenny sat content because Margie and Rick got along fine. She could tell Margie likes him, and they can talk computers. Margie also asked Rick to come and see her. This is best complement imaginable. And to her surprise, Rick confidently said he is coming back to the Philippines!</text:p>
      <text:p text:style-name="P292">Rick felted he past the test, the daughter approves of him, else she would not have invited him back. Her daughter knows Java, that is so cool, they can talk shop. He knows he surprised Jenny with saying he will return, and he means to return. The more he knows about her family, and the Philippines, the more he likes being here.</text:p>
      <text:h text:style-name="P274" text:outline-level="1"><text:span text:style-name="T423">Times to Remember</text:span></text:h>
      <text:p text:style-name="P292">They decided to have a lazy afternoon, so they order another drink, sit and talk. Jenny wanted to know about Ricks plans to return to Philippines, and would he really <text:soft-page-break/>go to Samar? Rick loves listening to her talk about her home town, beaches, and Filipinos.</text:p>
      <text:p text:style-name="P292">In time, they caught a taxi to the Mall of Asia. Jenny likes to go malling, and Rick enjoys walking in the cool of the air conditioning inside, and walk outside to the park area on the ocean. Mall of Asia is quite a lovely place. Not wanting to go anywhere else, Rick just wants to hang out with Jenny, so they have early dinner at a nice restaurant in the mall.</text:p>
      <text:p text:style-name="P292">Being early, they get a private booth, order their food, and the food comes quickly. Rick can't take is eyes of Jenny, she is beautiful, a wonderful person. He sits up, leans forward, she puts her elbows on the table, looks at him, and he says, “Jenny.”</text:p>
      <text:p text:style-name="P297"><text:span text:style-name="T414">“</text:span><text:span text:style-name="T409">Yes.”</text:span></text:p>
      <text:p text:style-name="P297"><text:span text:style-name="T414">“</text:span><text:span text:style-name="T409">I do love you.”</text:span></text:p>
      <text:p text:style-name="P292">He has said it.</text:p>
      <text:p text:style-name="P297"><text:span text:style-name="T414">“</text:span><text:span text:style-name="T409">Jenny, <text:s/>I know I do. I love you.”</text:span></text:p>
      <text:p text:style-name="P292">Without blinking an eye, she says, “I love you too. I have always loved you.”</text:p>
      <text:p text:style-name="P292">It is said, it is out there, and they feel right for saying it. They knew it, and now they have said it, they love each other.</text:p>
      <text:p text:style-name="P297"><text:span text:style-name="T414">“</text:span><text:span text:style-name="T409">I've wanted to say it,” he continues, “I've been worried. How can I be in love with a woman when we have the Pacific Ocean between us? I know I am. I love being with you, doing thing together, or,” and he snickers, “doing nothing together with you. It just feels good to be with you. And I want to be with you.”</text:span></text:p>
      <text:p text:style-name="P297"><text:span text:style-name="T414">“</text:span><text:span text:style-name="T409">It has always felt good to be with you, Rick. I knew I </text:span><text:soft-page-break/><text:span text:style-name="T409">would love you before we meet. Singapore was wonderful, the best romantic week of my life.” There was more she wants to say, and holds back, </text:span><text:span text:style-name="T410">I want to marry you, live with you for the rest of my life.</text:span></text:p>
      <text:p text:style-name="P297"><text:span text:style-name="T414">“</text:span><text:span text:style-name="T409">Singapore was great. Yeah, I guess I felt love then, but I don't know. How can it work?”</text:span></text:p>
      <text:p text:style-name="P297"><text:span text:style-name="T414">“</text:span><text:span text:style-name="T409">It can, it is possible.”</text:span></text:p>
      <text:p text:style-name="P297"><text:span text:style-name="T414">“</text:span><text:span text:style-name="T409">Jenny, I'm beginning to believe you because it's easy enough to fly here, and I see the Philippines is nothing to be afraid of.” He looks left, then right, then back to her, “Yeah, I have been afraid of coming here. I came here for you. You said you would take care of me, we would stay together, and we have. It's been good, real good.”</text:span></text:p>
      <text:p text:style-name="P297"><text:span text:style-name="T414">“</text:span><text:span text:style-name="T409">I will do anything I am more than happy you are here,” she continues in her mind, </text:span><text:span text:style-name="T410">I have been so lonely and you make me feel wanted and loved.</text:span></text:p>
      <text:p text:style-name="P297"><text:span text:style-name="T414">“</text:span><text:span text:style-name="T409">Yeah, you are a happy lady. I could see it while we sat with Margie. You are a lucky mother.” Nothing continues in his mind, men are like that, they talk, and often don't think about things like feelings.</text:span></text:p>
      <text:p text:style-name="P297"><text:span text:style-name="T414">“</text:span><text:span text:style-name="T409">I am a lucky to have you.”</text:span></text:p>
      <text:p text:style-name="P297"><text:span text:style-name="T414">“</text:span><text:span text:style-name="T409">However, I don't know Jenny. I live and work in California, you live, work, and have family here in the Philippines.”</text:span></text:p>
      <text:p text:style-name="P297"><text:span text:style-name="T414">“</text:span><text:span text:style-name="T409">Can you move here?”</text:span></text:p>
      <text:p text:style-name="P297"><text:span text:style-name="T414">“</text:span><text:span text:style-name="T409">I don't think so. I have a good job in the States, make good money. To tell the truth, I have wondered if it's possible, but I don't know what I'd do here.”</text:span></text:p>
      <text:p text:style-name="P292">Jenny looked down, look up, smiled. “We have known each other a long time, Rick. Over two years. We will <text:soft-page-break/>continue.”</text:p>
      <text:p text:style-name="P297"><text:span text:style-name="T414">“</text:span><text:span text:style-name="T409">I'll think about it, and I will come back and see you. For now, this is a nice restaurant, the food is good, excellent weather, wonderful company, it's a good day.”</text:span></text:p>
      <text:p text:style-name="P297"><text:span text:style-name="T414">“</text:span><text:span text:style-name="T409">Oo, best day!”</text:span></text:p>
      <text:p text:style-name="P292">The days are always better, the best, when in love. Food taste better, the heat of the day is not so hot, and even the people you meet are nicer. When a person feels good inside, the inner light of happiness shines on the outside world to make it brighter, better, and some days...the best!</text:p>
      <text:p text:style-name="P292">To keep the theme of a lazy day, Jenny suggests another movie after a dinner. They go to the theater, selecte a movie, get seats, sit together in comfortable seats, and watch the movie.</text:p>
      <text:p text:style-name="P292">They had done enough this day, and want to get back to the hotel, get back before ten, for a shower, and to go to bed together. Once in bed, their kisses intensify, he got on top, there was passion, various positions, and rolling around. After they talk for a time, of possible futures, places to visit and people to see in Samar, and of the past: internet conversations, and the trip to Singapore, basically, life the universe, and everything Rick and Jenny.</text:p>
      <text:p text:style-name="P292">Finally they sleep, sleep next to each other. Even when dreaming. They slept so close they were always in touch.</text:p>
      <text:p text:style-name="P292"/>
      <text:p text:style-name="P292">That night, in the middle of the night, Rick wakes and hugs Jenny. Since she is sleeping lightly, she wakes. He enjoys himself giving her a light massage, touching her body all over. The massage feels good, while he is above <text:soft-page-break/>her, she opens to him because the loving level is high, even though the sexual passion level is low.</text:p>
      <text:p text:style-name="P292">He says, “No need to have sex all the time.” He stops, wonders about her, “Or did you want sex?”</text:p>
      <text:p text:style-name="P292">She say, “Only if you want.”</text:p>
      <text:p text:style-name="P297"><text:span text:style-name="T414">“</text:span><text:span text:style-name="T409">We had it before we went to sleep, and we have had it regularly. To tell the truth, I feel satisfied, I don't need it all the time.” He shrugs, “I gave you a massage because I like to touch you, and I thought you might like it. I didn't do it to get sex,.”</text:span></text:p>
      <text:p text:style-name="P292">He looks at her, tilts his head to the side, “You did like it?”</text:p>
      <text:p text:style-name="P297"><text:span text:style-name="T414">“</text:span><text:span text:style-name="T409">Oh yes! Very much.”</text:span></text:p>
      <text:p text:style-name="P297"><text:span text:style-name="T414">“</text:span><text:span text:style-name="T409">Good, let's go back to sleep.”</text:span></text:p>
      <text:p text:style-name="P292">They do. As they sleep, their bodies continue to touch in the night, growing embers of desire, that slowly heat up, and in the early morning hours, before the sun is fully up, Rick's dick is up, and Jenny's stroking it. She lays on top of him, kissing him, he rolls her to the side. He finds that she is light, small, easy for him to move. </text:p>
      <text:p text:style-name="P292">In a video clip, from China, he seen over 100 sexual positions to try. There was one he has wanted to try, and here is his chance, so he goes for it. While on his side, he turns her around, her back to his front. He rolls on his back, then pulls her on top, her bum to his stomach, her back on his chest, his hands go around to her breasts. He loves the access to touch her. She is unsure what to do, her legs naturally spread, a foot on each side of him. She looks sideways at him, wondering what to do. He looks to the ceiling, wishing for ceiling mirrors. This fun, they do it.</text:p>
      <text:p text:style-name="P292"><text:soft-page-break/>After, they lay together, naked. Rick gets his camera; he still in hopes to get a good photo of her pretty face, but she will not have it.</text:p>
      <text:p text:style-name="P292">She says, “You can take a photo of my body, but not my face.”</text:p>
      <text:p text:style-name="P297"><text:span text:style-name="T410">What? What did she just say? Did she say what I think she said?</text:span><text:span text:style-name="T409"> Rick, not believing his ears, asks, “What?” He is stunned, did he hear her right or What?</text:span></text:p>
      <text:p text:style-name="P297"><text:span text:style-name="T414">“</text:span><text:span text:style-name="T409">No photo of my face. Body OK.”</text:span></text:p>
      <text:p text:style-name="P297"><text:span text:style-name="T410">Alright!</text:span><text:span text:style-name="T409"> Ricks mind sings! He points the camera, click. Pulls the blankets off her, click click. Moves this way, click click, moves that way, click click. Sitting up, with camera in hand, looking at his naked lady, she reaches out and grabs his hard on, and hard he is. Click click click. This is fun, however he's not ready to make a porno, stops taking photos, lays beside her and they flip through the photos together.</text:span></text:p>
      <text:p text:style-name="P292">She says, “You do not show these photos to anyone.”</text:p>
      <text:p text:style-name="P297"><text:span text:style-name="T414">“</text:span><text:span text:style-name="T409">Of course not,” he says, “they are for my eyes only.” And he is thinking, </text:span><text:span text:style-name="T410">I gotta show these to Mark, he is never going to believe this.</text:span></text:p>
      <text:p text:style-name="P292">She says, “Delete that one.”</text:p>
      <text:p text:style-name="P297"><text:span text:style-name="T414">“</text:span><text:span text:style-name="T409">Yeah. OK.” He likes this one, clicks a few buttons and says, “There, deleted,” thinking to himself, I can keep that one private, no one else needs to see that one.</text:span></text:p>
      <text:p text:style-name="P292"/>
      <text:p text:style-name="P292">The rest of the day and the next day, Rick and Jenny stayed together seeing more of Metropolitan Manila. Late Friday afternoon they were laying around the hotel room. Rick read a book while Jenny pages through a magazine <text:soft-page-break/>and plays songs on her phone. They closed their eyes, rest, sleep, and woke to the dust of sunset of their last night together. Another last night, like the one in Singapore, before they were to separate and go to their respective separate homes.</text:p>
      <text:p text:style-name="P292">Rick had noticed that the restaurant looked elegant in the evening. He asked if Jenny would like to have dinner in the hotel tonight, as they have not done this yet, they had always gone out. Rick did not want to spend time finding a good restaurant, then spend time in taxi, he only wanted to relax with his girlfriend. She was happy to stay in tonight and not go out.</text:p>
      <text:p text:style-name="P292">She showered, then he showered. This evening he dresses in shirt and jacket for his sweet lady. She appreciates his efforts, says, “You look very handsome,” and gives him a kiss, then takes a photo using her phone. </text:p>
      <text:p text:style-name="P292">They go down and are seated for dinner. After reading the menu, he asks if she knows what she would like to eat; she had not even picked up the menu.</text:p>
      <text:p text:style-name="P297"><text:span text:style-name="T414">“</text:span><text:span text:style-name="T409">Please order for me,” she says without concern.</text:span></text:p>
      <text:p text:style-name="P292">He goes back to the menu. He knows she likes fish and pasta. He knows she is a light eater, nothing heavy, not large portions. He realizes he knows his lady.</text:p>
      <text:p text:style-name="P292">When the waiter comes, he orders the smoked salmon appetizer, and a linguine for them to share, and adds, “A Margarita for each of us.”</text:p>
      <text:p text:style-name="P292">He then sits back to relax. The conversation is mostly Rick looking a Jenny and she smiling in return. They take their time eating and drinking. When they have finished, the salmon is gone, the Margarita are done, and half the linguine is still there. </text:p>
      <text:p text:style-name="P292"><text:soft-page-break/>This makes her giggle, “We are not big eaters, are we?”</text:p>
      <text:p text:style-name="P292">In the room they go straight to bed. Before sleeping, Rick phones for a 4:30am walk up call. He wants more time with his lover, and why sleep tonight? He can sleep on the plane tomorrow. After Jenny falls asleep, Rick gets up and quietly packs most of his things, often stopping to watch her sleeping.</text:p>
      <text:p text:style-name="P292">He does lay beside her, watching her, snuggling close to her. Her eyes open, he says, “Go back to sleep, it's not morning.” It is late when his eyes close.</text:p>
      <text:h text:style-name="P274" text:outline-level="1"><text:span text:style-name="T423">Time to Go</text:span></text:h>
      <text:p text:style-name="P292">It seemed no sooner had Rick closed his eyes to sleep, he heard the phone ring. He knows what the call is, the wake up call to prepare to leave the Philippines. Jenny wakes and hugs him. They have time together, time for one more roll in the sack, not that they need it, they want it knowing it is going to be a long time before doing it again.</text:p>
      <text:p text:style-name="P292">Eventually they get up and shower. Rick finishes packing. Gives her a hug, she kisses him. They roll the luggage into the hall, then he takes a last walk around the room, they leave, check out, it's cool and cloudy this early morning, and they get a taxi. As before, Rick insists a metered taxi ride.</text:p>
      <text:p text:style-name="P292">On the way Rick asks her to play music on her phone. When the song The Reason by Hoobasktank plays, he listens to the words...</text:p>
      <text:p text:style-name="P292">I need you to hear, </text:p>
      <text:p text:style-name="P292"><text:soft-page-break/>I found a reason for me, </text:p>
      <text:p text:style-name="P292">to change who I used to be, </text:p>
      <text:p text:style-name="P292">a reason to start over new, </text:p>
      <text:p text:style-name="P292">and the reason is you, and the reason is you.</text:p>
      <text:p text:style-name="P292">The song is upbeat, yet sad, and with hope, it resonates with this situation. When the song ends, he has her play it over and over again. They sit right next to her, holding hands. He listens to the song, the words and melody, while starring at his lady. Keeping is eyes on her, he listens over and over, memorizing, imprinting the song with her beautiful face, and the loving feelings, in his mind. He wants this to last, he wants to stay with her.</text:p>
      <text:p text:style-name="P292">Before reaching the airport, Rick says, “Jenny, <text:s/>passengers are not allowed in airport,” he gives her an envelop he had prepared the night before. “There is some money in here for the taxi, enough to take you anywhere you want to go.”</text:p>
      <text:p text:style-name="P292">Without looking at the envelope, she says, “Thank you.”</text:p>
      <text:p text:style-name="P292">That's it, that's all. Silence between them. The taxi pulls up to the airport curb. Rick tells the driver, “I am getting out here. You will take the lady anywhere she wants to go.” The driver nods. Rick reinforces, “You understand? Take her where she wants to go. She has money to pay the fare. OK?” This time the driver turns and says, “Yes.” This makes him feel better, confident the driver will treat her proper because he knows she has money to pay the fare.</text:p>
      <text:p text:style-name="P292">Rick turns to her, “I've got to go. I really wish I can stay, but I've got to go catch my plane.”</text:p>
      <text:p text:style-name="P297"><text:span text:style-name="T414">“</text:span><text:span text:style-name="T409">I know.”</text:span></text:p>
      <text:p text:style-name="P292"><text:soft-page-break/>He gets out, leaves the door open to keep the driver from driving off. Puts his luggage on the sidewalk, gets back in beside Jenny. Leans to whisper in her ear, “Jenny, I love you. I will be back. I will.”</text:p>
      <text:p text:style-name="P292">Tears in her eyes, “I know.” She kisses his check, whispers in his ear, “I know, I love you. I will wait for you.”</text:p>
      <text:p text:style-name="P292">A tear falls down one cheek, she's not fully crying, he steps back, closes the door, waves and watches the taxi take off. She can longer see him, he is going away. After seven days of going to the same places him, seven days together, now he goes in a separate direction, not with her. She cries.</text:p>
      <text:p text:style-name="P292">He turns, walks off into the airport. He does not to think of leaving her, nor thinks of seeing her sad. After all he is still in the Philippines. He goes to the tick counter, asks for a window seat, gets his bordering pass, walks off to the gate. On the plane, he does have time to think about, tears come to his eyes. He puts on his ear phones, his music. He is a man, he doesn't cry, in fact he now feels happy to have come see her. He was right to come here, it was good, and he knows he will return to her, to his Pacific Island girl, to Jenny.</text:p>
      <text:p text:style-name="P292">Jenny had the taxi driver take her back to where she could take a bus, she was thinking, why waste the money on a taxi, I am not in any hurry to get anywhere, and I like to have some time to myself. When she opened the envelope to pay the driver, she found Rick had left considerable more money then require for the taxi ride, and a note. She paid the driver the amount on the meter, and got out.</text:p>
      <text:p text:style-name="P292">She walked to a quite place to read the note. It was <text:soft-page-break/>simple,</text:p>
      <text:p text:style-name="P292"/>
      <text:p text:style-name="P298">Jenny,</text:p>
      <text:p text:style-name="P298">I did the right thing to coming see you. I want to come again.</text:p>
      <text:p text:style-name="P298">Yours, with love, Rick</text:p>
      <text:p text:style-name="P298"/>
      <text:p text:style-name="P297"><text:span text:style-name="T409">Oh, there it is again, the non-committal </text:span><text:span text:style-name="T410">with love</text:span><text:span text:style-name="T409">, oh well. She reads on.</text:span></text:p>
      <text:p text:style-name="P292"/>
      <text:p text:style-name="P298">PS I do love you and I will see you again.</text:p>
      <text:p text:style-name="P292"/>
      <text:p text:style-name="P297"><text:span text:style-name="T409">There is what she was looking for, she smiles, reads the note again, </text:span><text:span text:style-name="T422">I do love you and I will see you again</text:span><text:span text:style-name="T409">, then puts it in her purse, and happily goes home to her sister and family.</text:span></text:p>
      <text:p text:style-name="P292"/>
      <text:p text:style-name="P2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Lucida Grande" svg:font-family="'Lucida Grande'"/>
    <style:font-face style:name="MS Mincho" svg:font-family="'MS Mincho'"/>
    <style:font-face style:name="MingLiU" svg:font-family="MingLiU"/>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Courier" svg:font-family="Courier, 'Courier New'" style:font-family-generic="modern"/>
    <style:font-face style:name="新宋体" svg:font-family="新宋体" style:font-family-generic="modern"/>
    <style:font-face style:name="Times New Roman2" svg:font-family="'Times New Roman'" style:font-family-generic="roman"/>
    <style:font-face style:name="TimesNewRomanPSMT" svg:font-family="TimesNewRomanPSMT" style:font-family-generic="roman"/>
    <style:font-face style:name="Arial1" svg:font-family="Arial" style:font-family-generic="swiss"/>
    <style:font-face style:name="Tahoma" svg:font-family="Tahoma"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loext:contextual-spacing="false"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3pt" fo:language="en" fo:country="US" style:letter-kerning="true" style:font-name-asian="MingLiU" style:font-family-asian="MingLiU" style:font-size-asian="13pt" style:language-asian="zh" style:country-asian="CN"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fo:font-size="12pt"/>
    </style:style>
    <style:style style:name="List" style:family="paragraph" style:parent-style-name="Text_20_body" style:class="list">
      <style:text-properties style:font-name-asian="MingLiU" style:font-family-asian="MingLiU"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MingLiU" style:font-family-asian="MingLiU"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sian="MingLiU" style:font-family-asian="MingLiU" style:font-name-complex="Tahoma1" style:font-family-complex="Tahoma"/>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3in" fo:margin-bottom="0.2402in" loext:contextual-spacing="false" fo:text-align="center" style:justify-single-word="false" fo:text-indent="0in" style:auto-text-indent="false" fo:background-color="transparent"/>
      <style:text-properties style:font-name="Palatino Linotype" fo:font-family="'Palatino Linotype'" style:font-family-generic="roman" style:font-pitch="variable" fo:font-size="16pt" fo:font-weight="bold" style:font-size-asian="22pt" style:font-weight-asian="bold" style:font-name-complex="Palatino Linotype" style:font-family-complex="'Palatino Linotype'" style:font-family-generic-complex="roman" style:font-pitch-complex="variable"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margin-top="0in" fo:margin-bottom="0.0598in" loext:contextual-spacing="false" fo:text-indent="0.1965in" style:auto-text-indent="false"/>
      <style:text-properties fo:font-size="12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text-properties fo:font-size="12pt"/>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text-properties fo:font-size="12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efault_20_with_20_line_20_indent" style:display-name="Default with line indent" style:family="paragraph" style:parent-style-name="Standard">
      <style:paragraph-properties fo:margin-left="0in" fo:margin-right="0in" fo:text-align="justify" style:justify-single-word="false" fo:text-indent="0in" style:auto-text-indent="false"/>
    </style:style>
    <style:style style:name="Quotations" style:family="paragraph" style:parent-style-name="Standard" style:class="html">
      <style:paragraph-properties fo:margin-left="0.3937in" fo:margin-right="0.3937in" fo:margin-top="0in" fo:margin-bottom="0.0598in" loext:contextual-spacing="false" fo:text-indent="0in" style:auto-text-indent="false"/>
      <style:text-properties style:font-name="Comic Sans MS" fo:font-family="'Comic Sans MS'" style:font-style-name="Regular" style:font-family-generic="script" style:font-pitch="variable" fo:font-size="11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hat" style:family="paragraph" style:parent-style-name="Quotations">
      <loext:graphic-properties draw:fill="none" draw:fill-color="#729fcf"/>
      <style:paragraph-properties fo:margin-left="0.3902in" fo:margin-right="0.3902in" fo:margin-top="0in" fo:margin-bottom="0in" loext:contextual-spacing="false" fo:text-indent="0in" style:auto-text-indent="false" fo:background-color="transparent"/>
      <style:text-properties fo:font-size="11pt" style:font-size-asian="13pt" style:font-size-complex="13pt"/>
    </style:style>
    <style:style style:name="Chat-Line_20_last" style:display-name="Chat-Line last" style:family="paragraph" style:parent-style-name="Chat" style:next-style-name="First_20_line_20_indent" style:master-page-name="">
      <style:paragraph-properties fo:margin-left="0.3902in" fo:margin-right="0.3902in" fo:margin-top="0in" fo:margin-bottom="0.1in" loext:contextual-spacing="false" fo:text-indent="0in" style:auto-text-indent="false" style:page-number="auto"/>
      <style:text-properties fo:font-size="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hat-Para" style:family="paragraph" style:parent-style-name="Chat">
      <style:paragraph-properties fo:margin-left="0.3902in" fo:margin-right="0.3902in" fo:margin-top="0in" fo:margin-bottom="0in" loext:contextual-spacing="false" fo:text-indent="0.2in" style:auto-text-indent="false"/>
      <style:text-properties fo:font-size="11pt"/>
    </style:style>
    <style:style style:name="Chat-Para_20_last" style:display-name="Chat-Para last" style:family="paragraph" style:parent-style-name="Chat" style:next-style-name="First_20_line_20_indent">
      <style:paragraph-properties fo:margin-left="0.3902in" fo:margin-right="0.3902in" fo:margin-top="0in" fo:margin-bottom="0.1in" loext:contextual-spacing="false" fo:text-indent="0.2in" style:auto-text-indent="false"/>
      <style:text-properties fo:font-size="11pt"/>
    </style:style>
    <style:style style:name="Chat-Reference" style:family="paragraph" style:parent-style-name="Chat">
      <style:paragraph-properties fo:margin-left="0.3902in" fo:margin-right="0.3902in" fo:margin-top="0in" fo:margin-bottom="0.1in" loext:contextual-spacing="false" fo:text-indent="0.2in" style:auto-text-indent="false"/>
      <style:text-properties style:font-name="Times New Roman1" fo:font-family="'Times New Roman'" style:font-style-name="Regular" style:font-family-generic="roman" style:font-pitch="variable" fo:font-size="12pt"/>
    </style:style>
    <style:style style:name="Chat-Ref-Single" style:family="paragraph" style:parent-style-name="Chat-Reference">
      <style:paragraph-properties fo:margin-left="0.3902in" fo:margin-right="0.3902in" fo:margin-top="0in" fo:margin-bottom="0in" loext:contextual-spacing="false" fo:text-indent="0in" style:auto-text-indent="false"/>
      <style:text-properties fo:font-size="12pt"/>
    </style:style>
    <style:style style:name="Chat-Ref-S-last" style:family="paragraph" style:parent-style-name="Chat-Reference">
      <style:paragraph-properties fo:margin-left="0.3902in" fo:margin-right="0.3902in" fo:text-indent="0in" style:auto-text-indent="false"/>
      <style:text-properties fo:font-size="12pt"/>
    </style:style>
    <style:style style:name="Chat-Line" style:family="paragraph" style:parent-style-name="Chat">
      <style:text-properties fo:font-size="11pt"/>
    </style:style>
    <style:style style:name="Header_20_MT" style:display-name="Header MT" style:family="paragraph" style:parent-style-name="Standard"/>
    <style:style style:name="Untitled1" style:family="paragraph" style:parent-style-name="Standard"/>
    <style:style style:name="Heading_20_4" style:display-name="Heading 4" style:family="paragraph" style:parent-style-name="Heading" style:class="text"/>
    <style:style style:name="Heading_20_5" style:display-name="Heading 5" style:family="paragraph" style:parent-style-name="Heading" style:class="text"/>
    <style:style style:name="Header_20_left_20__28_user_29_" style:display-name="Header left (user)" style:family="paragraph" style:parent-style-name="Standard">
      <style:paragraph-properties text:number-lines="false" text:line-number="0">
        <style:tab-stops>
          <style:tab-stop style:position="2.5in" style:type="center"/>
          <style:tab-stop style:position="5in"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fo:font-family="'Courier New'" style:font-family-generic="modern" style:font-name-asian="新宋体" style:font-family-asian="新宋体" style:font-family-generic-asian="modern" style:font-name-complex="Courier New" style:font-family-complex="'Courier New'" style:font-family-generic-complex="modern"/>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2z0"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z1" style:family="text">
      <style:text-properties style:font-name="OpenSymbol" fo:font-family="OpenSymbol, 'Arial Unicode MS'" fo:font-size="9pt" style:font-size-asian="9pt" style:font-name-complex="StarSymbol" style:font-family-complex="StarSymbol, 'Arial Unicode MS'"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margin-top="0in" fo:margin-bottom="0.0598in" loext:contextual-spacing="false" fo:text-align="start" style:justify-single-word="false"/>
    </style:style>
    <style:style style:name="MP2" style:family="paragraph" style:parent-style-name="Header_20_left">
      <style:paragraph-properties fo:margin-top="0in" fo:margin-bottom="0.0598in" loext:contextual-spacing="false" fo:text-align="start" style:justify-single-word="false"/>
      <style:text-properties officeooo:paragraph-rsid="0855d0f8"/>
    </style:style>
    <style:style style:name="MP3" style:family="paragraph" style:parent-style-name="Header">
      <style:paragraph-properties fo:margin-top="0in" fo:margin-bottom="0.0598in" loext:contextual-spacing="false" fo:text-align="end" style:justify-single-word="false"/>
      <style:text-properties officeooo:paragraph-rsid="0888cd3b"/>
    </style:style>
    <style:style style:name="MP4" style:family="paragraph" style:parent-style-name="Header_20_left">
      <style:paragraph-properties fo:margin-top="0in" fo:margin-bottom="0.0598in" loext:contextual-spacing="false" fo:text-align="start" style:justify-single-word="false"/>
      <style:text-properties officeooo:paragraph-rsid="0840e040"/>
    </style:style>
    <style:style style:name="MP5" style:family="paragraph" style:parent-style-name="Header">
      <style:paragraph-properties fo:margin-top="0in" fo:margin-bottom="0.0598in" loext:contextual-spacing="false" fo:text-align="end" style:justify-single-word="false"/>
    </style:style>
    <style:style style:name="MP6" style:family="paragraph" style:parent-style-name="Header">
      <style:paragraph-properties fo:margin-top="0in" fo:margin-bottom="0.0598in" loext:contextual-spacing="false" fo:text-align="end" style:justify-single-word="false"/>
      <style:text-properties officeooo:paragraph-rsid="0886e3d5"/>
    </style:style>
    <style:style style:name="MP7" style:family="paragraph" style:parent-style-name="Header_20_left">
      <style:paragraph-properties fo:margin-top="0in" fo:margin-bottom="0.0598in" loext:contextual-spacing="false" fo:text-align="start" style:justify-single-word="false"/>
      <style:text-properties officeooo:paragraph-rsid="084044b1"/>
    </style:style>
    <style:style style:name="MP8" style:family="paragraph" style:parent-style-name="Header_20_left">
      <style:paragraph-properties fo:margin-top="0in" fo:margin-bottom="0.0598in" loext:contextual-spacing="false" fo:text-align="start" style:justify-single-word="false"/>
      <style:text-properties officeooo:paragraph-rsid="0843256b"/>
    </style:style>
    <style:style style:name="MP9" style:family="paragraph" style:parent-style-name="Header_20_left">
      <style:paragraph-properties fo:margin-top="0in" fo:margin-bottom="0.0598in" loext:contextual-spacing="false" fo:text-align="start" style:justify-single-word="false"/>
      <style:text-properties officeooo:paragraph-rsid="0844a6d4"/>
    </style:style>
    <style:style style:name="MP10" style:family="paragraph" style:parent-style-name="Header">
      <style:paragraph-properties fo:margin-top="0in" fo:margin-bottom="0.0598in" loext:contextual-spacing="false" fo:text-align="end" style:justify-single-word="false"/>
      <style:text-properties fo:font-weight="bold" style:font-weight-asian="bold" style:font-weight-complex="bold"/>
    </style:style>
    <style:style style:name="MP11" style:family="paragraph" style:parent-style-name="Header">
      <style:paragraph-properties fo:margin-top="0in" fo:margin-bottom="0.0598in" loext:contextual-spacing="false" fo:text-align="end" style:justify-single-word="false"/>
      <style:text-properties officeooo:paragraph-rsid="086c4984"/>
    </style:style>
    <style:style style:name="MP12" style:family="paragraph" style:parent-style-name="Header_20_left">
      <style:text-properties officeooo:paragraph-rsid="0886e3d5"/>
    </style:style>
    <style:style style:name="MP13" style:family="paragraph" style:parent-style-name="Header">
      <style:paragraph-properties fo:margin-top="0in" fo:margin-bottom="0.0598in" loext:contextual-spacing="false" fo:text-align="end" style:justify-single-word="false"/>
      <style:text-properties officeooo:paragraph-rsid="086b05de"/>
    </style:style>
    <style:style style:name="MP14" style:family="paragraph" style:parent-style-name="Head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font-weight="bold" style:font-name-asian="Times New Roman" style:font-weight-asian="bold" style:font-name-complex="Times New Roman" style:font-weight-complex="bold"/>
    </style:style>
    <style:page-layout style:name="Mpm1" style:page-usage="mirrored">
      <style:page-layout-properties fo:page-width="6in" fo:page-height="9in" style:num-format="1" style:print-orientation="portrait" fo:margin-top="0.5in" fo:margin-bottom="0.6in" fo:margin-left="0.9in" fo:margin-right="0.6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102in" fo:margin-left="0in" fo:margin-right="0in" fo:margin-bottom="0.3701in" style:dynamic-spacing="true"/>
      </style:header-style>
      <style:footer-style/>
    </style:page-layout>
    <style:page-layout style:name="Mpm2" style:page-usage="mirrored">
      <style:page-layout-properties fo:page-width="5.5in" fo:page-height="8.5in" style:num-format="1" style:print-orientation="portrait" fo:margin-top="0.9075in" fo:margin-bottom="0.539in" fo:margin-left="0.8in" fo:margin-right="0.4799in" fo:background-color="#ffffff" style:writing-mode="lr-tb" style:layout-grid-color="#c0c0c0" style:layout-grid-lines="28" style:layout-grid-base-height="0.25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mirrored">
      <style:page-layout-properties fo:page-width="6in" fo:page-height="9in" style:num-format="1" style:print-orientation="portrait" fo:margin-top="0.5in" fo:margin-bottom="0.6in" fo:margin-left="0.9in" fo:margin-right="0.6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075in" fo:margin-left="0in" fo:margin-right="0in" fo:margin-bottom="0.3689in" style:dynamic-spacing="true"/>
      </style:header-style>
      <style:footer-style/>
    </style:page-layout>
    <style:page-layout style:name="Mpm4" style:page-usage="mirrored">
      <style:page-layout-properties fo:page-width="6in" fo:page-height="9in" style:num-format="1" style:print-orientation="portrait" fo:margin-top="0.5in" fo:margin-bottom="0.5in" fo:margin-left="0.9in" fo:margin-right="0.6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075in" fo:margin-left="0in" fo:margin-right="0in" fo:margin-bottom="0.3689in" style:dynamic-spacing="true"/>
      </style:header-style>
      <style:footer-style/>
    </style:page-layout>
    <style:page-layout style:name="Mpm5" style:page-usage="mirrored">
      <style:page-layout-properties fo:page-width="6in" fo:page-height="9in" style:num-format="1" style:print-orientation="portrait" fo:margin-top="0.5in" fo:margin-bottom="0.5in" fo:margin-left="0.9in" fo:margin-right="0.6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page-layout>
    <style:page-layout style:name="Mpm6" style:page-usage="mirrored">
      <style:page-layout-properties fo:page-width="6in" fo:page-height="9in" style:num-format="1" style:print-orientation="portrait" fo:margin-top="0.5in" fo:margin-bottom="0.6in" fo:margin-left="0.9in" fo:margin-right="0.6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page-layout>
    <style:page-layout style:name="Mpm7" style:page-usage="mirrored">
      <style:page-layout-properties fo:page-width="6in" fo:page-height="9in" style:num-format="1" style:print-orientation="portrait" fo:margin-top="0.5in" fo:margin-bottom="0.9in" fo:margin-left="0.9in" fo:margin-right="0.9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page-layout>
    <style:page-layout style:name="Mpm8" style:page-usage="mirrored">
      <style:page-layout-properties fo:page-width="6in" fo:page-height="9in" style:num-format="1" style:print-orientation="portrait" fo:margin-top="0.5in" fo:margin-bottom="0.6in" fo:margin-left="0.9in" fo:margin-right="0.6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598in" style:dynamic-spacing="true"/>
      </style:header-style>
      <style:footer-style/>
    </style:page-layout>
    <style:page-layout style:name="Mpm9">
      <style:page-layout-properties fo:page-width="6in" fo:page-height="9in" style:num-format="1"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_20_MT"/>
      </style:header>
      <style:header-left>
        <text:p text:style-name="MP1"><text:span text:style-name="MT1"><text:page-number text:select-page="current">2</text:page-number></text:span><text:span text:style-name="MT1"> / </text:span><text:span text:style-name="MT1"><text:chapter text:display="name" text:outline-level="1">Author: Stacy David</text:chapter></text:span></text:p>
      </style:head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1" style:next-style-name="Next_20_convert_20_1">
      <style:header>
        <text:p text:style-name="MP2"><text:span text:style-name="MT1"><text:page-number text:select-page="current">3</text:page-number></text:span><text:span text:style-name="MT1"> / </text:span><text:span text:style-name="MT1"><text:title>Travel Muse</text:title></text:span></text:p>
      </style:header>
    </style:master-page>
    <style:master-page style:name="Next_20_convert_20_1" style:display-name="Next convert 1" style:page-layout-name="Mpm3">
      <style:header>
        <text:p text:style-name="MP3"><text:span text:style-name="MT1"><text:s/></text:span><text:span text:style-name="MT1"><text:chapter text:display="name" text:outline-level="1">Other materials</text:chapter></text:span><text:span text:style-name="MT1"> / </text:span><text:span text:style-name="MT1"><text:page-number text:select-page="current">35</text:page-number></text:span></text:p>
      </style:header>
      <style:header-left>
        <text:p text:style-name="MP1"><text:span text:style-name="MT1"><text:page-number text:select-page="current">36</text:page-number></text:span><text:span text:style-name="MT1"> / </text:span><text:span text:style-name="MT1"><text:title>Travel Muse</text:title></text:span></text:p>
      </style:header-left>
    </style:master-page>
    <style:master-page style:name="Convert_20_2" style:display-name="Convert 2" style:page-layout-name="Mpm3" style:next-style-name="Next_20_convert_20_2">
      <style:header>
        <text:p text:style-name="MP4"><text:span text:style-name="MT1"><text:page-number text:select-page="current">37</text:page-number></text:span><text:span text:style-name="MT1"> / </text:span><text:span text:style-name="MT1"><text:title>Travel Muse</text:title></text:span></text:p>
      </style:header>
    </style:master-page>
    <style:master-page style:name="Next_20_convert_20_2" style:display-name="Next convert 2" style:page-layout-name="Mpm4">
      <style:header>
        <text:p text:style-name="MP5"><text:span text:style-name="MT1"><text:s/></text:span><text:span text:style-name="MT1"><text:chapter text:display="name" text:outline-level="1">Landing</text:chapter></text:span><text:span text:style-name="MT1"> / </text:span><text:span text:style-name="MT1"><text:page-number text:select-page="current">41</text:page-number></text:span></text:p>
      </style:header>
      <style:header-left>
        <text:p text:style-name="MP1"><text:span text:style-name="MT1"><text:page-number text:select-page="current">42</text:page-number></text:span><text:span text:style-name="MT1"> / </text:span><text:span text:style-name="MT1"><text:title>Travel Muse</text:title></text:span></text:p>
      </style:header-left>
    </style:master-page>
    <style:master-page style:name="Convert_20_3" style:display-name="Convert 3" style:page-layout-name="Mpm5" style:next-style-name="Next_20_convert_20_3">
      <style:header>
        <text:p text:style-name="MP6"><text:span text:style-name="MT1"><text:s/></text:span><text:span text:style-name="MT1"><text:chapter text:display="name" text:outline-level="1">Little India</text:chapter></text:span><text:span text:style-name="MT1"> / </text:span><text:span text:style-name="MT1"><text:page-number text:select-page="current">43</text:page-number></text:span></text:p>
      </style:header>
    </style:master-page>
    <style:master-page style:name="Next_20_convert_20_3" style:display-name="Next convert 3" style:page-layout-name="Mpm6">
      <style:header>
        <text:p text:style-name="MP5"><text:span text:style-name="MT1"><text:s/></text:span><text:span text:style-name="MT1"><text:chapter text:display="name" text:outline-level="1">Little India</text:chapter></text:span><text:span text:style-name="MT1"> / </text:span><text:span text:style-name="MT1"><text:page-number text:select-page="current">49</text:page-number></text:span></text:p>
      </style:header>
      <style:header-left>
        <text:p text:style-name="MP1"><text:span text:style-name="MT1"><text:page-number text:select-page="current">50</text:page-number></text:span><text:span text:style-name="MT1"> / </text:span><text:span text:style-name="MT1"><text:title>Travel Muse</text:title></text:span></text:p>
      </style:header-left>
    </style:master-page>
    <style:master-page style:name="Convert_20_4" style:display-name="Convert 4" style:page-layout-name="Mpm7" style:next-style-name="Next_20_convert_20_4">
      <style:header>
        <text:p text:style-name="MP7"><text:span text:style-name="MT1"><text:page-number text:select-page="current">54</text:page-number></text:span><text:span text:style-name="MT1"> / </text:span><text:span text:style-name="MT1"><text:title>Travel Muse</text:title></text:span></text:p>
      </style:header>
    </style:master-page>
    <style:master-page style:name="Next_20_convert_20_4" style:display-name="Next convert 4" style:page-layout-name="Mpm6">
      <style:header>
        <text:p text:style-name="MP5"><text:span text:style-name="MT1"><text:s/></text:span><text:span text:style-name="MT1"><text:chapter text:display="name" text:outline-level="1">Evening Muse</text:chapter></text:span><text:span text:style-name="MT1"> / </text:span><text:span text:style-name="MT1"><text:page-number text:select-page="current">61</text:page-number></text:span></text:p>
      </style:header>
      <style:header-left>
        <text:p text:style-name="MP1"><text:span text:style-name="MT1"><text:page-number text:select-page="current">62</text:page-number></text:span><text:span text:style-name="MT1"> / </text:span><text:span text:style-name="MT1"><text:title>Travel Muse</text:title></text:span></text:p>
      </style:header-left>
    </style:master-page>
    <style:master-page style:name="Convert_20_5" style:display-name="Convert 5" style:page-layout-name="Mpm6" style:next-style-name="Next_20_convert_20_5">
      <style:header>
        <text:p text:style-name="MP8"><text:span text:style-name="MT1"><text:page-number text:select-page="current">55</text:page-number></text:span><text:span text:style-name="MT1"> / </text:span><text:span text:style-name="MT1"><text:title>Travel Muse</text:title></text:span></text:p>
      </style:header>
    </style:master-page>
    <style:master-page style:name="Next_20_convert_20_5" style:display-name="Next convert 5" style:page-layout-name="Mpm6">
      <style:header>
        <text:p text:style-name="MP5"><text:span text:style-name="MT1"><text:s/></text:span><text:span text:style-name="MT1"><text:chapter text:display="name" text:outline-level="1">Evening Muse</text:chapter></text:span><text:span text:style-name="MT1"> / </text:span><text:span text:style-name="MT1"><text:page-number text:select-page="current">63</text:page-number></text:span></text:p>
      </style:header>
      <style:header-left>
        <text:p text:style-name="MP1"><text:span text:style-name="MT1"><text:page-number text:select-page="current">56</text:page-number></text:span><text:span text:style-name="MT1"> / </text:span><text:span text:style-name="MT1"><text:title>Travel Muse</text:title></text:span></text:p>
      </style:header-left>
    </style:master-page>
    <style:master-page style:name="Convert_20_6" style:display-name="Convert 6" style:page-layout-name="Mpm6" style:next-style-name="Next_20_convert_20_6">
      <style:header>
        <text:p text:style-name="MP9"><text:span text:style-name="MT1"><text:page-number text:select-page="current">62</text:page-number></text:span><text:span text:style-name="MT1"> / </text:span><text:span text:style-name="MT1"><text:title>Travel Muse</text:title></text:span></text:p>
      </style:header>
    </style:master-page>
    <style:master-page style:name="Next_20_convert_20_6" style:display-name="Next convert 6" style:page-layout-name="Mpm6">
      <style:header>
        <text:p text:style-name="MP5"><text:span text:style-name="MT1"><text:s/></text:span><text:span text:style-name="MT1"><text:chapter text:display="name" text:outline-level="1">When in Rome</text:chapter></text:span><text:span text:style-name="MT1"> / </text:span><text:span text:style-name="MT1"><text:page-number text:select-page="current">81</text:page-number></text:span></text:p>
      </style:header>
      <style:header-left>
        <text:p text:style-name="MP1"><text:span text:style-name="MT1"><text:page-number text:select-page="current">82</text:page-number></text:span><text:span text:style-name="MT1"> / </text:span><text:span text:style-name="MT1"><text:title>Travel Muse</text:title></text:span></text:p>
      </style:header-left>
    </style:master-page>
    <style:master-page style:name="Convert_20_7" style:display-name="Convert 7" style:page-layout-name="Mpm6" style:next-style-name="Next_20_convert_20_7">
      <style:header>
        <text:p text:style-name="MP9"><text:span text:style-name="MT1"><text:page-number text:select-page="current">82</text:page-number></text:span><text:span text:style-name="MT1"> / </text:span><text:span text:style-name="MT1"><text:title>Travel Muse</text:title></text:span></text:p>
      </style:header>
    </style:master-page>
    <style:master-page style:name="Next_20_convert_20_7" style:display-name="Next convert 7" style:page-layout-name="Mpm6">
      <style:header>
        <text:p text:style-name="MP5"><text:span text:style-name="MT1"><text:s/></text:span><text:span text:style-name="MT1"><text:chapter text:display="name" text:outline-level="1">Together</text:chapter></text:span><text:span text:style-name="MT1"> / </text:span><text:span text:style-name="MT1"><text:page-number text:select-page="current">85</text:page-number></text:span></text:p>
      </style:header>
      <style:header-left>
        <text:p text:style-name="MP1"><text:span text:style-name="MT1"><text:page-number text:select-page="current">84</text:page-number></text:span><text:span text:style-name="MT1"> / </text:span><text:span text:style-name="MT1"><text:title>Travel Muse</text:title></text:span></text:p>
      </style:header-left>
    </style:master-page>
    <style:master-page style:name="Convert_20_8" style:display-name="Convert 8" style:page-layout-name="Mpm6" style:next-style-name="Next_20_convert_20_8">
      <style:header>
        <text:p text:style-name="MP10"><text:s text:c="2"/></text:p>
      </style:header>
    </style:master-page>
    <style:master-page style:name="Next_20_convert_20_8" style:display-name="Next convert 8" style:page-layout-name="Mpm8">
      <style:header>
        <text:p text:style-name="MP5"><text:span text:style-name="MT1"><text:s/></text:span><text:span text:style-name="MT1"><text:chapter text:display="name" text:outline-level="1">Early to Dinner, Early to Bed</text:chapter></text:span><text:span text:style-name="MT1"> / </text:span><text:span text:style-name="MT1"><text:page-number text:select-page="current">95</text:page-number></text:span></text:p>
      </style:header>
      <style:header-left>
        <text:p text:style-name="MP1"><text:span text:style-name="MT1"><text:page-number text:select-page="current">94</text:page-number></text:span><text:span text:style-name="MT1"> / </text:span><text:span text:style-name="MT1"><text:title>Travel Muse</text:title></text:span></text:p>
      </style:header-left>
    </style:master-page>
    <style:master-page style:name="Convert_20_9" style:display-name="Convert 9" style:page-layout-name="Mpm6" style:next-style-name="Next_20_convert_20_9">
      <style:header>
        <text:p text:style-name="MP1"><text:span text:style-name="MT1"><text:page-number text:select-page="current">95</text:page-number></text:span><text:span text:style-name="MT1"> / </text:span><text:span text:style-name="MT1"><text:title>Travel Muse</text:title></text:span></text:p>
      </style:header>
    </style:master-page>
    <style:master-page style:name="Next_20_convert_20_9" style:display-name="Next convert 9" style:page-layout-name="Mpm6">
      <style:header>
        <text:p text:style-name="MP5"><text:span text:style-name="MT1"><text:s/></text:span><text:span text:style-name="MT1"><text:chapter text:display="name" text:outline-level="1">The First, the Last, and the Best</text:chapter></text:span><text:span text:style-name="MT1"> / </text:span><text:span text:style-name="MT1"><text:page-number text:select-page="current">101</text:page-number></text:span></text:p>
      </style:header>
      <style:header-left>
        <text:p text:style-name="MP1"><text:span text:style-name="MT1"><text:page-number text:select-page="current">96</text:page-number></text:span><text:span text:style-name="MT1"> / </text:span><text:span text:style-name="MT1"><text:title>Travel Muse</text:title></text:span></text:p>
      </style:header-left>
    </style:master-page>
    <style:master-page style:name="Convert_20_10" style:display-name="Convert 10" style:page-layout-name="Mpm6" style:next-style-name="Next_20_convert_20_10">
      <style:header>
        <text:p text:style-name="MP9"><text:span text:style-name="MT1"><text:page-number text:select-page="current">101</text:page-number></text:span><text:span text:style-name="MT1"> / </text:span><text:span text:style-name="MT1"><text:title>Travel Muse</text:title></text:span></text:p>
      </style:header>
    </style:master-page>
    <style:master-page style:name="Next_20_convert_20_10" style:display-name="Next convert 10" style:page-layout-name="Mpm6">
      <style:header>
        <text:p text:style-name="MP5"><text:span text:style-name="MT1"><text:s/></text:span><text:span text:style-name="MT1"><text:chapter text:display="name" text:outline-level="1">Chinatown</text:chapter></text:span><text:span text:style-name="MT1"> / </text:span><text:span text:style-name="MT1"><text:page-number text:select-page="current">103</text:page-number></text:span></text:p>
      </style:header>
      <style:header-left>
        <text:p text:style-name="MP1"><text:span text:style-name="MT1"><text:page-number text:select-page="current">110</text:page-number></text:span><text:span text:style-name="MT1"> / </text:span><text:span text:style-name="MT1"><text:title>Travel Muse</text:title></text:span></text:p>
      </style:header-left>
    </style:master-page>
    <style:master-page style:name="Convert_20_11" style:display-name="Convert 11" style:page-layout-name="Mpm6" style:next-style-name="Next_20_convert_20_11">
      <style:header>
        <text:p text:style-name="MP1"><text:span text:style-name="MT1"><text:page-number text:select-page="current">112</text:page-number></text:span><text:span text:style-name="MT1"> / </text:span><text:span text:style-name="MT1"><text:title>Travel Muse</text:title></text:span></text:p>
      </style:header>
    </style:master-page>
    <style:master-page style:name="Next_20_convert_20_11" style:display-name="Next convert 11" style:page-layout-name="Mpm6">
      <style:header>
        <text:p text:style-name="MP5"><text:span text:style-name="MT1"><text:s/></text:span><text:span text:style-name="MT1"><text:chapter text:display="name" text:outline-level="1">Soul Massage</text:chapter></text:span><text:span text:style-name="MT1"> / </text:span><text:span text:style-name="MT1"><text:page-number text:select-page="current">113</text:page-number></text:span></text:p>
      </style:header>
      <style:header-left>
        <text:p text:style-name="MP1"><text:span text:style-name="MT1"><text:page-number text:select-page="current">114</text:page-number></text:span><text:span text:style-name="MT1"> / </text:span><text:span text:style-name="MT1"><text:title>Travel Muse</text:title></text:span></text:p>
      </style:header-left>
    </style:master-page>
    <style:master-page style:name="Convert_20_12" style:display-name="Convert 12" style:page-layout-name="Mpm6">
      <style:header>
        <text:p text:style-name="MP5"><text:span text:style-name="MT1"><text:s/></text:span><text:span text:style-name="MT1"><text:chapter text:display="name" text:outline-level="1">Soul Massage</text:chapter></text:span><text:span text:style-name="MT1"> / </text:span><text:span text:style-name="MT1"><text:page-number text:select-page="current">127</text:page-number></text:span></text:p>
      </style:header>
      <style:header-left>
        <text:p text:style-name="MP9"><text:span text:style-name="MT1"><text:page-number text:select-page="current">128</text:page-number></text:span><text:span text:style-name="MT1"> / </text:span><text:span text:style-name="MT1"><text:title>Travel Muse</text:title></text:span></text:p>
      </style:header-left>
    </style:master-page>
    <style:master-page style:name="Convert_20_13" style:display-name="Convert 13" style:page-layout-name="Mpm8">
      <style:header>
        <text:p text:style-name="MP5"><text:span text:style-name="MT1"><text:s/></text:span><text:span text:style-name="MT1"><text:chapter text:display="name" text:outline-level="1">Chijmes</text:chapter></text:span><text:span text:style-name="MT1"> / </text:span><text:span text:style-name="MT1"><text:page-number text:select-page="current">129</text:page-number></text:span></text:p>
      </style:header>
      <style:header-first>
        <text:p text:style-name="MP9"><text:span text:style-name="MT1"><text:page-number text:select-page="current">128</text:page-number></text:span><text:span text:style-name="MT1"> / </text:span><text:span text:style-name="MT1"><text:title>Travel Muse</text:title></text:span></text:p>
      </style:header-first>
      <style:header-left>
        <text:p text:style-name="MP1"><text:span text:style-name="MT1"><text:page-number text:select-page="current">142</text:page-number></text:span><text:span text:style-name="MT1"> / </text:span><text:span text:style-name="MT1"><text:title>Travel Muse</text:title></text:span></text:p>
      </style:header-left>
    </style:master-page>
    <style:master-page style:name="Convert_20_14" style:display-name="Convert 14" style:page-layout-name="Mpm6" style:next-style-name="Next_20_convert_20_14">
      <style:header>
        <text:p text:style-name="MP1"><text:span text:style-name="MT1"><text:page-number text:select-page="current">143</text:page-number></text:span><text:span text:style-name="MT1"> / </text:span><text:span text:style-name="MT1"><text:title>Travel Muse</text:title></text:span></text:p>
      </style:header>
    </style:master-page>
    <style:master-page style:name="Next_20_convert_20_14" style:display-name="Next convert 14" style:page-layout-name="Mpm6">
      <style:header>
        <text:p text:style-name="MP5"><text:span text:style-name="MT1"><text:s/></text:span><text:span text:style-name="MT1"><text:chapter text:display="name" text:outline-level="1">Chijmes</text:chapter></text:span><text:span text:style-name="MT1"> / </text:span><text:span text:style-name="MT1"><text:page-number text:select-page="current">145</text:page-number></text:span></text:p>
      </style:header>
      <style:header-left>
        <text:p text:style-name="MP1"><text:span text:style-name="MT1"><text:page-number text:select-page="current">144</text:page-number></text:span><text:span text:style-name="MT1"> / </text:span><text:span text:style-name="MT1"><text:title>Travel Muse</text:title></text:span></text:p>
      </style:header-left>
    </style:master-page>
    <style:master-page style:name="Convert_20_15" style:display-name="Convert 15" style:page-layout-name="Mpm6" style:next-style-name="Next_20_convert_20_15">
      <style:header>
        <text:p text:style-name="MP11"><text:span text:style-name="MT1"><text:s/></text:span><text:span text:style-name="MT1"><text:chapter text:display="name" text:outline-level="1">Boat Quay</text:chapter></text:span><text:span text:style-name="MT1"> / </text:span><text:span text:style-name="MT1"><text:page-number text:select-page="current">143</text:page-number></text:span></text:p>
      </style:header>
    </style:master-page>
    <style:master-page style:name="Next_20_convert_20_15" style:display-name="Next convert 15" style:page-layout-name="Mpm6">
      <style:header>
        <text:p text:style-name="MP5"><text:span text:style-name="MT1"><text:s/></text:span><text:span text:style-name="MT1"><text:chapter text:display="name" text:outline-level="1">Boat Quay</text:chapter></text:span><text:span text:style-name="MT1"> / </text:span><text:span text:style-name="MT1"><text:page-number text:select-page="current">153</text:page-number></text:span></text:p>
      </style:header>
      <style:header-left>
        <text:p text:style-name="MP1"><text:span text:style-name="MT1"><text:page-number text:select-page="current">152</text:page-number></text:span><text:span text:style-name="MT1"> / </text:span><text:span text:style-name="MT1"><text:title>Travel Muse</text:title></text:span></text:p>
      </style:header-left>
    </style:master-page>
    <style:master-page style:name="Convert_20_16" style:display-name="Convert 16" style:page-layout-name="Mpm6" style:next-style-name="Next_20_convert_20_16">
      <style:header>
        <text:p text:style-name="MP1"><text:span text:style-name="MT1"><text:page-number text:select-page="current">153</text:page-number></text:span><text:span text:style-name="MT1"> / </text:span><text:span text:style-name="MT1"><text:title>Travel Muse</text:title></text:span></text:p>
      </style:header>
    </style:master-page>
    <style:master-page style:name="Next_20_convert_20_16" style:display-name="Next convert 16" style:page-layout-name="Mpm6">
      <style:header>
        <text:p text:style-name="MP5"><text:span text:style-name="MT1"><text:s/></text:span><text:span text:style-name="MT1"><text:chapter text:display="name" text:outline-level="1">Church on Sunday</text:chapter></text:span><text:span text:style-name="MT1"> / </text:span><text:span text:style-name="MT1"><text:page-number text:select-page="current">155</text:page-number></text:span></text:p>
      </style:header>
      <style:header-left>
        <text:p text:style-name="MP1"><text:span text:style-name="MT1"><text:page-number text:select-page="current">154</text:page-number></text:span><text:span text:style-name="MT1"> / </text:span><text:span text:style-name="MT1"><text:title>Travel Muse</text:title></text:span></text:p>
      </style:header-left>
    </style:master-page>
    <style:master-page style:name="Convert_20_17" style:display-name="Convert 17" style:page-layout-name="Mpm6" style:next-style-name="Next_20_convert_20_17">
      <style:header>
        <text:p text:style-name="MP12"><text:span text:style-name="MT1"><text:s/></text:span><text:span text:style-name="MT1"><text:page-number text:select-page="current">153</text:page-number></text:span><text:span text:style-name="MT1"> / </text:span><text:span text:style-name="MT1"><text:title>Travel Muse</text:title></text:span></text:p>
      </style:header>
    </style:master-page>
    <style:master-page style:name="Next_20_convert_20_17" style:display-name="Next convert 17" style:page-layout-name="Mpm6">
      <style:header>
        <text:p text:style-name="MP5"><text:span text:style-name="MT1"><text:s/></text:span><text:span text:style-name="MT1"><text:chapter text:display="name" text:outline-level="1">Church on Sunday</text:chapter></text:span><text:span text:style-name="MT1"> / </text:span><text:span text:style-name="MT1"><text:page-number text:select-page="current">163</text:page-number></text:span></text:p>
      </style:header>
      <style:header-left>
        <text:p text:style-name="MP1"><text:span text:style-name="MT1"><text:page-number text:select-page="current">164</text:page-number></text:span><text:span text:style-name="MT1"> / </text:span><text:span text:style-name="MT1"><text:title>Travel Muse</text:title></text:span></text:p>
      </style:header-left>
    </style:master-page>
    <style:master-page style:name="Convert_20_18" style:display-name="Convert 18" style:page-layout-name="Mpm6" style:next-style-name="Next_20_convert_20_18">
      <style:header>
        <text:p text:style-name="MP1"><text:span text:style-name="MT1"><text:page-number text:select-page="current">165</text:page-number></text:span><text:span text:style-name="MT1"> / </text:span><text:span text:style-name="MT1"><text:title>Travel Muse</text:title></text:span></text:p>
      </style:header>
    </style:master-page>
    <style:master-page style:name="Next_20_convert_20_18" style:display-name="Next convert 18" style:page-layout-name="Mpm6">
      <style:header>
        <text:p text:style-name="MP5"><text:span text:style-name="MT1"><text:s/></text:span><text:span text:style-name="MT1"><text:chapter text:display="name" text:outline-level="1">Comes the Time</text:chapter></text:span><text:span text:style-name="MT1"> / </text:span><text:span text:style-name="MT1"><text:page-number text:select-page="current">167</text:page-number></text:span></text:p>
      </style:header>
      <style:header-left>
        <text:p text:style-name="MP1"><text:span text:style-name="MT1"><text:page-number text:select-page="current">168</text:page-number></text:span><text:span text:style-name="MT1"> / </text:span><text:span text:style-name="MT1"><text:title>Travel Muse</text:title></text:span></text:p>
      </style:header-left>
    </style:master-page>
    <style:master-page style:name="Convert_20_19" style:display-name="Convert 19" style:page-layout-name="Mpm6" style:next-style-name="Next_20_convert_20_19">
      <style:header>
        <text:p text:style-name="MP5"><text:span text:style-name="MT1"><text:s/></text:span><text:span text:style-name="MT1"><text:title>Travel Muse</text:title></text:span><text:span text:style-name="MT1"> / </text:span><text:span text:style-name="MT1"><text:page-number text:select-page="current">170</text:page-number></text:span></text:p>
      </style:header>
    </style:master-page>
    <style:master-page style:name="Next_20_convert_20_19" style:display-name="Next convert 19" style:page-layout-name="Mpm6">
      <style:header>
        <text:p text:style-name="MP5"><text:span text:style-name="MT1"><text:s/></text:span><text:span text:style-name="MT1"><text:title>Travel Muse</text:title></text:span><text:span text:style-name="MT1"> / </text:span><text:span text:style-name="MT1"><text:page-number text:select-page="current">171</text:page-number></text:span></text:p>
      </style:header>
      <style:header-left>
        <text:p text:style-name="MP1"><text:span text:style-name="MT1"><text:page-number text:select-page="current">172</text:page-number></text:span><text:span text:style-name="MT1"> / Together</text:span></text:p>
      </style:header-left>
    </style:master-page>
    <style:master-page style:name="Convert_20_20" style:display-name="Convert 20" style:page-layout-name="Mpm6" style:next-style-name="Next_20_convert_20_20">
      <style:header>
        <text:p text:style-name="MP13"><text:span text:style-name="MT1"><text:s/></text:span><text:span text:style-name="MT1"><text:chapter text:display="name" text:outline-level="1">Back Home in the Philippines</text:chapter></text:span><text:span text:style-name="MT1"> / </text:span><text:span text:style-name="MT1"><text:page-number text:select-page="current">170</text:page-number></text:span></text:p>
      </style:header>
    </style:master-page>
    <style:master-page style:name="Next_20_convert_20_20" style:display-name="Next convert 20" style:page-layout-name="Mpm6">
      <style:header>
        <text:p text:style-name="MP5"><text:span text:style-name="MT1"><text:s/></text:span><text:span text:style-name="MT1"><text:chapter text:display="name" text:outline-level="1">Back Home in the Philippines</text:chapter></text:span><text:span text:style-name="MT1"> / </text:span><text:span text:style-name="MT1"><text:page-number text:select-page="current">173</text:page-number></text:span></text:p>
      </style:header>
      <style:header-left>
        <text:p text:style-name="MP1"><text:span text:style-name="MT1"><text:page-number text:select-page="current">172</text:page-number></text:span><text:span text:style-name="MT1"> / </text:span><text:span text:style-name="MT1"><text:title>Travel Muse</text:title></text:span></text:p>
      </style:header-left>
    </style:master-page>
    <style:master-page style:name="Convert_20_21" style:display-name="Convert 21" style:page-layout-name="Mpm9">
      <style:header>
        <text:p text:style-name="MP14"><text:span text:style-name="MT2"><text:s/></text:span><text:span text:style-name="MT1">Back Home to California / </text:span><text:span text:style-name="MT1"><text:page-number text:select-page="current">177</text:page-number></text:span></text:p>
      </style:header>
      <style:header-left>
        <text:p text:style-name="Header_20_left_20__28_user_29_"><text:span text:style-name="MT1"><text:page-number text:select-page="current">176</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22" style:display-name="Convert 22" style:page-layout-name="Mpm9">
      <style:header>
        <text:p text:style-name="MP14"><text:span text:style-name="MT2"><text:s/></text:span><text:span text:style-name="MT1">Back to It / </text:span><text:span text:style-name="MT1"><text:page-number text:select-page="current">177</text:page-number></text:span></text:p>
      </style:header>
      <style:header-left>
        <text:p text:style-name="Header_20_left_20__28_user_29_"><text:span text:style-name="MT1"><text:page-number text:select-page="current">18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23" style:display-name="Convert 23" style:page-layout-name="Mpm9">
      <style:header>
        <text:p text:style-name="MP14"><text:span text:style-name="MT2"><text:s/></text:span><text:span text:style-name="MT1">Back to It / </text:span><text:span text:style-name="MT1"><text:page-number text:select-page="current">183</text:page-number></text:span></text:p>
      </style:header>
      <style:header-left>
        <text:p text:style-name="Header_20_left_20__28_user_29_"><text:span text:style-name="MT1"><text:page-number text:select-page="current">184</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24" style:display-name="Convert 24" style:page-layout-name="Mpm9">
      <style:header>
        <text:p text:style-name="MP14"><text:span text:style-name="MT2"><text:s/></text:span><text:span text:style-name="MT1">Time With Her Daughter / </text:span><text:span text:style-name="MT1"><text:page-number text:select-page="current">191</text:page-number></text:span></text:p>
      </style:header>
      <style:header-left>
        <text:p text:style-name="Header_20_left_20__28_user_29_"><text:span text:style-name="MT1"><text:page-number text:select-page="current">19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25" style:display-name="Convert 25" style:page-layout-name="Mpm9">
      <style:header>
        <text:p text:style-name="MP14"><text:span text:style-name="MT2"><text:s/></text:span><text:span text:style-name="MT1">Confession <text:s/>/ </text:span><text:span text:style-name="MT1"><text:page-number text:select-page="current">191</text:page-number></text:span></text:p>
      </style:header>
      <style:header-left>
        <text:p text:style-name="Header_20_left_20__28_user_29_"><text:span text:style-name="MT1"><text:page-number text:select-page="current">19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26" style:display-name="Convert 26" style:page-layout-name="Mpm9">
      <style:header>
        <text:p text:style-name="MP14"><text:span text:style-name="MT2"><text:s/></text:span><text:span text:style-name="MT1">Emailing / </text:span><text:span text:style-name="MT1"><text:page-number text:select-page="current">197</text:page-number></text:span></text:p>
      </style:header>
      <style:header-left>
        <text:p text:style-name="Header_20_left_20__28_user_29_"><text:span text:style-name="MT1"><text:page-number text:select-page="current">208</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27" style:display-name="Convert 27" style:page-layout-name="Mpm9">
      <style:header>
        <text:p text:style-name="MP14"><text:span text:style-name="MT2"><text:s/></text:span><text:span text:style-name="MT1">Emailing / </text:span><text:span text:style-name="MT1"><text:page-number text:select-page="current">209</text:page-number></text:span></text:p>
      </style:header>
      <style:header-left>
        <text:p text:style-name="Header_20_left_20__28_user_29_"><text:span text:style-name="MT1"><text:page-number text:select-page="current">208</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28" style:display-name="Convert 28" style:page-layout-name="Mpm9">
      <style:header>
        <text:p text:style-name="MP14"><text:span text:style-name="MT2"><text:s/></text:span><text:span text:style-name="MT1">Here and There / </text:span><text:span text:style-name="MT1"><text:page-number text:select-page="current">211</text:page-number></text:span></text:p>
      </style:header>
      <style:header-left>
        <text:p text:style-name="Header_20_left_20__28_user_29_"><text:span text:style-name="MT1"><text:page-number text:select-page="current">21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29" style:display-name="Convert 29" style:page-layout-name="Mpm9">
      <style:header>
        <text:p text:style-name="MP14"><text:span text:style-name="MT2"><text:s/></text:span><text:span text:style-name="MT1">Here and There / </text:span><text:span text:style-name="MT1"><text:page-number text:select-page="current">213</text:page-number></text:span></text:p>
      </style:header>
      <style:header-left>
        <text:p text:style-name="Header_20_left_20__28_user_29_"><text:span text:style-name="MT1"><text:page-number text:select-page="current">214</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0" style:display-name="Convert 30" style:page-layout-name="Mpm9">
      <style:header>
        <text:p text:style-name="MP14"><text:span text:style-name="MT2"><text:s/></text:span><text:span text:style-name="MT1">An American Day / </text:span><text:span text:style-name="MT1"><text:page-number text:select-page="current">223</text:page-number></text:span></text:p>
      </style:header>
      <style:header-left>
        <text:p text:style-name="Header_20_left_20__28_user_29_"><text:span text:style-name="MT1"><text:page-number text:select-page="current">224</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1" style:display-name="Convert 31" style:page-layout-name="Mpm9">
      <style:header>
        <text:p text:style-name="MP14"><text:span text:style-name="MT2"><text:s/></text:span><text:span text:style-name="MT1">What Can Go Wrong? / </text:span><text:span text:style-name="MT1"><text:page-number text:select-page="current">225</text:page-number></text:span></text:p>
      </style:header>
      <style:header-left>
        <text:p text:style-name="Header_20_left_20__28_user_29_"><text:span text:style-name="MT1"><text:page-number text:select-page="current">230</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2" style:display-name="Convert 32" style:page-layout-name="Mpm9">
      <style:header>
        <text:p text:style-name="MP14"><text:span text:style-name="MT2"><text:s/></text:span><text:span text:style-name="MT1">What Can Go Wrong? / </text:span><text:span text:style-name="MT1"><text:page-number text:select-page="current">231</text:page-number></text:span></text:p>
      </style:header>
      <style:header-left>
        <text:p text:style-name="Header_20_left_20__28_user_29_"><text:span text:style-name="MT1"><text:page-number text:select-page="current">230</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3" style:display-name="Convert 33" style:page-layout-name="Mpm9">
      <style:header>
        <text:p text:style-name="MP14"><text:span text:style-name="MT2"><text:s/></text:span><text:span text:style-name="MT1">A Filipina Day / </text:span><text:span text:style-name="MT1"><text:page-number text:select-page="current">233</text:page-number></text:span></text:p>
      </style:header>
      <style:header-left>
        <text:p text:style-name="Header_20_left_20__28_user_29_"><text:span text:style-name="MT1"><text:page-number text:select-page="current">234</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4" style:display-name="Convert 34" style:page-layout-name="Mpm9">
      <style:header>
        <text:p text:style-name="MP14"><text:span text:style-name="MT2"><text:s/></text:span><text:span text:style-name="MT1">A Filipina Day / </text:span><text:span text:style-name="MT1"><text:page-number text:select-page="current">235</text:page-number></text:span></text:p>
      </style:header>
      <style:header-left>
        <text:p text:style-name="Header_20_left_20__28_user_29_"><text:span text:style-name="MT1"><text:page-number text:select-page="current">236</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5" style:display-name="Convert 35" style:page-layout-name="Mpm9">
      <style:header>
        <text:p text:style-name="MP14"><text:span text:style-name="MT2"><text:s/></text:span><text:span text:style-name="MT1">Landing / </text:span><text:span text:style-name="MT1"><text:page-number text:select-page="current">241</text:page-number></text:span></text:p>
      </style:header>
      <style:header-left>
        <text:p text:style-name="Header_20_left_20__28_user_29_"><text:span text:style-name="MT1"><text:page-number text:select-page="current">240</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6" style:display-name="Convert 36" style:page-layout-name="Mpm9">
      <style:header>
        <text:p text:style-name="MP14"><text:span text:style-name="MT2"><text:s/></text:span><text:span text:style-name="MT1">Landing / </text:span><text:span text:style-name="MT1"><text:page-number text:select-page="current">243</text:page-number></text:span></text:p>
      </style:header>
      <style:header-left>
        <text:p text:style-name="Header_20_left_20__28_user_29_"><text:span text:style-name="MT1"><text:page-number text:select-page="current">24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7" style:display-name="Convert 37" style:page-layout-name="Mpm9">
      <style:header>
        <text:p text:style-name="MP14"><text:span text:style-name="MT2"><text:s/></text:span><text:span text:style-name="MT1">Church Service in Manila / </text:span><text:span text:style-name="MT1"><text:page-number text:select-page="current">247</text:page-number></text:span></text:p>
      </style:header>
      <style:header-left>
        <text:p text:style-name="Header_20_left_20__28_user_29_"><text:span text:style-name="MT1"><text:page-number text:select-page="current">246</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8" style:display-name="Convert 38" style:page-layout-name="Mpm9">
      <style:header>
        <text:p text:style-name="MP14"><text:span text:style-name="MT2"><text:s/></text:span><text:span text:style-name="MT1">Church Service in Manila / </text:span><text:span text:style-name="MT1"><text:page-number text:select-page="current">247</text:page-number></text:span></text:p>
      </style:header>
      <style:header-left>
        <text:p text:style-name="Header_20_left_20__28_user_29_"><text:span text:style-name="MT1"><text:page-number text:select-page="current">248</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39" style:display-name="Convert 39" style:page-layout-name="Mpm9">
      <style:header>
        <text:p text:style-name="MP14"><text:span text:style-name="MT2"><text:s/></text:span><text:span text:style-name="MT1">Philippines Family / </text:span><text:span text:style-name="MT1"><text:page-number text:select-page="current">253</text:page-number></text:span></text:p>
      </style:header>
      <style:header-left>
        <text:p text:style-name="Header_20_left_20__28_user_29_"><text:span text:style-name="MT1"><text:page-number text:select-page="current">25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0" style:display-name="Convert 40" style:page-layout-name="Mpm9">
      <style:header>
        <text:p text:style-name="MP14"><text:span text:style-name="MT2"><text:s/></text:span><text:span text:style-name="MT1">Around Quezon City / </text:span><text:span text:style-name="MT1"><text:page-number text:select-page="current">255</text:page-number></text:span></text:p>
      </style:header>
      <style:header-left>
        <text:p text:style-name="Header_20_left_20__28_user_29_"><text:span text:style-name="MT1"><text:page-number text:select-page="current">258</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1" style:display-name="Convert 41" style:page-layout-name="Mpm9">
      <style:header>
        <text:p text:style-name="MP14"><text:span text:style-name="MT2"><text:s/></text:span><text:span text:style-name="MT1">Around Quezon City / </text:span><text:span text:style-name="MT1"><text:page-number text:select-page="current">259</text:page-number></text:span></text:p>
      </style:header>
      <style:header-left>
        <text:p text:style-name="Header_20_left_20__28_user_29_"><text:span text:style-name="MT1"><text:page-number text:select-page="current">260</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2" style:display-name="Convert 42" style:page-layout-name="Mpm9">
      <style:header>
        <text:p text:style-name="MP14"><text:span text:style-name="MT2"><text:s/></text:span><text:span text:style-name="MT1">Another Younger Sister / </text:span><text:span text:style-name="MT1"><text:page-number text:select-page="current">263</text:page-number></text:span></text:p>
      </style:header>
      <style:header-left>
        <text:p text:style-name="Header_20_left_20__28_user_29_"><text:span text:style-name="MT1"><text:page-number text:select-page="current">26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3" style:display-name="Convert 43" style:page-layout-name="Mpm9">
      <style:header>
        <text:p text:style-name="MP14"><text:span text:style-name="MT2"><text:s/></text:span><text:span text:style-name="MT1">Another Younger Sister / </text:span><text:span text:style-name="MT1"><text:page-number text:select-page="current">265</text:page-number></text:span></text:p>
      </style:header>
      <style:header-left>
        <text:p text:style-name="Header_20_left_20__28_user_29_"><text:span text:style-name="MT1"><text:page-number text:select-page="current">264</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4" style:display-name="Convert 44" style:page-layout-name="Mpm9">
      <style:header>
        <text:p text:style-name="MP14"><text:span text:style-name="MT2"><text:s/></text:span><text:span text:style-name="MT1">Movie Date / </text:span><text:span text:style-name="MT1"><text:page-number text:select-page="current">269</text:page-number></text:span></text:p>
      </style:header>
      <style:header-left>
        <text:p text:style-name="Header_20_left_20__28_user_29_"><text:span text:style-name="MT1"><text:page-number text:select-page="current">270</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5" style:display-name="Convert 45" style:page-layout-name="Mpm9">
      <style:header>
        <text:p text:style-name="MP14"><text:span text:style-name="MT2"><text:s/></text:span><text:span text:style-name="MT1">Movie Date / </text:span><text:span text:style-name="MT1"><text:page-number text:select-page="current">271</text:page-number></text:span></text:p>
      </style:header>
      <style:header-left>
        <text:p text:style-name="Header_20_left_20__28_user_29_"><text:span text:style-name="MT1"><text:page-number text:select-page="current">27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6" style:display-name="Convert 46" style:page-layout-name="Mpm9">
      <style:header>
        <text:p text:style-name="MP14"><text:span text:style-name="MT2"><text:s/></text:span><text:span text:style-name="MT1">Philippine Economics / </text:span><text:span text:style-name="MT1"><text:page-number text:select-page="current">275</text:page-number></text:span></text:p>
      </style:header>
      <style:header-left>
        <text:p text:style-name="Header_20_left_20__28_user_29_"><text:span text:style-name="MT1"><text:page-number text:select-page="current">274</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7" style:display-name="Convert 47" style:page-layout-name="Mpm9">
      <style:header>
        <text:p text:style-name="MP14"><text:span text:style-name="MT2"><text:s/></text:span><text:span text:style-name="MT1">Philippine Economics / </text:span><text:span text:style-name="MT1"><text:page-number text:select-page="current">277</text:page-number></text:span></text:p>
      </style:header>
      <style:header-left>
        <text:p text:style-name="Header_20_left_20__28_user_29_"><text:span text:style-name="MT1"><text:page-number text:select-page="current">276</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8" style:display-name="Convert 48" style:page-layout-name="Mpm9">
      <style:header>
        <text:p text:style-name="MP14"><text:span text:style-name="MT2"><text:s/></text:span><text:span text:style-name="MT1">Meeting the Daughter / </text:span><text:span text:style-name="MT1"><text:page-number text:select-page="current">281</text:page-number></text:span></text:p>
      </style:header>
      <style:header-left>
        <text:p text:style-name="Header_20_left_20__28_user_29_"><text:span text:style-name="MT1"><text:page-number text:select-page="current">28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49" style:display-name="Convert 49" style:page-layout-name="Mpm9">
      <style:header>
        <text:p text:style-name="MP14"><text:span text:style-name="MT2"><text:s/></text:span><text:span text:style-name="MT1">Times to Remember / </text:span><text:span text:style-name="MT1"><text:page-number text:select-page="current">283</text:page-number></text:span></text:p>
      </style:header>
      <style:header-left>
        <text:p text:style-name="Header_20_left_20__28_user_29_"><text:span text:style-name="MT1"><text:page-number text:select-page="current">288</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style:master-page style:name="Convert_20_50" style:display-name="Convert 50" style:page-layout-name="Mpm9">
      <style:header>
        <text:p text:style-name="MP14"><text:span text:style-name="MT2"><text:s/></text:span><text:span text:style-name="MT1">Time to Go / </text:span><text:span text:style-name="MT1"><text:page-number text:select-page="current">289</text:page-number></text:span></text:p>
      </style:header>
      <style:header-left>
        <text:p text:style-name="Header_20_left_20__28_user_29_"><text:span text:style-name="MT1"><text:page-number text:select-page="current">292</text:page-number></text:span><text:span text:style-name="MT2"> </text:span><text:span text:style-name="MT1">/ </text:span><text:span text:style-name="MT1"><text:title>Travel Muse</text:title></text:span></text:p>
      </style:header-left>
      <style:footer>
        <text:p text:style-name="Standard"/>
      </style:footer>
      <style:footer-left>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vel Muse</dc:title>
    <meta:initial-creator>Stacy David Thurston</meta:initial-creator>
    <meta:creation-date>2008-06-07T00:13:19</meta:creation-date>
    <dc:date>2015-11-18T22:10:33.861000000</dc:date>
    <meta:print-date>2009-01-12T14:38:00</meta:print-date>
    <meta:editing-cycles>4177</meta:editing-cycles>
    <meta:editing-duration>P23DT6H11M9S</meta:editing-duration>
    <meta:generator>LibreOffice/5.0.3.2$Windows_x86 LibreOffice_project/e5f16313668ac592c1bfb310f4390624e3dbfb75</meta:generator>
    <meta:document-statistic meta:table-count="0" meta:image-count="0" meta:object-count="0" meta:page-count="291" meta:paragraph-count="3341" meta:word-count="77236" meta:character-count="404094" meta:non-whitespace-character-count="329981"/>
    <meta:user-defined meta:name="Info 1"/>
    <meta:user-defined meta:name="Info 2"/>
    <meta:user-defined meta:name="Info 3"/>
    <meta:user-defined meta:name="Info 4"/>
  </office:meta>
</office:document-meta>
</file>